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4.878cm" svg:height="15.998cm" svg:x="27.392cm" svg:y="0.753cm">
            <draw:object draw:notify-on-update-of-ranges="Arkusz1.A1:Arkusz1.A501 Arkusz1.L1:Arkusz1.L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480105" calcext:value-type="float">
            <text:p>0.30480105</text:p>
          </table:table-cell>
          <table:table-cell office:value-type="float" office:value="0.9690313" calcext:value-type="float">
            <text:p>0.9690313</text:p>
          </table:table-cell>
          <table:table-cell office:value-type="float" office:value="1.1397783" calcext:value-type="float">
            <text:p>1.1397783</text:p>
          </table:table-cell>
          <table:table-cell office:value-type="float" office:value="3.6722937" calcext:value-type="float">
            <text:p>3.6722937</text:p>
          </table:table-cell>
          <table:table-cell office:value-type="float" office:value="1.8791546" calcext:value-type="float">
            <text:p>1.8791546</text:p>
          </table:table-cell>
          <table:table-cell office:value-type="float" office:value="0.8600378" calcext:value-type="float">
            <text:p>0.8600378</text:p>
          </table:table-cell>
          <table:table-cell office:value-type="float" office:value="3.3262928" calcext:value-type="float">
            <text:p>3.3262928</text:p>
          </table:table-cell>
          <table:table-cell office:value-type="float" office:value="5.0459948" calcext:value-type="float">
            <text:p>5.0459948</text:p>
          </table:table-cell>
          <table:table-cell office:value-type="float" office:value="0.44478226" calcext:value-type="float">
            <text:p>0.44478226</text:p>
          </table:table-cell>
          <table:table-cell office:value-type="float" office:value="3.526768" calcext:value-type="float">
            <text:p>3.526768</text:p>
          </table:table-cell>
          <table:table-cell table:formula="of:=AVERAGE([.B1:.K1])" office:value-type="float" office:value="2.116893461" calcext:value-type="float">
            <text:p>2.116893461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0.20450108" calcext:value-type="float">
            <text:p>0.20450108</text:p>
          </table:table-cell>
          <table:table-cell office:value-type="float" office:value="0.92240953" calcext:value-type="float">
            <text:p>0.92240953</text:p>
          </table:table-cell>
          <table:table-cell office:value-type="float" office:value="5.9422674" calcext:value-type="float">
            <text:p>5.9422674</text:p>
          </table:table-cell>
          <table:table-cell office:value-type="float" office:value="4.212982" calcext:value-type="float">
            <text:p>4.212982</text:p>
          </table:table-cell>
          <table:table-cell office:value-type="float" office:value="3.5849228" calcext:value-type="float">
            <text:p>3.5849228</text:p>
          </table:table-cell>
          <table:table-cell office:value-type="float" office:value="2.44347" calcext:value-type="float">
            <text:p>2.44347</text:p>
          </table:table-cell>
          <table:table-cell office:value-type="float" office:value="3.4683425" calcext:value-type="float">
            <text:p>3.4683425</text:p>
          </table:table-cell>
          <table:table-cell office:value-type="float" office:value="3.7909575" calcext:value-type="float">
            <text:p>3.7909575</text:p>
          </table:table-cell>
          <table:table-cell office:value-type="float" office:value="0.60341793" calcext:value-type="float">
            <text:p>0.60341793</text:p>
          </table:table-cell>
          <table:table-cell office:value-type="float" office:value="5.5301166" calcext:value-type="float">
            <text:p>5.5301166</text:p>
          </table:table-cell>
          <table:table-cell table:formula="of:=AVERAGE([.B2:.K2])" office:value-type="float" office:value="3.070338734" calcext:value-type="float">
            <text:p>3.070338734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3132993" calcext:value-type="float">
            <text:p>0.3132993</text:p>
          </table:table-cell>
          <table:table-cell office:value-type="float" office:value="0.54874367" calcext:value-type="float">
            <text:p>0.54874367</text:p>
          </table:table-cell>
          <table:table-cell office:value-type="float" office:value="5.7940955" calcext:value-type="float">
            <text:p>5.7940955</text:p>
          </table:table-cell>
          <table:table-cell office:value-type="float" office:value="4.312701" calcext:value-type="float">
            <text:p>4.312701</text:p>
          </table:table-cell>
          <table:table-cell office:value-type="float" office:value="2.526131" calcext:value-type="float">
            <text:p>2.526131</text:p>
          </table:table-cell>
          <table:table-cell office:value-type="float" office:value="2.7077267" calcext:value-type="float">
            <text:p>2.7077267</text:p>
          </table:table-cell>
          <table:table-cell office:value-type="float" office:value="0.2981283" calcext:value-type="float">
            <text:p>0.2981283</text:p>
          </table:table-cell>
          <table:table-cell office:value-type="float" office:value="3.8482056" calcext:value-type="float">
            <text:p>3.8482056</text:p>
          </table:table-cell>
          <table:table-cell office:value-type="float" office:value="0.59952664" calcext:value-type="float">
            <text:p>0.59952664</text:p>
          </table:table-cell>
          <table:table-cell office:value-type="float" office:value="2.9877305" calcext:value-type="float">
            <text:p>2.9877305</text:p>
          </table:table-cell>
          <table:table-cell table:formula="of:=AVERAGE([.B3:.K3])" office:value-type="float" office:value="2.393628821" calcext:value-type="float">
            <text:p>2.39362882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0.32535097" calcext:value-type="float">
            <text:p>0.32535097</text:p>
          </table:table-cell>
          <table:table-cell office:value-type="float" office:value="0.9399603" calcext:value-type="float">
            <text:p>0.9399603</text:p>
          </table:table-cell>
          <table:table-cell office:value-type="float" office:value="1.6547238" calcext:value-type="float">
            <text:p>1.6547238</text:p>
          </table:table-cell>
          <table:table-cell office:value-type="float" office:value="4.7113705" calcext:value-type="float">
            <text:p>4.7113705</text:p>
          </table:table-cell>
          <table:table-cell office:value-type="float" office:value="5.7427535" calcext:value-type="float">
            <text:p>5.7427535</text:p>
          </table:table-cell>
          <table:table-cell office:value-type="float" office:value="2.671423" calcext:value-type="float">
            <text:p>2.671423</text:p>
          </table:table-cell>
          <table:table-cell office:value-type="float" office:value="0.587749" calcext:value-type="float">
            <text:p>0.587749</text:p>
          </table:table-cell>
          <table:table-cell office:value-type="float" office:value="0.05684976" calcext:value-type="float">
            <text:p>0.05684976</text:p>
          </table:table-cell>
          <table:table-cell office:value-type="float" office:value="0.6516282" calcext:value-type="float">
            <text:p>0.6516282</text:p>
          </table:table-cell>
          <table:table-cell office:value-type="float" office:value="3.14083" calcext:value-type="float">
            <text:p>3.14083</text:p>
          </table:table-cell>
          <table:table-cell table:formula="of:=AVERAGE([.B4:.K4])" office:value-type="float" office:value="2.048263903" calcext:value-type="float">
            <text:p>2.048263903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0.1074288" calcext:value-type="float">
            <text:p>0.1074288</text:p>
          </table:table-cell>
          <table:table-cell office:value-type="float" office:value="0.92069435" calcext:value-type="float">
            <text:p>0.92069435</text:p>
          </table:table-cell>
          <table:table-cell office:value-type="float" office:value="5.613169" calcext:value-type="float">
            <text:p>5.613169</text:p>
          </table:table-cell>
          <table:table-cell office:value-type="float" office:value="4.7758675" calcext:value-type="float">
            <text:p>4.7758675</text:p>
          </table:table-cell>
          <table:table-cell office:value-type="float" office:value="5.6674023" calcext:value-type="float">
            <text:p>5.6674023</text:p>
          </table:table-cell>
          <table:table-cell office:value-type="float" office:value="2.5546403" calcext:value-type="float">
            <text:p>2.5546403</text:p>
          </table:table-cell>
          <table:table-cell office:value-type="float" office:value="0.75114065" calcext:value-type="float">
            <text:p>0.75114065</text:p>
          </table:table-cell>
          <table:table-cell office:value-type="float" office:value="0.08633079" calcext:value-type="float">
            <text:p>0.08633079</text:p>
          </table:table-cell>
          <table:table-cell office:value-type="float" office:value="0.26585674" calcext:value-type="float">
            <text:p>0.26585674</text:p>
          </table:table-cell>
          <table:table-cell office:value-type="float" office:value="5.8401113" calcext:value-type="float">
            <text:p>5.8401113</text:p>
          </table:table-cell>
          <table:table-cell table:formula="of:=AVERAGE([.B5:.K5])" office:value-type="float" office:value="2.658264173" calcext:value-type="float">
            <text:p>2.658264173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.093797185" calcext:value-type="float">
            <text:p>0.093797185</text:p>
          </table:table-cell>
          <table:table-cell office:value-type="float" office:value="0.9837986" calcext:value-type="float">
            <text:p>0.9837986</text:p>
          </table:table-cell>
          <table:table-cell office:value-type="float" office:value="4.7785573" calcext:value-type="float">
            <text:p>4.7785573</text:p>
          </table:table-cell>
          <table:table-cell office:value-type="float" office:value="3.1378167" calcext:value-type="float">
            <text:p>3.1378167</text:p>
          </table:table-cell>
          <table:table-cell office:value-type="float" office:value="3.339645" calcext:value-type="float">
            <text:p>3.339645</text:p>
          </table:table-cell>
          <table:table-cell office:value-type="float" office:value="2.5540032" calcext:value-type="float">
            <text:p>2.5540032</text:p>
          </table:table-cell>
          <table:table-cell office:value-type="float" office:value="0.78342754" calcext:value-type="float">
            <text:p>0.78342754</text:p>
          </table:table-cell>
          <table:table-cell office:value-type="float" office:value="0.06828134" calcext:value-type="float">
            <text:p>0.06828134</text:p>
          </table:table-cell>
          <table:table-cell office:value-type="float" office:value="0.04759727" calcext:value-type="float">
            <text:p>0.04759727</text:p>
          </table:table-cell>
          <table:table-cell office:value-type="float" office:value="2.944434" calcext:value-type="float">
            <text:p>2.944434</text:p>
          </table:table-cell>
          <table:table-cell table:formula="of:=AVERAGE([.B6:.K6])" office:value-type="float" office:value="1.8731358135" calcext:value-type="float">
            <text:p>1.873135813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0.15759642" calcext:value-type="float">
            <text:p>0.15759642</text:p>
          </table:table-cell>
          <table:table-cell office:value-type="float" office:value="0.5473071" calcext:value-type="float">
            <text:p>0.5473071</text:p>
          </table:table-cell>
          <table:table-cell office:value-type="float" office:value="2.7643647" calcext:value-type="float">
            <text:p>2.7643647</text:p>
          </table:table-cell>
          <table:table-cell office:value-type="float" office:value="4.946653" calcext:value-type="float">
            <text:p>4.946653</text:p>
          </table:table-cell>
          <table:table-cell office:value-type="float" office:value="4.3965516" calcext:value-type="float">
            <text:p>4.3965516</text:p>
          </table:table-cell>
          <table:table-cell office:value-type="float" office:value="2.5046158" calcext:value-type="float">
            <text:p>2.5046158</text:p>
          </table:table-cell>
          <table:table-cell office:value-type="float" office:value="0.84528345" calcext:value-type="float">
            <text:p>0.84528345</text:p>
          </table:table-cell>
          <table:table-cell office:value-type="float" office:value="0.028666193" calcext:value-type="float">
            <text:p>0.028666193</text:p>
          </table:table-cell>
          <table:table-cell office:value-type="float" office:value="0.5534552" calcext:value-type="float">
            <text:p>0.5534552</text:p>
          </table:table-cell>
          <table:table-cell office:value-type="float" office:value="2.3962042" calcext:value-type="float">
            <text:p>2.3962042</text:p>
          </table:table-cell>
          <table:table-cell table:formula="of:=AVERAGE([.B7:.K7])" office:value-type="float" office:value="1.9140697663" calcext:value-type="float">
            <text:p>1.9140697663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0.33946115" calcext:value-type="float">
            <text:p>0.33946115</text:p>
          </table:table-cell>
          <table:table-cell office:value-type="float" office:value="0.5937257" calcext:value-type="float">
            <text:p>0.5937257</text:p>
          </table:table-cell>
          <table:table-cell office:value-type="float" office:value="0.037997052" calcext:value-type="float">
            <text:p>0.037997052</text:p>
          </table:table-cell>
          <table:table-cell office:value-type="float" office:value="3.6664693" calcext:value-type="float">
            <text:p>3.6664693</text:p>
          </table:table-cell>
          <table:table-cell office:value-type="float" office:value="5.2474895" calcext:value-type="float">
            <text:p>5.2474895</text:p>
          </table:table-cell>
          <table:table-cell office:value-type="float" office:value="2.5546956" calcext:value-type="float">
            <text:p>2.5546956</text:p>
          </table:table-cell>
          <table:table-cell office:value-type="float" office:value="0.84528345" calcext:value-type="float">
            <text:p>0.84528345</text:p>
          </table:table-cell>
          <table:table-cell office:value-type="float" office:value="0.050664715" calcext:value-type="float">
            <text:p>0.050664715</text:p>
          </table:table-cell>
          <table:table-cell office:value-type="float" office:value="0.57413286" calcext:value-type="float">
            <text:p>0.57413286</text:p>
          </table:table-cell>
          <table:table-cell office:value-type="float" office:value="2.4557278" calcext:value-type="float">
            <text:p>2.4557278</text:p>
          </table:table-cell>
          <table:table-cell table:formula="of:=AVERAGE([.B8:.K8])" office:value-type="float" office:value="1.6365647127" calcext:value-type="float">
            <text:p>1.6365647127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.38515076" calcext:value-type="float">
            <text:p>0.38515076</text:p>
          </table:table-cell>
          <table:table-cell office:value-type="float" office:value="0.9186386" calcext:value-type="float">
            <text:p>0.9186386</text:p>
          </table:table-cell>
          <table:table-cell office:value-type="float" office:value="1.103038" calcext:value-type="float">
            <text:p>1.103038</text:p>
          </table:table-cell>
          <table:table-cell office:value-type="float" office:value="3.4336717" calcext:value-type="float">
            <text:p>3.4336717</text:p>
          </table:table-cell>
          <table:table-cell office:value-type="float" office:value="5.4344597" calcext:value-type="float">
            <text:p>5.4344597</text:p>
          </table:table-cell>
          <table:table-cell office:value-type="float" office:value="2.5520563" calcext:value-type="float">
            <text:p>2.5520563</text:p>
          </table:table-cell>
          <table:table-cell office:value-type="float" office:value="0.77215934" calcext:value-type="float">
            <text:p>0.77215934</text:p>
          </table:table-cell>
          <table:table-cell office:value-type="float" office:value="0.050664715" calcext:value-type="float">
            <text:p>0.050664715</text:p>
          </table:table-cell>
          <table:table-cell office:value-type="float" office:value="0.032759886" calcext:value-type="float">
            <text:p>0.032759886</text:p>
          </table:table-cell>
          <table:table-cell office:value-type="float" office:value="2.4892132" calcext:value-type="float">
            <text:p>2.4892132</text:p>
          </table:table-cell>
          <table:table-cell table:formula="of:=AVERAGE([.B9:.K9])" office:value-type="float" office:value="1.7171812201" calcext:value-type="float">
            <text:p>1.7171812201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0.19616465" calcext:value-type="float">
            <text:p>0.19616465</text:p>
          </table:table-cell>
          <table:table-cell office:value-type="float" office:value="0.9839784" calcext:value-type="float">
            <text:p>0.9839784</text:p>
          </table:table-cell>
          <table:table-cell office:value-type="float" office:value="0.229248" calcext:value-type="float">
            <text:p>0.229248</text:p>
          </table:table-cell>
          <table:table-cell office:value-type="float" office:value="4.440956" calcext:value-type="float">
            <text:p>4.440956</text:p>
          </table:table-cell>
          <table:table-cell office:value-type="float" office:value="4.7971787" calcext:value-type="float">
            <text:p>4.7971787</text:p>
          </table:table-cell>
          <table:table-cell office:value-type="float" office:value="2.5440378" calcext:value-type="float">
            <text:p>2.5440378</text:p>
          </table:table-cell>
          <table:table-cell office:value-type="float" office:value="0.84907985" calcext:value-type="float">
            <text:p>0.84907985</text:p>
          </table:table-cell>
          <table:table-cell office:value-type="float" office:value="0.08015665" calcext:value-type="float">
            <text:p>0.08015665</text:p>
          </table:table-cell>
          <table:table-cell office:value-type="float" office:value="0.4254657" calcext:value-type="float">
            <text:p>0.4254657</text:p>
          </table:table-cell>
          <table:table-cell office:value-type="float" office:value="2.6779492" calcext:value-type="float">
            <text:p>2.6779492</text:p>
          </table:table-cell>
          <table:table-cell table:formula="of:=AVERAGE([.B10:.K10])" office:value-type="float" office:value="1.722421495" calcext:value-type="float">
            <text:p>1.722421495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0.22382806" calcext:value-type="float">
            <text:p>0.22382806</text:p>
          </table:table-cell>
          <table:table-cell office:value-type="float" office:value="0.9814067" calcext:value-type="float">
            <text:p>0.9814067</text:p>
          </table:table-cell>
          <table:table-cell office:value-type="float" office:value="0.23483448" calcext:value-type="float">
            <text:p>0.23483448</text:p>
          </table:table-cell>
          <table:table-cell office:value-type="float" office:value="4.347736" calcext:value-type="float">
            <text:p>4.347736</text:p>
          </table:table-cell>
          <table:table-cell office:value-type="float" office:value="3.3039389" calcext:value-type="float">
            <text:p>3.3039389</text:p>
          </table:table-cell>
          <table:table-cell office:value-type="float" office:value="2.512151" calcext:value-type="float">
            <text:p>2.512151</text:p>
          </table:table-cell>
          <table:table-cell office:value-type="float" office:value="0.66751105" calcext:value-type="float">
            <text:p>0.66751105</text:p>
          </table:table-cell>
          <table:table-cell office:value-type="float" office:value="0.08078844" calcext:value-type="float">
            <text:p>0.08078844</text:p>
          </table:table-cell>
          <table:table-cell office:value-type="float" office:value="0.45506412" calcext:value-type="float">
            <text:p>0.45506412</text:p>
          </table:table-cell>
          <table:table-cell office:value-type="float" office:value="2.9132452" calcext:value-type="float">
            <text:p>2.9132452</text:p>
          </table:table-cell>
          <table:table-cell table:formula="of:=AVERAGE([.B11:.K11])" office:value-type="float" office:value="1.572050395" calcext:value-type="float">
            <text:p>1.572050395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0.24087115" calcext:value-type="float">
            <text:p>0.24087115</text:p>
          </table:table-cell>
          <table:table-cell office:value-type="float" office:value="0.9005048" calcext:value-type="float">
            <text:p>0.9005048</text:p>
          </table:table-cell>
          <table:table-cell office:value-type="float" office:value="0.81508374" calcext:value-type="float">
            <text:p>0.81508374</text:p>
          </table:table-cell>
          <table:table-cell office:value-type="float" office:value="3.961565" calcext:value-type="float">
            <text:p>3.961565</text:p>
          </table:table-cell>
          <table:table-cell office:value-type="float" office:value="2.993158" calcext:value-type="float">
            <text:p>2.993158</text:p>
          </table:table-cell>
          <table:table-cell office:value-type="float" office:value="2.5825796" calcext:value-type="float">
            <text:p>2.5825796</text:p>
          </table:table-cell>
          <table:table-cell office:value-type="float" office:value="0.61434823" calcext:value-type="float">
            <text:p>0.61434823</text:p>
          </table:table-cell>
          <table:table-cell office:value-type="float" office:value="0.07888956" calcext:value-type="float">
            <text:p>0.07888956</text:p>
          </table:table-cell>
          <table:table-cell office:value-type="float" office:value="0.3908979" calcext:value-type="float">
            <text:p>0.3908979</text:p>
          </table:table-cell>
          <table:table-cell office:value-type="float" office:value="2.4889324" calcext:value-type="float">
            <text:p>2.4889324</text:p>
          </table:table-cell>
          <table:table-cell table:formula="of:=AVERAGE([.B12:.K12])" office:value-type="float" office:value="1.506683038" calcext:value-type="float">
            <text:p>1.506683038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0.3163747" calcext:value-type="float">
            <text:p>0.3163747</text:p>
          </table:table-cell>
          <table:table-cell office:value-type="float" office:value="0.9252965" calcext:value-type="float">
            <text:p>0.9252965</text:p>
          </table:table-cell>
          <table:table-cell office:value-type="float" office:value="0.7701433" calcext:value-type="float">
            <text:p>0.7701433</text:p>
          </table:table-cell>
          <table:table-cell office:value-type="float" office:value="3.955261" calcext:value-type="float">
            <text:p>3.955261</text:p>
          </table:table-cell>
          <table:table-cell office:value-type="float" office:value="2.1609871" calcext:value-type="float">
            <text:p>2.1609871</text:p>
          </table:table-cell>
          <table:table-cell office:value-type="float" office:value="2.422651" calcext:value-type="float">
            <text:p>2.422651</text:p>
          </table:table-cell>
          <table:table-cell office:value-type="float" office:value="0.7944177" calcext:value-type="float">
            <text:p>0.7944177</text:p>
          </table:table-cell>
          <table:table-cell office:value-type="float" office:value="0.08558921" calcext:value-type="float">
            <text:p>0.08558921</text:p>
          </table:table-cell>
          <table:table-cell office:value-type="float" office:value="0.015163338" calcext:value-type="float">
            <text:p>0.015163338</text:p>
          </table:table-cell>
          <table:table-cell office:value-type="float" office:value="2.970606" calcext:value-type="float">
            <text:p>2.970606</text:p>
          </table:table-cell>
          <table:table-cell table:formula="of:=AVERAGE([.B13:.K13])" office:value-type="float" office:value="1.4416489848" calcext:value-type="float">
            <text:p>1.4416489848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0.2357526" calcext:value-type="float">
            <text:p>0.2357526</text:p>
          </table:table-cell>
          <table:table-cell office:value-type="float" office:value="0.92069435" calcext:value-type="float">
            <text:p>0.92069435</text:p>
          </table:table-cell>
          <table:table-cell office:value-type="float" office:value="0.81231976" calcext:value-type="float">
            <text:p>0.81231976</text:p>
          </table:table-cell>
          <table:table-cell office:value-type="float" office:value="4.66375" calcext:value-type="float">
            <text:p>4.66375</text:p>
          </table:table-cell>
          <table:table-cell office:value-type="float" office:value="2.1386797" calcext:value-type="float">
            <text:p>2.1386797</text:p>
          </table:table-cell>
          <table:table-cell office:value-type="float" office:value="0.6841211" calcext:value-type="float">
            <text:p>0.6841211</text:p>
          </table:table-cell>
          <table:table-cell office:value-type="float" office:value="0.74002373" calcext:value-type="float">
            <text:p>0.74002373</text:p>
          </table:table-cell>
          <table:table-cell office:value-type="float" office:value="0.037398595" calcext:value-type="float">
            <text:p>0.037398595</text:p>
          </table:table-cell>
          <table:table-cell office:value-type="float" office:value="0.41507557" calcext:value-type="float">
            <text:p>0.41507557</text:p>
          </table:table-cell>
          <table:table-cell office:value-type="float" office:value="2.9780354" calcext:value-type="float">
            <text:p>2.9780354</text:p>
          </table:table-cell>
          <table:table-cell table:formula="of:=AVERAGE([.B14:.K14])" office:value-type="float" office:value="1.3625850805" calcext:value-type="float">
            <text:p>1.3625850805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0.117651016" calcext:value-type="float">
            <text:p>0.117651016</text:p>
          </table:table-cell>
          <table:table-cell office:value-type="float" office:value="0.9270008" calcext:value-type="float">
            <text:p>0.9270008</text:p>
          </table:table-cell>
          <table:table-cell office:value-type="float" office:value="0.7858855" calcext:value-type="float">
            <text:p>0.7858855</text:p>
          </table:table-cell>
          <table:table-cell office:value-type="float" office:value="5.4597006" calcext:value-type="float">
            <text:p>5.4597006</text:p>
          </table:table-cell>
          <table:table-cell office:value-type="float" office:value="3.522054" calcext:value-type="float">
            <text:p>3.522054</text:p>
          </table:table-cell>
          <table:table-cell office:value-type="float" office:value="0.8490497" calcext:value-type="float">
            <text:p>0.8490497</text:p>
          </table:table-cell>
          <table:table-cell office:value-type="float" office:value="0.82094854" calcext:value-type="float">
            <text:p>0.82094854</text:p>
          </table:table-cell>
          <table:table-cell office:value-type="float" office:value="0.057990037" calcext:value-type="float">
            <text:p>0.057990037</text:p>
          </table:table-cell>
          <table:table-cell office:value-type="float" office:value="0.44935217" calcext:value-type="float">
            <text:p>0.44935217</text:p>
          </table:table-cell>
          <table:table-cell office:value-type="float" office:value="3.0026076" calcext:value-type="float">
            <text:p>3.0026076</text:p>
          </table:table-cell>
          <table:table-cell table:formula="of:=AVERAGE([.B15:.K15])" office:value-type="float" office:value="1.5992239963" calcext:value-type="float">
            <text:p>1.5992239963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0.08608642" calcext:value-type="float">
            <text:p>0.08608642</text:p>
          </table:table-cell>
          <table:table-cell office:value-type="float" office:value="0.915943" calcext:value-type="float">
            <text:p>0.915943</text:p>
          </table:table-cell>
          <table:table-cell office:value-type="float" office:value="0.21297953" calcext:value-type="float">
            <text:p>0.21297953</text:p>
          </table:table-cell>
          <table:table-cell office:value-type="float" office:value="3.3624177" calcext:value-type="float">
            <text:p>3.3624177</text:p>
          </table:table-cell>
          <table:table-cell office:value-type="float" office:value="3.774623" calcext:value-type="float">
            <text:p>3.774623</text:p>
          </table:table-cell>
          <table:table-cell office:value-type="float" office:value="2.4856298" calcext:value-type="float">
            <text:p>2.4856298</text:p>
          </table:table-cell>
          <table:table-cell office:value-type="float" office:value="0.832308" calcext:value-type="float">
            <text:p>0.832308</text:p>
          </table:table-cell>
          <table:table-cell office:value-type="float" office:value="0.04193973" calcext:value-type="float">
            <text:p>0.04193973</text:p>
          </table:table-cell>
          <table:table-cell office:value-type="float" office:value="0.4597268" calcext:value-type="float">
            <text:p>0.4597268</text:p>
          </table:table-cell>
          <table:table-cell office:value-type="float" office:value="3.1173713" calcext:value-type="float">
            <text:p>3.1173713</text:p>
          </table:table-cell>
          <table:table-cell table:formula="of:=AVERAGE([.B16:.K16])" office:value-type="float" office:value="1.528902528" calcext:value-type="float">
            <text:p>1.528902528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0.09023451" calcext:value-type="float">
            <text:p>0.09023451</text:p>
          </table:table-cell>
          <table:table-cell office:value-type="float" office:value="0.90062433" calcext:value-type="float">
            <text:p>0.90062433</text:p>
          </table:table-cell>
          <table:table-cell office:value-type="float" office:value="0.11957106" calcext:value-type="float">
            <text:p>0.11957106</text:p>
          </table:table-cell>
          <table:table-cell office:value-type="float" office:value="5.835034" calcext:value-type="float">
            <text:p>5.835034</text:p>
          </table:table-cell>
          <table:table-cell office:value-type="float" office:value="3.4571624" calcext:value-type="float">
            <text:p>3.4571624</text:p>
          </table:table-cell>
          <table:table-cell office:value-type="float" office:value="2.4867203" calcext:value-type="float">
            <text:p>2.4867203</text:p>
          </table:table-cell>
          <table:table-cell office:value-type="float" office:value="0.8439496" calcext:value-type="float">
            <text:p>0.8439496</text:p>
          </table:table-cell>
          <table:table-cell office:value-type="float" office:value="0.049463686" calcext:value-type="float">
            <text:p>0.049463686</text:p>
          </table:table-cell>
          <table:table-cell office:value-type="float" office:value="0.14587462" calcext:value-type="float">
            <text:p>0.14587462</text:p>
          </table:table-cell>
          <table:table-cell office:value-type="float" office:value="2.8391385" calcext:value-type="float">
            <text:p>2.8391385</text:p>
          </table:table-cell>
          <table:table-cell table:formula="of:=AVERAGE([.B17:.K17])" office:value-type="float" office:value="1.6767773006" calcext:value-type="float">
            <text:p>1.6767773006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0.080536634" calcext:value-type="float">
            <text:p>0.080536634</text:p>
          </table:table-cell>
          <table:table-cell office:value-type="float" office:value="0.9843104" calcext:value-type="float">
            <text:p>0.9843104</text:p>
          </table:table-cell>
          <table:table-cell office:value-type="float" office:value="0.5738554" calcext:value-type="float">
            <text:p>0.5738554</text:p>
          </table:table-cell>
          <table:table-cell office:value-type="float" office:value="3.9855394" calcext:value-type="float">
            <text:p>3.9855394</text:p>
          </table:table-cell>
          <table:table-cell office:value-type="float" office:value="2.0834303" calcext:value-type="float">
            <text:p>2.0834303</text:p>
          </table:table-cell>
          <table:table-cell office:value-type="float" office:value="2.3653803" calcext:value-type="float">
            <text:p>2.3653803</text:p>
          </table:table-cell>
          <table:table-cell office:value-type="float" office:value="0.53232455" calcext:value-type="float">
            <text:p>0.53232455</text:p>
          </table:table-cell>
          <table:table-cell office:value-type="float" office:value="0.044484068" calcext:value-type="float">
            <text:p>0.044484068</text:p>
          </table:table-cell>
          <table:table-cell office:value-type="float" office:value="0.02659158" calcext:value-type="float">
            <text:p>0.02659158</text:p>
          </table:table-cell>
          <table:table-cell office:value-type="float" office:value="2.0579522" calcext:value-type="float">
            <text:p>2.0579522</text:p>
          </table:table-cell>
          <table:table-cell table:formula="of:=AVERAGE([.B18:.K18])" office:value-type="float" office:value="1.2734404832" calcext:value-type="float">
            <text:p>1.2734404832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0.08455387" calcext:value-type="float">
            <text:p>0.08455387</text:p>
          </table:table-cell>
          <table:table-cell office:value-type="float" office:value="0.90241283" calcext:value-type="float">
            <text:p>0.90241283</text:p>
          </table:table-cell>
          <table:table-cell office:value-type="float" office:value="0.6322109" calcext:value-type="float">
            <text:p>0.6322109</text:p>
          </table:table-cell>
          <table:table-cell office:value-type="float" office:value="4.5616555" calcext:value-type="float">
            <text:p>4.5616555</text:p>
          </table:table-cell>
          <table:table-cell office:value-type="float" office:value="2.1088915" calcext:value-type="float">
            <text:p>2.1088915</text:p>
          </table:table-cell>
          <table:table-cell office:value-type="float" office:value="2.4862778" calcext:value-type="float">
            <text:p>2.4862778</text:p>
          </table:table-cell>
          <table:table-cell office:value-type="float" office:value="0.61454463" calcext:value-type="float">
            <text:p>0.61454463</text:p>
          </table:table-cell>
          <table:table-cell office:value-type="float" office:value="0.06474653" calcext:value-type="float">
            <text:p>0.06474653</text:p>
          </table:table-cell>
          <table:table-cell office:value-type="float" office:value="0.05721357" calcext:value-type="float">
            <text:p>0.05721357</text:p>
          </table:table-cell>
          <table:table-cell office:value-type="float" office:value="2.9749253" calcext:value-type="float">
            <text:p>2.9749253</text:p>
          </table:table-cell>
          <table:table-cell table:formula="of:=AVERAGE([.B19:.K19])" office:value-type="float" office:value="1.448743243" calcext:value-type="float">
            <text:p>1.448743243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0.084551" calcext:value-type="float">
            <text:p>0.084551</text:p>
          </table:table-cell>
          <table:table-cell office:value-type="float" office:value="0.6593507" calcext:value-type="float">
            <text:p>0.6593507</text:p>
          </table:table-cell>
          <table:table-cell office:value-type="float" office:value="0.16173257" calcext:value-type="float">
            <text:p>0.16173257</text:p>
          </table:table-cell>
          <table:table-cell office:value-type="float" office:value="3.5969462" calcext:value-type="float">
            <text:p>3.5969462</text:p>
          </table:table-cell>
          <table:table-cell office:value-type="float" office:value="1.9768895" calcext:value-type="float">
            <text:p>1.9768895</text:p>
          </table:table-cell>
          <table:table-cell office:value-type="float" office:value="2.4870036" calcext:value-type="float">
            <text:p>2.4870036</text:p>
          </table:table-cell>
          <table:table-cell office:value-type="float" office:value="0.61454463" calcext:value-type="float">
            <text:p>0.61454463</text:p>
          </table:table-cell>
          <table:table-cell office:value-type="float" office:value="0.05325407" calcext:value-type="float">
            <text:p>0.05325407</text:p>
          </table:table-cell>
          <table:table-cell office:value-type="float" office:value="0.02051638" calcext:value-type="float">
            <text:p>0.02051638</text:p>
          </table:table-cell>
          <table:table-cell office:value-type="float" office:value="1.4459505" calcext:value-type="float">
            <text:p>1.4459505</text:p>
          </table:table-cell>
          <table:table-cell table:formula="of:=AVERAGE([.B20:.K20])" office:value-type="float" office:value="1.110073915" calcext:value-type="float">
            <text:p>1.110073915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0.08642847" calcext:value-type="float">
            <text:p>0.08642847</text:p>
          </table:table-cell>
          <table:table-cell office:value-type="float" office:value="0.6935447" calcext:value-type="float">
            <text:p>0.6935447</text:p>
          </table:table-cell>
          <table:table-cell office:value-type="float" office:value="0.6322109" calcext:value-type="float">
            <text:p>0.6322109</text:p>
          </table:table-cell>
          <table:table-cell office:value-type="float" office:value="3.3311198" calcext:value-type="float">
            <text:p>3.3311198</text:p>
          </table:table-cell>
          <table:table-cell office:value-type="float" office:value="2.1549778" calcext:value-type="float">
            <text:p>2.1549778</text:p>
          </table:table-cell>
          <table:table-cell office:value-type="float" office:value="2.523718" calcext:value-type="float">
            <text:p>2.523718</text:p>
          </table:table-cell>
          <table:table-cell office:value-type="float" office:value="0.6219814" calcext:value-type="float">
            <text:p>0.6219814</text:p>
          </table:table-cell>
          <table:table-cell office:value-type="float" office:value="0.03846895" calcext:value-type="float">
            <text:p>0.03846895</text:p>
          </table:table-cell>
          <table:table-cell office:value-type="float" office:value="0.014029282" calcext:value-type="float">
            <text:p>0.014029282</text:p>
          </table:table-cell>
          <table:table-cell office:value-type="float" office:value="3.120839" calcext:value-type="float">
            <text:p>3.120839</text:p>
          </table:table-cell>
          <table:table-cell table:formula="of:=AVERAGE([.B21:.K21])" office:value-type="float" office:value="1.3217318302" calcext:value-type="float">
            <text:p>1.321731830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0.07984181" calcext:value-type="float">
            <text:p>0.07984181</text:p>
          </table:table-cell>
          <table:table-cell office:value-type="float" office:value="0.90063125" calcext:value-type="float">
            <text:p>0.90063125</text:p>
          </table:table-cell>
          <table:table-cell office:value-type="float" office:value="0.13024196" calcext:value-type="float">
            <text:p>0.13024196</text:p>
          </table:table-cell>
          <table:table-cell office:value-type="float" office:value="5.0047665" calcext:value-type="float">
            <text:p>5.0047665</text:p>
          </table:table-cell>
          <table:table-cell office:value-type="float" office:value="1.6414305" calcext:value-type="float">
            <text:p>1.6414305</text:p>
          </table:table-cell>
          <table:table-cell office:value-type="float" office:value="2.521352" calcext:value-type="float">
            <text:p>2.521352</text:p>
          </table:table-cell>
          <table:table-cell office:value-type="float" office:value="0.83549273" calcext:value-type="float">
            <text:p>0.83549273</text:p>
          </table:table-cell>
          <table:table-cell office:value-type="float" office:value="0.069309674" calcext:value-type="float">
            <text:p>0.069309674</text:p>
          </table:table-cell>
          <table:table-cell office:value-type="float" office:value="0.014065939" calcext:value-type="float">
            <text:p>0.014065939</text:p>
          </table:table-cell>
          <table:table-cell office:value-type="float" office:value="3.073526" calcext:value-type="float">
            <text:p>3.073526</text:p>
          </table:table-cell>
          <table:table-cell table:formula="of:=AVERAGE([.B22:.K22])" office:value-type="float" office:value="1.4270658363" calcext:value-type="float">
            <text:p>1.4270658363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0.08455387" calcext:value-type="float">
            <text:p>0.08455387</text:p>
          </table:table-cell>
          <table:table-cell office:value-type="float" office:value="0.88557" calcext:value-type="float">
            <text:p>0.88557</text:p>
          </table:table-cell>
          <table:table-cell office:value-type="float" office:value="0.06573057" calcext:value-type="float">
            <text:p>0.06573057</text:p>
          </table:table-cell>
          <table:table-cell office:value-type="float" office:value="3.5068402" calcext:value-type="float">
            <text:p>3.5068402</text:p>
          </table:table-cell>
          <table:table-cell office:value-type="float" office:value="1.6413385" calcext:value-type="float">
            <text:p>1.6413385</text:p>
          </table:table-cell>
          <table:table-cell office:value-type="float" office:value="2.735692" calcext:value-type="float">
            <text:p>2.735692</text:p>
          </table:table-cell>
          <table:table-cell office:value-type="float" office:value="0.8425324" calcext:value-type="float">
            <text:p>0.8425324</text:p>
          </table:table-cell>
          <table:table-cell office:value-type="float" office:value="0.07385386" calcext:value-type="float">
            <text:p>0.07385386</text:p>
          </table:table-cell>
          <table:table-cell office:value-type="float" office:value="0.014688365" calcext:value-type="float">
            <text:p>0.014688365</text:p>
          </table:table-cell>
          <table:table-cell office:value-type="float" office:value="3.2806475" calcext:value-type="float">
            <text:p>3.2806475</text:p>
          </table:table-cell>
          <table:table-cell table:formula="of:=AVERAGE([.B23:.K23])" office:value-type="float" office:value="1.3131447265" calcext:value-type="float">
            <text:p>1.3131447265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0.08885932" calcext:value-type="float">
            <text:p>0.08885932</text:p>
          </table:table-cell>
          <table:table-cell office:value-type="float" office:value="0.78368" calcext:value-type="float">
            <text:p>0.78368</text:p>
          </table:table-cell>
          <table:table-cell office:value-type="float" office:value="0.5776455" calcext:value-type="float">
            <text:p>0.5776455</text:p>
          </table:table-cell>
          <table:table-cell office:value-type="float" office:value="4.2346797" calcext:value-type="float">
            <text:p>4.2346797</text:p>
          </table:table-cell>
          <table:table-cell office:value-type="float" office:value="1.7295408" calcext:value-type="float">
            <text:p>1.7295408</text:p>
          </table:table-cell>
          <table:table-cell office:value-type="float" office:value="2.7365453" calcext:value-type="float">
            <text:p>2.7365453</text:p>
          </table:table-cell>
          <table:table-cell office:value-type="float" office:value="0.8450027" calcext:value-type="float">
            <text:p>0.8450027</text:p>
          </table:table-cell>
          <table:table-cell office:value-type="float" office:value="0.06633324" calcext:value-type="float">
            <text:p>0.06633324</text:p>
          </table:table-cell>
          <table:table-cell office:value-type="float" office:value="0.027896132" calcext:value-type="float">
            <text:p>0.027896132</text:p>
          </table:table-cell>
          <table:table-cell office:value-type="float" office:value="1.9986085" calcext:value-type="float">
            <text:p>1.9986085</text:p>
          </table:table-cell>
          <table:table-cell table:formula="of:=AVERAGE([.B24:.K24])" office:value-type="float" office:value="1.3088791192" calcext:value-type="float">
            <text:p>1.3088791192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0.11503843" calcext:value-type="float">
            <text:p>0.11503843</text:p>
          </table:table-cell>
          <table:table-cell office:value-type="float" office:value="0.89993775" calcext:value-type="float">
            <text:p>0.89993775</text:p>
          </table:table-cell>
          <table:table-cell office:value-type="float" office:value="0.69680095" calcext:value-type="float">
            <text:p>0.69680095</text:p>
          </table:table-cell>
          <table:table-cell office:value-type="float" office:value="5.3852863" calcext:value-type="float">
            <text:p>5.3852863</text:p>
          </table:table-cell>
          <table:table-cell office:value-type="float" office:value="1.8218833" calcext:value-type="float">
            <text:p>1.8218833</text:p>
          </table:table-cell>
          <table:table-cell office:value-type="float" office:value="2.7986383" calcext:value-type="float">
            <text:p>2.7986383</text:p>
          </table:table-cell>
          <table:table-cell office:value-type="float" office:value="0.8066075" calcext:value-type="float">
            <text:p>0.8066075</text:p>
          </table:table-cell>
          <table:table-cell office:value-type="float" office:value="0.07038344" calcext:value-type="float">
            <text:p>0.07038344</text:p>
          </table:table-cell>
          <table:table-cell office:value-type="float" office:value="0.028051622" calcext:value-type="float">
            <text:p>0.028051622</text:p>
          </table:table-cell>
          <table:table-cell office:value-type="float" office:value="3.286892" calcext:value-type="float">
            <text:p>3.286892</text:p>
          </table:table-cell>
          <table:table-cell table:formula="of:=AVERAGE([.B25:.K25])" office:value-type="float" office:value="1.5909519592" calcext:value-type="float">
            <text:p>1.5909519592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0.14374235" calcext:value-type="float">
            <text:p>0.14374235</text:p>
          </table:table-cell>
          <table:table-cell office:value-type="float" office:value="0.54724985" calcext:value-type="float">
            <text:p>0.54724985</text:p>
          </table:table-cell>
          <table:table-cell office:value-type="float" office:value="0.6884704" calcext:value-type="float">
            <text:p>0.6884704</text:p>
          </table:table-cell>
          <table:table-cell office:value-type="float" office:value="5.4421334" calcext:value-type="float">
            <text:p>5.4421334</text:p>
          </table:table-cell>
          <table:table-cell office:value-type="float" office:value="1.5915046" calcext:value-type="float">
            <text:p>1.5915046</text:p>
          </table:table-cell>
          <table:table-cell office:value-type="float" office:value="2.8100462" calcext:value-type="float">
            <text:p>2.8100462</text:p>
          </table:table-cell>
          <table:table-cell office:value-type="float" office:value="0.72569215" calcext:value-type="float">
            <text:p>0.72569215</text:p>
          </table:table-cell>
          <table:table-cell office:value-type="float" office:value="0.08273147" calcext:value-type="float">
            <text:p>0.08273147</text:p>
          </table:table-cell>
          <table:table-cell office:value-type="float" office:value="0.02714955" calcext:value-type="float">
            <text:p>0.02714955</text:p>
          </table:table-cell>
          <table:table-cell office:value-type="float" office:value="2.8501656" calcext:value-type="float">
            <text:p>2.8501656</text:p>
          </table:table-cell>
          <table:table-cell table:formula="of:=AVERAGE([.B26:.K26])" office:value-type="float" office:value="1.490888557" calcext:value-type="float">
            <text:p>1.490888557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0.07876157" calcext:value-type="float">
            <text:p>0.07876157</text:p>
          </table:table-cell>
          <table:table-cell office:value-type="float" office:value="0.87979645" calcext:value-type="float">
            <text:p>0.87979645</text:p>
          </table:table-cell>
          <table:table-cell office:value-type="float" office:value="0.6381699" calcext:value-type="float">
            <text:p>0.6381699</text:p>
          </table:table-cell>
          <table:table-cell office:value-type="float" office:value="5.59332" calcext:value-type="float">
            <text:p>5.59332</text:p>
          </table:table-cell>
          <table:table-cell office:value-type="float" office:value="1.5916165" calcext:value-type="float">
            <text:p>1.5916165</text:p>
          </table:table-cell>
          <table:table-cell office:value-type="float" office:value="2.7987428" calcext:value-type="float">
            <text:p>2.7987428</text:p>
          </table:table-cell>
          <table:table-cell office:value-type="float" office:value="0.61592835" calcext:value-type="float">
            <text:p>0.61592835</text:p>
          </table:table-cell>
          <table:table-cell office:value-type="float" office:value="0.07596624" calcext:value-type="float">
            <text:p>0.07596624</text:p>
          </table:table-cell>
          <table:table-cell office:value-type="float" office:value="0.025196776" calcext:value-type="float">
            <text:p>0.025196776</text:p>
          </table:table-cell>
          <table:table-cell office:value-type="float" office:value="2.785045" calcext:value-type="float">
            <text:p>2.785045</text:p>
          </table:table-cell>
          <table:table-cell table:formula="of:=AVERAGE([.B27:.K27])" office:value-type="float" office:value="1.5082543586" calcext:value-type="float">
            <text:p>1.5082543586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0.08525606" calcext:value-type="float">
            <text:p>0.08525606</text:p>
          </table:table-cell>
          <table:table-cell office:value-type="float" office:value="0.80801755" calcext:value-type="float">
            <text:p>0.80801755</text:p>
          </table:table-cell>
          <table:table-cell office:value-type="float" office:value="0.2851228" calcext:value-type="float">
            <text:p>0.2851228</text:p>
          </table:table-cell>
          <table:table-cell office:value-type="float" office:value="5.7883315" calcext:value-type="float">
            <text:p>5.7883315</text:p>
          </table:table-cell>
          <table:table-cell office:value-type="float" office:value="1.8374305" calcext:value-type="float">
            <text:p>1.8374305</text:p>
          </table:table-cell>
          <table:table-cell office:value-type="float" office:value="2.8093145" calcext:value-type="float">
            <text:p>2.8093145</text:p>
          </table:table-cell>
          <table:table-cell office:value-type="float" office:value="0.6159838" calcext:value-type="float">
            <text:p>0.6159838</text:p>
          </table:table-cell>
          <table:table-cell office:value-type="float" office:value="0.061400034" calcext:value-type="float">
            <text:p>0.061400034</text:p>
          </table:table-cell>
          <table:table-cell office:value-type="float" office:value="0.026780214" calcext:value-type="float">
            <text:p>0.026780214</text:p>
          </table:table-cell>
          <table:table-cell office:value-type="float" office:value="2.6065829" calcext:value-type="float">
            <text:p>2.6065829</text:p>
          </table:table-cell>
          <table:table-cell table:formula="of:=AVERAGE([.B28:.K28])" office:value-type="float" office:value="1.4924219858" calcext:value-type="float">
            <text:p>1.4924219858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0.08546924" calcext:value-type="float">
            <text:p>0.08546924</text:p>
          </table:table-cell>
          <table:table-cell office:value-type="float" office:value="0.8793166" calcext:value-type="float">
            <text:p>0.8793166</text:p>
          </table:table-cell>
          <table:table-cell office:value-type="float" office:value="0.74461067" calcext:value-type="float">
            <text:p>0.74461067</text:p>
          </table:table-cell>
          <table:table-cell office:value-type="float" office:value="3.0975862" calcext:value-type="float">
            <text:p>3.0975862</text:p>
          </table:table-cell>
          <table:table-cell office:value-type="float" office:value="1.8396152" calcext:value-type="float">
            <text:p>1.8396152</text:p>
          </table:table-cell>
          <table:table-cell office:value-type="float" office:value="2.7954164" calcext:value-type="float">
            <text:p>2.7954164</text:p>
          </table:table-cell>
          <table:table-cell office:value-type="float" office:value="0.683305" calcext:value-type="float">
            <text:p>0.683305</text:p>
          </table:table-cell>
          <table:table-cell office:value-type="float" office:value="0.08273147" calcext:value-type="float">
            <text:p>0.08273147</text:p>
          </table:table-cell>
          <table:table-cell office:value-type="float" office:value="0.016642714" calcext:value-type="float">
            <text:p>0.016642714</text:p>
          </table:table-cell>
          <table:table-cell office:value-type="float" office:value="2.7791653" calcext:value-type="float">
            <text:p>2.7791653</text:p>
          </table:table-cell>
          <table:table-cell table:formula="of:=AVERAGE([.B29:.K29])" office:value-type="float" office:value="1.3003858794" calcext:value-type="float">
            <text:p>1.3003858794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0.08482214" calcext:value-type="float">
            <text:p>0.08482214</text:p>
          </table:table-cell>
          <table:table-cell office:value-type="float" office:value="0.9207363" calcext:value-type="float">
            <text:p>0.9207363</text:p>
          </table:table-cell>
          <table:table-cell office:value-type="float" office:value="0.73576415" calcext:value-type="float">
            <text:p>0.73576415</text:p>
          </table:table-cell>
          <table:table-cell office:value-type="float" office:value="5.7877903" calcext:value-type="float">
            <text:p>5.7877903</text:p>
          </table:table-cell>
          <table:table-cell office:value-type="float" office:value="1.8441266" calcext:value-type="float">
            <text:p>1.8441266</text:p>
          </table:table-cell>
          <table:table-cell office:value-type="float" office:value="2.7957456" calcext:value-type="float">
            <text:p>2.7957456</text:p>
          </table:table-cell>
          <table:table-cell office:value-type="float" office:value="0.7279995" calcext:value-type="float">
            <text:p>0.7279995</text:p>
          </table:table-cell>
          <table:table-cell office:value-type="float" office:value="0.08273147" calcext:value-type="float">
            <text:p>0.08273147</text:p>
          </table:table-cell>
          <table:table-cell office:value-type="float" office:value="0.018311674" calcext:value-type="float">
            <text:p>0.018311674</text:p>
          </table:table-cell>
          <table:table-cell office:value-type="float" office:value="2.737386" calcext:value-type="float">
            <text:p>2.737386</text:p>
          </table:table-cell>
          <table:table-cell table:formula="of:=AVERAGE([.B30:.K30])" office:value-type="float" office:value="1.5735413734" calcext:value-type="float">
            <text:p>1.5735413734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0.08928694" calcext:value-type="float">
            <text:p>0.08928694</text:p>
          </table:table-cell>
          <table:table-cell office:value-type="float" office:value="0.992372" calcext:value-type="float">
            <text:p>0.992372</text:p>
          </table:table-cell>
          <table:table-cell office:value-type="float" office:value="0.74461067" calcext:value-type="float">
            <text:p>0.74461067</text:p>
          </table:table-cell>
          <table:table-cell office:value-type="float" office:value="5.841737" calcext:value-type="float">
            <text:p>5.841737</text:p>
          </table:table-cell>
          <table:table-cell office:value-type="float" office:value="1.844268" calcext:value-type="float">
            <text:p>1.844268</text:p>
          </table:table-cell>
          <table:table-cell office:value-type="float" office:value="2.8091428" calcext:value-type="float">
            <text:p>2.8091428</text:p>
          </table:table-cell>
          <table:table-cell office:value-type="float" office:value="0.6158612" calcext:value-type="float">
            <text:p>0.6158612</text:p>
          </table:table-cell>
          <table:table-cell office:value-type="float" office:value="0.08380802" calcext:value-type="float">
            <text:p>0.08380802</text:p>
          </table:table-cell>
          <table:table-cell office:value-type="float" office:value="0.03331252" calcext:value-type="float">
            <text:p>0.03331252</text:p>
          </table:table-cell>
          <table:table-cell office:value-type="float" office:value="2.7789097" calcext:value-type="float">
            <text:p>2.7789097</text:p>
          </table:table-cell>
          <table:table-cell table:formula="of:=AVERAGE([.B31:.K31])" office:value-type="float" office:value="1.583330885" calcext:value-type="float">
            <text:p>1.58333088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0.085873745" calcext:value-type="float">
            <text:p>0.085873745</text:p>
          </table:table-cell>
          <table:table-cell office:value-type="float" office:value="0.63486314" calcext:value-type="float">
            <text:p>0.63486314</text:p>
          </table:table-cell>
          <table:table-cell office:value-type="float" office:value="0.75251925" calcext:value-type="float">
            <text:p>0.75251925</text:p>
          </table:table-cell>
          <table:table-cell office:value-type="float" office:value="3.7903647" calcext:value-type="float">
            <text:p>3.7903647</text:p>
          </table:table-cell>
          <table:table-cell office:value-type="float" office:value="1.8097419" calcext:value-type="float">
            <text:p>1.8097419</text:p>
          </table:table-cell>
          <table:table-cell office:value-type="float" office:value="2.7957358" calcext:value-type="float">
            <text:p>2.7957358</text:p>
          </table:table-cell>
          <table:table-cell office:value-type="float" office:value="0.83845204" calcext:value-type="float">
            <text:p>0.83845204</text:p>
          </table:table-cell>
          <table:table-cell office:value-type="float" office:value="0.06885608" calcext:value-type="float">
            <text:p>0.06885608</text:p>
          </table:table-cell>
          <table:table-cell office:value-type="float" office:value="0.02845573" calcext:value-type="float">
            <text:p>0.02845573</text:p>
          </table:table-cell>
          <table:table-cell office:value-type="float" office:value="1.2503998" calcext:value-type="float">
            <text:p>1.2503998</text:p>
          </table:table-cell>
          <table:table-cell table:formula="of:=AVERAGE([.B32:.K32])" office:value-type="float" office:value="1.2055262185" calcext:value-type="float">
            <text:p>1.205526218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0.057183176" calcext:value-type="float">
            <text:p>0.057183176</text:p>
          </table:table-cell>
          <table:table-cell office:value-type="float" office:value="0.85864806" calcext:value-type="float">
            <text:p>0.85864806</text:p>
          </table:table-cell>
          <table:table-cell office:value-type="float" office:value="0.7211327" calcext:value-type="float">
            <text:p>0.7211327</text:p>
          </table:table-cell>
          <table:table-cell office:value-type="float" office:value="5.7617106" calcext:value-type="float">
            <text:p>5.7617106</text:p>
          </table:table-cell>
          <table:table-cell office:value-type="float" office:value="1.8098109" calcext:value-type="float">
            <text:p>1.8098109</text:p>
          </table:table-cell>
          <table:table-cell office:value-type="float" office:value="2.8121114" calcext:value-type="float">
            <text:p>2.8121114</text:p>
          </table:table-cell>
          <table:table-cell office:value-type="float" office:value="0.8553534" calcext:value-type="float">
            <text:p>0.8553534</text:p>
          </table:table-cell>
          <table:table-cell office:value-type="float" office:value="0.08412459" calcext:value-type="float">
            <text:p>0.08412459</text:p>
          </table:table-cell>
          <table:table-cell office:value-type="float" office:value="0.028465012" calcext:value-type="float">
            <text:p>0.028465012</text:p>
          </table:table-cell>
          <table:table-cell office:value-type="float" office:value="2.7816696" calcext:value-type="float">
            <text:p>2.7816696</text:p>
          </table:table-cell>
          <table:table-cell table:formula="of:=AVERAGE([.B33:.K33])" office:value-type="float" office:value="1.5770209438" calcext:value-type="float">
            <text:p>1.5770209438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0.12244873" calcext:value-type="float">
            <text:p>0.12244873</text:p>
          </table:table-cell>
          <table:table-cell office:value-type="float" office:value="0.82218367" calcext:value-type="float">
            <text:p>0.82218367</text:p>
          </table:table-cell>
          <table:table-cell office:value-type="float" office:value="0.74856055" calcext:value-type="float">
            <text:p>0.74856055</text:p>
          </table:table-cell>
          <table:table-cell office:value-type="float" office:value="5.774743" calcext:value-type="float">
            <text:p>5.774743</text:p>
          </table:table-cell>
          <table:table-cell office:value-type="float" office:value="1.8441266" calcext:value-type="float">
            <text:p>1.8441266</text:p>
          </table:table-cell>
          <table:table-cell office:value-type="float" office:value="2.8460693" calcext:value-type="float">
            <text:p>2.8460693</text:p>
          </table:table-cell>
          <table:table-cell office:value-type="float" office:value="0.6141736" calcext:value-type="float">
            <text:p>0.6141736</text:p>
          </table:table-cell>
          <table:table-cell office:value-type="float" office:value="0.08627988" calcext:value-type="float">
            <text:p>0.08627988</text:p>
          </table:table-cell>
          <table:table-cell office:value-type="float" office:value="0.03010935" calcext:value-type="float">
            <text:p>0.03010935</text:p>
          </table:table-cell>
          <table:table-cell office:value-type="float" office:value="2.6497748" calcext:value-type="float">
            <text:p>2.6497748</text:p>
          </table:table-cell>
          <table:table-cell table:formula="of:=AVERAGE([.B34:.K34])" office:value-type="float" office:value="1.553846948" calcext:value-type="float">
            <text:p>1.553846948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0.09941398" calcext:value-type="float">
            <text:p>0.09941398</text:p>
          </table:table-cell>
          <table:table-cell office:value-type="float" office:value="0.9821951" calcext:value-type="float">
            <text:p>0.9821951</text:p>
          </table:table-cell>
          <table:table-cell office:value-type="float" office:value="0.6904053" calcext:value-type="float">
            <text:p>0.6904053</text:p>
          </table:table-cell>
          <table:table-cell office:value-type="float" office:value="3.062549" calcext:value-type="float">
            <text:p>3.062549</text:p>
          </table:table-cell>
          <table:table-cell office:value-type="float" office:value="1.771757" calcext:value-type="float">
            <text:p>1.771757</text:p>
          </table:table-cell>
          <table:table-cell office:value-type="float" office:value="2.8151798" calcext:value-type="float">
            <text:p>2.8151798</text:p>
          </table:table-cell>
          <table:table-cell office:value-type="float" office:value="0.8205835" calcext:value-type="float">
            <text:p>0.8205835</text:p>
          </table:table-cell>
          <table:table-cell office:value-type="float" office:value="0.07918061" calcext:value-type="float">
            <text:p>0.07918061</text:p>
          </table:table-cell>
          <table:table-cell office:value-type="float" office:value="0.015228485" calcext:value-type="float">
            <text:p>0.015228485</text:p>
          </table:table-cell>
          <table:table-cell office:value-type="float" office:value="1.2169609" calcext:value-type="float">
            <text:p>1.2169609</text:p>
          </table:table-cell>
          <table:table-cell table:formula="of:=AVERAGE([.B35:.K35])" office:value-type="float" office:value="1.1553453675" calcext:value-type="float">
            <text:p>1.1553453675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0.08931416" calcext:value-type="float">
            <text:p>0.08931416</text:p>
          </table:table-cell>
          <table:table-cell office:value-type="float" office:value="0.98709226" calcext:value-type="float">
            <text:p>0.98709226</text:p>
          </table:table-cell>
          <table:table-cell office:value-type="float" office:value="0.75128067" calcext:value-type="float">
            <text:p>0.75128067</text:p>
          </table:table-cell>
          <table:table-cell office:value-type="float" office:value="3.9282827" calcext:value-type="float">
            <text:p>3.9282827</text:p>
          </table:table-cell>
          <table:table-cell office:value-type="float" office:value="1.4078857" calcext:value-type="float">
            <text:p>1.4078857</text:p>
          </table:table-cell>
          <table:table-cell office:value-type="float" office:value="2.8122597" calcext:value-type="float">
            <text:p>2.8122597</text:p>
          </table:table-cell>
          <table:table-cell office:value-type="float" office:value="0.8479762" calcext:value-type="float">
            <text:p>0.8479762</text:p>
          </table:table-cell>
          <table:table-cell office:value-type="float" office:value="0.08091964" calcext:value-type="float">
            <text:p>0.08091964</text:p>
          </table:table-cell>
          <table:table-cell office:value-type="float" office:value="0.03361779" calcext:value-type="float">
            <text:p>0.03361779</text:p>
          </table:table-cell>
          <table:table-cell office:value-type="float" office:value="2.5087025" calcext:value-type="float">
            <text:p>2.5087025</text:p>
          </table:table-cell>
          <table:table-cell table:formula="of:=AVERAGE([.B36:.K36])" office:value-type="float" office:value="1.344733132" calcext:value-type="float">
            <text:p>1.34473313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0.08636815" calcext:value-type="float">
            <text:p>0.08636815</text:p>
          </table:table-cell>
          <table:table-cell office:value-type="float" office:value="0.9872311" calcext:value-type="float">
            <text:p>0.9872311</text:p>
          </table:table-cell>
          <table:table-cell office:value-type="float" office:value="0.7367445" calcext:value-type="float">
            <text:p>0.7367445</text:p>
          </table:table-cell>
          <table:table-cell office:value-type="float" office:value="3.6790805" calcext:value-type="float">
            <text:p>3.6790805</text:p>
          </table:table-cell>
          <table:table-cell office:value-type="float" office:value="1.9820327" calcext:value-type="float">
            <text:p>1.9820327</text:p>
          </table:table-cell>
          <table:table-cell office:value-type="float" office:value="2.8729339" calcext:value-type="float">
            <text:p>2.8729339</text:p>
          </table:table-cell>
          <table:table-cell office:value-type="float" office:value="0.7543027" calcext:value-type="float">
            <text:p>0.7543027</text:p>
          </table:table-cell>
          <table:table-cell office:value-type="float" office:value="0.0840976" calcext:value-type="float">
            <text:p>0.0840976</text:p>
          </table:table-cell>
          <table:table-cell office:value-type="float" office:value="0.03454375" calcext:value-type="float">
            <text:p>0.03454375</text:p>
          </table:table-cell>
          <table:table-cell office:value-type="float" office:value="2.6220002" calcext:value-type="float">
            <text:p>2.6220002</text:p>
          </table:table-cell>
          <table:table-cell table:formula="of:=AVERAGE([.B37:.K37])" office:value-type="float" office:value="1.38393351" calcext:value-type="float">
            <text:p>1.3839335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0.089431" calcext:value-type="float">
            <text:p>0.089431</text:p>
          </table:table-cell>
          <table:table-cell office:value-type="float" office:value="0.9948393" calcext:value-type="float">
            <text:p>0.9948393</text:p>
          </table:table-cell>
          <table:table-cell office:value-type="float" office:value="0.09370283" calcext:value-type="float">
            <text:p>0.09370283</text:p>
          </table:table-cell>
          <table:table-cell office:value-type="float" office:value="4.0120234" calcext:value-type="float">
            <text:p>4.0120234</text:p>
          </table:table-cell>
          <table:table-cell office:value-type="float" office:value="1.986214" calcext:value-type="float">
            <text:p>1.986214</text:p>
          </table:table-cell>
          <table:table-cell office:value-type="float" office:value="2.7955754" calcext:value-type="float">
            <text:p>2.7955754</text:p>
          </table:table-cell>
          <table:table-cell office:value-type="float" office:value="0.8210524" calcext:value-type="float">
            <text:p>0.8210524</text:p>
          </table:table-cell>
          <table:table-cell office:value-type="float" office:value="0.12366172" calcext:value-type="float">
            <text:p>0.12366172</text:p>
          </table:table-cell>
          <table:table-cell office:value-type="float" office:value="0.016106825" calcext:value-type="float">
            <text:p>0.016106825</text:p>
          </table:table-cell>
          <table:table-cell office:value-type="float" office:value="2.766732" calcext:value-type="float">
            <text:p>2.766732</text:p>
          </table:table-cell>
          <table:table-cell table:formula="of:=AVERAGE([.B38:.K38])" office:value-type="float" office:value="1.3699338875" calcext:value-type="float">
            <text:p>1.3699338875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0.10036742" calcext:value-type="float">
            <text:p>0.10036742</text:p>
          </table:table-cell>
          <table:table-cell office:value-type="float" office:value="0.9324702" calcext:value-type="float">
            <text:p>0.9324702</text:p>
          </table:table-cell>
          <table:table-cell office:value-type="float" office:value="0.7441186" calcext:value-type="float">
            <text:p>0.7441186</text:p>
          </table:table-cell>
          <table:table-cell office:value-type="float" office:value="4.054942" calcext:value-type="float">
            <text:p>4.054942</text:p>
          </table:table-cell>
          <table:table-cell office:value-type="float" office:value="1.8384602" calcext:value-type="float">
            <text:p>1.8384602</text:p>
          </table:table-cell>
          <table:table-cell office:value-type="float" office:value="2.8589623" calcext:value-type="float">
            <text:p>2.8589623</text:p>
          </table:table-cell>
          <table:table-cell office:value-type="float" office:value="0.5998941" calcext:value-type="float">
            <text:p>0.5998941</text:p>
          </table:table-cell>
          <table:table-cell office:value-type="float" office:value="0.15306684" calcext:value-type="float">
            <text:p>0.15306684</text:p>
          </table:table-cell>
          <table:table-cell office:value-type="float" office:value="0.030749287" calcext:value-type="float">
            <text:p>0.030749287</text:p>
          </table:table-cell>
          <table:table-cell office:value-type="float" office:value="2.7887518" calcext:value-type="float">
            <text:p>2.7887518</text:p>
          </table:table-cell>
          <table:table-cell table:formula="of:=AVERAGE([.B39:.K39])" office:value-type="float" office:value="1.4101782747" calcext:value-type="float">
            <text:p>1.4101782747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0.10073162" calcext:value-type="float">
            <text:p>0.10073162</text:p>
          </table:table-cell>
          <table:table-cell office:value-type="float" office:value="1.0310893" calcext:value-type="float">
            <text:p>1.0310893</text:p>
          </table:table-cell>
          <table:table-cell office:value-type="float" office:value="0.6309442" calcext:value-type="float">
            <text:p>0.6309442</text:p>
          </table:table-cell>
          <table:table-cell office:value-type="float" office:value="4.147896" calcext:value-type="float">
            <text:p>4.147896</text:p>
          </table:table-cell>
          <table:table-cell office:value-type="float" office:value="1.9640937" calcext:value-type="float">
            <text:p>1.9640937</text:p>
          </table:table-cell>
          <table:table-cell office:value-type="float" office:value="2.8810658" calcext:value-type="float">
            <text:p>2.8810658</text:p>
          </table:table-cell>
          <table:table-cell office:value-type="float" office:value="0.8186135" calcext:value-type="float">
            <text:p>0.8186135</text:p>
          </table:table-cell>
          <table:table-cell office:value-type="float" office:value="0.16562311" calcext:value-type="float">
            <text:p>0.16562311</text:p>
          </table:table-cell>
          <table:table-cell office:value-type="float" office:value="0.0054756193" calcext:value-type="float">
            <text:p>0.0054756193</text:p>
          </table:table-cell>
          <table:table-cell office:value-type="float" office:value="2.7948298" calcext:value-type="float">
            <text:p>2.7948298</text:p>
          </table:table-cell>
          <table:table-cell table:formula="of:=AVERAGE([.B40:.K40])" office:value-type="float" office:value="1.45403626493" calcext:value-type="float">
            <text:p>1.45403626493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0.078516476" calcext:value-type="float">
            <text:p>0.078516476</text:p>
          </table:table-cell>
          <table:table-cell office:value-type="float" office:value="0.84622467" calcext:value-type="float">
            <text:p>0.84622467</text:p>
          </table:table-cell>
          <table:table-cell office:value-type="float" office:value="0.23108143" calcext:value-type="float">
            <text:p>0.23108143</text:p>
          </table:table-cell>
          <table:table-cell office:value-type="float" office:value="3.5311232" calcext:value-type="float">
            <text:p>3.5311232</text:p>
          </table:table-cell>
          <table:table-cell office:value-type="float" office:value="1.8564293" calcext:value-type="float">
            <text:p>1.8564293</text:p>
          </table:table-cell>
          <table:table-cell office:value-type="float" office:value="2.8631725" calcext:value-type="float">
            <text:p>2.8631725</text:p>
          </table:table-cell>
          <table:table-cell office:value-type="float" office:value="0.7950272" calcext:value-type="float">
            <text:p>0.7950272</text:p>
          </table:table-cell>
          <table:table-cell office:value-type="float" office:value="0.1691438" calcext:value-type="float">
            <text:p>0.1691438</text:p>
          </table:table-cell>
          <table:table-cell office:value-type="float" office:value="0.0060355742" calcext:value-type="float">
            <text:p>0.0060355742</text:p>
          </table:table-cell>
          <table:table-cell office:value-type="float" office:value="3.1387212" calcext:value-type="float">
            <text:p>3.1387212</text:p>
          </table:table-cell>
          <table:table-cell table:formula="of:=AVERAGE([.B41:.K41])" office:value-type="float" office:value="1.35154753502" calcext:value-type="float">
            <text:p>1.35154753502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0.07369936" calcext:value-type="float">
            <text:p>0.07369936</text:p>
          </table:table-cell>
          <table:table-cell office:value-type="float" office:value="1.022244" calcext:value-type="float">
            <text:p>1.022244</text:p>
          </table:table-cell>
          <table:table-cell office:value-type="float" office:value="0.6333482" calcext:value-type="float">
            <text:p>0.6333482</text:p>
          </table:table-cell>
          <table:table-cell office:value-type="float" office:value="2.8413322" calcext:value-type="float">
            <text:p>2.8413322</text:p>
          </table:table-cell>
          <table:table-cell office:value-type="float" office:value="1.8935843" calcext:value-type="float">
            <text:p>1.8935843</text:p>
          </table:table-cell>
          <table:table-cell office:value-type="float" office:value="2.819719" calcext:value-type="float">
            <text:p>2.819719</text:p>
          </table:table-cell>
          <table:table-cell office:value-type="float" office:value="0.62322617" calcext:value-type="float">
            <text:p>0.62322617</text:p>
          </table:table-cell>
          <table:table-cell office:value-type="float" office:value="0.15769319" calcext:value-type="float">
            <text:p>0.15769319</text:p>
          </table:table-cell>
          <table:table-cell office:value-type="float" office:value="0.01805304" calcext:value-type="float">
            <text:p>0.01805304</text:p>
          </table:table-cell>
          <table:table-cell office:value-type="float" office:value="1.5403641" calcext:value-type="float">
            <text:p>1.5403641</text:p>
          </table:table-cell>
          <table:table-cell table:formula="of:=AVERAGE([.B42:.K42])" office:value-type="float" office:value="1.162326356" calcext:value-type="float">
            <text:p>1.162326356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0.0860801" calcext:value-type="float">
            <text:p>0.0860801</text:p>
          </table:table-cell>
          <table:table-cell office:value-type="float" office:value="1.0292472" calcext:value-type="float">
            <text:p>1.0292472</text:p>
          </table:table-cell>
          <table:table-cell office:value-type="float" office:value="0.73478293" calcext:value-type="float">
            <text:p>0.73478293</text:p>
          </table:table-cell>
          <table:table-cell office:value-type="float" office:value="2.0581574" calcext:value-type="float">
            <text:p>2.0581574</text:p>
          </table:table-cell>
          <table:table-cell office:value-type="float" office:value="2.2382948" calcext:value-type="float">
            <text:p>2.2382948</text:p>
          </table:table-cell>
          <table:table-cell office:value-type="float" office:value="2.7954066" calcext:value-type="float">
            <text:p>2.7954066</text:p>
          </table:table-cell>
          <table:table-cell office:value-type="float" office:value="0.7594526" calcext:value-type="float">
            <text:p>0.7594526</text:p>
          </table:table-cell>
          <table:table-cell office:value-type="float" office:value="0.14605327" calcext:value-type="float">
            <text:p>0.14605327</text:p>
          </table:table-cell>
          <table:table-cell office:value-type="float" office:value="0.016016647" calcext:value-type="float">
            <text:p>0.016016647</text:p>
          </table:table-cell>
          <table:table-cell office:value-type="float" office:value="1.5372258" calcext:value-type="float">
            <text:p>1.5372258</text:p>
          </table:table-cell>
          <table:table-cell table:formula="of:=AVERAGE([.B43:.K43])" office:value-type="float" office:value="1.1400717347" calcext:value-type="float">
            <text:p>1.1400717347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0.09545237" calcext:value-type="float">
            <text:p>0.09545237</text:p>
          </table:table-cell>
          <table:table-cell office:value-type="float" office:value="1.1047004" calcext:value-type="float">
            <text:p>1.1047004</text:p>
          </table:table-cell>
          <table:table-cell office:value-type="float" office:value="0.72367674" calcext:value-type="float">
            <text:p>0.72367674</text:p>
          </table:table-cell>
          <table:table-cell office:value-type="float" office:value="2.6441898" calcext:value-type="float">
            <text:p>2.6441898</text:p>
          </table:table-cell>
          <table:table-cell office:value-type="float" office:value="1.5423262" calcext:value-type="float">
            <text:p>1.5423262</text:p>
          </table:table-cell>
          <table:table-cell office:value-type="float" office:value="2.8748426" calcext:value-type="float">
            <text:p>2.8748426</text:p>
          </table:table-cell>
          <table:table-cell office:value-type="float" office:value="0.8175099" calcext:value-type="float">
            <text:p>0.8175099</text:p>
          </table:table-cell>
          <table:table-cell office:value-type="float" office:value="0.13694921" calcext:value-type="float">
            <text:p>0.13694921</text:p>
          </table:table-cell>
          <table:table-cell office:value-type="float" office:value="0.018139198" calcext:value-type="float">
            <text:p>0.018139198</text:p>
          </table:table-cell>
          <table:table-cell office:value-type="float" office:value="3.2577312" calcext:value-type="float">
            <text:p>3.2577312</text:p>
          </table:table-cell>
          <table:table-cell table:formula="of:=AVERAGE([.B44:.K44])" office:value-type="float" office:value="1.3215517618" calcext:value-type="float">
            <text:p>1.3215517618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0.09973902" calcext:value-type="float">
            <text:p>0.09973902</text:p>
          </table:table-cell>
          <table:table-cell office:value-type="float" office:value="0.61883014" calcext:value-type="float">
            <text:p>0.61883014</text:p>
          </table:table-cell>
          <table:table-cell office:value-type="float" office:value="0.7522712" calcext:value-type="float">
            <text:p>0.7522712</text:p>
          </table:table-cell>
          <table:table-cell office:value-type="float" office:value="2.6593583" calcext:value-type="float">
            <text:p>2.6593583</text:p>
          </table:table-cell>
          <table:table-cell office:value-type="float" office:value="2.4861908" calcext:value-type="float">
            <text:p>2.4861908</text:p>
          </table:table-cell>
          <table:table-cell office:value-type="float" office:value="2.7954066" calcext:value-type="float">
            <text:p>2.7954066</text:p>
          </table:table-cell>
          <table:table-cell office:value-type="float" office:value="0.6454864" calcext:value-type="float">
            <text:p>0.6454864</text:p>
          </table:table-cell>
          <table:table-cell office:value-type="float" office:value="0.13694921" calcext:value-type="float">
            <text:p>0.13694921</text:p>
          </table:table-cell>
          <table:table-cell office:value-type="float" office:value="0.031573664" calcext:value-type="float">
            <text:p>0.031573664</text:p>
          </table:table-cell>
          <table:table-cell office:value-type="float" office:value="3.2093198" calcext:value-type="float">
            <text:p>3.2093198</text:p>
          </table:table-cell>
          <table:table-cell table:formula="of:=AVERAGE([.B45:.K45])" office:value-type="float" office:value="1.3435125134" calcext:value-type="float">
            <text:p>1.3435125134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0.098170064" calcext:value-type="float">
            <text:p>0.098170064</text:p>
          </table:table-cell>
          <table:table-cell office:value-type="float" office:value="0.5338505" calcext:value-type="float">
            <text:p>0.5338505</text:p>
          </table:table-cell>
          <table:table-cell office:value-type="float" office:value="0.6886647" calcext:value-type="float">
            <text:p>0.6886647</text:p>
          </table:table-cell>
          <table:table-cell office:value-type="float" office:value="2.8085701" calcext:value-type="float">
            <text:p>2.8085701</text:p>
          </table:table-cell>
          <table:table-cell office:value-type="float" office:value="2.210899" calcext:value-type="float">
            <text:p>2.210899</text:p>
          </table:table-cell>
          <table:table-cell office:value-type="float" office:value="2.7954066" calcext:value-type="float">
            <text:p>2.7954066</text:p>
          </table:table-cell>
          <table:table-cell office:value-type="float" office:value="0.6889059" calcext:value-type="float">
            <text:p>0.6889059</text:p>
          </table:table-cell>
          <table:table-cell office:value-type="float" office:value="0.21359794" calcext:value-type="float">
            <text:p>0.21359794</text:p>
          </table:table-cell>
          <table:table-cell office:value-type="float" office:value="0.013131337" calcext:value-type="float">
            <text:p>0.013131337</text:p>
          </table:table-cell>
          <table:table-cell office:value-type="float" office:value="2.7879574" calcext:value-type="float">
            <text:p>2.7879574</text:p>
          </table:table-cell>
          <table:table-cell table:formula="of:=AVERAGE([.B46:.K46])" office:value-type="float" office:value="1.2839153541" calcext:value-type="float">
            <text:p>1.283915354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0.073961526" calcext:value-type="float">
            <text:p>0.073961526</text:p>
          </table:table-cell>
          <table:table-cell office:value-type="float" office:value="1.004607" calcext:value-type="float">
            <text:p>1.004607</text:p>
          </table:table-cell>
          <table:table-cell office:value-type="float" office:value="0.09918088" calcext:value-type="float">
            <text:p>0.09918088</text:p>
          </table:table-cell>
          <table:table-cell office:value-type="float" office:value="1.5335767" calcext:value-type="float">
            <text:p>1.5335767</text:p>
          </table:table-cell>
          <table:table-cell office:value-type="float" office:value="2.4098098" calcext:value-type="float">
            <text:p>2.4098098</text:p>
          </table:table-cell>
          <table:table-cell office:value-type="float" office:value="2.8542445" calcext:value-type="float">
            <text:p>2.8542445</text:p>
          </table:table-cell>
          <table:table-cell office:value-type="float" office:value="0.72219235" calcext:value-type="float">
            <text:p>0.72219235</text:p>
          </table:table-cell>
          <table:table-cell office:value-type="float" office:value="0.22781745" calcext:value-type="float">
            <text:p>0.22781745</text:p>
          </table:table-cell>
          <table:table-cell office:value-type="float" office:value="0.014548889" calcext:value-type="float">
            <text:p>0.014548889</text:p>
          </table:table-cell>
          <table:table-cell office:value-type="float" office:value="1.4980487" calcext:value-type="float">
            <text:p>1.4980487</text:p>
          </table:table-cell>
          <table:table-cell table:formula="of:=AVERAGE([.B47:.K47])" office:value-type="float" office:value="1.0437987795" calcext:value-type="float">
            <text:p>1.0437987795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0.10364986" calcext:value-type="float">
            <text:p>0.10364986</text:p>
          </table:table-cell>
          <table:table-cell office:value-type="float" office:value="0.91202796" calcext:value-type="float">
            <text:p>0.91202796</text:p>
          </table:table-cell>
          <table:table-cell office:value-type="float" office:value="0.09918088" calcext:value-type="float">
            <text:p>0.09918088</text:p>
          </table:table-cell>
          <table:table-cell office:value-type="float" office:value="1.6100411" calcext:value-type="float">
            <text:p>1.6100411</text:p>
          </table:table-cell>
          <table:table-cell office:value-type="float" office:value="2.3966634" calcext:value-type="float">
            <text:p>2.3966634</text:p>
          </table:table-cell>
          <table:table-cell office:value-type="float" office:value="2.8729339" calcext:value-type="float">
            <text:p>2.8729339</text:p>
          </table:table-cell>
          <table:table-cell office:value-type="float" office:value="0.60639274" calcext:value-type="float">
            <text:p>0.60639274</text:p>
          </table:table-cell>
          <table:table-cell office:value-type="float" office:value="0.1407146" calcext:value-type="float">
            <text:p>0.1407146</text:p>
          </table:table-cell>
          <table:table-cell office:value-type="float" office:value="0.013482397" calcext:value-type="float">
            <text:p>0.013482397</text:p>
          </table:table-cell>
          <table:table-cell office:value-type="float" office:value="2.6522336" calcext:value-type="float">
            <text:p>2.6522336</text:p>
          </table:table-cell>
          <table:table-cell table:formula="of:=AVERAGE([.B48:.K48])" office:value-type="float" office:value="1.1407320437" calcext:value-type="float">
            <text:p>1.1407320437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0.100353315" calcext:value-type="float">
            <text:p>0.100353315</text:p>
          </table:table-cell>
          <table:table-cell office:value-type="float" office:value="0.966913" calcext:value-type="float">
            <text:p>0.966913</text:p>
          </table:table-cell>
          <table:table-cell office:value-type="float" office:value="0.7738215" calcext:value-type="float">
            <text:p>0.7738215</text:p>
          </table:table-cell>
          <table:table-cell office:value-type="float" office:value="2.9354162" calcext:value-type="float">
            <text:p>2.9354162</text:p>
          </table:table-cell>
          <table:table-cell office:value-type="float" office:value="2.3966634" calcext:value-type="float">
            <text:p>2.3966634</text:p>
          </table:table-cell>
          <table:table-cell office:value-type="float" office:value="2.8083692" calcext:value-type="float">
            <text:p>2.8083692</text:p>
          </table:table-cell>
          <table:table-cell office:value-type="float" office:value="0.60418415" calcext:value-type="float">
            <text:p>0.60418415</text:p>
          </table:table-cell>
          <table:table-cell office:value-type="float" office:value="0.12758645" calcext:value-type="float">
            <text:p>0.12758645</text:p>
          </table:table-cell>
          <table:table-cell office:value-type="float" office:value="0.013482397" calcext:value-type="float">
            <text:p>0.013482397</text:p>
          </table:table-cell>
          <table:table-cell office:value-type="float" office:value="1.459757" calcext:value-type="float">
            <text:p>1.459757</text:p>
          </table:table-cell>
          <table:table-cell table:formula="of:=AVERAGE([.B49:.K49])" office:value-type="float" office:value="1.2186546612" calcext:value-type="float">
            <text:p>1.2186546612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0.09088894" calcext:value-type="float">
            <text:p>0.09088894</text:p>
          </table:table-cell>
          <table:table-cell office:value-type="float" office:value="0.91223884" calcext:value-type="float">
            <text:p>0.91223884</text:p>
          </table:table-cell>
          <table:table-cell office:value-type="float" office:value="0.09922502" calcext:value-type="float">
            <text:p>0.09922502</text:p>
          </table:table-cell>
          <table:table-cell office:value-type="float" office:value="1.5212749" calcext:value-type="float">
            <text:p>1.5212749</text:p>
          </table:table-cell>
          <table:table-cell office:value-type="float" office:value="1.7334709" calcext:value-type="float">
            <text:p>1.7334709</text:p>
          </table:table-cell>
          <table:table-cell office:value-type="float" office:value="2.8549984" calcext:value-type="float">
            <text:p>2.8549984</text:p>
          </table:table-cell>
          <table:table-cell office:value-type="float" office:value="0.8096005" calcext:value-type="float">
            <text:p>0.8096005</text:p>
          </table:table-cell>
          <table:table-cell office:value-type="float" office:value="0.08131778" calcext:value-type="float">
            <text:p>0.08131778</text:p>
          </table:table-cell>
          <table:table-cell office:value-type="float" office:value="0.013495948" calcext:value-type="float">
            <text:p>0.013495948</text:p>
          </table:table-cell>
          <table:table-cell office:value-type="float" office:value="3.2262888" calcext:value-type="float">
            <text:p>3.2262888</text:p>
          </table:table-cell>
          <table:table-cell table:formula="of:=AVERAGE([.B50:.K50])" office:value-type="float" office:value="1.1342800028" calcext:value-type="float">
            <text:p>1.1342800028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0.09995083" calcext:value-type="float">
            <text:p>0.09995083</text:p>
          </table:table-cell>
          <table:table-cell office:value-type="float" office:value="0.99112797" calcext:value-type="float">
            <text:p>0.99112797</text:p>
          </table:table-cell>
          <table:table-cell office:value-type="float" office:value="0.4474923" calcext:value-type="float">
            <text:p>0.4474923</text:p>
          </table:table-cell>
          <table:table-cell office:value-type="float" office:value="2.708332" calcext:value-type="float">
            <text:p>2.708332</text:p>
          </table:table-cell>
          <table:table-cell office:value-type="float" office:value="1.8842703" calcext:value-type="float">
            <text:p>1.8842703</text:p>
          </table:table-cell>
          <table:table-cell office:value-type="float" office:value="2.8568962" calcext:value-type="float">
            <text:p>2.8568962</text:p>
          </table:table-cell>
          <table:table-cell office:value-type="float" office:value="0.8057791" calcext:value-type="float">
            <text:p>0.8057791</text:p>
          </table:table-cell>
          <table:table-cell office:value-type="float" office:value="0.136811" calcext:value-type="float">
            <text:p>0.136811</text:p>
          </table:table-cell>
          <table:table-cell office:value-type="float" office:value="0.013377739" calcext:value-type="float">
            <text:p>0.013377739</text:p>
          </table:table-cell>
          <table:table-cell office:value-type="float" office:value="2.6517262" calcext:value-type="float">
            <text:p>2.6517262</text:p>
          </table:table-cell>
          <table:table-cell table:formula="of:=AVERAGE([.B51:.K51])" office:value-type="float" office:value="1.2595763639" calcext:value-type="float">
            <text:p>1.2595763639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0.100353315" calcext:value-type="float">
            <text:p>0.100353315</text:p>
          </table:table-cell>
          <table:table-cell office:value-type="float" office:value="0.9124366" calcext:value-type="float">
            <text:p>0.9124366</text:p>
          </table:table-cell>
          <table:table-cell office:value-type="float" office:value="0.09918088" calcext:value-type="float">
            <text:p>0.09918088</text:p>
          </table:table-cell>
          <table:table-cell office:value-type="float" office:value="1.7453864" calcext:value-type="float">
            <text:p>1.7453864</text:p>
          </table:table-cell>
          <table:table-cell office:value-type="float" office:value="2.3525152" calcext:value-type="float">
            <text:p>2.3525152</text:p>
          </table:table-cell>
          <table:table-cell office:value-type="float" office:value="2.85414" calcext:value-type="float">
            <text:p>2.85414</text:p>
          </table:table-cell>
          <table:table-cell office:value-type="float" office:value="0.8219423" calcext:value-type="float">
            <text:p>0.8219423</text:p>
          </table:table-cell>
          <table:table-cell office:value-type="float" office:value="0.12363377" calcext:value-type="float">
            <text:p>0.12363377</text:p>
          </table:table-cell>
          <table:table-cell office:value-type="float" office:value="0.018305635" calcext:value-type="float">
            <text:p>0.018305635</text:p>
          </table:table-cell>
          <table:table-cell office:value-type="float" office:value="2.673296" calcext:value-type="float">
            <text:p>2.673296</text:p>
          </table:table-cell>
          <table:table-cell table:formula="of:=AVERAGE([.B52:.K52])" office:value-type="float" office:value="1.17011901" calcext:value-type="float">
            <text:p>1.17011901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0.07998424" calcext:value-type="float">
            <text:p>0.07998424</text:p>
          </table:table-cell>
          <table:table-cell office:value-type="float" office:value="0.9543564" calcext:value-type="float">
            <text:p>0.9543564</text:p>
          </table:table-cell>
          <table:table-cell office:value-type="float" office:value="0.09918088" calcext:value-type="float">
            <text:p>0.09918088</text:p>
          </table:table-cell>
          <table:table-cell office:value-type="float" office:value="2.9303155" calcext:value-type="float">
            <text:p>2.9303155</text:p>
          </table:table-cell>
          <table:table-cell office:value-type="float" office:value="2.139622" calcext:value-type="float">
            <text:p>2.139622</text:p>
          </table:table-cell>
          <table:table-cell office:value-type="float" office:value="2.7954066" calcext:value-type="float">
            <text:p>2.7954066</text:p>
          </table:table-cell>
          <table:table-cell office:value-type="float" office:value="0.7175432" calcext:value-type="float">
            <text:p>0.7175432</text:p>
          </table:table-cell>
          <table:table-cell office:value-type="float" office:value="0.18199013" calcext:value-type="float">
            <text:p>0.18199013</text:p>
          </table:table-cell>
          <table:table-cell office:value-type="float" office:value="0.01771932" calcext:value-type="float">
            <text:p>0.01771932</text:p>
          </table:table-cell>
          <table:table-cell office:value-type="float" office:value="3.151994" calcext:value-type="float">
            <text:p>3.151994</text:p>
          </table:table-cell>
          <table:table-cell table:formula="of:=AVERAGE([.B53:.K53])" office:value-type="float" office:value="1.306811227" calcext:value-type="float">
            <text:p>1.306811227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0.09088894" calcext:value-type="float">
            <text:p>0.09088894</text:p>
          </table:table-cell>
          <table:table-cell office:value-type="float" office:value="0.94793713" calcext:value-type="float">
            <text:p>0.94793713</text:p>
          </table:table-cell>
          <table:table-cell office:value-type="float" office:value="0.6552096" calcext:value-type="float">
            <text:p>0.6552096</text:p>
          </table:table-cell>
          <table:table-cell office:value-type="float" office:value="2.7223516" calcext:value-type="float">
            <text:p>2.7223516</text:p>
          </table:table-cell>
          <table:table-cell office:value-type="float" office:value="2.08788" calcext:value-type="float">
            <text:p>2.08788</text:p>
          </table:table-cell>
          <table:table-cell office:value-type="float" office:value="2.7954488" calcext:value-type="float">
            <text:p>2.7954488</text:p>
          </table:table-cell>
          <table:table-cell office:value-type="float" office:value="0.6040336" calcext:value-type="float">
            <text:p>0.6040336</text:p>
          </table:table-cell>
          <table:table-cell office:value-type="float" office:value="0.1838417" calcext:value-type="float">
            <text:p>0.1838417</text:p>
          </table:table-cell>
          <table:table-cell office:value-type="float" office:value="0.016426653" calcext:value-type="float">
            <text:p>0.016426653</text:p>
          </table:table-cell>
          <table:table-cell office:value-type="float" office:value="1.4134617" calcext:value-type="float">
            <text:p>1.4134617</text:p>
          </table:table-cell>
          <table:table-cell table:formula="of:=AVERAGE([.B54:.K54])" office:value-type="float" office:value="1.1517479723" calcext:value-type="float">
            <text:p>1.1517479723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0.07374256" calcext:value-type="float">
            <text:p>0.07374256</text:p>
          </table:table-cell>
          <table:table-cell office:value-type="float" office:value="0.91215247" calcext:value-type="float">
            <text:p>0.91215247</text:p>
          </table:table-cell>
          <table:table-cell office:value-type="float" office:value="0.09918088" calcext:value-type="float">
            <text:p>0.09918088</text:p>
          </table:table-cell>
          <table:table-cell office:value-type="float" office:value="2.9303155" calcext:value-type="float">
            <text:p>2.9303155</text:p>
          </table:table-cell>
          <table:table-cell office:value-type="float" office:value="2.401232" calcext:value-type="float">
            <text:p>2.401232</text:p>
          </table:table-cell>
          <table:table-cell office:value-type="float" office:value="2.85414" calcext:value-type="float">
            <text:p>2.85414</text:p>
          </table:table-cell>
          <table:table-cell office:value-type="float" office:value="0.60470796" calcext:value-type="float">
            <text:p>0.60470796</text:p>
          </table:table-cell>
          <table:table-cell office:value-type="float" office:value="0.14003645" calcext:value-type="float">
            <text:p>0.14003645</text:p>
          </table:table-cell>
          <table:table-cell office:value-type="float" office:value="0.013279443" calcext:value-type="float">
            <text:p>0.013279443</text:p>
          </table:table-cell>
          <table:table-cell office:value-type="float" office:value="1.4627213" calcext:value-type="float">
            <text:p>1.4627213</text:p>
          </table:table-cell>
          <table:table-cell table:formula="of:=AVERAGE([.B55:.K55])" office:value-type="float" office:value="1.1491508563" calcext:value-type="float">
            <text:p>1.1491508563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0.073961526" calcext:value-type="float">
            <text:p>0.073961526</text:p>
          </table:table-cell>
          <table:table-cell office:value-type="float" office:value="0.9718876" calcext:value-type="float">
            <text:p>0.9718876</text:p>
          </table:table-cell>
          <table:table-cell office:value-type="float" office:value="0.71074367" calcext:value-type="float">
            <text:p>0.71074367</text:p>
          </table:table-cell>
          <table:table-cell office:value-type="float" office:value="2.7235923" calcext:value-type="float">
            <text:p>2.7235923</text:p>
          </table:table-cell>
          <table:table-cell office:value-type="float" office:value="2.398386" calcext:value-type="float">
            <text:p>2.398386</text:p>
          </table:table-cell>
          <table:table-cell office:value-type="float" office:value="2.7954066" calcext:value-type="float">
            <text:p>2.7954066</text:p>
          </table:table-cell>
          <table:table-cell office:value-type="float" office:value="0.60470796" calcext:value-type="float">
            <text:p>0.60470796</text:p>
          </table:table-cell>
          <table:table-cell office:value-type="float" office:value="0.1951869" calcext:value-type="float">
            <text:p>0.1951869</text:p>
          </table:table-cell>
          <table:table-cell office:value-type="float" office:value="0.013373911" calcext:value-type="float">
            <text:p>0.013373911</text:p>
          </table:table-cell>
          <table:table-cell office:value-type="float" office:value="2.1609535" calcext:value-type="float">
            <text:p>2.1609535</text:p>
          </table:table-cell>
          <table:table-cell table:formula="of:=AVERAGE([.B56:.K56])" office:value-type="float" office:value="1.2648199967" calcext:value-type="float">
            <text:p>1.2648199967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0.100353315" calcext:value-type="float">
            <text:p>0.100353315</text:p>
          </table:table-cell>
          <table:table-cell office:value-type="float" office:value="0.94793713" calcext:value-type="float">
            <text:p>0.94793713</text:p>
          </table:table-cell>
          <table:table-cell office:value-type="float" office:value="0.71919316" calcext:value-type="float">
            <text:p>0.71919316</text:p>
          </table:table-cell>
          <table:table-cell office:value-type="float" office:value="2.995661" calcext:value-type="float">
            <text:p>2.995661</text:p>
          </table:table-cell>
          <table:table-cell office:value-type="float" office:value="2.4003866" calcext:value-type="float">
            <text:p>2.4003866</text:p>
          </table:table-cell>
          <table:table-cell office:value-type="float" office:value="2.819706" calcext:value-type="float">
            <text:p>2.819706</text:p>
          </table:table-cell>
          <table:table-cell office:value-type="float" office:value="0.6041398" calcext:value-type="float">
            <text:p>0.6041398</text:p>
          </table:table-cell>
          <table:table-cell office:value-type="float" office:value="0.13415456" calcext:value-type="float">
            <text:p>0.13415456</text:p>
          </table:table-cell>
          <table:table-cell office:value-type="float" office:value="0.030180413" calcext:value-type="float">
            <text:p>0.030180413</text:p>
          </table:table-cell>
          <table:table-cell office:value-type="float" office:value="2.1618636" calcext:value-type="float">
            <text:p>2.1618636</text:p>
          </table:table-cell>
          <table:table-cell table:formula="of:=AVERAGE([.B57:.K57])" office:value-type="float" office:value="1.2913575578" calcext:value-type="float">
            <text:p>1.2913575578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0.10029134" calcext:value-type="float">
            <text:p>0.10029134</text:p>
          </table:table-cell>
          <table:table-cell office:value-type="float" office:value="1.0069686" calcext:value-type="float">
            <text:p>1.0069686</text:p>
          </table:table-cell>
          <table:table-cell office:value-type="float" office:value="0.7426062" calcext:value-type="float">
            <text:p>0.7426062</text:p>
          </table:table-cell>
          <table:table-cell office:value-type="float" office:value="1.5186164" calcext:value-type="float">
            <text:p>1.5186164</text:p>
          </table:table-cell>
          <table:table-cell office:value-type="float" office:value="1.7294335" calcext:value-type="float">
            <text:p>1.7294335</text:p>
          </table:table-cell>
          <table:table-cell office:value-type="float" office:value="2.819719" calcext:value-type="float">
            <text:p>2.819719</text:p>
          </table:table-cell>
          <table:table-cell office:value-type="float" office:value="0.7707764" calcext:value-type="float">
            <text:p>0.7707764</text:p>
          </table:table-cell>
          <table:table-cell office:value-type="float" office:value="0.116027676" calcext:value-type="float">
            <text:p>0.116027676</text:p>
          </table:table-cell>
          <table:table-cell office:value-type="float" office:value="0.061733324" calcext:value-type="float">
            <text:p>0.061733324</text:p>
          </table:table-cell>
          <table:table-cell office:value-type="float" office:value="2.7069747" calcext:value-type="float">
            <text:p>2.7069747</text:p>
          </table:table-cell>
          <table:table-cell table:formula="of:=AVERAGE([.B58:.K58])" office:value-type="float" office:value="1.157314714" calcext:value-type="float">
            <text:p>1.157314714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0.116806485" calcext:value-type="float">
            <text:p>0.116806485</text:p>
          </table:table-cell>
          <table:table-cell office:value-type="float" office:value="0.9200727" calcext:value-type="float">
            <text:p>0.9200727</text:p>
          </table:table-cell>
          <table:table-cell office:value-type="float" office:value="0.4022877" calcext:value-type="float">
            <text:p>0.4022877</text:p>
          </table:table-cell>
          <table:table-cell office:value-type="float" office:value="2.8425603" calcext:value-type="float">
            <text:p>2.8425603</text:p>
          </table:table-cell>
          <table:table-cell office:value-type="float" office:value="1.796733" calcext:value-type="float">
            <text:p>1.796733</text:p>
          </table:table-cell>
          <table:table-cell office:value-type="float" office:value="2.8515964" calcext:value-type="float">
            <text:p>2.8515964</text:p>
          </table:table-cell>
          <table:table-cell office:value-type="float" office:value="0.73800516" calcext:value-type="float">
            <text:p>0.73800516</text:p>
          </table:table-cell>
          <table:table-cell office:value-type="float" office:value="0.19133845" calcext:value-type="float">
            <text:p>0.19133845</text:p>
          </table:table-cell>
          <table:table-cell office:value-type="float" office:value="0.04646382" calcext:value-type="float">
            <text:p>0.04646382</text:p>
          </table:table-cell>
          <table:table-cell office:value-type="float" office:value="2.679529" calcext:value-type="float">
            <text:p>2.679529</text:p>
          </table:table-cell>
          <table:table-cell table:formula="of:=AVERAGE([.B59:.K59])" office:value-type="float" office:value="1.2585393015" calcext:value-type="float">
            <text:p>1.2585393015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0.055675518" calcext:value-type="float">
            <text:p>0.055675518</text:p>
          </table:table-cell>
          <table:table-cell office:value-type="float" office:value="0.9415269" calcext:value-type="float">
            <text:p>0.9415269</text:p>
          </table:table-cell>
          <table:table-cell office:value-type="float" office:value="0.09918088" calcext:value-type="float">
            <text:p>0.09918088</text:p>
          </table:table-cell>
          <table:table-cell office:value-type="float" office:value="2.7235923" calcext:value-type="float">
            <text:p>2.7235923</text:p>
          </table:table-cell>
          <table:table-cell office:value-type="float" office:value="1.9227464" calcext:value-type="float">
            <text:p>1.9227464</text:p>
          </table:table-cell>
          <table:table-cell office:value-type="float" office:value="0.48829305" calcext:value-type="float">
            <text:p>0.48829305</text:p>
          </table:table-cell>
          <table:table-cell office:value-type="float" office:value="0.5963392" calcext:value-type="float">
            <text:p>0.5963392</text:p>
          </table:table-cell>
          <table:table-cell office:value-type="float" office:value="0.16573133" calcext:value-type="float">
            <text:p>0.16573133</text:p>
          </table:table-cell>
          <table:table-cell office:value-type="float" office:value="0.013874206" calcext:value-type="float">
            <text:p>0.013874206</text:p>
          </table:table-cell>
          <table:table-cell office:value-type="float" office:value="1.4397883" calcext:value-type="float">
            <text:p>1.4397883</text:p>
          </table:table-cell>
          <table:table-cell table:formula="of:=AVERAGE([.B60:.K60])" office:value-type="float" office:value="0.8446748084" calcext:value-type="float">
            <text:p>0.844674808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0.099551" calcext:value-type="float">
            <text:p>0.099551</text:p>
          </table:table-cell>
          <table:table-cell office:value-type="float" office:value="0.9960983" calcext:value-type="float">
            <text:p>0.9960983</text:p>
          </table:table-cell>
          <table:table-cell office:value-type="float" office:value="0.73801666" calcext:value-type="float">
            <text:p>0.73801666</text:p>
          </table:table-cell>
          <table:table-cell office:value-type="float" office:value="2.8512597" calcext:value-type="float">
            <text:p>2.8512597</text:p>
          </table:table-cell>
          <table:table-cell office:value-type="float" office:value="1.6649785" calcext:value-type="float">
            <text:p>1.6649785</text:p>
          </table:table-cell>
          <table:table-cell office:value-type="float" office:value="2.8426752" calcext:value-type="float">
            <text:p>2.8426752</text:p>
          </table:table-cell>
          <table:table-cell office:value-type="float" office:value="0.59678316" calcext:value-type="float">
            <text:p>0.59678316</text:p>
          </table:table-cell>
          <table:table-cell office:value-type="float" office:value="0.12878314" calcext:value-type="float">
            <text:p>0.12878314</text:p>
          </table:table-cell>
          <table:table-cell office:value-type="float" office:value="0.017511787" calcext:value-type="float">
            <text:p>0.017511787</text:p>
          </table:table-cell>
          <table:table-cell office:value-type="float" office:value="1.4022452" calcext:value-type="float">
            <text:p>1.4022452</text:p>
          </table:table-cell>
          <table:table-cell table:formula="of:=AVERAGE([.B61:.K61])" office:value-type="float" office:value="1.1337902647" calcext:value-type="float">
            <text:p>1.133790264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0.08234528" calcext:value-type="float">
            <text:p>0.08234528</text:p>
          </table:table-cell>
          <table:table-cell office:value-type="float" office:value="0.9153134" calcext:value-type="float">
            <text:p>0.9153134</text:p>
          </table:table-cell>
          <table:table-cell office:value-type="float" office:value="0.75251925" calcext:value-type="float">
            <text:p>0.75251925</text:p>
          </table:table-cell>
          <table:table-cell office:value-type="float" office:value="2.8512597" calcext:value-type="float">
            <text:p>2.8512597</text:p>
          </table:table-cell>
          <table:table-cell office:value-type="float" office:value="1.6226635" calcext:value-type="float">
            <text:p>1.6226635</text:p>
          </table:table-cell>
          <table:table-cell office:value-type="float" office:value="2.8017013" calcext:value-type="float">
            <text:p>2.8017013</text:p>
          </table:table-cell>
          <table:table-cell office:value-type="float" office:value="0.604516" calcext:value-type="float">
            <text:p>0.604516</text:p>
          </table:table-cell>
          <table:table-cell office:value-type="float" office:value="0.12815686" calcext:value-type="float">
            <text:p>0.12815686</text:p>
          </table:table-cell>
          <table:table-cell office:value-type="float" office:value="0.025992388" calcext:value-type="float">
            <text:p>0.025992388</text:p>
          </table:table-cell>
          <table:table-cell office:value-type="float" office:value="1.4209176" calcext:value-type="float">
            <text:p>1.4209176</text:p>
          </table:table-cell>
          <table:table-cell table:formula="of:=AVERAGE([.B62:.K62])" office:value-type="float" office:value="1.1205385278" calcext:value-type="float">
            <text:p>1.1205385278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0.08282087" calcext:value-type="float">
            <text:p>0.08282087</text:p>
          </table:table-cell>
          <table:table-cell office:value-type="float" office:value="0.9229653" calcext:value-type="float">
            <text:p>0.9229653</text:p>
          </table:table-cell>
          <table:table-cell office:value-type="float" office:value="0.75516117" calcext:value-type="float">
            <text:p>0.75516117</text:p>
          </table:table-cell>
          <table:table-cell office:value-type="float" office:value="2.9238417" calcext:value-type="float">
            <text:p>2.9238417</text:p>
          </table:table-cell>
          <table:table-cell office:value-type="float" office:value="2.3029828" calcext:value-type="float">
            <text:p>2.3029828</text:p>
          </table:table-cell>
          <table:table-cell office:value-type="float" office:value="2.8454118" calcext:value-type="float">
            <text:p>2.8454118</text:p>
          </table:table-cell>
          <table:table-cell office:value-type="float" office:value="0.62945074" calcext:value-type="float">
            <text:p>0.62945074</text:p>
          </table:table-cell>
          <table:table-cell office:value-type="float" office:value="0.12833534" calcext:value-type="float">
            <text:p>0.12833534</text:p>
          </table:table-cell>
          <table:table-cell office:value-type="float" office:value="0.027618913" calcext:value-type="float">
            <text:p>0.027618913</text:p>
          </table:table-cell>
          <table:table-cell office:value-type="float" office:value="1.4159603" calcext:value-type="float">
            <text:p>1.4159603</text:p>
          </table:table-cell>
          <table:table-cell table:formula="of:=AVERAGE([.B63:.K63])" office:value-type="float" office:value="1.2034548933" calcext:value-type="float">
            <text:p>1.2034548933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0.10054403" calcext:value-type="float">
            <text:p>0.10054403</text:p>
          </table:table-cell>
          <table:table-cell office:value-type="float" office:value="0.861716" calcext:value-type="float">
            <text:p>0.861716</text:p>
          </table:table-cell>
          <table:table-cell office:value-type="float" office:value="0.7728158" calcext:value-type="float">
            <text:p>0.7728158</text:p>
          </table:table-cell>
          <table:table-cell office:value-type="float" office:value="2.6195154" calcext:value-type="float">
            <text:p>2.6195154</text:p>
          </table:table-cell>
          <table:table-cell office:value-type="float" office:value="2.4047096" calcext:value-type="float">
            <text:p>2.4047096</text:p>
          </table:table-cell>
          <table:table-cell office:value-type="float" office:value="2.8473883" calcext:value-type="float">
            <text:p>2.8473883</text:p>
          </table:table-cell>
          <table:table-cell office:value-type="float" office:value="0.6928046" calcext:value-type="float">
            <text:p>0.6928046</text:p>
          </table:table-cell>
          <table:table-cell office:value-type="float" office:value="0.117354326" calcext:value-type="float">
            <text:p>0.117354326</text:p>
          </table:table-cell>
          <table:table-cell office:value-type="float" office:value="0.026883332" calcext:value-type="float">
            <text:p>0.026883332</text:p>
          </table:table-cell>
          <table:table-cell office:value-type="float" office:value="1.3878707" calcext:value-type="float">
            <text:p>1.3878707</text:p>
          </table:table-cell>
          <table:table-cell table:formula="of:=AVERAGE([.B64:.K64])" office:value-type="float" office:value="1.1831602088" calcext:value-type="float">
            <text:p>1.183160208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0.09916701" calcext:value-type="float">
            <text:p>0.09916701</text:p>
          </table:table-cell>
          <table:table-cell office:value-type="float" office:value="0.88126254" calcext:value-type="float">
            <text:p>0.88126254</text:p>
          </table:table-cell>
          <table:table-cell office:value-type="float" office:value="0.78257024" calcext:value-type="float">
            <text:p>0.78257024</text:p>
          </table:table-cell>
          <table:table-cell office:value-type="float" office:value="2.957444" calcext:value-type="float">
            <text:p>2.957444</text:p>
          </table:table-cell>
          <table:table-cell office:value-type="float" office:value="1.9078827" calcext:value-type="float">
            <text:p>1.9078827</text:p>
          </table:table-cell>
          <table:table-cell office:value-type="float" office:value="2.8693068" calcext:value-type="float">
            <text:p>2.8693068</text:p>
          </table:table-cell>
          <table:table-cell office:value-type="float" office:value="0.681437" calcext:value-type="float">
            <text:p>0.681437</text:p>
          </table:table-cell>
          <table:table-cell office:value-type="float" office:value="0.13415456" calcext:value-type="float">
            <text:p>0.13415456</text:p>
          </table:table-cell>
          <table:table-cell office:value-type="float" office:value="0.06244098" calcext:value-type="float">
            <text:p>0.06244098</text:p>
          </table:table-cell>
          <table:table-cell office:value-type="float" office:value="1.3965166" calcext:value-type="float">
            <text:p>1.3965166</text:p>
          </table:table-cell>
          <table:table-cell table:formula="of:=AVERAGE([.B65:.K65])" office:value-type="float" office:value="1.177218243" calcext:value-type="float">
            <text:p>1.177218243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0.10916222" calcext:value-type="float">
            <text:p>0.10916222</text:p>
          </table:table-cell>
          <table:table-cell office:value-type="float" office:value="0.90391207" calcext:value-type="float">
            <text:p>0.90391207</text:p>
          </table:table-cell>
          <table:table-cell office:value-type="float" office:value="0.6601243" calcext:value-type="float">
            <text:p>0.6601243</text:p>
          </table:table-cell>
          <table:table-cell office:value-type="float" office:value="2.936056" calcext:value-type="float">
            <text:p>2.936056</text:p>
          </table:table-cell>
          <table:table-cell office:value-type="float" office:value="2.1268299" calcext:value-type="float">
            <text:p>2.1268299</text:p>
          </table:table-cell>
          <table:table-cell office:value-type="float" office:value="2.8558726" calcext:value-type="float">
            <text:p>2.8558726</text:p>
          </table:table-cell>
          <table:table-cell office:value-type="float" office:value="0.69299394" calcext:value-type="float">
            <text:p>0.69299394</text:p>
          </table:table-cell>
          <table:table-cell office:value-type="float" office:value="0.15527008" calcext:value-type="float">
            <text:p>0.15527008</text:p>
          </table:table-cell>
          <table:table-cell office:value-type="float" office:value="0.047653332" calcext:value-type="float">
            <text:p>0.047653332</text:p>
          </table:table-cell>
          <table:table-cell office:value-type="float" office:value="1.398398" calcext:value-type="float">
            <text:p>1.398398</text:p>
          </table:table-cell>
          <table:table-cell table:formula="of:=AVERAGE([.B66:.K66])" office:value-type="float" office:value="1.1886272442" calcext:value-type="float">
            <text:p>1.1886272442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0.11197389" calcext:value-type="float">
            <text:p>0.11197389</text:p>
          </table:table-cell>
          <table:table-cell office:value-type="float" office:value="0.99665254" calcext:value-type="float">
            <text:p>0.99665254</text:p>
          </table:table-cell>
          <table:table-cell office:value-type="float" office:value="0.6601243" calcext:value-type="float">
            <text:p>0.6601243</text:p>
          </table:table-cell>
          <table:table-cell office:value-type="float" office:value="2.9822817" calcext:value-type="float">
            <text:p>2.9822817</text:p>
          </table:table-cell>
          <table:table-cell office:value-type="float" office:value="2.1034606" calcext:value-type="float">
            <text:p>2.1034606</text:p>
          </table:table-cell>
          <table:table-cell office:value-type="float" office:value="2.8584301" calcext:value-type="float">
            <text:p>2.8584301</text:p>
          </table:table-cell>
          <table:table-cell office:value-type="float" office:value="0.81972283" calcext:value-type="float">
            <text:p>0.81972283</text:p>
          </table:table-cell>
          <table:table-cell office:value-type="float" office:value="0.19205666" calcext:value-type="float">
            <text:p>0.19205666</text:p>
          </table:table-cell>
          <table:table-cell office:value-type="float" office:value="0.03826334" calcext:value-type="float">
            <text:p>0.03826334</text:p>
          </table:table-cell>
          <table:table-cell office:value-type="float" office:value="1.4228972" calcext:value-type="float">
            <text:p>1.4228972</text:p>
          </table:table-cell>
          <table:table-cell table:formula="of:=AVERAGE([.B67:.K67])" office:value-type="float" office:value="1.218586316" calcext:value-type="float">
            <text:p>1.218586316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0.057638668" calcext:value-type="float">
            <text:p>0.057638668</text:p>
          </table:table-cell>
          <table:table-cell office:value-type="float" office:value="1.0103904" calcext:value-type="float">
            <text:p>1.0103904</text:p>
          </table:table-cell>
          <table:table-cell office:value-type="float" office:value="0.10911103" calcext:value-type="float">
            <text:p>0.10911103</text:p>
          </table:table-cell>
          <table:table-cell office:value-type="float" office:value="3.2389445" calcext:value-type="float">
            <text:p>3.2389445</text:p>
          </table:table-cell>
          <table:table-cell office:value-type="float" office:value="1.6956587" calcext:value-type="float">
            <text:p>1.6956587</text:p>
          </table:table-cell>
          <table:table-cell office:value-type="float" office:value="2.836401" calcext:value-type="float">
            <text:p>2.836401</text:p>
          </table:table-cell>
          <table:table-cell office:value-type="float" office:value="0.8203883" calcext:value-type="float">
            <text:p>0.8203883</text:p>
          </table:table-cell>
          <table:table-cell office:value-type="float" office:value="0.1801925" calcext:value-type="float">
            <text:p>0.1801925</text:p>
          </table:table-cell>
          <table:table-cell office:value-type="float" office:value="0.066550024" calcext:value-type="float">
            <text:p>0.066550024</text:p>
          </table:table-cell>
          <table:table-cell office:value-type="float" office:value="1.4392148" calcext:value-type="float">
            <text:p>1.4392148</text:p>
          </table:table-cell>
          <table:table-cell table:formula="of:=AVERAGE([.B68:.K68])" office:value-type="float" office:value="1.1454489922" calcext:value-type="float">
            <text:p>1.1454489922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0.10246304" calcext:value-type="float">
            <text:p>0.10246304</text:p>
          </table:table-cell>
          <table:table-cell office:value-type="float" office:value="0.7459203" calcext:value-type="float">
            <text:p>0.7459203</text:p>
          </table:table-cell>
          <table:table-cell office:value-type="float" office:value="0.7524871" calcext:value-type="float">
            <text:p>0.7524871</text:p>
          </table:table-cell>
          <table:table-cell office:value-type="float" office:value="1.6104362" calcext:value-type="float">
            <text:p>1.6104362</text:p>
          </table:table-cell>
          <table:table-cell office:value-type="float" office:value="2.1151044" calcext:value-type="float">
            <text:p>2.1151044</text:p>
          </table:table-cell>
          <table:table-cell office:value-type="float" office:value="2.858106" calcext:value-type="float">
            <text:p>2.858106</text:p>
          </table:table-cell>
          <table:table-cell office:value-type="float" office:value="0.8229318" calcext:value-type="float">
            <text:p>0.8229318</text:p>
          </table:table-cell>
          <table:table-cell office:value-type="float" office:value="0.1951869" calcext:value-type="float">
            <text:p>0.1951869</text:p>
          </table:table-cell>
          <table:table-cell office:value-type="float" office:value="0.0390792" calcext:value-type="float">
            <text:p>0.0390792</text:p>
          </table:table-cell>
          <table:table-cell office:value-type="float" office:value="1.461302" calcext:value-type="float">
            <text:p>1.461302</text:p>
          </table:table-cell>
          <table:table-cell table:formula="of:=AVERAGE([.B69:.K69])" office:value-type="float" office:value="1.070301694" calcext:value-type="float">
            <text:p>1.070301694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0.092073016" calcext:value-type="float">
            <text:p>0.092073016</text:p>
          </table:table-cell>
          <table:table-cell office:value-type="float" office:value="1.002211" calcext:value-type="float">
            <text:p>1.002211</text:p>
          </table:table-cell>
          <table:table-cell office:value-type="float" office:value="0.6552096" calcext:value-type="float">
            <text:p>0.6552096</text:p>
          </table:table-cell>
          <table:table-cell office:value-type="float" office:value="2.9451416" calcext:value-type="float">
            <text:p>2.9451416</text:p>
          </table:table-cell>
          <table:table-cell office:value-type="float" office:value="2.0817099" calcext:value-type="float">
            <text:p>2.0817099</text:p>
          </table:table-cell>
          <table:table-cell office:value-type="float" office:value="2.822055" calcext:value-type="float">
            <text:p>2.822055</text:p>
          </table:table-cell>
          <table:table-cell office:value-type="float" office:value="0.82678944" calcext:value-type="float">
            <text:p>0.82678944</text:p>
          </table:table-cell>
          <table:table-cell office:value-type="float" office:value="0.12905218" calcext:value-type="float">
            <text:p>0.12905218</text:p>
          </table:table-cell>
          <table:table-cell office:value-type="float" office:value="0.066550024" calcext:value-type="float">
            <text:p>0.066550024</text:p>
          </table:table-cell>
          <table:table-cell office:value-type="float" office:value="1.2226475" calcext:value-type="float">
            <text:p>1.2226475</text:p>
          </table:table-cell>
          <table:table-cell table:formula="of:=AVERAGE([.B70:.K70])" office:value-type="float" office:value="1.184343926" calcext:value-type="float">
            <text:p>1.184343926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0.0636806" calcext:value-type="float">
            <text:p>0.0636806</text:p>
          </table:table-cell>
          <table:table-cell office:value-type="float" office:value="0.90591365" calcext:value-type="float">
            <text:p>0.90591365</text:p>
          </table:table-cell>
          <table:table-cell office:value-type="float" office:value="0.09918088" calcext:value-type="float">
            <text:p>0.09918088</text:p>
          </table:table-cell>
          <table:table-cell office:value-type="float" office:value="2.9796996" calcext:value-type="float">
            <text:p>2.9796996</text:p>
          </table:table-cell>
          <table:table-cell office:value-type="float" office:value="1.517941" calcext:value-type="float">
            <text:p>1.517941</text:p>
          </table:table-cell>
          <table:table-cell office:value-type="float" office:value="2.8523843" calcext:value-type="float">
            <text:p>2.8523843</text:p>
          </table:table-cell>
          <table:table-cell office:value-type="float" office:value="0.830486" calcext:value-type="float">
            <text:p>0.830486</text:p>
          </table:table-cell>
          <table:table-cell office:value-type="float" office:value="0.13506961" calcext:value-type="float">
            <text:p>0.13506961</text:p>
          </table:table-cell>
          <table:table-cell office:value-type="float" office:value="0.04056883" calcext:value-type="float">
            <text:p>0.04056883</text:p>
          </table:table-cell>
          <table:table-cell office:value-type="float" office:value="1.3382065" calcext:value-type="float">
            <text:p>1.3382065</text:p>
          </table:table-cell>
          <table:table-cell table:formula="of:=AVERAGE([.B71:.K71])" office:value-type="float" office:value="1.076313097" calcext:value-type="float">
            <text:p>1.076313097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0.0636806" calcext:value-type="float">
            <text:p>0.0636806</text:p>
          </table:table-cell>
          <table:table-cell office:value-type="float" office:value="0.91108716" calcext:value-type="float">
            <text:p>0.91108716</text:p>
          </table:table-cell>
          <table:table-cell office:value-type="float" office:value="0.09019547" calcext:value-type="float">
            <text:p>0.09019547</text:p>
          </table:table-cell>
          <table:table-cell office:value-type="float" office:value="2.9880674" calcext:value-type="float">
            <text:p>2.9880674</text:p>
          </table:table-cell>
          <table:table-cell office:value-type="float" office:value="2.092449" calcext:value-type="float">
            <text:p>2.092449</text:p>
          </table:table-cell>
          <table:table-cell office:value-type="float" office:value="2.823665" calcext:value-type="float">
            <text:p>2.823665</text:p>
          </table:table-cell>
          <table:table-cell office:value-type="float" office:value="0.84647626" calcext:value-type="float">
            <text:p>0.84647626</text:p>
          </table:table-cell>
          <table:table-cell office:value-type="float" office:value="0.1951869" calcext:value-type="float">
            <text:p>0.1951869</text:p>
          </table:table-cell>
          <table:table-cell office:value-type="float" office:value="0.064049326" calcext:value-type="float">
            <text:p>0.064049326</text:p>
          </table:table-cell>
          <table:table-cell office:value-type="float" office:value="1.1938523" calcext:value-type="float">
            <text:p>1.1938523</text:p>
          </table:table-cell>
          <table:table-cell table:formula="of:=AVERAGE([.B72:.K72])" office:value-type="float" office:value="1.1268709416" calcext:value-type="float">
            <text:p>1.1268709416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0.1250294" calcext:value-type="float">
            <text:p>0.1250294</text:p>
          </table:table-cell>
          <table:table-cell office:value-type="float" office:value="0.9682756" calcext:value-type="float">
            <text:p>0.9682756</text:p>
          </table:table-cell>
          <table:table-cell office:value-type="float" office:value="0.09024841" calcext:value-type="float">
            <text:p>0.09024841</text:p>
          </table:table-cell>
          <table:table-cell office:value-type="float" office:value="2.9870067" calcext:value-type="float">
            <text:p>2.9870067</text:p>
          </table:table-cell>
          <table:table-cell office:value-type="float" office:value="1.8891274" calcext:value-type="float">
            <text:p>1.8891274</text:p>
          </table:table-cell>
          <table:table-cell office:value-type="float" office:value="2.8456366" calcext:value-type="float">
            <text:p>2.8456366</text:p>
          </table:table-cell>
          <table:table-cell office:value-type="float" office:value="0.856476" calcext:value-type="float">
            <text:p>0.856476</text:p>
          </table:table-cell>
          <table:table-cell office:value-type="float" office:value="0.18007833" calcext:value-type="float">
            <text:p>0.18007833</text:p>
          </table:table-cell>
          <table:table-cell office:value-type="float" office:value="0.053927608" calcext:value-type="float">
            <text:p>0.053927608</text:p>
          </table:table-cell>
          <table:table-cell office:value-type="float" office:value="1.4175427" calcext:value-type="float">
            <text:p>1.4175427</text:p>
          </table:table-cell>
          <table:table-cell table:formula="of:=AVERAGE([.B73:.K73])" office:value-type="float" office:value="1.1413348748" calcext:value-type="float">
            <text:p>1.1413348748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0.052424833" calcext:value-type="float">
            <text:p>0.052424833</text:p>
          </table:table-cell>
          <table:table-cell office:value-type="float" office:value="0.9911778" calcext:value-type="float">
            <text:p>0.9911778</text:p>
          </table:table-cell>
          <table:table-cell office:value-type="float" office:value="0.09889001" calcext:value-type="float">
            <text:p>0.09889001</text:p>
          </table:table-cell>
          <table:table-cell office:value-type="float" office:value="2.9870067" calcext:value-type="float">
            <text:p>2.9870067</text:p>
          </table:table-cell>
          <table:table-cell office:value-type="float" office:value="2.0973392" calcext:value-type="float">
            <text:p>2.0973392</text:p>
          </table:table-cell>
          <table:table-cell office:value-type="float" office:value="2.823485" calcext:value-type="float">
            <text:p>2.823485</text:p>
          </table:table-cell>
          <table:table-cell office:value-type="float" office:value="0.92257077" calcext:value-type="float">
            <text:p>0.92257077</text:p>
          </table:table-cell>
          <table:table-cell office:value-type="float" office:value="0.12734707" calcext:value-type="float">
            <text:p>0.12734707</text:p>
          </table:table-cell>
          <table:table-cell office:value-type="float" office:value="0.06493497" calcext:value-type="float">
            <text:p>0.06493497</text:p>
          </table:table-cell>
          <table:table-cell office:value-type="float" office:value="1.3979299" calcext:value-type="float">
            <text:p>1.3979299</text:p>
          </table:table-cell>
          <table:table-cell table:formula="of:=AVERAGE([.B74:.K74])" office:value-type="float" office:value="1.1563106253" calcext:value-type="float">
            <text:p>1.156310625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0.14428084" calcext:value-type="float">
            <text:p>0.14428084</text:p>
          </table:table-cell>
          <table:table-cell office:value-type="float" office:value="0.97878057" calcext:value-type="float">
            <text:p>0.97878057</text:p>
          </table:table-cell>
          <table:table-cell office:value-type="float" office:value="0.06809896" calcext:value-type="float">
            <text:p>0.06809896</text:p>
          </table:table-cell>
          <table:table-cell office:value-type="float" office:value="2.9879878" calcext:value-type="float">
            <text:p>2.9879878</text:p>
          </table:table-cell>
          <table:table-cell office:value-type="float" office:value="1.7338015" calcext:value-type="float">
            <text:p>1.7338015</text:p>
          </table:table-cell>
          <table:table-cell office:value-type="float" office:value="2.855329" calcext:value-type="float">
            <text:p>2.855329</text:p>
          </table:table-cell>
          <table:table-cell office:value-type="float" office:value="0.91756004" calcext:value-type="float">
            <text:p>0.91756004</text:p>
          </table:table-cell>
          <table:table-cell office:value-type="float" office:value="0.19773623" calcext:value-type="float">
            <text:p>0.19773623</text:p>
          </table:table-cell>
          <table:table-cell office:value-type="float" office:value="0.052309368" calcext:value-type="float">
            <text:p>0.052309368</text:p>
          </table:table-cell>
          <table:table-cell office:value-type="float" office:value="1.1841022" calcext:value-type="float">
            <text:p>1.1841022</text:p>
          </table:table-cell>
          <table:table-cell table:formula="of:=AVERAGE([.B75:.K75])" office:value-type="float" office:value="1.1119986508" calcext:value-type="float">
            <text:p>1.1119986508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0.0636806" calcext:value-type="float">
            <text:p>0.0636806</text:p>
          </table:table-cell>
          <table:table-cell office:value-type="float" office:value="1.0177119" calcext:value-type="float">
            <text:p>1.0177119</text:p>
          </table:table-cell>
          <table:table-cell office:value-type="float" office:value="0.093634315" calcext:value-type="float">
            <text:p>0.093634315</text:p>
          </table:table-cell>
          <table:table-cell office:value-type="float" office:value="2.9989867" calcext:value-type="float">
            <text:p>2.9989867</text:p>
          </table:table-cell>
          <table:table-cell office:value-type="float" office:value="2.1183715" calcext:value-type="float">
            <text:p>2.1183715</text:p>
          </table:table-cell>
          <table:table-cell office:value-type="float" office:value="2.8523843" calcext:value-type="float">
            <text:p>2.8523843</text:p>
          </table:table-cell>
          <table:table-cell office:value-type="float" office:value="0.7955435" calcext:value-type="float">
            <text:p>0.7955435</text:p>
          </table:table-cell>
          <table:table-cell office:value-type="float" office:value="0.20464113" calcext:value-type="float">
            <text:p>0.20464113</text:p>
          </table:table-cell>
          <table:table-cell office:value-type="float" office:value="0.014743553" calcext:value-type="float">
            <text:p>0.014743553</text:p>
          </table:table-cell>
          <table:table-cell office:value-type="float" office:value="1.4245045" calcext:value-type="float">
            <text:p>1.4245045</text:p>
          </table:table-cell>
          <table:table-cell table:formula="of:=AVERAGE([.B76:.K76])" office:value-type="float" office:value="1.1584201998" calcext:value-type="float">
            <text:p>1.1584201998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0.07960841" calcext:value-type="float">
            <text:p>0.07960841</text:p>
          </table:table-cell>
          <table:table-cell office:value-type="float" office:value="0.9483888" calcext:value-type="float">
            <text:p>0.9483888</text:p>
          </table:table-cell>
          <table:table-cell office:value-type="float" office:value="0.082035676" calcext:value-type="float">
            <text:p>0.082035676</text:p>
          </table:table-cell>
          <table:table-cell office:value-type="float" office:value="2.9855585" calcext:value-type="float">
            <text:p>2.9855585</text:p>
          </table:table-cell>
          <table:table-cell office:value-type="float" office:value="1.8552148" calcext:value-type="float">
            <text:p>1.8552148</text:p>
          </table:table-cell>
          <table:table-cell office:value-type="float" office:value="2.9671223" calcext:value-type="float">
            <text:p>2.9671223</text:p>
          </table:table-cell>
          <table:table-cell office:value-type="float" office:value="0.7939272" calcext:value-type="float">
            <text:p>0.7939272</text:p>
          </table:table-cell>
          <table:table-cell office:value-type="float" office:value="0.1371514" calcext:value-type="float">
            <text:p>0.1371514</text:p>
          </table:table-cell>
          <table:table-cell office:value-type="float" office:value="0.02101533" calcext:value-type="float">
            <text:p>0.02101533</text:p>
          </table:table-cell>
          <table:table-cell office:value-type="float" office:value="1.1763389" calcext:value-type="float">
            <text:p>1.1763389</text:p>
          </table:table-cell>
          <table:table-cell table:formula="of:=AVERAGE([.B77:.K77])" office:value-type="float" office:value="1.1046361316" calcext:value-type="float">
            <text:p>1.1046361316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0.0956632" calcext:value-type="float">
            <text:p>0.0956632</text:p>
          </table:table-cell>
          <table:table-cell office:value-type="float" office:value="1.0012424" calcext:value-type="float">
            <text:p>1.0012424</text:p>
          </table:table-cell>
          <table:table-cell office:value-type="float" office:value="0.09829881" calcext:value-type="float">
            <text:p>0.09829881</text:p>
          </table:table-cell>
          <table:table-cell office:value-type="float" office:value="2.9978094" calcext:value-type="float">
            <text:p>2.9978094</text:p>
          </table:table-cell>
          <table:table-cell office:value-type="float" office:value="2.1297882" calcext:value-type="float">
            <text:p>2.1297882</text:p>
          </table:table-cell>
          <table:table-cell office:value-type="float" office:value="2.640137" calcext:value-type="float">
            <text:p>2.640137</text:p>
          </table:table-cell>
          <table:table-cell office:value-type="float" office:value="0.81786114" calcext:value-type="float">
            <text:p>0.81786114</text:p>
          </table:table-cell>
          <table:table-cell office:value-type="float" office:value="0.18349521" calcext:value-type="float">
            <text:p>0.18349521</text:p>
          </table:table-cell>
          <table:table-cell office:value-type="float" office:value="0.02101533" calcext:value-type="float">
            <text:p>0.02101533</text:p>
          </table:table-cell>
          <table:table-cell office:value-type="float" office:value="1.4241594" calcext:value-type="float">
            <text:p>1.4241594</text:p>
          </table:table-cell>
          <table:table-cell table:formula="of:=AVERAGE([.B78:.K78])" office:value-type="float" office:value="1.140947009" calcext:value-type="float">
            <text:p>1.140947009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0.08237672" calcext:value-type="float">
            <text:p>0.08237672</text:p>
          </table:table-cell>
          <table:table-cell office:value-type="float" office:value="1.0016428" calcext:value-type="float">
            <text:p>1.0016428</text:p>
          </table:table-cell>
          <table:table-cell office:value-type="float" office:value="0.09349661" calcext:value-type="float">
            <text:p>0.09349661</text:p>
          </table:table-cell>
          <table:table-cell office:value-type="float" office:value="1.606644" calcext:value-type="float">
            <text:p>1.606644</text:p>
          </table:table-cell>
          <table:table-cell office:value-type="float" office:value="2.1183715" calcext:value-type="float">
            <text:p>2.1183715</text:p>
          </table:table-cell>
          <table:table-cell office:value-type="float" office:value="2.884211" calcext:value-type="float">
            <text:p>2.884211</text:p>
          </table:table-cell>
          <table:table-cell office:value-type="float" office:value="0.97744906" calcext:value-type="float">
            <text:p>0.97744906</text:p>
          </table:table-cell>
          <table:table-cell office:value-type="float" office:value="0.1928955" calcext:value-type="float">
            <text:p>0.1928955</text:p>
          </table:table-cell>
          <table:table-cell office:value-type="float" office:value="0.020947395" calcext:value-type="float">
            <text:p>0.020947395</text:p>
          </table:table-cell>
          <table:table-cell office:value-type="float" office:value="1.4249481" calcext:value-type="float">
            <text:p>1.4249481</text:p>
          </table:table-cell>
          <table:table-cell table:formula="of:=AVERAGE([.B79:.K79])" office:value-type="float" office:value="1.0402982685" calcext:value-type="float">
            <text:p>1.0402982685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0.08299036" calcext:value-type="float">
            <text:p>0.08299036</text:p>
          </table:table-cell>
          <table:table-cell office:value-type="float" office:value="0.84606385" calcext:value-type="float">
            <text:p>0.84606385</text:p>
          </table:table-cell>
          <table:table-cell office:value-type="float" office:value="0.096803784" calcext:value-type="float">
            <text:p>0.096803784</text:p>
          </table:table-cell>
          <table:table-cell office:value-type="float" office:value="3.05067" calcext:value-type="float">
            <text:p>3.05067</text:p>
          </table:table-cell>
          <table:table-cell office:value-type="float" office:value="2.1412866" calcext:value-type="float">
            <text:p>2.1412866</text:p>
          </table:table-cell>
          <table:table-cell office:value-type="float" office:value="2.9671223" calcext:value-type="float">
            <text:p>2.9671223</text:p>
          </table:table-cell>
          <table:table-cell office:value-type="float" office:value="0.7610741" calcext:value-type="float">
            <text:p>0.7610741</text:p>
          </table:table-cell>
          <table:table-cell office:value-type="float" office:value="0.17342147" calcext:value-type="float">
            <text:p>0.17342147</text:p>
          </table:table-cell>
          <table:table-cell office:value-type="float" office:value="0.01713151" calcext:value-type="float">
            <text:p>0.01713151</text:p>
          </table:table-cell>
          <table:table-cell office:value-type="float" office:value="1.386651" calcext:value-type="float">
            <text:p>1.386651</text:p>
          </table:table-cell>
          <table:table-cell table:formula="of:=AVERAGE([.B80:.K80])" office:value-type="float" office:value="1.1523214974" calcext:value-type="float">
            <text:p>1.1523214974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0.07106526" calcext:value-type="float">
            <text:p>0.07106526</text:p>
          </table:table-cell>
          <table:table-cell office:value-type="float" office:value="0.9849954" calcext:value-type="float">
            <text:p>0.9849954</text:p>
          </table:table-cell>
          <table:table-cell office:value-type="float" office:value="0.096803784" calcext:value-type="float">
            <text:p>0.096803784</text:p>
          </table:table-cell>
          <table:table-cell office:value-type="float" office:value="1.558423" calcext:value-type="float">
            <text:p>1.558423</text:p>
          </table:table-cell>
          <table:table-cell office:value-type="float" office:value="2.1405656" calcext:value-type="float">
            <text:p>2.1405656</text:p>
          </table:table-cell>
          <table:table-cell office:value-type="float" office:value="2.8589478" calcext:value-type="float">
            <text:p>2.8589478</text:p>
          </table:table-cell>
          <table:table-cell office:value-type="float" office:value="0.911821" calcext:value-type="float">
            <text:p>0.911821</text:p>
          </table:table-cell>
          <table:table-cell office:value-type="float" office:value="0.15337977" calcext:value-type="float">
            <text:p>0.15337977</text:p>
          </table:table-cell>
          <table:table-cell office:value-type="float" office:value="0.014675307" calcext:value-type="float">
            <text:p>0.014675307</text:p>
          </table:table-cell>
          <table:table-cell office:value-type="float" office:value="1.1781458" calcext:value-type="float">
            <text:p>1.1781458</text:p>
          </table:table-cell>
          <table:table-cell table:formula="of:=AVERAGE([.B81:.K81])" office:value-type="float" office:value="0.9968822721" calcext:value-type="float">
            <text:p>0.9968822721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0.08482061" calcext:value-type="float">
            <text:p>0.08482061</text:p>
          </table:table-cell>
          <table:table-cell office:value-type="float" office:value="0.9587686" calcext:value-type="float">
            <text:p>0.9587686</text:p>
          </table:table-cell>
          <table:table-cell office:value-type="float" office:value="0.082035676" calcext:value-type="float">
            <text:p>0.082035676</text:p>
          </table:table-cell>
          <table:table-cell office:value-type="float" office:value="3.1973484" calcext:value-type="float">
            <text:p>3.1973484</text:p>
          </table:table-cell>
          <table:table-cell office:value-type="float" office:value="1.9668844" calcext:value-type="float">
            <text:p>1.9668844</text:p>
          </table:table-cell>
          <table:table-cell office:value-type="float" office:value="2.9093778" calcext:value-type="float">
            <text:p>2.9093778</text:p>
          </table:table-cell>
          <table:table-cell office:value-type="float" office:value="0.911821" calcext:value-type="float">
            <text:p>0.911821</text:p>
          </table:table-cell>
          <table:table-cell office:value-type="float" office:value="0.08953921" calcext:value-type="float">
            <text:p>0.08953921</text:p>
          </table:table-cell>
          <table:table-cell office:value-type="float" office:value="0.013015122" calcext:value-type="float">
            <text:p>0.013015122</text:p>
          </table:table-cell>
          <table:table-cell office:value-type="float" office:value="1.4285417" calcext:value-type="float">
            <text:p>1.4285417</text:p>
          </table:table-cell>
          <table:table-cell table:formula="of:=AVERAGE([.B82:.K82])" office:value-type="float" office:value="1.1642152518" calcext:value-type="float">
            <text:p>1.1642152518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0.068347625" calcext:value-type="float">
            <text:p>0.068347625</text:p>
          </table:table-cell>
          <table:table-cell office:value-type="float" office:value="0.93250716" calcext:value-type="float">
            <text:p>0.93250716</text:p>
          </table:table-cell>
          <table:table-cell office:value-type="float" office:value="0.09910841" calcext:value-type="float">
            <text:p>0.09910841</text:p>
          </table:table-cell>
          <table:table-cell office:value-type="float" office:value="3.267717" calcext:value-type="float">
            <text:p>3.267717</text:p>
          </table:table-cell>
          <table:table-cell office:value-type="float" office:value="1.9713216" calcext:value-type="float">
            <text:p>1.9713216</text:p>
          </table:table-cell>
          <table:table-cell office:value-type="float" office:value="2.8589332" calcext:value-type="float">
            <text:p>2.8589332</text:p>
          </table:table-cell>
          <table:table-cell office:value-type="float" office:value="0.8556629" calcext:value-type="float">
            <text:p>0.8556629</text:p>
          </table:table-cell>
          <table:table-cell office:value-type="float" office:value="0.09460529" calcext:value-type="float">
            <text:p>0.09460529</text:p>
          </table:table-cell>
          <table:table-cell office:value-type="float" office:value="0.013376424" calcext:value-type="float">
            <text:p>0.013376424</text:p>
          </table:table-cell>
          <table:table-cell office:value-type="float" office:value="1.4320616" calcext:value-type="float">
            <text:p>1.4320616</text:p>
          </table:table-cell>
          <table:table-cell table:formula="of:=AVERAGE([.B83:.K83])" office:value-type="float" office:value="1.1593641209" calcext:value-type="float">
            <text:p>1.1593641209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0.092540726" calcext:value-type="float">
            <text:p>0.092540726</text:p>
          </table:table-cell>
          <table:table-cell office:value-type="float" office:value="0.8578897" calcext:value-type="float">
            <text:p>0.8578897</text:p>
          </table:table-cell>
          <table:table-cell office:value-type="float" office:value="0.09454773" calcext:value-type="float">
            <text:p>0.09454773</text:p>
          </table:table-cell>
          <table:table-cell office:value-type="float" office:value="2.9981797" calcext:value-type="float">
            <text:p>2.9981797</text:p>
          </table:table-cell>
          <table:table-cell office:value-type="float" office:value="1.566751" calcext:value-type="float">
            <text:p>1.566751</text:p>
          </table:table-cell>
          <table:table-cell office:value-type="float" office:value="2.908625" calcext:value-type="float">
            <text:p>2.908625</text:p>
          </table:table-cell>
          <table:table-cell office:value-type="float" office:value="0.76075846" calcext:value-type="float">
            <text:p>0.76075846</text:p>
          </table:table-cell>
          <table:table-cell office:value-type="float" office:value="0.1370614" calcext:value-type="float">
            <text:p>0.1370614</text:p>
          </table:table-cell>
          <table:table-cell office:value-type="float" office:value="0.018632997" calcext:value-type="float">
            <text:p>0.018632997</text:p>
          </table:table-cell>
          <table:table-cell office:value-type="float" office:value="1.4523774" calcext:value-type="float">
            <text:p>1.4523774</text:p>
          </table:table-cell>
          <table:table-cell table:formula="of:=AVERAGE([.B84:.K84])" office:value-type="float" office:value="1.0887364113" calcext:value-type="float">
            <text:p>1.0887364113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0.067362286" calcext:value-type="float">
            <text:p>0.067362286</text:p>
          </table:table-cell>
          <table:table-cell office:value-type="float" office:value="0.86825347" calcext:value-type="float">
            <text:p>0.86825347</text:p>
          </table:table-cell>
          <table:table-cell office:value-type="float" office:value="0.09461759" calcext:value-type="float">
            <text:p>0.09461759</text:p>
          </table:table-cell>
          <table:table-cell office:value-type="float" office:value="3.278114" calcext:value-type="float">
            <text:p>3.278114</text:p>
          </table:table-cell>
          <table:table-cell office:value-type="float" office:value="1.9755396" calcext:value-type="float">
            <text:p>1.9755396</text:p>
          </table:table-cell>
          <table:table-cell office:value-type="float" office:value="2.8650198" calcext:value-type="float">
            <text:p>2.8650198</text:p>
          </table:table-cell>
          <table:table-cell office:value-type="float" office:value="0.9115535" calcext:value-type="float">
            <text:p>0.9115535</text:p>
          </table:table-cell>
          <table:table-cell office:value-type="float" office:value="0.09232807" calcext:value-type="float">
            <text:p>0.09232807</text:p>
          </table:table-cell>
          <table:table-cell office:value-type="float" office:value="0.013015122" calcext:value-type="float">
            <text:p>0.013015122</text:p>
          </table:table-cell>
          <table:table-cell office:value-type="float" office:value="1.5885518" calcext:value-type="float">
            <text:p>1.5885518</text:p>
          </table:table-cell>
          <table:table-cell table:formula="of:=AVERAGE([.B85:.K85])" office:value-type="float" office:value="1.1754355238" calcext:value-type="float">
            <text:p>1.1754355238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0.08833324" calcext:value-type="float">
            <text:p>0.08833324</text:p>
          </table:table-cell>
          <table:table-cell office:value-type="float" office:value="0.9061862" calcext:value-type="float">
            <text:p>0.9061862</text:p>
          </table:table-cell>
          <table:table-cell office:value-type="float" office:value="0.09896276" calcext:value-type="float">
            <text:p>0.09896276</text:p>
          </table:table-cell>
          <table:table-cell office:value-type="float" office:value="3.2723656" calcext:value-type="float">
            <text:p>3.2723656</text:p>
          </table:table-cell>
          <table:table-cell office:value-type="float" office:value="2.1274881" calcext:value-type="float">
            <text:p>2.1274881</text:p>
          </table:table-cell>
          <table:table-cell office:value-type="float" office:value="2.875738" calcext:value-type="float">
            <text:p>2.875738</text:p>
          </table:table-cell>
          <table:table-cell office:value-type="float" office:value="0.36880893" calcext:value-type="float">
            <text:p>0.36880893</text:p>
          </table:table-cell>
          <table:table-cell office:value-type="float" office:value="0.14497212" calcext:value-type="float">
            <text:p>0.14497212</text:p>
          </table:table-cell>
          <table:table-cell office:value-type="float" office:value="0.015641741" calcext:value-type="float">
            <text:p>0.015641741</text:p>
          </table:table-cell>
          <table:table-cell office:value-type="float" office:value="1.3548179" calcext:value-type="float">
            <text:p>1.3548179</text:p>
          </table:table-cell>
          <table:table-cell table:formula="of:=AVERAGE([.B86:.K86])" office:value-type="float" office:value="1.1253314591" calcext:value-type="float">
            <text:p>1.1253314591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0.068347625" calcext:value-type="float">
            <text:p>0.068347625</text:p>
          </table:table-cell>
          <table:table-cell office:value-type="float" office:value="0.90168613" calcext:value-type="float">
            <text:p>0.90168613</text:p>
          </table:table-cell>
          <table:table-cell office:value-type="float" office:value="0.093634315" calcext:value-type="float">
            <text:p>0.093634315</text:p>
          </table:table-cell>
          <table:table-cell office:value-type="float" office:value="2.2068927" calcext:value-type="float">
            <text:p>2.2068927</text:p>
          </table:table-cell>
          <table:table-cell office:value-type="float" office:value="1.7161987" calcext:value-type="float">
            <text:p>1.7161987</text:p>
          </table:table-cell>
          <table:table-cell office:value-type="float" office:value="2.9673157" calcext:value-type="float">
            <text:p>2.9673157</text:p>
          </table:table-cell>
          <table:table-cell office:value-type="float" office:value="0.7616399" calcext:value-type="float">
            <text:p>0.7616399</text:p>
          </table:table-cell>
          <table:table-cell office:value-type="float" office:value="0.09266946" calcext:value-type="float">
            <text:p>0.09266946</text:p>
          </table:table-cell>
          <table:table-cell office:value-type="float" office:value="0.021117628" calcext:value-type="float">
            <text:p>0.021117628</text:p>
          </table:table-cell>
          <table:table-cell office:value-type="float" office:value="1.9663503" calcext:value-type="float">
            <text:p>1.9663503</text:p>
          </table:table-cell>
          <table:table-cell table:formula="of:=AVERAGE([.B87:.K87])" office:value-type="float" office:value="1.0795852458" calcext:value-type="float">
            <text:p>1.0795852458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0.06729414" calcext:value-type="float">
            <text:p>0.06729414</text:p>
          </table:table-cell>
          <table:table-cell office:value-type="float" office:value="0.863172" calcext:value-type="float">
            <text:p>0.863172</text:p>
          </table:table-cell>
          <table:table-cell office:value-type="float" office:value="0.091456704" calcext:value-type="float">
            <text:p>0.091456704</text:p>
          </table:table-cell>
          <table:table-cell office:value-type="float" office:value="2.8505764" calcext:value-type="float">
            <text:p>2.8505764</text:p>
          </table:table-cell>
          <table:table-cell office:value-type="float" office:value="2.089266" calcext:value-type="float">
            <text:p>2.089266</text:p>
          </table:table-cell>
          <table:table-cell office:value-type="float" office:value="2.9113483" calcext:value-type="float">
            <text:p>2.9113483</text:p>
          </table:table-cell>
          <table:table-cell office:value-type="float" office:value="0.880712" calcext:value-type="float">
            <text:p>0.880712</text:p>
          </table:table-cell>
          <table:table-cell office:value-type="float" office:value="0.13725317" calcext:value-type="float">
            <text:p>0.13725317</text:p>
          </table:table-cell>
          <table:table-cell office:value-type="float" office:value="0.022550276" calcext:value-type="float">
            <text:p>0.022550276</text:p>
          </table:table-cell>
          <table:table-cell office:value-type="float" office:value="1.6813675" calcext:value-type="float">
            <text:p>1.6813675</text:p>
          </table:table-cell>
          <table:table-cell table:formula="of:=AVERAGE([.B88:.K88])" office:value-type="float" office:value="1.159499649" calcext:value-type="float">
            <text:p>1.159499649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0.08354298" calcext:value-type="float">
            <text:p>0.08354298</text:p>
          </table:table-cell>
          <table:table-cell office:value-type="float" office:value="0.90594965" calcext:value-type="float">
            <text:p>0.90594965</text:p>
          </table:table-cell>
          <table:table-cell office:value-type="float" office:value="0.06855156" calcext:value-type="float">
            <text:p>0.06855156</text:p>
          </table:table-cell>
          <table:table-cell office:value-type="float" office:value="3.278546" calcext:value-type="float">
            <text:p>3.278546</text:p>
          </table:table-cell>
          <table:table-cell office:value-type="float" office:value="1.5742873" calcext:value-type="float">
            <text:p>1.5742873</text:p>
          </table:table-cell>
          <table:table-cell office:value-type="float" office:value="2.5832014" calcext:value-type="float">
            <text:p>2.5832014</text:p>
          </table:table-cell>
          <table:table-cell office:value-type="float" office:value="0.8145101" calcext:value-type="float">
            <text:p>0.8145101</text:p>
          </table:table-cell>
          <table:table-cell office:value-type="float" office:value="0.13420291" calcext:value-type="float">
            <text:p>0.13420291</text:p>
          </table:table-cell>
          <table:table-cell office:value-type="float" office:value="0.0033659737" calcext:value-type="float">
            <text:p>0.0033659737</text:p>
          </table:table-cell>
          <table:table-cell office:value-type="float" office:value="1.9933972" calcext:value-type="float">
            <text:p>1.9933972</text:p>
          </table:table-cell>
          <table:table-cell table:formula="of:=AVERAGE([.B89:.K89])" office:value-type="float" office:value="1.14395550737" calcext:value-type="float">
            <text:p>1.14395550737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0.0803479" calcext:value-type="float">
            <text:p>0.0803479</text:p>
          </table:table-cell>
          <table:table-cell office:value-type="float" office:value="0.71487975" calcext:value-type="float">
            <text:p>0.71487975</text:p>
          </table:table-cell>
          <table:table-cell office:value-type="float" office:value="0.119543895" calcext:value-type="float">
            <text:p>0.119543895</text:p>
          </table:table-cell>
          <table:table-cell office:value-type="float" office:value="2.1621675" calcext:value-type="float">
            <text:p>2.1621675</text:p>
          </table:table-cell>
          <table:table-cell office:value-type="float" office:value="2.052782" calcext:value-type="float">
            <text:p>2.052782</text:p>
          </table:table-cell>
          <table:table-cell office:value-type="float" office:value="2.9149234" calcext:value-type="float">
            <text:p>2.9149234</text:p>
          </table:table-cell>
          <table:table-cell office:value-type="float" office:value="0.90057665" calcext:value-type="float">
            <text:p>0.90057665</text:p>
          </table:table-cell>
          <table:table-cell office:value-type="float" office:value="0.14497212" calcext:value-type="float">
            <text:p>0.14497212</text:p>
          </table:table-cell>
          <table:table-cell office:value-type="float" office:value="0.02580265" calcext:value-type="float">
            <text:p>0.02580265</text:p>
          </table:table-cell>
          <table:table-cell office:value-type="float" office:value="1.6994003" calcext:value-type="float">
            <text:p>1.6994003</text:p>
          </table:table-cell>
          <table:table-cell table:formula="of:=AVERAGE([.B90:.K90])" office:value-type="float" office:value="1.0815396165" calcext:value-type="float">
            <text:p>1.0815396165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0.087532885" calcext:value-type="float">
            <text:p>0.087532885</text:p>
          </table:table-cell>
          <table:table-cell office:value-type="float" office:value="0.90603375" calcext:value-type="float">
            <text:p>0.90603375</text:p>
          </table:table-cell>
          <table:table-cell office:value-type="float" office:value="0.14253643" calcext:value-type="float">
            <text:p>0.14253643</text:p>
          </table:table-cell>
          <table:table-cell office:value-type="float" office:value="1.6099423" calcext:value-type="float">
            <text:p>1.6099423</text:p>
          </table:table-cell>
          <table:table-cell office:value-type="float" office:value="1.8843796" calcext:value-type="float">
            <text:p>1.8843796</text:p>
          </table:table-cell>
          <table:table-cell office:value-type="float" office:value="2.9148893" calcext:value-type="float">
            <text:p>2.9148893</text:p>
          </table:table-cell>
          <table:table-cell office:value-type="float" office:value="0.8960113" calcext:value-type="float">
            <text:p>0.8960113</text:p>
          </table:table-cell>
          <table:table-cell office:value-type="float" office:value="0.13734941" calcext:value-type="float">
            <text:p>0.13734941</text:p>
          </table:table-cell>
          <table:table-cell office:value-type="float" office:value="0.019328043" calcext:value-type="float">
            <text:p>0.019328043</text:p>
          </table:table-cell>
          <table:table-cell office:value-type="float" office:value="2.0040164" calcext:value-type="float">
            <text:p>2.0040164</text:p>
          </table:table-cell>
          <table:table-cell table:formula="of:=AVERAGE([.B91:.K91])" office:value-type="float" office:value="1.0602019418" calcext:value-type="float">
            <text:p>1.0602019418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0.089625135" calcext:value-type="float">
            <text:p>0.089625135</text:p>
          </table:table-cell>
          <table:table-cell office:value-type="float" office:value="0.91711724" calcext:value-type="float">
            <text:p>0.91711724</text:p>
          </table:table-cell>
          <table:table-cell office:value-type="float" office:value="0.15797353" calcext:value-type="float">
            <text:p>0.15797353</text:p>
          </table:table-cell>
          <table:table-cell office:value-type="float" office:value="1.6753931" calcext:value-type="float">
            <text:p>1.6753931</text:p>
          </table:table-cell>
          <table:table-cell office:value-type="float" office:value="2.0115554" calcext:value-type="float">
            <text:p>2.0115554</text:p>
          </table:table-cell>
          <table:table-cell office:value-type="float" office:value="2.9279194" calcext:value-type="float">
            <text:p>2.9279194</text:p>
          </table:table-cell>
          <table:table-cell office:value-type="float" office:value="0.8141906" calcext:value-type="float">
            <text:p>0.8141906</text:p>
          </table:table-cell>
          <table:table-cell office:value-type="float" office:value="0.09211087" calcext:value-type="float">
            <text:p>0.09211087</text:p>
          </table:table-cell>
          <table:table-cell office:value-type="float" office:value="0.02389048" calcext:value-type="float">
            <text:p>0.02389048</text:p>
          </table:table-cell>
          <table:table-cell office:value-type="float" office:value="1.7102622" calcext:value-type="float">
            <text:p>1.7102622</text:p>
          </table:table-cell>
          <table:table-cell table:formula="of:=AVERAGE([.B92:.K92])" office:value-type="float" office:value="1.0420037955" calcext:value-type="float">
            <text:p>1.0420037955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0.087532885" calcext:value-type="float">
            <text:p>0.087532885</text:p>
          </table:table-cell>
          <table:table-cell office:value-type="float" office:value="0.869478" calcext:value-type="float">
            <text:p>0.869478</text:p>
          </table:table-cell>
          <table:table-cell office:value-type="float" office:value="0.11260844" calcext:value-type="float">
            <text:p>0.11260844</text:p>
          </table:table-cell>
          <table:table-cell office:value-type="float" office:value="1.6775229" calcext:value-type="float">
            <text:p>1.6775229</text:p>
          </table:table-cell>
          <table:table-cell office:value-type="float" office:value="1.8233265" calcext:value-type="float">
            <text:p>1.8233265</text:p>
          </table:table-cell>
          <table:table-cell office:value-type="float" office:value="2.8571627" calcext:value-type="float">
            <text:p>2.8571627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09023584" calcext:value-type="float">
            <text:p>0.09023584</text:p>
          </table:table-cell>
          <table:table-cell office:value-type="float" office:value="0.0177484" calcext:value-type="float">
            <text:p>0.0177484</text:p>
          </table:table-cell>
          <table:table-cell office:value-type="float" office:value="1.9701027" calcext:value-type="float">
            <text:p>1.9701027</text:p>
          </table:table-cell>
          <table:table-cell table:formula="of:=AVERAGE([.B93:.K93])" office:value-type="float" office:value="1.0312403365" calcext:value-type="float">
            <text:p>1.0312403365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0.08241408" calcext:value-type="float">
            <text:p>0.08241408</text:p>
          </table:table-cell>
          <table:table-cell office:value-type="float" office:value="0.9782258" calcext:value-type="float">
            <text:p>0.9782258</text:p>
          </table:table-cell>
          <table:table-cell office:value-type="float" office:value="0.17765972" calcext:value-type="float">
            <text:p>0.17765972</text:p>
          </table:table-cell>
          <table:table-cell office:value-type="float" office:value="2.9866445" calcext:value-type="float">
            <text:p>2.9866445</text:p>
          </table:table-cell>
          <table:table-cell office:value-type="float" office:value="1.8566073" calcext:value-type="float">
            <text:p>1.8566073</text:p>
          </table:table-cell>
          <table:table-cell office:value-type="float" office:value="2.8545313" calcext:value-type="float">
            <text:p>2.8545313</text:p>
          </table:table-cell>
          <table:table-cell office:value-type="float" office:value="0.7436676" calcext:value-type="float">
            <text:p>0.7436676</text:p>
          </table:table-cell>
          <table:table-cell office:value-type="float" office:value="0.09323477" calcext:value-type="float">
            <text:p>0.09323477</text:p>
          </table:table-cell>
          <table:table-cell office:value-type="float" office:value="0.101065606" calcext:value-type="float">
            <text:p>0.101065606</text:p>
          </table:table-cell>
          <table:table-cell office:value-type="float" office:value="2.0844562" calcext:value-type="float">
            <text:p>2.0844562</text:p>
          </table:table-cell>
          <table:table-cell table:formula="of:=AVERAGE([.B94:.K94])" office:value-type="float" office:value="1.1958506876" calcext:value-type="float">
            <text:p>1.1958506876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0.094274394" calcext:value-type="float">
            <text:p>0.094274394</text:p>
          </table:table-cell>
          <table:table-cell office:value-type="float" office:value="0.92271966" calcext:value-type="float">
            <text:p>0.92271966</text:p>
          </table:table-cell>
          <table:table-cell office:value-type="float" office:value="0.13218145" calcext:value-type="float">
            <text:p>0.13218145</text:p>
          </table:table-cell>
          <table:table-cell office:value-type="float" office:value="1.5975211" calcext:value-type="float">
            <text:p>1.5975211</text:p>
          </table:table-cell>
          <table:table-cell office:value-type="float" office:value="1.9625971" calcext:value-type="float">
            <text:p>1.9625971</text:p>
          </table:table-cell>
          <table:table-cell office:value-type="float" office:value="2.9147904" calcext:value-type="float">
            <text:p>2.9147904</text:p>
          </table:table-cell>
          <table:table-cell office:value-type="float" office:value="0.84925926" calcext:value-type="float">
            <text:p>0.84925926</text:p>
          </table:table-cell>
          <table:table-cell office:value-type="float" office:value="0.097597055" calcext:value-type="float">
            <text:p>0.097597055</text:p>
          </table:table-cell>
          <table:table-cell office:value-type="float" office:value="0.07178349" calcext:value-type="float">
            <text:p>0.07178349</text:p>
          </table:table-cell>
          <table:table-cell office:value-type="float" office:value="0.41266778" calcext:value-type="float">
            <text:p>0.41266778</text:p>
          </table:table-cell>
          <table:table-cell table:formula="of:=AVERAGE([.B95:.K95])" office:value-type="float" office:value="0.9055391689" calcext:value-type="float">
            <text:p>0.9055391689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0.08627177" calcext:value-type="float">
            <text:p>0.08627177</text:p>
          </table:table-cell>
          <table:table-cell office:value-type="float" office:value="0.94044787" calcext:value-type="float">
            <text:p>0.94044787</text:p>
          </table:table-cell>
          <table:table-cell office:value-type="float" office:value="0.08807203" calcext:value-type="float">
            <text:p>0.08807203</text:p>
          </table:table-cell>
          <table:table-cell office:value-type="float" office:value="2.969462" calcext:value-type="float">
            <text:p>2.969462</text:p>
          </table:table-cell>
          <table:table-cell office:value-type="float" office:value="1.9689541" calcext:value-type="float">
            <text:p>1.9689541</text:p>
          </table:table-cell>
          <table:table-cell office:value-type="float" office:value="2.612374" calcext:value-type="float">
            <text:p>2.612374</text:p>
          </table:table-cell>
          <table:table-cell office:value-type="float" office:value="0.84925926" calcext:value-type="float">
            <text:p>0.84925926</text:p>
          </table:table-cell>
          <table:table-cell office:value-type="float" office:value="0.097597055" calcext:value-type="float">
            <text:p>0.097597055</text:p>
          </table:table-cell>
          <table:table-cell office:value-type="float" office:value="0.087153606" calcext:value-type="float">
            <text:p>0.087153606</text:p>
          </table:table-cell>
          <table:table-cell office:value-type="float" office:value="1.6145405" calcext:value-type="float">
            <text:p>1.6145405</text:p>
          </table:table-cell>
          <table:table-cell table:formula="of:=AVERAGE([.B96:.K96])" office:value-type="float" office:value="1.1314132191" calcext:value-type="float">
            <text:p>1.131413219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0.08210223" calcext:value-type="float">
            <text:p>0.08210223</text:p>
          </table:table-cell>
          <table:table-cell office:value-type="float" office:value="0.95956665" calcext:value-type="float">
            <text:p>0.95956665</text:p>
          </table:table-cell>
          <table:table-cell office:value-type="float" office:value="0.18469274" calcext:value-type="float">
            <text:p>0.18469274</text:p>
          </table:table-cell>
          <table:table-cell office:value-type="float" office:value="3.2643588" calcext:value-type="float">
            <text:p>3.2643588</text:p>
          </table:table-cell>
          <table:table-cell office:value-type="float" office:value="2.0153446" calcext:value-type="float">
            <text:p>2.0153446</text:p>
          </table:table-cell>
          <table:table-cell office:value-type="float" office:value="3.0028682" calcext:value-type="float">
            <text:p>3.0028682</text:p>
          </table:table-cell>
          <table:table-cell office:value-type="float" office:value="0.7261198" calcext:value-type="float">
            <text:p>0.7261198</text:p>
          </table:table-cell>
          <table:table-cell office:value-type="float" office:value="0.1176825" calcext:value-type="float">
            <text:p>0.1176825</text:p>
          </table:table-cell>
          <table:table-cell office:value-type="float" office:value="0.037596043" calcext:value-type="float">
            <text:p>0.037596043</text:p>
          </table:table-cell>
          <table:table-cell office:value-type="float" office:value="1.9738553" calcext:value-type="float">
            <text:p>1.9738553</text:p>
          </table:table-cell>
          <table:table-cell table:formula="of:=AVERAGE([.B97:.K97])" office:value-type="float" office:value="1.2364186863" calcext:value-type="float">
            <text:p>1.2364186863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0.06700215" calcext:value-type="float">
            <text:p>0.06700215</text:p>
          </table:table-cell>
          <table:table-cell office:value-type="float" office:value="0.85891837" calcext:value-type="float">
            <text:p>0.85891837</text:p>
          </table:table-cell>
          <table:table-cell office:value-type="float" office:value="0.16032341" calcext:value-type="float">
            <text:p>0.16032341</text:p>
          </table:table-cell>
          <table:table-cell office:value-type="float" office:value="3.0805364" calcext:value-type="float">
            <text:p>3.0805364</text:p>
          </table:table-cell>
          <table:table-cell office:value-type="float" office:value="1.7251762" calcext:value-type="float">
            <text:p>1.7251762</text:p>
          </table:table-cell>
          <table:table-cell office:value-type="float" office:value="2.9288554" calcext:value-type="float">
            <text:p>2.9288554</text:p>
          </table:table-cell>
          <table:table-cell office:value-type="float" office:value="0.84925926" calcext:value-type="float">
            <text:p>0.84925926</text:p>
          </table:table-cell>
          <table:table-cell office:value-type="float" office:value="0.13065195" calcext:value-type="float">
            <text:p>0.13065195</text:p>
          </table:table-cell>
          <table:table-cell office:value-type="float" office:value="0.08855207" calcext:value-type="float">
            <text:p>0.08855207</text:p>
          </table:table-cell>
          <table:table-cell office:value-type="float" office:value="1.3327676" calcext:value-type="float">
            <text:p>1.3327676</text:p>
          </table:table-cell>
          <table:table-cell table:formula="of:=AVERAGE([.B98:.K98])" office:value-type="float" office:value="1.122204281" calcext:value-type="float">
            <text:p>1.122204281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0.0689511" calcext:value-type="float">
            <text:p>0.0689511</text:p>
          </table:table-cell>
          <table:table-cell office:value-type="float" office:value="0.8206123" calcext:value-type="float">
            <text:p>0.8206123</text:p>
          </table:table-cell>
          <table:table-cell office:value-type="float" office:value="0.15715045" calcext:value-type="float">
            <text:p>0.15715045</text:p>
          </table:table-cell>
          <table:table-cell office:value-type="float" office:value="1.5318606" calcext:value-type="float">
            <text:p>1.5318606</text:p>
          </table:table-cell>
          <table:table-cell office:value-type="float" office:value="2.054622" calcext:value-type="float">
            <text:p>2.054622</text:p>
          </table:table-cell>
          <table:table-cell office:value-type="float" office:value="3.0500336" calcext:value-type="float">
            <text:p>3.0500336</text:p>
          </table:table-cell>
          <table:table-cell office:value-type="float" office:value="0.8484434" calcext:value-type="float">
            <text:p>0.8484434</text:p>
          </table:table-cell>
          <table:table-cell office:value-type="float" office:value="0.09293175" calcext:value-type="float">
            <text:p>0.09293175</text:p>
          </table:table-cell>
          <table:table-cell office:value-type="float" office:value="0.029490579" calcext:value-type="float">
            <text:p>0.029490579</text:p>
          </table:table-cell>
          <table:table-cell office:value-type="float" office:value="1.9571809" calcext:value-type="float">
            <text:p>1.9571809</text:p>
          </table:table-cell>
          <table:table-cell table:formula="of:=AVERAGE([.B99:.K99])" office:value-type="float" office:value="1.0611276679" calcext:value-type="float">
            <text:p>1.0611276679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0.09760828" calcext:value-type="float">
            <text:p>0.09760828</text:p>
          </table:table-cell>
          <table:table-cell office:value-type="float" office:value="0.8206123" calcext:value-type="float">
            <text:p>0.8206123</text:p>
          </table:table-cell>
          <table:table-cell office:value-type="float" office:value="0.15679038" calcext:value-type="float">
            <text:p>0.15679038</text:p>
          </table:table-cell>
          <table:table-cell office:value-type="float" office:value="3.2022128" calcext:value-type="float">
            <text:p>3.2022128</text:p>
          </table:table-cell>
          <table:table-cell office:value-type="float" office:value="2.0613127" calcext:value-type="float">
            <text:p>2.0613127</text:p>
          </table:table-cell>
          <table:table-cell office:value-type="float" office:value="3.0930703" calcext:value-type="float">
            <text:p>3.0930703</text:p>
          </table:table-cell>
          <table:table-cell office:value-type="float" office:value="0.7398961" calcext:value-type="float">
            <text:p>0.7398961</text:p>
          </table:table-cell>
          <table:table-cell office:value-type="float" office:value="0.14885272" calcext:value-type="float">
            <text:p>0.14885272</text:p>
          </table:table-cell>
          <table:table-cell office:value-type="float" office:value="0.07863593" calcext:value-type="float">
            <text:p>0.07863593</text:p>
          </table:table-cell>
          <table:table-cell office:value-type="float" office:value="1.4999417" calcext:value-type="float">
            <text:p>1.4999417</text:p>
          </table:table-cell>
          <table:table-cell table:formula="of:=AVERAGE([.B100:.K100])" office:value-type="float" office:value="1.189893321" calcext:value-type="float">
            <text:p>1.189893321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0.10172087" calcext:value-type="float">
            <text:p>0.10172087</text:p>
          </table:table-cell>
          <table:table-cell office:value-type="float" office:value="0.9791579" calcext:value-type="float">
            <text:p>0.9791579</text:p>
          </table:table-cell>
          <table:table-cell office:value-type="float" office:value="0.13153042" calcext:value-type="float">
            <text:p>0.13153042</text:p>
          </table:table-cell>
          <table:table-cell office:value-type="float" office:value="3.0987194" calcext:value-type="float">
            <text:p>3.0987194</text:p>
          </table:table-cell>
          <table:table-cell office:value-type="float" office:value="2.1042788" calcext:value-type="float">
            <text:p>2.1042788</text:p>
          </table:table-cell>
          <table:table-cell office:value-type="float" office:value="3.090837" calcext:value-type="float">
            <text:p>3.090837</text:p>
          </table:table-cell>
          <table:table-cell office:value-type="float" office:value="0.8094359" calcext:value-type="float">
            <text:p>0.8094359</text:p>
          </table:table-cell>
          <table:table-cell office:value-type="float" office:value="0.24081329" calcext:value-type="float">
            <text:p>0.24081329</text:p>
          </table:table-cell>
          <table:table-cell office:value-type="float" office:value="0.034680437" calcext:value-type="float">
            <text:p>0.034680437</text:p>
          </table:table-cell>
          <table:table-cell office:value-type="float" office:value="1.9965887" calcext:value-type="float">
            <text:p>1.9965887</text:p>
          </table:table-cell>
          <table:table-cell table:formula="of:=AVERAGE([.B101:.K101])" office:value-type="float" office:value="1.2587762717" calcext:value-type="float">
            <text:p>1.2587762717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0.068347625" calcext:value-type="float">
            <text:p>0.068347625</text:p>
          </table:table-cell>
          <table:table-cell office:value-type="float" office:value="0.91158086" calcext:value-type="float">
            <text:p>0.91158086</text:p>
          </table:table-cell>
          <table:table-cell office:value-type="float" office:value="0.091456704" calcext:value-type="float">
            <text:p>0.091456704</text:p>
          </table:table-cell>
          <table:table-cell office:value-type="float" office:value="3.2124724" calcext:value-type="float">
            <text:p>3.2124724</text:p>
          </table:table-cell>
          <table:table-cell office:value-type="float" office:value="2.254133" calcext:value-type="float">
            <text:p>2.254133</text:p>
          </table:table-cell>
          <table:table-cell office:value-type="float" office:value="2.9087493" calcext:value-type="float">
            <text:p>2.9087493</text:p>
          </table:table-cell>
          <table:table-cell office:value-type="float" office:value="0.8501657" calcext:value-type="float">
            <text:p>0.8501657</text:p>
          </table:table-cell>
          <table:table-cell office:value-type="float" office:value="0.14885272" calcext:value-type="float">
            <text:p>0.14885272</text:p>
          </table:table-cell>
          <table:table-cell office:value-type="float" office:value="0.07206427" calcext:value-type="float">
            <text:p>0.07206427</text:p>
          </table:table-cell>
          <table:table-cell office:value-type="float" office:value="1.7530972" calcext:value-type="float">
            <text:p>1.7530972</text:p>
          </table:table-cell>
          <table:table-cell table:formula="of:=AVERAGE([.B102:.K102])" office:value-type="float" office:value="1.2270919779" calcext:value-type="float">
            <text:p>1.2270919779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0.094274394" calcext:value-type="float">
            <text:p>0.094274394</text:p>
          </table:table-cell>
          <table:table-cell office:value-type="float" office:value="0.9817201" calcext:value-type="float">
            <text:p>0.9817201</text:p>
          </table:table-cell>
          <table:table-cell office:value-type="float" office:value="0.15916593" calcext:value-type="float">
            <text:p>0.15916593</text:p>
          </table:table-cell>
          <table:table-cell office:value-type="float" office:value="2.716627" calcext:value-type="float">
            <text:p>2.716627</text:p>
          </table:table-cell>
          <table:table-cell office:value-type="float" office:value="2.294316" calcext:value-type="float">
            <text:p>2.294316</text:p>
          </table:table-cell>
          <table:table-cell office:value-type="float" office:value="2.503313" calcext:value-type="float">
            <text:p>2.503313</text:p>
          </table:table-cell>
          <table:table-cell office:value-type="float" office:value="0.83760583" calcext:value-type="float">
            <text:p>0.83760583</text:p>
          </table:table-cell>
          <table:table-cell office:value-type="float" office:value="0.3186482" calcext:value-type="float">
            <text:p>0.3186482</text:p>
          </table:table-cell>
          <table:table-cell office:value-type="float" office:value="0.07206427" calcext:value-type="float">
            <text:p>0.07206427</text:p>
          </table:table-cell>
          <table:table-cell office:value-type="float" office:value="1.3873228" calcext:value-type="float">
            <text:p>1.3873228</text:p>
          </table:table-cell>
          <table:table-cell table:formula="of:=AVERAGE([.B103:.K103])" office:value-type="float" office:value="1.1365057524" calcext:value-type="float">
            <text:p>1.1365057524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0.100587584" calcext:value-type="float">
            <text:p>0.100587584</text:p>
          </table:table-cell>
          <table:table-cell office:value-type="float" office:value="0.90070754" calcext:value-type="float">
            <text:p>0.90070754</text:p>
          </table:table-cell>
          <table:table-cell office:value-type="float" office:value="0.18320358" calcext:value-type="float">
            <text:p>0.18320358</text:p>
          </table:table-cell>
          <table:table-cell office:value-type="float" office:value="2.785761" calcext:value-type="float">
            <text:p>2.785761</text:p>
          </table:table-cell>
          <table:table-cell office:value-type="float" office:value="2.001428" calcext:value-type="float">
            <text:p>2.001428</text:p>
          </table:table-cell>
          <table:table-cell office:value-type="float" office:value="2.8604326" calcext:value-type="float">
            <text:p>2.8604326</text:p>
          </table:table-cell>
          <table:table-cell office:value-type="float" office:value="0.88450164" calcext:value-type="float">
            <text:p>0.88450164</text:p>
          </table:table-cell>
          <table:table-cell office:value-type="float" office:value="0.14835076" calcext:value-type="float">
            <text:p>0.14835076</text:p>
          </table:table-cell>
          <table:table-cell office:value-type="float" office:value="0.032921523" calcext:value-type="float">
            <text:p>0.032921523</text:p>
          </table:table-cell>
          <table:table-cell office:value-type="float" office:value="1.9939165" calcext:value-type="float">
            <text:p>1.9939165</text:p>
          </table:table-cell>
          <table:table-cell table:formula="of:=AVERAGE([.B104:.K104])" office:value-type="float" office:value="1.1891810727" calcext:value-type="float">
            <text:p>1.1891810727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0.09813667" calcext:value-type="float">
            <text:p>0.09813667</text:p>
          </table:table-cell>
          <table:table-cell office:value-type="float" office:value="0.9233598" calcext:value-type="float">
            <text:p>0.9233598</text:p>
          </table:table-cell>
          <table:table-cell office:value-type="float" office:value="0.09118797" calcext:value-type="float">
            <text:p>0.09118797</text:p>
          </table:table-cell>
          <table:table-cell office:value-type="float" office:value="3.2027273" calcext:value-type="float">
            <text:p>3.2027273</text:p>
          </table:table-cell>
          <table:table-cell office:value-type="float" office:value="2.1823642" calcext:value-type="float">
            <text:p>2.1823642</text:p>
          </table:table-cell>
          <table:table-cell office:value-type="float" office:value="2.9001691" calcext:value-type="float">
            <text:p>2.9001691</text:p>
          </table:table-cell>
          <table:table-cell office:value-type="float" office:value="0.8841329" calcext:value-type="float">
            <text:p>0.8841329</text:p>
          </table:table-cell>
          <table:table-cell office:value-type="float" office:value="0.22114854" calcext:value-type="float">
            <text:p>0.22114854</text:p>
          </table:table-cell>
          <table:table-cell office:value-type="float" office:value="0.014750703" calcext:value-type="float">
            <text:p>0.014750703</text:p>
          </table:table-cell>
          <table:table-cell office:value-type="float" office:value="1.9628279" calcext:value-type="float">
            <text:p>1.9628279</text:p>
          </table:table-cell>
          <table:table-cell table:formula="of:=AVERAGE([.B105:.K105])" office:value-type="float" office:value="1.2480805083" calcext:value-type="float">
            <text:p>1.2480805083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0.08241408" calcext:value-type="float">
            <text:p>0.08241408</text:p>
          </table:table-cell>
          <table:table-cell office:value-type="float" office:value="0.9608833" calcext:value-type="float">
            <text:p>0.9608833</text:p>
          </table:table-cell>
          <table:table-cell office:value-type="float" office:value="0.0933591" calcext:value-type="float">
            <text:p>0.0933591</text:p>
          </table:table-cell>
          <table:table-cell office:value-type="float" office:value="2.9365356" calcext:value-type="float">
            <text:p>2.9365356</text:p>
          </table:table-cell>
          <table:table-cell office:value-type="float" office:value="2.2645156" calcext:value-type="float">
            <text:p>2.2645156</text:p>
          </table:table-cell>
          <table:table-cell office:value-type="float" office:value="2.8417568" calcext:value-type="float">
            <text:p>2.8417568</text:p>
          </table:table-cell>
          <table:table-cell office:value-type="float" office:value="0.7889674" calcext:value-type="float">
            <text:p>0.7889674</text:p>
          </table:table-cell>
          <table:table-cell office:value-type="float" office:value="0.3055469" calcext:value-type="float">
            <text:p>0.3055469</text:p>
          </table:table-cell>
          <table:table-cell office:value-type="float" office:value="0.026335772" calcext:value-type="float">
            <text:p>0.026335772</text:p>
          </table:table-cell>
          <table:table-cell office:value-type="float" office:value="2.0568845" calcext:value-type="float">
            <text:p>2.0568845</text:p>
          </table:table-cell>
          <table:table-cell table:formula="of:=AVERAGE([.B106:.K106])" office:value-type="float" office:value="1.2357199052" calcext:value-type="float">
            <text:p>1.2357199052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0.08286942" calcext:value-type="float">
            <text:p>0.08286942</text:p>
          </table:table-cell>
          <table:table-cell office:value-type="float" office:value="0.99676925" calcext:value-type="float">
            <text:p>0.99676925</text:p>
          </table:table-cell>
          <table:table-cell office:value-type="float" office:value="0.09623532" calcext:value-type="float">
            <text:p>0.09623532</text:p>
          </table:table-cell>
          <table:table-cell office:value-type="float" office:value="1.5794513" calcext:value-type="float">
            <text:p>1.5794513</text:p>
          </table:table-cell>
          <table:table-cell office:value-type="float" office:value="2.277309" calcext:value-type="float">
            <text:p>2.277309</text:p>
          </table:table-cell>
          <table:table-cell office:value-type="float" office:value="2.8507187" calcext:value-type="float">
            <text:p>2.8507187</text:p>
          </table:table-cell>
          <table:table-cell office:value-type="float" office:value="0.88700324" calcext:value-type="float">
            <text:p>0.88700324</text:p>
          </table:table-cell>
          <table:table-cell office:value-type="float" office:value="0.22301367" calcext:value-type="float">
            <text:p>0.22301367</text:p>
          </table:table-cell>
          <table:table-cell office:value-type="float" office:value="0.030017503" calcext:value-type="float">
            <text:p>0.030017503</text:p>
          </table:table-cell>
          <table:table-cell office:value-type="float" office:value="1.3455837" calcext:value-type="float">
            <text:p>1.3455837</text:p>
          </table:table-cell>
          <table:table-cell table:formula="of:=AVERAGE([.B107:.K107])" office:value-type="float" office:value="1.0368971103" calcext:value-type="float">
            <text:p>1.0368971103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0.06723232" calcext:value-type="float">
            <text:p>0.06723232</text:p>
          </table:table-cell>
          <table:table-cell office:value-type="float" office:value="0.9835758" calcext:value-type="float">
            <text:p>0.9835758</text:p>
          </table:table-cell>
          <table:table-cell office:value-type="float" office:value="0.08914397" calcext:value-type="float">
            <text:p>0.08914397</text:p>
          </table:table-cell>
          <table:table-cell office:value-type="float" office:value="3.202172" calcext:value-type="float">
            <text:p>3.202172</text:p>
          </table:table-cell>
          <table:table-cell office:value-type="float" office:value="2.2931933" calcext:value-type="float">
            <text:p>2.2931933</text:p>
          </table:table-cell>
          <table:table-cell office:value-type="float" office:value="2.8586087" calcext:value-type="float">
            <text:p>2.8586087</text:p>
          </table:table-cell>
          <table:table-cell office:value-type="float" office:value="0.7314578" calcext:value-type="float">
            <text:p>0.7314578</text:p>
          </table:table-cell>
          <table:table-cell office:value-type="float" office:value="0.23453994" calcext:value-type="float">
            <text:p>0.23453994</text:p>
          </table:table-cell>
          <table:table-cell office:value-type="float" office:value="0.047085125" calcext:value-type="float">
            <text:p>0.047085125</text:p>
          </table:table-cell>
          <table:table-cell office:value-type="float" office:value="2.0886028" calcext:value-type="float">
            <text:p>2.0886028</text:p>
          </table:table-cell>
          <table:table-cell table:formula="of:=AVERAGE([.B108:.K108])" office:value-type="float" office:value="1.2595611755" calcext:value-type="float">
            <text:p>1.2595611755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0.09155603" calcext:value-type="float">
            <text:p>0.09155603</text:p>
          </table:table-cell>
          <table:table-cell office:value-type="float" office:value="1.0042127" calcext:value-type="float">
            <text:p>1.0042127</text:p>
          </table:table-cell>
          <table:table-cell office:value-type="float" office:value="0.096047364" calcext:value-type="float">
            <text:p>0.096047364</text:p>
          </table:table-cell>
          <table:table-cell office:value-type="float" office:value="2.9192095" calcext:value-type="float">
            <text:p>2.9192095</text:p>
          </table:table-cell>
          <table:table-cell office:value-type="float" office:value="2.123928" calcext:value-type="float">
            <text:p>2.123928</text:p>
          </table:table-cell>
          <table:table-cell office:value-type="float" office:value="0.9066526" calcext:value-type="float">
            <text:p>0.9066526</text:p>
          </table:table-cell>
          <table:table-cell office:value-type="float" office:value="0.49789017" calcext:value-type="float">
            <text:p>0.49789017</text:p>
          </table:table-cell>
          <table:table-cell office:value-type="float" office:value="0.26371053" calcext:value-type="float">
            <text:p>0.26371053</text:p>
          </table:table-cell>
          <table:table-cell office:value-type="float" office:value="0.07206427" calcext:value-type="float">
            <text:p>0.07206427</text:p>
          </table:table-cell>
          <table:table-cell office:value-type="float" office:value="2.0931628" calcext:value-type="float">
            <text:p>2.0931628</text:p>
          </table:table-cell>
          <table:table-cell table:formula="of:=AVERAGE([.B109:.K109])" office:value-type="float" office:value="1.0068433964" calcext:value-type="float">
            <text:p>1.0068433964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0.07990729" calcext:value-type="float">
            <text:p>0.07990729</text:p>
          </table:table-cell>
          <table:table-cell office:value-type="float" office:value="0.96069634" calcext:value-type="float">
            <text:p>0.96069634</text:p>
          </table:table-cell>
          <table:table-cell office:value-type="float" office:value="0.09694616" calcext:value-type="float">
            <text:p>0.09694616</text:p>
          </table:table-cell>
          <table:table-cell office:value-type="float" office:value="1.5733039" calcext:value-type="float">
            <text:p>1.5733039</text:p>
          </table:table-cell>
          <table:table-cell office:value-type="float" office:value="1.8724843" calcext:value-type="float">
            <text:p>1.8724843</text:p>
          </table:table-cell>
          <table:table-cell office:value-type="float" office:value="2.848503" calcext:value-type="float">
            <text:p>2.848503</text:p>
          </table:table-cell>
          <table:table-cell office:value-type="float" office:value="0.8082923" calcext:value-type="float">
            <text:p>0.8082923</text:p>
          </table:table-cell>
          <table:table-cell office:value-type="float" office:value="0.11905079" calcext:value-type="float">
            <text:p>0.11905079</text:p>
          </table:table-cell>
          <table:table-cell office:value-type="float" office:value="0.023486491" calcext:value-type="float">
            <text:p>0.023486491</text:p>
          </table:table-cell>
          <table:table-cell office:value-type="float" office:value="1.4044435" calcext:value-type="float">
            <text:p>1.4044435</text:p>
          </table:table-cell>
          <table:table-cell table:formula="of:=AVERAGE([.B110:.K110])" office:value-type="float" office:value="0.9787114071" calcext:value-type="float">
            <text:p>0.9787114071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0.08785487" calcext:value-type="float">
            <text:p>0.08785487</text:p>
          </table:table-cell>
          <table:table-cell office:value-type="float" office:value="0.92315066" calcext:value-type="float">
            <text:p>0.92315066</text:p>
          </table:table-cell>
          <table:table-cell office:value-type="float" office:value="0.098817304" calcext:value-type="float">
            <text:p>0.098817304</text:p>
          </table:table-cell>
          <table:table-cell office:value-type="float" office:value="1.573421" calcext:value-type="float">
            <text:p>1.573421</text:p>
          </table:table-cell>
          <table:table-cell office:value-type="float" office:value="2.0059347" calcext:value-type="float">
            <text:p>2.0059347</text:p>
          </table:table-cell>
          <table:table-cell office:value-type="float" office:value="2.8392382" calcext:value-type="float">
            <text:p>2.8392382</text:p>
          </table:table-cell>
          <table:table-cell office:value-type="float" office:value="0.6025809" calcext:value-type="float">
            <text:p>0.6025809</text:p>
          </table:table-cell>
          <table:table-cell office:value-type="float" office:value="0.16215155" calcext:value-type="float">
            <text:p>0.16215155</text:p>
          </table:table-cell>
          <table:table-cell office:value-type="float" office:value="0.0206276" calcext:value-type="float">
            <text:p>0.0206276</text:p>
          </table:table-cell>
          <table:table-cell office:value-type="float" office:value="1.393868" calcext:value-type="float">
            <text:p>1.393868</text:p>
          </table:table-cell>
          <table:table-cell table:formula="of:=AVERAGE([.B111:.K111])" office:value-type="float" office:value="0.9707644784" calcext:value-type="float">
            <text:p>0.9707644784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0.07889578" calcext:value-type="float">
            <text:p>0.07889578</text:p>
          </table:table-cell>
          <table:table-cell office:value-type="float" office:value="0.98407394" calcext:value-type="float">
            <text:p>0.98407394</text:p>
          </table:table-cell>
          <table:table-cell office:value-type="float" office:value="0.09125478" calcext:value-type="float">
            <text:p>0.09125478</text:p>
          </table:table-cell>
          <table:table-cell office:value-type="float" office:value="2.2119243" calcext:value-type="float">
            <text:p>2.2119243</text:p>
          </table:table-cell>
          <table:table-cell office:value-type="float" office:value="2.0023928" calcext:value-type="float">
            <text:p>2.0023928</text:p>
          </table:table-cell>
          <table:table-cell office:value-type="float" office:value="2.8465445" calcext:value-type="float">
            <text:p>2.8465445</text:p>
          </table:table-cell>
          <table:table-cell office:value-type="float" office:value="0.63116366" calcext:value-type="float">
            <text:p>0.63116366</text:p>
          </table:table-cell>
          <table:table-cell office:value-type="float" office:value="0.26430494" calcext:value-type="float">
            <text:p>0.26430494</text:p>
          </table:table-cell>
          <table:table-cell office:value-type="float" office:value="0.06137071" calcext:value-type="float">
            <text:p>0.06137071</text:p>
          </table:table-cell>
          <table:table-cell office:value-type="float" office:value="1.9805678" calcext:value-type="float">
            <text:p>1.9805678</text:p>
          </table:table-cell>
          <table:table-cell table:formula="of:=AVERAGE([.B112:.K112])" office:value-type="float" office:value="1.115249321" calcext:value-type="float">
            <text:p>1.115249321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0.08195366" calcext:value-type="float">
            <text:p>0.08195366</text:p>
          </table:table-cell>
          <table:table-cell office:value-type="float" office:value="1.0076921" calcext:value-type="float">
            <text:p>1.0076921</text:p>
          </table:table-cell>
          <table:table-cell office:value-type="float" office:value="0.094827026" calcext:value-type="float">
            <text:p>0.094827026</text:p>
          </table:table-cell>
          <table:table-cell office:value-type="float" office:value="1.3830575" calcext:value-type="float">
            <text:p>1.3830575</text:p>
          </table:table-cell>
          <table:table-cell office:value-type="float" office:value="2.0023928" calcext:value-type="float">
            <text:p>2.0023928</text:p>
          </table:table-cell>
          <table:table-cell office:value-type="float" office:value="2.844715" calcext:value-type="float">
            <text:p>2.844715</text:p>
          </table:table-cell>
          <table:table-cell office:value-type="float" office:value="0.7658423" calcext:value-type="float">
            <text:p>0.7658423</text:p>
          </table:table-cell>
          <table:table-cell office:value-type="float" office:value="0.23900205" calcext:value-type="float">
            <text:p>0.23900205</text:p>
          </table:table-cell>
          <table:table-cell office:value-type="float" office:value="0.03814249" calcext:value-type="float">
            <text:p>0.03814249</text:p>
          </table:table-cell>
          <table:table-cell office:value-type="float" office:value="2.0662653" calcext:value-type="float">
            <text:p>2.0662653</text:p>
          </table:table-cell>
          <table:table-cell table:formula="of:=AVERAGE([.B113:.K113])" office:value-type="float" office:value="1.0523890226" calcext:value-type="float">
            <text:p>1.0523890226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0.05575514" calcext:value-type="float">
            <text:p>0.05575514</text:p>
          </table:table-cell>
          <table:table-cell office:value-type="float" office:value="0.92334324" calcext:value-type="float">
            <text:p>0.92334324</text:p>
          </table:table-cell>
          <table:table-cell office:value-type="float" office:value="0.0951651" calcext:value-type="float">
            <text:p>0.0951651</text:p>
          </table:table-cell>
          <table:table-cell office:value-type="float" office:value="2.7584426" calcext:value-type="float">
            <text:p>2.7584426</text:p>
          </table:table-cell>
          <table:table-cell office:value-type="float" office:value="2.2771244" calcext:value-type="float">
            <text:p>2.2771244</text:p>
          </table:table-cell>
          <table:table-cell office:value-type="float" office:value="2.8484666" calcext:value-type="float">
            <text:p>2.8484666</text:p>
          </table:table-cell>
          <table:table-cell office:value-type="float" office:value="0.8601732" calcext:value-type="float">
            <text:p>0.8601732</text:p>
          </table:table-cell>
          <table:table-cell office:value-type="float" office:value="0.31791806" calcext:value-type="float">
            <text:p>0.31791806</text:p>
          </table:table-cell>
          <table:table-cell office:value-type="float" office:value="0.07703191" calcext:value-type="float">
            <text:p>0.07703191</text:p>
          </table:table-cell>
          <table:table-cell office:value-type="float" office:value="1.7018973" calcext:value-type="float">
            <text:p>1.7018973</text:p>
          </table:table-cell>
          <table:table-cell table:formula="of:=AVERAGE([.B114:.K114])" office:value-type="float" office:value="1.191531755" calcext:value-type="float">
            <text:p>1.191531755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0.08203719" calcext:value-type="float">
            <text:p>0.08203719</text:p>
          </table:table-cell>
          <table:table-cell office:value-type="float" office:value="0.7451155" calcext:value-type="float">
            <text:p>0.7451155</text:p>
          </table:table-cell>
          <table:table-cell office:value-type="float" office:value="0.060839288" calcext:value-type="float">
            <text:p>0.060839288</text:p>
          </table:table-cell>
          <table:table-cell office:value-type="float" office:value="2.7108293" calcext:value-type="float">
            <text:p>2.7108293</text:p>
          </table:table-cell>
          <table:table-cell office:value-type="float" office:value="2.0023928" calcext:value-type="float">
            <text:p>2.0023928</text:p>
          </table:table-cell>
          <table:table-cell office:value-type="float" office:value="2.848534" calcext:value-type="float">
            <text:p>2.848534</text:p>
          </table:table-cell>
          <table:table-cell office:value-type="float" office:value="0.86936635" calcext:value-type="float">
            <text:p>0.86936635</text:p>
          </table:table-cell>
          <table:table-cell office:value-type="float" office:value="0.18150489" calcext:value-type="float">
            <text:p>0.18150489</text:p>
          </table:table-cell>
          <table:table-cell office:value-type="float" office:value="0.06741198" calcext:value-type="float">
            <text:p>0.06741198</text:p>
          </table:table-cell>
          <table:table-cell office:value-type="float" office:value="1.6670786" calcext:value-type="float">
            <text:p>1.6670786</text:p>
          </table:table-cell>
          <table:table-cell table:formula="of:=AVERAGE([.B115:.K115])" office:value-type="float" office:value="1.1235109898" calcext:value-type="float">
            <text:p>1.1235109898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0.06796651" calcext:value-type="float">
            <text:p>0.06796651</text:p>
          </table:table-cell>
          <table:table-cell office:value-type="float" office:value="0.9708005" calcext:value-type="float">
            <text:p>0.9708005</text:p>
          </table:table-cell>
          <table:table-cell office:value-type="float" office:value="0.1500851" calcext:value-type="float">
            <text:p>0.1500851</text:p>
          </table:table-cell>
          <table:table-cell office:value-type="float" office:value="2.7761707" calcext:value-type="float">
            <text:p>2.7761707</text:p>
          </table:table-cell>
          <table:table-cell office:value-type="float" office:value="2.095142" calcext:value-type="float">
            <text:p>2.095142</text:p>
          </table:table-cell>
          <table:table-cell office:value-type="float" office:value="2.8321168" calcext:value-type="float">
            <text:p>2.8321168</text:p>
          </table:table-cell>
          <table:table-cell office:value-type="float" office:value="0.86102724" calcext:value-type="float">
            <text:p>0.86102724</text:p>
          </table:table-cell>
          <table:table-cell office:value-type="float" office:value="0.13812949" calcext:value-type="float">
            <text:p>0.13812949</text:p>
          </table:table-cell>
          <table:table-cell office:value-type="float" office:value="0.028915925" calcext:value-type="float">
            <text:p>0.028915925</text:p>
          </table:table-cell>
          <table:table-cell office:value-type="float" office:value="2.0595856" calcext:value-type="float">
            <text:p>2.0595856</text:p>
          </table:table-cell>
          <table:table-cell table:formula="of:=AVERAGE([.B116:.K116])" office:value-type="float" office:value="1.1979939865" calcext:value-type="float">
            <text:p>1.1979939865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0.07718843" calcext:value-type="float">
            <text:p>0.07718843</text:p>
          </table:table-cell>
          <table:table-cell office:value-type="float" office:value="0.97150594" calcext:value-type="float">
            <text:p>0.97150594</text:p>
          </table:table-cell>
          <table:table-cell office:value-type="float" office:value="0.17833427" calcext:value-type="float">
            <text:p>0.17833427</text:p>
          </table:table-cell>
          <table:table-cell office:value-type="float" office:value="2.5481343" calcext:value-type="float">
            <text:p>2.5481343</text:p>
          </table:table-cell>
          <table:table-cell office:value-type="float" office:value="2.1850502" calcext:value-type="float">
            <text:p>2.1850502</text:p>
          </table:table-cell>
          <table:table-cell office:value-type="float" office:value="2.838312" calcext:value-type="float">
            <text:p>2.838312</text:p>
          </table:table-cell>
          <table:table-cell office:value-type="float" office:value="0.86120474" calcext:value-type="float">
            <text:p>0.86120474</text:p>
          </table:table-cell>
          <table:table-cell office:value-type="float" office:value="0.24335222" calcext:value-type="float">
            <text:p>0.24335222</text:p>
          </table:table-cell>
          <table:table-cell office:value-type="float" office:value="0.07264693" calcext:value-type="float">
            <text:p>0.07264693</text:p>
          </table:table-cell>
          <table:table-cell office:value-type="float" office:value="2.0723944" calcext:value-type="float">
            <text:p>2.0723944</text:p>
          </table:table-cell>
          <table:table-cell table:formula="of:=AVERAGE([.B117:.K117])" office:value-type="float" office:value="1.204812343" calcext:value-type="float">
            <text:p>1.204812343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0.08284396" calcext:value-type="float">
            <text:p>0.08284396</text:p>
          </table:table-cell>
          <table:table-cell office:value-type="float" office:value="0.98305094" calcext:value-type="float">
            <text:p>0.98305094</text:p>
          </table:table-cell>
          <table:table-cell office:value-type="float" office:value="0.16895038" calcext:value-type="float">
            <text:p>0.16895038</text:p>
          </table:table-cell>
          <table:table-cell office:value-type="float" office:value="2.6663642" calcext:value-type="float">
            <text:p>2.6663642</text:p>
          </table:table-cell>
          <table:table-cell office:value-type="float" office:value="2.18329" calcext:value-type="float">
            <text:p>2.18329</text:p>
          </table:table-cell>
          <table:table-cell office:value-type="float" office:value="2.8132813" calcext:value-type="float">
            <text:p>2.8132813</text:p>
          </table:table-cell>
          <table:table-cell office:value-type="float" office:value="0.864588" calcext:value-type="float">
            <text:p>0.864588</text:p>
          </table:table-cell>
          <table:table-cell office:value-type="float" office:value="0.24791752" calcext:value-type="float">
            <text:p>0.24791752</text:p>
          </table:table-cell>
          <table:table-cell office:value-type="float" office:value="0.05319382" calcext:value-type="float">
            <text:p>0.05319382</text:p>
          </table:table-cell>
          <table:table-cell office:value-type="float" office:value="2.0644445" calcext:value-type="float">
            <text:p>2.0644445</text:p>
          </table:table-cell>
          <table:table-cell table:formula="of:=AVERAGE([.B118:.K118])" office:value-type="float" office:value="1.212792462" calcext:value-type="float">
            <text:p>1.212792462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0.09069594" calcext:value-type="float">
            <text:p>0.09069594</text:p>
          </table:table-cell>
          <table:table-cell office:value-type="float" office:value="0.95804185" calcext:value-type="float">
            <text:p>0.95804185</text:p>
          </table:table-cell>
          <table:table-cell office:value-type="float" office:value="0.17670971" calcext:value-type="float">
            <text:p>0.17670971</text:p>
          </table:table-cell>
          <table:table-cell office:value-type="float" office:value="2.8129165" calcext:value-type="float">
            <text:p>2.8129165</text:p>
          </table:table-cell>
          <table:table-cell office:value-type="float" office:value="2.1076005" calcext:value-type="float">
            <text:p>2.1076005</text:p>
          </table:table-cell>
          <table:table-cell office:value-type="float" office:value="2.8629057" calcext:value-type="float">
            <text:p>2.8629057</text:p>
          </table:table-cell>
          <table:table-cell office:value-type="float" office:value="0.72305036" calcext:value-type="float">
            <text:p>0.72305036</text:p>
          </table:table-cell>
          <table:table-cell office:value-type="float" office:value="0.18654251" calcext:value-type="float">
            <text:p>0.18654251</text:p>
          </table:table-cell>
          <table:table-cell office:value-type="float" office:value="0.05092414" calcext:value-type="float">
            <text:p>0.05092414</text:p>
          </table:table-cell>
          <table:table-cell office:value-type="float" office:value="2.073203" calcext:value-type="float">
            <text:p>2.073203</text:p>
          </table:table-cell>
          <table:table-cell table:formula="of:=AVERAGE([.B119:.K119])" office:value-type="float" office:value="1.204259021" calcext:value-type="float">
            <text:p>1.204259021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0.068141334" calcext:value-type="float">
            <text:p>0.068141334</text:p>
          </table:table-cell>
          <table:table-cell office:value-type="float" office:value="0.97747993" calcext:value-type="float">
            <text:p>0.97747993</text:p>
          </table:table-cell>
          <table:table-cell office:value-type="float" office:value="0.14021009" calcext:value-type="float">
            <text:p>0.14021009</text:p>
          </table:table-cell>
          <table:table-cell office:value-type="float" office:value="1.259093" calcext:value-type="float">
            <text:p>1.259093</text:p>
          </table:table-cell>
          <table:table-cell office:value-type="float" office:value="2.4758935" calcext:value-type="float">
            <text:p>2.4758935</text:p>
          </table:table-cell>
          <table:table-cell office:value-type="float" office:value="2.85323" calcext:value-type="float">
            <text:p>2.85323</text:p>
          </table:table-cell>
          <table:table-cell office:value-type="float" office:value="0.8515059" calcext:value-type="float">
            <text:p>0.8515059</text:p>
          </table:table-cell>
          <table:table-cell office:value-type="float" office:value="0.22741394" calcext:value-type="float">
            <text:p>0.22741394</text:p>
          </table:table-cell>
          <table:table-cell office:value-type="float" office:value="0.15336014" calcext:value-type="float">
            <text:p>0.15336014</text:p>
          </table:table-cell>
          <table:table-cell office:value-type="float" office:value="1.9874966" calcext:value-type="float">
            <text:p>1.9874966</text:p>
          </table:table-cell>
          <table:table-cell table:formula="of:=AVERAGE([.B120:.K120])" office:value-type="float" office:value="1.0993824434" calcext:value-type="float">
            <text:p>1.0993824434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0.08071153" calcext:value-type="float">
            <text:p>0.08071153</text:p>
          </table:table-cell>
          <table:table-cell office:value-type="float" office:value="0.9933274" calcext:value-type="float">
            <text:p>0.9933274</text:p>
          </table:table-cell>
          <table:table-cell office:value-type="float" office:value="0.1331821" calcext:value-type="float">
            <text:p>0.1331821</text:p>
          </table:table-cell>
          <table:table-cell office:value-type="float" office:value="2.5831232" calcext:value-type="float">
            <text:p>2.5831232</text:p>
          </table:table-cell>
          <table:table-cell office:value-type="float" office:value="2.4827633" calcext:value-type="float">
            <text:p>2.4827633</text:p>
          </table:table-cell>
          <table:table-cell office:value-type="float" office:value="2.864277" calcext:value-type="float">
            <text:p>2.864277</text:p>
          </table:table-cell>
          <table:table-cell office:value-type="float" office:value="0.8417108" calcext:value-type="float">
            <text:p>0.8417108</text:p>
          </table:table-cell>
          <table:table-cell office:value-type="float" office:value="0.2710001" calcext:value-type="float">
            <text:p>0.2710001</text:p>
          </table:table-cell>
          <table:table-cell office:value-type="float" office:value="0.16389632" calcext:value-type="float">
            <text:p>0.16389632</text:p>
          </table:table-cell>
          <table:table-cell office:value-type="float" office:value="1.7019125" calcext:value-type="float">
            <text:p>1.7019125</text:p>
          </table:table-cell>
          <table:table-cell table:formula="of:=AVERAGE([.B121:.K121])" office:value-type="float" office:value="1.211590425" calcext:value-type="float">
            <text:p>1.211590425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0.09069594" calcext:value-type="float">
            <text:p>0.09069594</text:p>
          </table:table-cell>
          <table:table-cell office:value-type="float" office:value="0.9908049" calcext:value-type="float">
            <text:p>0.9908049</text:p>
          </table:table-cell>
          <table:table-cell office:value-type="float" office:value="0.15381962" calcext:value-type="float">
            <text:p>0.15381962</text:p>
          </table:table-cell>
          <table:table-cell office:value-type="float" office:value="2.7839541" calcext:value-type="float">
            <text:p>2.7839541</text:p>
          </table:table-cell>
          <table:table-cell office:value-type="float" office:value="2.5354443" calcext:value-type="float">
            <text:p>2.5354443</text:p>
          </table:table-cell>
          <table:table-cell office:value-type="float" office:value="2.8820243" calcext:value-type="float">
            <text:p>2.8820243</text:p>
          </table:table-cell>
          <table:table-cell office:value-type="float" office:value="0.9097109" calcext:value-type="float">
            <text:p>0.9097109</text:p>
          </table:table-cell>
          <table:table-cell office:value-type="float" office:value="0.17899129" calcext:value-type="float">
            <text:p>0.17899129</text:p>
          </table:table-cell>
          <table:table-cell office:value-type="float" office:value="0.17288077" calcext:value-type="float">
            <text:p>0.17288077</text:p>
          </table:table-cell>
          <table:table-cell office:value-type="float" office:value="1.3903967" calcext:value-type="float">
            <text:p>1.3903967</text:p>
          </table:table-cell>
          <table:table-cell table:formula="of:=AVERAGE([.B122:.K122])" office:value-type="float" office:value="1.208872282" calcext:value-type="float">
            <text:p>1.208872282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0.08027042" calcext:value-type="float">
            <text:p>0.08027042</text:p>
          </table:table-cell>
          <table:table-cell office:value-type="float" office:value="1.0123135" calcext:value-type="float">
            <text:p>1.0123135</text:p>
          </table:table-cell>
          <table:table-cell office:value-type="float" office:value="0.1566772" calcext:value-type="float">
            <text:p>0.1566772</text:p>
          </table:table-cell>
          <table:table-cell office:value-type="float" office:value="2.6871998" calcext:value-type="float">
            <text:p>2.6871998</text:p>
          </table:table-cell>
          <table:table-cell office:value-type="float" office:value="2.673886" calcext:value-type="float">
            <text:p>2.673886</text:p>
          </table:table-cell>
          <table:table-cell office:value-type="float" office:value="2.884211" calcext:value-type="float">
            <text:p>2.884211</text:p>
          </table:table-cell>
          <table:table-cell office:value-type="float" office:value="0.7499073" calcext:value-type="float">
            <text:p>0.7499073</text:p>
          </table:table-cell>
          <table:table-cell office:value-type="float" office:value="0.121242225" calcext:value-type="float">
            <text:p>0.121242225</text:p>
          </table:table-cell>
          <table:table-cell office:value-type="float" office:value="0.05683999" calcext:value-type="float">
            <text:p>0.05683999</text:p>
          </table:table-cell>
          <table:table-cell office:value-type="float" office:value="1.3789586" calcext:value-type="float">
            <text:p>1.3789586</text:p>
          </table:table-cell>
          <table:table-cell table:formula="of:=AVERAGE([.B123:.K123])" office:value-type="float" office:value="1.1801506035" calcext:value-type="float">
            <text:p>1.180150603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0.080373794" calcext:value-type="float">
            <text:p>0.080373794</text:p>
          </table:table-cell>
          <table:table-cell office:value-type="float" office:value="0.9995657" calcext:value-type="float">
            <text:p>0.9995657</text:p>
          </table:table-cell>
          <table:table-cell office:value-type="float" office:value="0.1674935" calcext:value-type="float">
            <text:p>0.1674935</text:p>
          </table:table-cell>
          <table:table-cell office:value-type="float" office:value="2.8235488" calcext:value-type="float">
            <text:p>2.8235488</text:p>
          </table:table-cell>
          <table:table-cell office:value-type="float" office:value="2.66963" calcext:value-type="float">
            <text:p>2.66963</text:p>
          </table:table-cell>
          <table:table-cell office:value-type="float" office:value="2.883932" calcext:value-type="float">
            <text:p>2.883932</text:p>
          </table:table-cell>
          <table:table-cell office:value-type="float" office:value="0.71176714" calcext:value-type="float">
            <text:p>0.71176714</text:p>
          </table:table-cell>
          <table:table-cell office:value-type="float" office:value="0.26781014" calcext:value-type="float">
            <text:p>0.26781014</text:p>
          </table:table-cell>
          <table:table-cell office:value-type="float" office:value="0.012932512" calcext:value-type="float">
            <text:p>0.012932512</text:p>
          </table:table-cell>
          <table:table-cell office:value-type="float" office:value="1.361761" calcext:value-type="float">
            <text:p>1.361761</text:p>
          </table:table-cell>
          <table:table-cell table:formula="of:=AVERAGE([.B124:.K124])" office:value-type="float" office:value="1.1978814586" calcext:value-type="float">
            <text:p>1.1978814586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0.08052323" calcext:value-type="float">
            <text:p>0.08052323</text:p>
          </table:table-cell>
          <table:table-cell office:value-type="float" office:value="1.0013479" calcext:value-type="float">
            <text:p>1.0013479</text:p>
          </table:table-cell>
          <table:table-cell office:value-type="float" office:value="0.1391929" calcext:value-type="float">
            <text:p>0.1391929</text:p>
          </table:table-cell>
          <table:table-cell office:value-type="float" office:value="2.5831232" calcext:value-type="float">
            <text:p>2.5831232</text:p>
          </table:table-cell>
          <table:table-cell office:value-type="float" office:value="2.6478057" calcext:value-type="float">
            <text:p>2.6478057</text:p>
          </table:table-cell>
          <table:table-cell office:value-type="float" office:value="2.9088128" calcext:value-type="float">
            <text:p>2.9088128</text:p>
          </table:table-cell>
          <table:table-cell office:value-type="float" office:value="0.96136844" calcext:value-type="float">
            <text:p>0.96136844</text:p>
          </table:table-cell>
          <table:table-cell office:value-type="float" office:value="0.34619683" calcext:value-type="float">
            <text:p>0.34619683</text:p>
          </table:table-cell>
          <table:table-cell office:value-type="float" office:value="0.17188089" calcext:value-type="float">
            <text:p>0.17188089</text:p>
          </table:table-cell>
          <table:table-cell office:value-type="float" office:value="1.3791488" calcext:value-type="float">
            <text:p>1.3791488</text:p>
          </table:table-cell>
          <table:table-cell table:formula="of:=AVERAGE([.B125:.K125])" office:value-type="float" office:value="1.221940069" calcext:value-type="float">
            <text:p>1.221940069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0.091288835" calcext:value-type="float">
            <text:p>0.091288835</text:p>
          </table:table-cell>
          <table:table-cell office:value-type="float" office:value="0.96733505" calcext:value-type="float">
            <text:p>0.96733505</text:p>
          </table:table-cell>
          <table:table-cell office:value-type="float" office:value="0.1844064" calcext:value-type="float">
            <text:p>0.1844064</text:p>
          </table:table-cell>
          <table:table-cell office:value-type="float" office:value="2.8215106" calcext:value-type="float">
            <text:p>2.8215106</text:p>
          </table:table-cell>
          <table:table-cell office:value-type="float" office:value="2.0840168" calcext:value-type="float">
            <text:p>2.0840168</text:p>
          </table:table-cell>
          <table:table-cell office:value-type="float" office:value="2.837631" calcext:value-type="float">
            <text:p>2.837631</text:p>
          </table:table-cell>
          <table:table-cell office:value-type="float" office:value="0.9808903" calcext:value-type="float">
            <text:p>0.9808903</text:p>
          </table:table-cell>
          <table:table-cell office:value-type="float" office:value="0.17520969" calcext:value-type="float">
            <text:p>0.17520969</text:p>
          </table:table-cell>
          <table:table-cell office:value-type="float" office:value="0.012861236" calcext:value-type="float">
            <text:p>0.012861236</text:p>
          </table:table-cell>
          <table:table-cell office:value-type="float" office:value="1.3896173" calcext:value-type="float">
            <text:p>1.3896173</text:p>
          </table:table-cell>
          <table:table-cell table:formula="of:=AVERAGE([.B126:.K126])" office:value-type="float" office:value="1.1544767211" calcext:value-type="float">
            <text:p>1.1544767211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0.0681993" calcext:value-type="float">
            <text:p>0.0681993</text:p>
          </table:table-cell>
          <table:table-cell office:value-type="float" office:value="0.9430927" calcext:value-type="float">
            <text:p>0.9430927</text:p>
          </table:table-cell>
          <table:table-cell office:value-type="float" office:value="0.10402486" calcext:value-type="float">
            <text:p>0.10402486</text:p>
          </table:table-cell>
          <table:table-cell office:value-type="float" office:value="2.8235488" calcext:value-type="float">
            <text:p>2.8235488</text:p>
          </table:table-cell>
          <table:table-cell office:value-type="float" office:value="2.6181324" calcext:value-type="float">
            <text:p>2.6181324</text:p>
          </table:table-cell>
          <table:table-cell office:value-type="float" office:value="2.883932" calcext:value-type="float">
            <text:p>2.883932</text:p>
          </table:table-cell>
          <table:table-cell office:value-type="float" office:value="0.90117115" calcext:value-type="float">
            <text:p>0.90117115</text:p>
          </table:table-cell>
          <table:table-cell office:value-type="float" office:value="0.2191914" calcext:value-type="float">
            <text:p>0.2191914</text:p>
          </table:table-cell>
          <table:table-cell office:value-type="float" office:value="0.012993842" calcext:value-type="float">
            <text:p>0.012993842</text:p>
          </table:table-cell>
          <table:table-cell office:value-type="float" office:value="1.701667" calcext:value-type="float">
            <text:p>1.701667</text:p>
          </table:table-cell>
          <table:table-cell table:formula="of:=AVERAGE([.B127:.K127])" office:value-type="float" office:value="1.2275953452" calcext:value-type="float">
            <text:p>1.2275953452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0.08152382" calcext:value-type="float">
            <text:p>0.08152382</text:p>
          </table:table-cell>
          <table:table-cell office:value-type="float" office:value="0.954284" calcext:value-type="float">
            <text:p>0.954284</text:p>
          </table:table-cell>
          <table:table-cell office:value-type="float" office:value="0.1861971" calcext:value-type="float">
            <text:p>0.1861971</text:p>
          </table:table-cell>
          <table:table-cell office:value-type="float" office:value="2.5831232" calcext:value-type="float">
            <text:p>2.5831232</text:p>
          </table:table-cell>
          <table:table-cell office:value-type="float" office:value="2.441432" calcext:value-type="float">
            <text:p>2.441432</text:p>
          </table:table-cell>
          <table:table-cell office:value-type="float" office:value="2.9359393" calcext:value-type="float">
            <text:p>2.9359393</text:p>
          </table:table-cell>
          <table:table-cell office:value-type="float" office:value="0.96617955" calcext:value-type="float">
            <text:p>0.96617955</text:p>
          </table:table-cell>
          <table:table-cell office:value-type="float" office:value="0.16202381" calcext:value-type="float">
            <text:p>0.16202381</text:p>
          </table:table-cell>
          <table:table-cell office:value-type="float" office:value="0.012873801" calcext:value-type="float">
            <text:p>0.012873801</text:p>
          </table:table-cell>
          <table:table-cell office:value-type="float" office:value="1.9884245" calcext:value-type="float">
            <text:p>1.9884245</text:p>
          </table:table-cell>
          <table:table-cell table:formula="of:=AVERAGE([.B128:.K128])" office:value-type="float" office:value="1.2312001081" calcext:value-type="float">
            <text:p>1.2312001081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0.091377646" calcext:value-type="float">
            <text:p>0.091377646</text:p>
          </table:table-cell>
          <table:table-cell office:value-type="float" office:value="1.0124501" calcext:value-type="float">
            <text:p>1.0124501</text:p>
          </table:table-cell>
          <table:table-cell office:value-type="float" office:value="0.18631211" calcext:value-type="float">
            <text:p>0.18631211</text:p>
          </table:table-cell>
          <table:table-cell office:value-type="float" office:value="1.4563847" calcext:value-type="float">
            <text:p>1.4563847</text:p>
          </table:table-cell>
          <table:table-cell office:value-type="float" office:value="2.319514" calcext:value-type="float">
            <text:p>2.319514</text:p>
          </table:table-cell>
          <table:table-cell office:value-type="float" office:value="2.9359393" calcext:value-type="float">
            <text:p>2.9359393</text:p>
          </table:table-cell>
          <table:table-cell office:value-type="float" office:value="0.7679378" calcext:value-type="float">
            <text:p>0.7679378</text:p>
          </table:table-cell>
          <table:table-cell office:value-type="float" office:value="0.14168562" calcext:value-type="float">
            <text:p>0.14168562</text:p>
          </table:table-cell>
          <table:table-cell office:value-type="float" office:value="0.012993842" calcext:value-type="float">
            <text:p>0.012993842</text:p>
          </table:table-cell>
          <table:table-cell office:value-type="float" office:value="1.7019125" calcext:value-type="float">
            <text:p>1.7019125</text:p>
          </table:table-cell>
          <table:table-cell table:formula="of:=AVERAGE([.B129:.K129])" office:value-type="float" office:value="1.0626507618" calcext:value-type="float">
            <text:p>1.0626507618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0.05391259" calcext:value-type="float">
            <text:p>0.05391259</text:p>
          </table:table-cell>
          <table:table-cell office:value-type="float" office:value="1.0110649" calcext:value-type="float">
            <text:p>1.0110649</text:p>
          </table:table-cell>
          <table:table-cell office:value-type="float" office:value="0.15833299" calcext:value-type="float">
            <text:p>0.15833299</text:p>
          </table:table-cell>
          <table:table-cell office:value-type="float" office:value="2.7544878" calcext:value-type="float">
            <text:p>2.7544878</text:p>
          </table:table-cell>
          <table:table-cell office:value-type="float" office:value="2.2626598" calcext:value-type="float">
            <text:p>2.2626598</text:p>
          </table:table-cell>
          <table:table-cell office:value-type="float" office:value="2.8526883" calcext:value-type="float">
            <text:p>2.8526883</text:p>
          </table:table-cell>
          <table:table-cell office:value-type="float" office:value="0.9220546" calcext:value-type="float">
            <text:p>0.9220546</text:p>
          </table:table-cell>
          <table:table-cell office:value-type="float" office:value="0.1977446" calcext:value-type="float">
            <text:p>0.1977446</text:p>
          </table:table-cell>
          <table:table-cell office:value-type="float" office:value="0.012993842" calcext:value-type="float">
            <text:p>0.012993842</text:p>
          </table:table-cell>
          <table:table-cell office:value-type="float" office:value="1.6598241" calcext:value-type="float">
            <text:p>1.6598241</text:p>
          </table:table-cell>
          <table:table-cell table:formula="of:=AVERAGE([.B130:.K130])" office:value-type="float" office:value="1.1885763522" calcext:value-type="float">
            <text:p>1.1885763522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0.06844066" calcext:value-type="float">
            <text:p>0.06844066</text:p>
          </table:table-cell>
          <table:table-cell office:value-type="float" office:value="0.9187472" calcext:value-type="float">
            <text:p>0.9187472</text:p>
          </table:table-cell>
          <table:table-cell office:value-type="float" office:value="0.17306274" calcext:value-type="float">
            <text:p>0.17306274</text:p>
          </table:table-cell>
          <table:table-cell office:value-type="float" office:value="2.7707815" calcext:value-type="float">
            <text:p>2.7707815</text:p>
          </table:table-cell>
          <table:table-cell office:value-type="float" office:value="1.8891981" calcext:value-type="float">
            <text:p>1.8891981</text:p>
          </table:table-cell>
          <table:table-cell office:value-type="float" office:value="2.8687391" calcext:value-type="float">
            <text:p>2.8687391</text:p>
          </table:table-cell>
          <table:table-cell office:value-type="float" office:value="0.9326076" calcext:value-type="float">
            <text:p>0.9326076</text:p>
          </table:table-cell>
          <table:table-cell office:value-type="float" office:value="0.20335522" calcext:value-type="float">
            <text:p>0.20335522</text:p>
          </table:table-cell>
          <table:table-cell office:value-type="float" office:value="0.012907167" calcext:value-type="float">
            <text:p>0.012907167</text:p>
          </table:table-cell>
          <table:table-cell office:value-type="float" office:value="1.6909603" calcext:value-type="float">
            <text:p>1.6909603</text:p>
          </table:table-cell>
          <table:table-cell table:formula="of:=AVERAGE([.B131:.K131])" office:value-type="float" office:value="1.1528799587" calcext:value-type="float">
            <text:p>1.1528799587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0.08040363" calcext:value-type="float">
            <text:p>0.08040363</text:p>
          </table:table-cell>
          <table:table-cell office:value-type="float" office:value="0.94547904" calcext:value-type="float">
            <text:p>0.94547904</text:p>
          </table:table-cell>
          <table:table-cell office:value-type="float" office:value="0.17080155" calcext:value-type="float">
            <text:p>0.17080155</text:p>
          </table:table-cell>
          <table:table-cell office:value-type="float" office:value="2.7614338" calcext:value-type="float">
            <text:p>2.7614338</text:p>
          </table:table-cell>
          <table:table-cell office:value-type="float" office:value="2.627661" calcext:value-type="float">
            <text:p>2.627661</text:p>
          </table:table-cell>
          <table:table-cell office:value-type="float" office:value="2.896999" calcext:value-type="float">
            <text:p>2.896999</text:p>
          </table:table-cell>
          <table:table-cell office:value-type="float" office:value="0.9518937" calcext:value-type="float">
            <text:p>0.9518937</text:p>
          </table:table-cell>
          <table:table-cell office:value-type="float" office:value="0.1313347" calcext:value-type="float">
            <text:p>0.1313347</text:p>
          </table:table-cell>
          <table:table-cell office:value-type="float" office:value="0.013069026" calcext:value-type="float">
            <text:p>0.013069026</text:p>
          </table:table-cell>
          <table:table-cell office:value-type="float" office:value="2.0260508" calcext:value-type="float">
            <text:p>2.0260508</text:p>
          </table:table-cell>
          <table:table-cell table:formula="of:=AVERAGE([.B132:.K132])" office:value-type="float" office:value="1.2605126246" calcext:value-type="float">
            <text:p>1.2605126246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0.080373794" calcext:value-type="float">
            <text:p>0.080373794</text:p>
          </table:table-cell>
          <table:table-cell office:value-type="float" office:value="0.9187472" calcext:value-type="float">
            <text:p>0.9187472</text:p>
          </table:table-cell>
          <table:table-cell office:value-type="float" office:value="0.15926547" calcext:value-type="float">
            <text:p>0.15926547</text:p>
          </table:table-cell>
          <table:table-cell office:value-type="float" office:value="2.7721071" calcext:value-type="float">
            <text:p>2.7721071</text:p>
          </table:table-cell>
          <table:table-cell office:value-type="float" office:value="2.6415877" calcext:value-type="float">
            <text:p>2.6415877</text:p>
          </table:table-cell>
          <table:table-cell office:value-type="float" office:value="2.9359393" calcext:value-type="float">
            <text:p>2.9359393</text:p>
          </table:table-cell>
          <table:table-cell office:value-type="float" office:value="0.9692542" calcext:value-type="float">
            <text:p>0.9692542</text:p>
          </table:table-cell>
          <table:table-cell office:value-type="float" office:value="0.14241248" calcext:value-type="float">
            <text:p>0.14241248</text:p>
          </table:table-cell>
          <table:table-cell office:value-type="float" office:value="0.013259763" calcext:value-type="float">
            <text:p>0.013259763</text:p>
          </table:table-cell>
          <table:table-cell office:value-type="float" office:value="1.2718656" calcext:value-type="float">
            <text:p>1.2718656</text:p>
          </table:table-cell>
          <table:table-cell table:formula="of:=AVERAGE([.B133:.K133])" office:value-type="float" office:value="1.1904812607" calcext:value-type="float">
            <text:p>1.1904812607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0.084974" calcext:value-type="float">
            <text:p>0.084974</text:p>
          </table:table-cell>
          <table:table-cell office:value-type="float" office:value="0.97844076" calcext:value-type="float">
            <text:p>0.97844076</text:p>
          </table:table-cell>
          <table:table-cell office:value-type="float" office:value="0.18515581" calcext:value-type="float">
            <text:p>0.18515581</text:p>
          </table:table-cell>
          <table:table-cell office:value-type="float" office:value="2.8052502" calcext:value-type="float">
            <text:p>2.8052502</text:p>
          </table:table-cell>
          <table:table-cell office:value-type="float" office:value="2.645135" calcext:value-type="float">
            <text:p>2.645135</text:p>
          </table:table-cell>
          <table:table-cell office:value-type="float" office:value="2.8687391" calcext:value-type="float">
            <text:p>2.8687391</text:p>
          </table:table-cell>
          <table:table-cell office:value-type="float" office:value="0.9578724" calcext:value-type="float">
            <text:p>0.9578724</text:p>
          </table:table-cell>
          <table:table-cell office:value-type="float" office:value="0.12754266" calcext:value-type="float">
            <text:p>0.12754266</text:p>
          </table:table-cell>
          <table:table-cell office:value-type="float" office:value="0.013259763" calcext:value-type="float">
            <text:p>0.013259763</text:p>
          </table:table-cell>
          <table:table-cell office:value-type="float" office:value="1.5712544" calcext:value-type="float">
            <text:p>1.5712544</text:p>
          </table:table-cell>
          <table:table-cell table:formula="of:=AVERAGE([.B134:.K134])" office:value-type="float" office:value="1.2237624093" calcext:value-type="float">
            <text:p>1.2237624093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0.09159277" calcext:value-type="float">
            <text:p>0.09159277</text:p>
          </table:table-cell>
          <table:table-cell office:value-type="float" office:value="0.89676875" calcext:value-type="float">
            <text:p>0.89676875</text:p>
          </table:table-cell>
          <table:table-cell office:value-type="float" office:value="0.15926547" calcext:value-type="float">
            <text:p>0.15926547</text:p>
          </table:table-cell>
          <table:table-cell office:value-type="float" office:value="2.738222" calcext:value-type="float">
            <text:p>2.738222</text:p>
          </table:table-cell>
          <table:table-cell office:value-type="float" office:value="2.6454837" calcext:value-type="float">
            <text:p>2.6454837</text:p>
          </table:table-cell>
          <table:table-cell office:value-type="float" office:value="2.93571" calcext:value-type="float">
            <text:p>2.93571</text:p>
          </table:table-cell>
          <table:table-cell office:value-type="float" office:value="0.92531276" calcext:value-type="float">
            <text:p>0.92531276</text:p>
          </table:table-cell>
          <table:table-cell office:value-type="float" office:value="0.12754266" calcext:value-type="float">
            <text:p>0.12754266</text:p>
          </table:table-cell>
          <table:table-cell office:value-type="float" office:value="0.012764912" calcext:value-type="float">
            <text:p>0.012764912</text:p>
          </table:table-cell>
          <table:table-cell office:value-type="float" office:value="1.5012944" calcext:value-type="float">
            <text:p>1.5012944</text:p>
          </table:table-cell>
          <table:table-cell table:formula="of:=AVERAGE([.B135:.K135])" office:value-type="float" office:value="1.2033957422" calcext:value-type="float">
            <text:p>1.2033957422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0.0855235" calcext:value-type="float">
            <text:p>0.0855235</text:p>
          </table:table-cell>
          <table:table-cell office:value-type="float" office:value="0.91852754" calcext:value-type="float">
            <text:p>0.91852754</text:p>
          </table:table-cell>
          <table:table-cell office:value-type="float" office:value="0.18332085" calcext:value-type="float">
            <text:p>0.18332085</text:p>
          </table:table-cell>
          <table:table-cell office:value-type="float" office:value="1.4010444" calcext:value-type="float">
            <text:p>1.4010444</text:p>
          </table:table-cell>
          <table:table-cell office:value-type="float" office:value="2.7417798" calcext:value-type="float">
            <text:p>2.7417798</text:p>
          </table:table-cell>
          <table:table-cell office:value-type="float" office:value="2.9134843" calcext:value-type="float">
            <text:p>2.9134843</text:p>
          </table:table-cell>
          <table:table-cell office:value-type="float" office:value="0.9600292" calcext:value-type="float">
            <text:p>0.9600292</text:p>
          </table:table-cell>
          <table:table-cell office:value-type="float" office:value="0.13974781" calcext:value-type="float">
            <text:p>0.13974781</text:p>
          </table:table-cell>
          <table:table-cell office:value-type="float" office:value="0.013025137" calcext:value-type="float">
            <text:p>0.013025137</text:p>
          </table:table-cell>
          <table:table-cell office:value-type="float" office:value="1.3724563" calcext:value-type="float">
            <text:p>1.3724563</text:p>
          </table:table-cell>
          <table:table-cell table:formula="of:=AVERAGE([.B136:.K136])" office:value-type="float" office:value="1.0728938837" calcext:value-type="float">
            <text:p>1.0728938837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0.103106394" calcext:value-type="float">
            <text:p>0.103106394</text:p>
          </table:table-cell>
          <table:table-cell office:value-type="float" office:value="0.91873074" calcext:value-type="float">
            <text:p>0.91873074</text:p>
          </table:table-cell>
          <table:table-cell office:value-type="float" office:value="0.18355455" calcext:value-type="float">
            <text:p>0.18355455</text:p>
          </table:table-cell>
          <table:table-cell office:value-type="float" office:value="2.8022416" calcext:value-type="float">
            <text:p>2.8022416</text:p>
          </table:table-cell>
          <table:table-cell office:value-type="float" office:value="2.5129912" calcext:value-type="float">
            <text:p>2.5129912</text:p>
          </table:table-cell>
          <table:table-cell office:value-type="float" office:value="2.751326" calcext:value-type="float">
            <text:p>2.751326</text:p>
          </table:table-cell>
          <table:table-cell office:value-type="float" office:value="0.96434474" calcext:value-type="float">
            <text:p>0.96434474</text:p>
          </table:table-cell>
          <table:table-cell office:value-type="float" office:value="0.12049356" calcext:value-type="float">
            <text:p>0.12049356</text:p>
          </table:table-cell>
          <table:table-cell office:value-type="float" office:value="0.013512204" calcext:value-type="float">
            <text:p>0.013512204</text:p>
          </table:table-cell>
          <table:table-cell office:value-type="float" office:value="1.3762313" calcext:value-type="float">
            <text:p>1.3762313</text:p>
          </table:table-cell>
          <table:table-cell table:formula="of:=AVERAGE([.B137:.K137])" office:value-type="float" office:value="1.1746532288" calcext:value-type="float">
            <text:p>1.1746532288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0.089747675" calcext:value-type="float">
            <text:p>0.089747675</text:p>
          </table:table-cell>
          <table:table-cell office:value-type="float" office:value="0.908403" calcext:value-type="float">
            <text:p>0.908403</text:p>
          </table:table-cell>
          <table:table-cell office:value-type="float" office:value="0.16976306" calcext:value-type="float">
            <text:p>0.16976306</text:p>
          </table:table-cell>
          <table:table-cell office:value-type="float" office:value="2.8072782" calcext:value-type="float">
            <text:p>2.8072782</text:p>
          </table:table-cell>
          <table:table-cell office:value-type="float" office:value="2.6778743" calcext:value-type="float">
            <text:p>2.6778743</text:p>
          </table:table-cell>
          <table:table-cell office:value-type="float" office:value="2.8683488" calcext:value-type="float">
            <text:p>2.8683488</text:p>
          </table:table-cell>
          <table:table-cell office:value-type="float" office:value="0.9452624" calcext:value-type="float">
            <text:p>0.9452624</text:p>
          </table:table-cell>
          <table:table-cell office:value-type="float" office:value="0.114274226" calcext:value-type="float">
            <text:p>0.114274226</text:p>
          </table:table-cell>
          <table:table-cell office:value-type="float" office:value="0.0127756735" calcext:value-type="float">
            <text:p>0.0127756735</text:p>
          </table:table-cell>
          <table:table-cell office:value-type="float" office:value="1.5007954" calcext:value-type="float">
            <text:p>1.5007954</text:p>
          </table:table-cell>
          <table:table-cell table:formula="of:=AVERAGE([.B138:.K138])" office:value-type="float" office:value="1.20945227345" calcext:value-type="float">
            <text:p>1.20945227345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0.08163933" calcext:value-type="float">
            <text:p>0.08163933</text:p>
          </table:table-cell>
          <table:table-cell office:value-type="float" office:value="0.9344134" calcext:value-type="float">
            <text:p>0.9344134</text:p>
          </table:table-cell>
          <table:table-cell office:value-type="float" office:value="0.18263818" calcext:value-type="float">
            <text:p>0.18263818</text:p>
          </table:table-cell>
          <table:table-cell office:value-type="float" office:value="2.935131" calcext:value-type="float">
            <text:p>2.935131</text:p>
          </table:table-cell>
          <table:table-cell office:value-type="float" office:value="2.1921692" calcext:value-type="float">
            <text:p>2.1921692</text:p>
          </table:table-cell>
          <table:table-cell office:value-type="float" office:value="2.8687391" calcext:value-type="float">
            <text:p>2.8687391</text:p>
          </table:table-cell>
          <table:table-cell office:value-type="float" office:value="0.9376567" calcext:value-type="float">
            <text:p>0.9376567</text:p>
          </table:table-cell>
          <table:table-cell office:value-type="float" office:value="0.10519378" calcext:value-type="float">
            <text:p>0.10519378</text:p>
          </table:table-cell>
          <table:table-cell office:value-type="float" office:value="0.01348286" calcext:value-type="float">
            <text:p>0.01348286</text:p>
          </table:table-cell>
          <table:table-cell office:value-type="float" office:value="1.4624366" calcext:value-type="float">
            <text:p>1.4624366</text:p>
          </table:table-cell>
          <table:table-cell table:formula="of:=AVERAGE([.B139:.K139])" office:value-type="float" office:value="1.171350015" calcext:value-type="float">
            <text:p>1.171350015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0.08177032" calcext:value-type="float">
            <text:p>0.08177032</text:p>
          </table:table-cell>
          <table:table-cell office:value-type="float" office:value="0.91913676" calcext:value-type="float">
            <text:p>0.91913676</text:p>
          </table:table-cell>
          <table:table-cell office:value-type="float" office:value="0.13106228" calcext:value-type="float">
            <text:p>0.13106228</text:p>
          </table:table-cell>
          <table:table-cell office:value-type="float" office:value="1.4471601" calcext:value-type="float">
            <text:p>1.4471601</text:p>
          </table:table-cell>
          <table:table-cell office:value-type="float" office:value="1.9545093" calcext:value-type="float">
            <text:p>1.9545093</text:p>
          </table:table-cell>
          <table:table-cell office:value-type="float" office:value="2.9357185" calcext:value-type="float">
            <text:p>2.9357185</text:p>
          </table:table-cell>
          <table:table-cell office:value-type="float" office:value="1.0342367" calcext:value-type="float">
            <text:p>1.0342367</text:p>
          </table:table-cell>
          <table:table-cell office:value-type="float" office:value="0.11533767" calcext:value-type="float">
            <text:p>0.11533767</text:p>
          </table:table-cell>
          <table:table-cell office:value-type="float" office:value="0.013427273" calcext:value-type="float">
            <text:p>0.013427273</text:p>
          </table:table-cell>
          <table:table-cell office:value-type="float" office:value="1.4248897" calcext:value-type="float">
            <text:p>1.4248897</text:p>
          </table:table-cell>
          <table:table-cell table:formula="of:=AVERAGE([.B140:.K140])" office:value-type="float" office:value="1.0057248603" calcext:value-type="float">
            <text:p>1.0057248603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0.07438504" calcext:value-type="float">
            <text:p>0.07438504</text:p>
          </table:table-cell>
          <table:table-cell office:value-type="float" office:value="0.91084343" calcext:value-type="float">
            <text:p>0.91084343</text:p>
          </table:table-cell>
          <table:table-cell office:value-type="float" office:value="0.18286815" calcext:value-type="float">
            <text:p>0.18286815</text:p>
          </table:table-cell>
          <table:table-cell office:value-type="float" office:value="2.7945976" calcext:value-type="float">
            <text:p>2.7945976</text:p>
          </table:table-cell>
          <table:table-cell office:value-type="float" office:value="2.5210907" calcext:value-type="float">
            <text:p>2.5210907</text:p>
          </table:table-cell>
          <table:table-cell office:value-type="float" office:value="2.9091892" calcext:value-type="float">
            <text:p>2.9091892</text:p>
          </table:table-cell>
          <table:table-cell office:value-type="float" office:value="1.0356493" calcext:value-type="float">
            <text:p>1.0356493</text:p>
          </table:table-cell>
          <table:table-cell office:value-type="float" office:value="0.1780767" calcext:value-type="float">
            <text:p>0.1780767</text:p>
          </table:table-cell>
          <table:table-cell office:value-type="float" office:value="0.01357219" calcext:value-type="float">
            <text:p>0.01357219</text:p>
          </table:table-cell>
          <table:table-cell office:value-type="float" office:value="1.4996424" calcext:value-type="float">
            <text:p>1.4996424</text:p>
          </table:table-cell>
          <table:table-cell table:formula="of:=AVERAGE([.B141:.K141])" office:value-type="float" office:value="1.211991471" calcext:value-type="float">
            <text:p>1.211991471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0.072854154" calcext:value-type="float">
            <text:p>0.072854154</text:p>
          </table:table-cell>
          <table:table-cell office:value-type="float" office:value="0.9079835" calcext:value-type="float">
            <text:p>0.9079835</text:p>
          </table:table-cell>
          <table:table-cell office:value-type="float" office:value="0.09060206" calcext:value-type="float">
            <text:p>0.09060206</text:p>
          </table:table-cell>
          <table:table-cell office:value-type="float" office:value="2.8007703" calcext:value-type="float">
            <text:p>2.8007703</text:p>
          </table:table-cell>
          <table:table-cell office:value-type="float" office:value="2.1648784" calcext:value-type="float">
            <text:p>2.1648784</text:p>
          </table:table-cell>
          <table:table-cell office:value-type="float" office:value="2.8817463" calcext:value-type="float">
            <text:p>2.8817463</text:p>
          </table:table-cell>
          <table:table-cell office:value-type="float" office:value="0.97478354" calcext:value-type="float">
            <text:p>0.97478354</text:p>
          </table:table-cell>
          <table:table-cell office:value-type="float" office:value="0.17107224" calcext:value-type="float">
            <text:p>0.17107224</text:p>
          </table:table-cell>
          <table:table-cell office:value-type="float" office:value="0.0127756735" calcext:value-type="float">
            <text:p>0.0127756735</text:p>
          </table:table-cell>
          <table:table-cell office:value-type="float" office:value="1.5012944" calcext:value-type="float">
            <text:p>1.5012944</text:p>
          </table:table-cell>
          <table:table-cell table:formula="of:=AVERAGE([.B142:.K142])" office:value-type="float" office:value="1.15787605675" calcext:value-type="float">
            <text:p>1.15787605675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0.08561621" calcext:value-type="float">
            <text:p>0.08561621</text:p>
          </table:table-cell>
          <table:table-cell office:value-type="float" office:value="0.9190595" calcext:value-type="float">
            <text:p>0.9190595</text:p>
          </table:table-cell>
          <table:table-cell office:value-type="float" office:value="0.18667562" calcext:value-type="float">
            <text:p>0.18667562</text:p>
          </table:table-cell>
          <table:table-cell office:value-type="float" office:value="1.9366934" calcext:value-type="float">
            <text:p>1.9366934</text:p>
          </table:table-cell>
          <table:table-cell office:value-type="float" office:value="2.5663393" calcext:value-type="float">
            <text:p>2.5663393</text:p>
          </table:table-cell>
          <table:table-cell office:value-type="float" office:value="2.8517392" calcext:value-type="float">
            <text:p>2.8517392</text:p>
          </table:table-cell>
          <table:table-cell office:value-type="float" office:value="0.8571647" calcext:value-type="float">
            <text:p>0.8571647</text:p>
          </table:table-cell>
          <table:table-cell office:value-type="float" office:value="0.118914865" calcext:value-type="float">
            <text:p>0.118914865</text:p>
          </table:table-cell>
          <table:table-cell office:value-type="float" office:value="0.013587207" calcext:value-type="float">
            <text:p>0.013587207</text:p>
          </table:table-cell>
          <table:table-cell office:value-type="float" office:value="1.4254663" calcext:value-type="float">
            <text:p>1.4254663</text:p>
          </table:table-cell>
          <table:table-cell table:formula="of:=AVERAGE([.B143:.K143])" office:value-type="float" office:value="1.0961256302" calcext:value-type="float">
            <text:p>1.0961256302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0.08581982" calcext:value-type="float">
            <text:p>0.08581982</text:p>
          </table:table-cell>
          <table:table-cell office:value-type="float" office:value="0.9343825" calcext:value-type="float">
            <text:p>0.9343825</text:p>
          </table:table-cell>
          <table:table-cell office:value-type="float" office:value="0.13486145" calcext:value-type="float">
            <text:p>0.13486145</text:p>
          </table:table-cell>
          <table:table-cell office:value-type="float" office:value="2.8005648" calcext:value-type="float">
            <text:p>2.8005648</text:p>
          </table:table-cell>
          <table:table-cell office:value-type="float" office:value="2.5887702" calcext:value-type="float">
            <text:p>2.5887702</text:p>
          </table:table-cell>
          <table:table-cell office:value-type="float" office:value="2.91855" calcext:value-type="float">
            <text:p>2.91855</text:p>
          </table:table-cell>
          <table:table-cell office:value-type="float" office:value="0.98262763" calcext:value-type="float">
            <text:p>0.98262763</text:p>
          </table:table-cell>
          <table:table-cell office:value-type="float" office:value="0.17766094" calcext:value-type="float">
            <text:p>0.17766094</text:p>
          </table:table-cell>
          <table:table-cell office:value-type="float" office:value="0.013259763" calcext:value-type="float">
            <text:p>0.013259763</text:p>
          </table:table-cell>
          <table:table-cell office:value-type="float" office:value="1.3619357" calcext:value-type="float">
            <text:p>1.3619357</text:p>
          </table:table-cell>
          <table:table-cell table:formula="of:=AVERAGE([.B144:.K144])" office:value-type="float" office:value="1.1998432803" calcext:value-type="float">
            <text:p>1.1998432803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0.09689126" calcext:value-type="float">
            <text:p>0.09689126</text:p>
          </table:table-cell>
          <table:table-cell office:value-type="float" office:value="0.9299739" calcext:value-type="float">
            <text:p>0.9299739</text:p>
          </table:table-cell>
          <table:table-cell office:value-type="float" office:value="0.092626125" calcext:value-type="float">
            <text:p>0.092626125</text:p>
          </table:table-cell>
          <table:table-cell office:value-type="float" office:value="2.7987454" calcext:value-type="float">
            <text:p>2.7987454</text:p>
          </table:table-cell>
          <table:table-cell office:value-type="float" office:value="2.1253421" calcext:value-type="float">
            <text:p>2.1253421</text:p>
          </table:table-cell>
          <table:table-cell office:value-type="float" office:value="2.9214525" calcext:value-type="float">
            <text:p>2.9214525</text:p>
          </table:table-cell>
          <table:table-cell office:value-type="float" office:value="0.99733704" calcext:value-type="float">
            <text:p>0.99733704</text:p>
          </table:table-cell>
          <table:table-cell office:value-type="float" office:value="0.115272194" calcext:value-type="float">
            <text:p>0.115272194</text:p>
          </table:table-cell>
          <table:table-cell office:value-type="float" office:value="0.01359077" calcext:value-type="float">
            <text:p>0.01359077</text:p>
          </table:table-cell>
          <table:table-cell office:value-type="float" office:value="1.5003585" calcext:value-type="float">
            <text:p>1.5003585</text:p>
          </table:table-cell>
          <table:table-cell table:formula="of:=AVERAGE([.B145:.K145])" office:value-type="float" office:value="1.1591589789" calcext:value-type="float">
            <text:p>1.1591589789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0.085168615" calcext:value-type="float">
            <text:p>0.085168615</text:p>
          </table:table-cell>
          <table:table-cell office:value-type="float" office:value="0.92166406" calcext:value-type="float">
            <text:p>0.92166406</text:p>
          </table:table-cell>
          <table:table-cell office:value-type="float" office:value="0.13383524" calcext:value-type="float">
            <text:p>0.13383524</text:p>
          </table:table-cell>
          <table:table-cell office:value-type="float" office:value="2.8227036" calcext:value-type="float">
            <text:p>2.8227036</text:p>
          </table:table-cell>
          <table:table-cell office:value-type="float" office:value="2.4539309" calcext:value-type="float">
            <text:p>2.4539309</text:p>
          </table:table-cell>
          <table:table-cell office:value-type="float" office:value="2.8169382" calcext:value-type="float">
            <text:p>2.8169382</text:p>
          </table:table-cell>
          <table:table-cell office:value-type="float" office:value="1.0219656" calcext:value-type="float">
            <text:p>1.0219656</text:p>
          </table:table-cell>
          <table:table-cell office:value-type="float" office:value="0.09428608" calcext:value-type="float">
            <text:p>0.09428608</text:p>
          </table:table-cell>
          <table:table-cell office:value-type="float" office:value="0.012973577" calcext:value-type="float">
            <text:p>0.012973577</text:p>
          </table:table-cell>
          <table:table-cell office:value-type="float" office:value="1.3725401" calcext:value-type="float">
            <text:p>1.3725401</text:p>
          </table:table-cell>
          <table:table-cell table:formula="of:=AVERAGE([.B146:.K146])" office:value-type="float" office:value="1.1736005972" calcext:value-type="float">
            <text:p>1.1736005972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0.10848248" calcext:value-type="float">
            <text:p>0.10848248</text:p>
          </table:table-cell>
          <table:table-cell office:value-type="float" office:value="0.9340588" calcext:value-type="float">
            <text:p>0.9340588</text:p>
          </table:table-cell>
          <table:table-cell office:value-type="float" office:value="0.16341396" calcext:value-type="float">
            <text:p>0.16341396</text:p>
          </table:table-cell>
          <table:table-cell office:value-type="float" office:value="2.8663833" calcext:value-type="float">
            <text:p>2.8663833</text:p>
          </table:table-cell>
          <table:table-cell office:value-type="float" office:value="2.6375341" calcext:value-type="float">
            <text:p>2.6375341</text:p>
          </table:table-cell>
          <table:table-cell office:value-type="float" office:value="2.845511" calcext:value-type="float">
            <text:p>2.845511</text:p>
          </table:table-cell>
          <table:table-cell office:value-type="float" office:value="0.9794079" calcext:value-type="float">
            <text:p>0.9794079</text:p>
          </table:table-cell>
          <table:table-cell office:value-type="float" office:value="0.17107224" calcext:value-type="float">
            <text:p>0.17107224</text:p>
          </table:table-cell>
          <table:table-cell office:value-type="float" office:value="0.013556589" calcext:value-type="float">
            <text:p>0.013556589</text:p>
          </table:table-cell>
          <table:table-cell office:value-type="float" office:value="1.5468142" calcext:value-type="float">
            <text:p>1.5468142</text:p>
          </table:table-cell>
          <table:table-cell table:formula="of:=AVERAGE([.B147:.K147])" office:value-type="float" office:value="1.2266234569" calcext:value-type="float">
            <text:p>1.2266234569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0.09518067" calcext:value-type="float">
            <text:p>0.09518067</text:p>
          </table:table-cell>
          <table:table-cell office:value-type="float" office:value="0.8103792" calcext:value-type="float">
            <text:p>0.8103792</text:p>
          </table:table-cell>
          <table:table-cell office:value-type="float" office:value="0.17221999" calcext:value-type="float">
            <text:p>0.17221999</text:p>
          </table:table-cell>
          <table:table-cell office:value-type="float" office:value="2.8181741" calcext:value-type="float">
            <text:p>2.8181741</text:p>
          </table:table-cell>
          <table:table-cell office:value-type="float" office:value="2.5197575" calcext:value-type="float">
            <text:p>2.5197575</text:p>
          </table:table-cell>
          <table:table-cell office:value-type="float" office:value="2.8522449" calcext:value-type="float">
            <text:p>2.8522449</text:p>
          </table:table-cell>
          <table:table-cell office:value-type="float" office:value="1.0604227" calcext:value-type="float">
            <text:p>1.0604227</text:p>
          </table:table-cell>
          <table:table-cell office:value-type="float" office:value="0.14568165" calcext:value-type="float">
            <text:p>0.14568165</text:p>
          </table:table-cell>
          <table:table-cell office:value-type="float" office:value="0.0077772345" calcext:value-type="float">
            <text:p>0.0077772345</text:p>
          </table:table-cell>
          <table:table-cell office:value-type="float" office:value="1.3771329" calcext:value-type="float">
            <text:p>1.3771329</text:p>
          </table:table-cell>
          <table:table-cell table:formula="of:=AVERAGE([.B148:.K148])" office:value-type="float" office:value="1.18589708445" calcext:value-type="float">
            <text:p>1.18589708445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0.07920711" calcext:value-type="float">
            <text:p>0.07920711</text:p>
          </table:table-cell>
          <table:table-cell office:value-type="float" office:value="0.89782625" calcext:value-type="float">
            <text:p>0.89782625</text:p>
          </table:table-cell>
          <table:table-cell office:value-type="float" office:value="0.17002942" calcext:value-type="float">
            <text:p>0.17002942</text:p>
          </table:table-cell>
          <table:table-cell office:value-type="float" office:value="2.8486583" calcext:value-type="float">
            <text:p>2.8486583</text:p>
          </table:table-cell>
          <table:table-cell office:value-type="float" office:value="2.0511081" calcext:value-type="float">
            <text:p>2.0511081</text:p>
          </table:table-cell>
          <table:table-cell office:value-type="float" office:value="2.8528998" calcext:value-type="float">
            <text:p>2.8528998</text:p>
          </table:table-cell>
          <table:table-cell office:value-type="float" office:value="1.0180176" calcext:value-type="float">
            <text:p>1.0180176</text:p>
          </table:table-cell>
          <table:table-cell office:value-type="float" office:value="0.123455815" calcext:value-type="float">
            <text:p>0.123455815</text:p>
          </table:table-cell>
          <table:table-cell office:value-type="float" office:value="0.013427273" calcext:value-type="float">
            <text:p>0.013427273</text:p>
          </table:table-cell>
          <table:table-cell office:value-type="float" office:value="1.5702864" calcext:value-type="float">
            <text:p>1.5702864</text:p>
          </table:table-cell>
          <table:table-cell table:formula="of:=AVERAGE([.B149:.K149])" office:value-type="float" office:value="1.1624916068" calcext:value-type="float">
            <text:p>1.1624916068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0.082528435" calcext:value-type="float">
            <text:p>0.082528435</text:p>
          </table:table-cell>
          <table:table-cell office:value-type="float" office:value="0.7519804" calcext:value-type="float">
            <text:p>0.7519804</text:p>
          </table:table-cell>
          <table:table-cell office:value-type="float" office:value="0.17398633" calcext:value-type="float">
            <text:p>0.17398633</text:p>
          </table:table-cell>
          <table:table-cell office:value-type="float" office:value="1.4286923" calcext:value-type="float">
            <text:p>1.4286923</text:p>
          </table:table-cell>
          <table:table-cell office:value-type="float" office:value="2.7743366" calcext:value-type="float">
            <text:p>2.7743366</text:p>
          </table:table-cell>
          <table:table-cell office:value-type="float" office:value="2.8119795" calcext:value-type="float">
            <text:p>2.8119795</text:p>
          </table:table-cell>
          <table:table-cell office:value-type="float" office:value="1.0361722" calcext:value-type="float">
            <text:p>1.0361722</text:p>
          </table:table-cell>
          <table:table-cell office:value-type="float" office:value="0.14436346" calcext:value-type="float">
            <text:p>0.14436346</text:p>
          </table:table-cell>
          <table:table-cell office:value-type="float" office:value="0.013526108" calcext:value-type="float">
            <text:p>0.013526108</text:p>
          </table:table-cell>
          <table:table-cell office:value-type="float" office:value="1.3766755" calcext:value-type="float">
            <text:p>1.3766755</text:p>
          </table:table-cell>
          <table:table-cell table:formula="of:=AVERAGE([.B150:.K150])" office:value-type="float" office:value="1.0594240833" calcext:value-type="float">
            <text:p>1.0594240833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0.09548859" calcext:value-type="float">
            <text:p>0.09548859</text:p>
          </table:table-cell>
          <table:table-cell office:value-type="float" office:value="0.82523763" calcext:value-type="float">
            <text:p>0.82523763</text:p>
          </table:table-cell>
          <table:table-cell office:value-type="float" office:value="0.1642667" calcext:value-type="float">
            <text:p>0.1642667</text:p>
          </table:table-cell>
          <table:table-cell office:value-type="float" office:value="1.7958114" calcext:value-type="float">
            <text:p>1.7958114</text:p>
          </table:table-cell>
          <table:table-cell office:value-type="float" office:value="2.9183865" calcext:value-type="float">
            <text:p>2.9183865</text:p>
          </table:table-cell>
          <table:table-cell office:value-type="float" office:value="2.384018" calcext:value-type="float">
            <text:p>2.384018</text:p>
          </table:table-cell>
          <table:table-cell office:value-type="float" office:value="0.98166776" calcext:value-type="float">
            <text:p>0.98166776</text:p>
          </table:table-cell>
          <table:table-cell office:value-type="float" office:value="0.22606944" calcext:value-type="float">
            <text:p>0.22606944</text:p>
          </table:table-cell>
          <table:table-cell office:value-type="float" office:value="0.013025137" calcext:value-type="float">
            <text:p>0.013025137</text:p>
          </table:table-cell>
          <table:table-cell office:value-type="float" office:value="1.4929004" calcext:value-type="float">
            <text:p>1.4929004</text:p>
          </table:table-cell>
          <table:table-cell table:formula="of:=AVERAGE([.B151:.K151])" office:value-type="float" office:value="1.0896871557" calcext:value-type="float">
            <text:p>1.0896871557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0.084860295" calcext:value-type="float">
            <text:p>0.084860295</text:p>
          </table:table-cell>
          <table:table-cell office:value-type="float" office:value="0.84324425" calcext:value-type="float">
            <text:p>0.84324425</text:p>
          </table:table-cell>
          <table:table-cell office:value-type="float" office:value="0.18622778" calcext:value-type="float">
            <text:p>0.18622778</text:p>
          </table:table-cell>
          <table:table-cell office:value-type="float" office:value="2.6413527" calcext:value-type="float">
            <text:p>2.6413527</text:p>
          </table:table-cell>
          <table:table-cell office:value-type="float" office:value="2.441484" calcext:value-type="float">
            <text:p>2.441484</text:p>
          </table:table-cell>
          <table:table-cell office:value-type="float" office:value="2.9567516" calcext:value-type="float">
            <text:p>2.9567516</text:p>
          </table:table-cell>
          <table:table-cell office:value-type="float" office:value="0.94141185" calcext:value-type="float">
            <text:p>0.94141185</text:p>
          </table:table-cell>
          <table:table-cell office:value-type="float" office:value="0.24355131" calcext:value-type="float">
            <text:p>0.24355131</text:p>
          </table:table-cell>
          <table:table-cell office:value-type="float" office:value="0.0127756735" calcext:value-type="float">
            <text:p>0.0127756735</text:p>
          </table:table-cell>
          <table:table-cell office:value-type="float" office:value="1.615346" calcext:value-type="float">
            <text:p>1.615346</text:p>
          </table:table-cell>
          <table:table-cell table:formula="of:=AVERAGE([.B152:.K152])" office:value-type="float" office:value="1.19670054585" calcext:value-type="float">
            <text:p>1.19670054585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0.07053206" calcext:value-type="float">
            <text:p>0.07053206</text:p>
          </table:table-cell>
          <table:table-cell office:value-type="float" office:value="0.9770327" calcext:value-type="float">
            <text:p>0.9770327</text:p>
          </table:table-cell>
          <table:table-cell office:value-type="float" office:value="0.19489753" calcext:value-type="float">
            <text:p>0.19489753</text:p>
          </table:table-cell>
          <table:table-cell office:value-type="float" office:value="2.595112" calcext:value-type="float">
            <text:p>2.595112</text:p>
          </table:table-cell>
          <table:table-cell office:value-type="float" office:value="3.2447658" calcext:value-type="float">
            <text:p>3.2447658</text:p>
          </table:table-cell>
          <table:table-cell office:value-type="float" office:value="2.92984" calcext:value-type="float">
            <text:p>2.92984</text:p>
          </table:table-cell>
          <table:table-cell office:value-type="float" office:value="0.99056494" calcext:value-type="float">
            <text:p>0.99056494</text:p>
          </table:table-cell>
          <table:table-cell office:value-type="float" office:value="0.23385872" calcext:value-type="float">
            <text:p>0.23385872</text:p>
          </table:table-cell>
          <table:table-cell office:value-type="float" office:value="0.013260502" calcext:value-type="float">
            <text:p>0.013260502</text:p>
          </table:table-cell>
          <table:table-cell office:value-type="float" office:value="1.4716618" calcext:value-type="float">
            <text:p>1.4716618</text:p>
          </table:table-cell>
          <table:table-cell table:formula="of:=AVERAGE([.B153:.K153])" office:value-type="float" office:value="1.2721526052" calcext:value-type="float">
            <text:p>1.2721526052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0.10836765" calcext:value-type="float">
            <text:p>0.10836765</text:p>
          </table:table-cell>
          <table:table-cell office:value-type="float" office:value="0.75200564" calcext:value-type="float">
            <text:p>0.75200564</text:p>
          </table:table-cell>
          <table:table-cell office:value-type="float" office:value="0.18115287" calcext:value-type="float">
            <text:p>0.18115287</text:p>
          </table:table-cell>
          <table:table-cell office:value-type="float" office:value="1.7451276" calcext:value-type="float">
            <text:p>1.7451276</text:p>
          </table:table-cell>
          <table:table-cell office:value-type="float" office:value="2.5964966" calcext:value-type="float">
            <text:p>2.5964966</text:p>
          </table:table-cell>
          <table:table-cell office:value-type="float" office:value="2.9365082" calcext:value-type="float">
            <text:p>2.9365082</text:p>
          </table:table-cell>
          <table:table-cell office:value-type="float" office:value="0.9824082" calcext:value-type="float">
            <text:p>0.9824082</text:p>
          </table:table-cell>
          <table:table-cell office:value-type="float" office:value="0.18380584" calcext:value-type="float">
            <text:p>0.18380584</text:p>
          </table:table-cell>
          <table:table-cell office:value-type="float" office:value="0.01357219" calcext:value-type="float">
            <text:p>0.01357219</text:p>
          </table:table-cell>
          <table:table-cell office:value-type="float" office:value="1.5776237" calcext:value-type="float">
            <text:p>1.5776237</text:p>
          </table:table-cell>
          <table:table-cell table:formula="of:=AVERAGE([.B154:.K154])" office:value-type="float" office:value="1.107706849" calcext:value-type="float">
            <text:p>1.107706849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0.10186072" calcext:value-type="float">
            <text:p>0.10186072</text:p>
          </table:table-cell>
          <table:table-cell office:value-type="float" office:value="0.8037684" calcext:value-type="float">
            <text:p>0.8037684</text:p>
          </table:table-cell>
          <table:table-cell office:value-type="float" office:value="0.16960041" calcext:value-type="float">
            <text:p>0.16960041</text:p>
          </table:table-cell>
          <table:table-cell office:value-type="float" office:value="2.6255603" calcext:value-type="float">
            <text:p>2.6255603</text:p>
          </table:table-cell>
          <table:table-cell office:value-type="float" office:value="2.8460636" calcext:value-type="float">
            <text:p>2.8460636</text:p>
          </table:table-cell>
          <table:table-cell office:value-type="float" office:value="2.817056" calcext:value-type="float">
            <text:p>2.817056</text:p>
          </table:table-cell>
          <table:table-cell office:value-type="float" office:value="0.9795611" calcext:value-type="float">
            <text:p>0.9795611</text:p>
          </table:table-cell>
          <table:table-cell office:value-type="float" office:value="0.19547348" calcext:value-type="float">
            <text:p>0.19547348</text:p>
          </table:table-cell>
          <table:table-cell office:value-type="float" office:value="0.013006416" calcext:value-type="float">
            <text:p>0.013006416</text:p>
          </table:table-cell>
          <table:table-cell office:value-type="float" office:value="1.4986358" calcext:value-type="float">
            <text:p>1.4986358</text:p>
          </table:table-cell>
          <table:table-cell table:formula="of:=AVERAGE([.B155:.K155])" office:value-type="float" office:value="1.2050586226" calcext:value-type="float">
            <text:p>1.2050586226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0.13242532" calcext:value-type="float">
            <text:p>0.13242532</text:p>
          </table:table-cell>
          <table:table-cell office:value-type="float" office:value="0.91826075" calcext:value-type="float">
            <text:p>0.91826075</text:p>
          </table:table-cell>
          <table:table-cell office:value-type="float" office:value="0.11369617" calcext:value-type="float">
            <text:p>0.11369617</text:p>
          </table:table-cell>
          <table:table-cell office:value-type="float" office:value="2.625116" calcext:value-type="float">
            <text:p>2.625116</text:p>
          </table:table-cell>
          <table:table-cell office:value-type="float" office:value="3.2955694" calcext:value-type="float">
            <text:p>3.2955694</text:p>
          </table:table-cell>
          <table:table-cell office:value-type="float" office:value="2.847499" calcext:value-type="float">
            <text:p>2.847499</text:p>
          </table:table-cell>
          <table:table-cell office:value-type="float" office:value="1.0646042" calcext:value-type="float">
            <text:p>1.0646042</text:p>
          </table:table-cell>
          <table:table-cell office:value-type="float" office:value="0.1952353" calcext:value-type="float">
            <text:p>0.1952353</text:p>
          </table:table-cell>
          <table:table-cell office:value-type="float" office:value="0.013025137" calcext:value-type="float">
            <text:p>0.013025137</text:p>
          </table:table-cell>
          <table:table-cell office:value-type="float" office:value="1.3762313" calcext:value-type="float">
            <text:p>1.3762313</text:p>
          </table:table-cell>
          <table:table-cell table:formula="of:=AVERAGE([.B156:.K156])" office:value-type="float" office:value="1.2581662577" calcext:value-type="float">
            <text:p>1.2581662577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0.10019605" calcext:value-type="float">
            <text:p>0.10019605</text:p>
          </table:table-cell>
          <table:table-cell office:value-type="float" office:value="0.7567446" calcext:value-type="float">
            <text:p>0.7567446</text:p>
          </table:table-cell>
          <table:table-cell office:value-type="float" office:value="0.16955948" calcext:value-type="float">
            <text:p>0.16955948</text:p>
          </table:table-cell>
          <table:table-cell office:value-type="float" office:value="2.6251786" calcext:value-type="float">
            <text:p>2.6251786</text:p>
          </table:table-cell>
          <table:table-cell office:value-type="float" office:value="2.65161" calcext:value-type="float">
            <text:p>2.65161</text:p>
          </table:table-cell>
          <table:table-cell office:value-type="float" office:value="2.818622" calcext:value-type="float">
            <text:p>2.818622</text:p>
          </table:table-cell>
          <table:table-cell office:value-type="float" office:value="0.9795611" calcext:value-type="float">
            <text:p>0.9795611</text:p>
          </table:table-cell>
          <table:table-cell office:value-type="float" office:value="0.18768169" calcext:value-type="float">
            <text:p>0.18768169</text:p>
          </table:table-cell>
          <table:table-cell office:value-type="float" office:value="0.013259763" calcext:value-type="float">
            <text:p>0.013259763</text:p>
          </table:table-cell>
          <table:table-cell office:value-type="float" office:value="1.5003585" calcext:value-type="float">
            <text:p>1.5003585</text:p>
          </table:table-cell>
          <table:table-cell table:formula="of:=AVERAGE([.B157:.K157])" office:value-type="float" office:value="1.1802771783" calcext:value-type="float">
            <text:p>1.1802771783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0.18387318" calcext:value-type="float">
            <text:p>0.18387318</text:p>
          </table:table-cell>
          <table:table-cell office:value-type="float" office:value="0.8488655" calcext:value-type="float">
            <text:p>0.8488655</text:p>
          </table:table-cell>
          <table:table-cell office:value-type="float" office:value="0.17047195" calcext:value-type="float">
            <text:p>0.17047195</text:p>
          </table:table-cell>
          <table:table-cell office:value-type="float" office:value="2.6251786" calcext:value-type="float">
            <text:p>2.6251786</text:p>
          </table:table-cell>
          <table:table-cell office:value-type="float" office:value="2.2540236" calcext:value-type="float">
            <text:p>2.2540236</text:p>
          </table:table-cell>
          <table:table-cell office:value-type="float" office:value="2.9644358" calcext:value-type="float">
            <text:p>2.9644358</text:p>
          </table:table-cell>
          <table:table-cell office:value-type="float" office:value="0.97992563" calcext:value-type="float">
            <text:p>0.97992563</text:p>
          </table:table-cell>
          <table:table-cell office:value-type="float" office:value="0.15237182" calcext:value-type="float">
            <text:p>0.15237182</text:p>
          </table:table-cell>
          <table:table-cell office:value-type="float" office:value="0.013512204" calcext:value-type="float">
            <text:p>0.013512204</text:p>
          </table:table-cell>
          <table:table-cell office:value-type="float" office:value="1.615566" calcext:value-type="float">
            <text:p>1.615566</text:p>
          </table:table-cell>
          <table:table-cell table:formula="of:=AVERAGE([.B158:.K158])" office:value-type="float" office:value="1.1808224284" calcext:value-type="float">
            <text:p>1.1808224284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0.27618358" calcext:value-type="float">
            <text:p>0.27618358</text:p>
          </table:table-cell>
          <table:table-cell office:value-type="float" office:value="0.84998626" calcext:value-type="float">
            <text:p>0.84998626</text:p>
          </table:table-cell>
          <table:table-cell office:value-type="float" office:value="0.17047195" calcext:value-type="float">
            <text:p>0.17047195</text:p>
          </table:table-cell>
          <table:table-cell office:value-type="float" office:value="1.7466742" calcext:value-type="float">
            <text:p>1.7466742</text:p>
          </table:table-cell>
          <table:table-cell office:value-type="float" office:value="1.9348267" calcext:value-type="float">
            <text:p>1.9348267</text:p>
          </table:table-cell>
          <table:table-cell office:value-type="float" office:value="2.8256524" calcext:value-type="float">
            <text:p>2.8256524</text:p>
          </table:table-cell>
          <table:table-cell office:value-type="float" office:value="1.0606662" calcext:value-type="float">
            <text:p>1.0606662</text:p>
          </table:table-cell>
          <table:table-cell office:value-type="float" office:value="0.19499658" calcext:value-type="float">
            <text:p>0.19499658</text:p>
          </table:table-cell>
          <table:table-cell office:value-type="float" office:value="0.012828819" calcext:value-type="float">
            <text:p>0.012828819</text:p>
          </table:table-cell>
          <table:table-cell office:value-type="float" office:value="1.5992211" calcext:value-type="float">
            <text:p>1.5992211</text:p>
          </table:table-cell>
          <table:table-cell table:formula="of:=AVERAGE([.B159:.K159])" office:value-type="float" office:value="1.0671507789" calcext:value-type="float">
            <text:p>1.0671507789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0.19957756" calcext:value-type="float">
            <text:p>0.19957756</text:p>
          </table:table-cell>
          <table:table-cell office:value-type="float" office:value="0.87437016" calcext:value-type="float">
            <text:p>0.87437016</text:p>
          </table:table-cell>
          <table:table-cell office:value-type="float" office:value="0.11727789" calcext:value-type="float">
            <text:p>0.11727789</text:p>
          </table:table-cell>
          <table:table-cell office:value-type="float" office:value="2.6210082" calcext:value-type="float">
            <text:p>2.6210082</text:p>
          </table:table-cell>
          <table:table-cell office:value-type="float" office:value="2.9181736" calcext:value-type="float">
            <text:p>2.9181736</text:p>
          </table:table-cell>
          <table:table-cell office:value-type="float" office:value="2.8495252" calcext:value-type="float">
            <text:p>2.8495252</text:p>
          </table:table-cell>
          <table:table-cell office:value-type="float" office:value="1.0617784" calcext:value-type="float">
            <text:p>1.0617784</text:p>
          </table:table-cell>
          <table:table-cell office:value-type="float" office:value="0.18547022" calcext:value-type="float">
            <text:p>0.18547022</text:p>
          </table:table-cell>
          <table:table-cell office:value-type="float" office:value="0.012770961" calcext:value-type="float">
            <text:p>0.012770961</text:p>
          </table:table-cell>
          <table:table-cell office:value-type="float" office:value="1.3762313" calcext:value-type="float">
            <text:p>1.3762313</text:p>
          </table:table-cell>
          <table:table-cell table:formula="of:=AVERAGE([.B160:.K160])" office:value-type="float" office:value="1.2216183491" calcext:value-type="float">
            <text:p>1.2216183491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0.18861476" calcext:value-type="float">
            <text:p>0.18861476</text:p>
          </table:table-cell>
          <table:table-cell office:value-type="float" office:value="0.7582928" calcext:value-type="float">
            <text:p>0.7582928</text:p>
          </table:table-cell>
          <table:table-cell office:value-type="float" office:value="0.19420427" calcext:value-type="float">
            <text:p>0.19420427</text:p>
          </table:table-cell>
          <table:table-cell office:value-type="float" office:value="2.6233582" calcext:value-type="float">
            <text:p>2.6233582</text:p>
          </table:table-cell>
          <table:table-cell office:value-type="float" office:value="2.7235818" calcext:value-type="float">
            <text:p>2.7235818</text:p>
          </table:table-cell>
          <table:table-cell office:value-type="float" office:value="1.8487759" calcext:value-type="float">
            <text:p>1.8487759</text:p>
          </table:table-cell>
          <table:table-cell office:value-type="float" office:value="0.980367" calcext:value-type="float">
            <text:p>0.980367</text:p>
          </table:table-cell>
          <table:table-cell office:value-type="float" office:value="0.1804021" calcext:value-type="float">
            <text:p>0.1804021</text:p>
          </table:table-cell>
          <table:table-cell office:value-type="float" office:value="0.01320319" calcext:value-type="float">
            <text:p>0.01320319</text:p>
          </table:table-cell>
          <table:table-cell office:value-type="float" office:value="1.6300803" calcext:value-type="float">
            <text:p>1.6300803</text:p>
          </table:table-cell>
          <table:table-cell table:formula="of:=AVERAGE([.B161:.K161])" office:value-type="float" office:value="1.114088032" calcext:value-type="float">
            <text:p>1.114088032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0.22691" calcext:value-type="float">
            <text:p>0.22691</text:p>
          </table:table-cell>
          <table:table-cell office:value-type="float" office:value="0.7581026" calcext:value-type="float">
            <text:p>0.7581026</text:p>
          </table:table-cell>
          <table:table-cell office:value-type="float" office:value="0.11924737" calcext:value-type="float">
            <text:p>0.11924737</text:p>
          </table:table-cell>
          <table:table-cell office:value-type="float" office:value="1.4979029" calcext:value-type="float">
            <text:p>1.4979029</text:p>
          </table:table-cell>
          <table:table-cell office:value-type="float" office:value="3.2164602" calcext:value-type="float">
            <text:p>3.2164602</text:p>
          </table:table-cell>
          <table:table-cell office:value-type="float" office:value="2.818103" calcext:value-type="float">
            <text:p>2.818103</text:p>
          </table:table-cell>
          <table:table-cell office:value-type="float" office:value="1.0606662" calcext:value-type="float">
            <text:p>1.0606662</text:p>
          </table:table-cell>
          <table:table-cell office:value-type="float" office:value="0.1828547" calcext:value-type="float">
            <text:p>0.1828547</text:p>
          </table:table-cell>
          <table:table-cell office:value-type="float" office:value="0.012999948" calcext:value-type="float">
            <text:p>0.012999948</text:p>
          </table:table-cell>
          <table:table-cell office:value-type="float" office:value="1.5462655" calcext:value-type="float">
            <text:p>1.5462655</text:p>
          </table:table-cell>
          <table:table-cell table:formula="of:=AVERAGE([.B162:.K162])" office:value-type="float" office:value="1.1439512418" calcext:value-type="float">
            <text:p>1.1439512418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0.23950824" calcext:value-type="float">
            <text:p>0.23950824</text:p>
          </table:table-cell>
          <table:table-cell office:value-type="float" office:value="0.75251824" calcext:value-type="float">
            <text:p>0.75251824</text:p>
          </table:table-cell>
          <table:table-cell office:value-type="float" office:value="0.16851693" calcext:value-type="float">
            <text:p>0.16851693</text:p>
          </table:table-cell>
          <table:table-cell office:value-type="float" office:value="2.6067321" calcext:value-type="float">
            <text:p>2.6067321</text:p>
          </table:table-cell>
          <table:table-cell office:value-type="float" office:value="2.816046" calcext:value-type="float">
            <text:p>2.816046</text:p>
          </table:table-cell>
          <table:table-cell office:value-type="float" office:value="2.9418204" calcext:value-type="float">
            <text:p>2.9418204</text:p>
          </table:table-cell>
          <table:table-cell office:value-type="float" office:value="0.9844344" calcext:value-type="float">
            <text:p>0.9844344</text:p>
          </table:table-cell>
          <table:table-cell office:value-type="float" office:value="0.21116465" calcext:value-type="float">
            <text:p>0.21116465</text:p>
          </table:table-cell>
          <table:table-cell office:value-type="float" office:value="0.013272766" calcext:value-type="float">
            <text:p>0.013272766</text:p>
          </table:table-cell>
          <table:table-cell office:value-type="float" office:value="1.5003585" calcext:value-type="float">
            <text:p>1.5003585</text:p>
          </table:table-cell>
          <table:table-cell table:formula="of:=AVERAGE([.B163:.K163])" office:value-type="float" office:value="1.2234372226" calcext:value-type="float">
            <text:p>1.2234372226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0.09818019" calcext:value-type="float">
            <text:p>0.09818019</text:p>
          </table:table-cell>
          <table:table-cell office:value-type="float" office:value="0.8373011" calcext:value-type="float">
            <text:p>0.8373011</text:p>
          </table:table-cell>
          <table:table-cell office:value-type="float" office:value="0.16851693" calcext:value-type="float">
            <text:p>0.16851693</text:p>
          </table:table-cell>
          <table:table-cell office:value-type="float" office:value="2.608519" calcext:value-type="float">
            <text:p>2.608519</text:p>
          </table:table-cell>
          <table:table-cell office:value-type="float" office:value="2.490365" calcext:value-type="float">
            <text:p>2.490365</text:p>
          </table:table-cell>
          <table:table-cell office:value-type="float" office:value="2.8313797" calcext:value-type="float">
            <text:p>2.8313797</text:p>
          </table:table-cell>
          <table:table-cell office:value-type="float" office:value="1.0028821" calcext:value-type="float">
            <text:p>1.0028821</text:p>
          </table:table-cell>
          <table:table-cell office:value-type="float" office:value="0.14996247" calcext:value-type="float">
            <text:p>0.14996247</text:p>
          </table:table-cell>
          <table:table-cell office:value-type="float" office:value="0.015031327" calcext:value-type="float">
            <text:p>0.015031327</text:p>
          </table:table-cell>
          <table:table-cell office:value-type="float" office:value="1.5983007" calcext:value-type="float">
            <text:p>1.5983007</text:p>
          </table:table-cell>
          <table:table-cell table:formula="of:=AVERAGE([.B164:.K164])" office:value-type="float" office:value="1.1800438517" calcext:value-type="float">
            <text:p>1.1800438517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0.09652164" calcext:value-type="float">
            <text:p>0.09652164</text:p>
          </table:table-cell>
          <table:table-cell office:value-type="float" office:value="0.8739175" calcext:value-type="float">
            <text:p>0.8739175</text:p>
          </table:table-cell>
          <table:table-cell office:value-type="float" office:value="0.205888" calcext:value-type="float">
            <text:p>0.205888</text:p>
          </table:table-cell>
          <table:table-cell office:value-type="float" office:value="2.570095" calcext:value-type="float">
            <text:p>2.570095</text:p>
          </table:table-cell>
          <table:table-cell office:value-type="float" office:value="2.3011189" calcext:value-type="float">
            <text:p>2.3011189</text:p>
          </table:table-cell>
          <table:table-cell office:value-type="float" office:value="2.6445074" calcext:value-type="float">
            <text:p>2.6445074</text:p>
          </table:table-cell>
          <table:table-cell office:value-type="float" office:value="1.0028821" calcext:value-type="float">
            <text:p>1.0028821</text:p>
          </table:table-cell>
          <table:table-cell office:value-type="float" office:value="0.1425337" calcext:value-type="float">
            <text:p>0.1425337</text:p>
          </table:table-cell>
          <table:table-cell office:value-type="float" office:value="0.07410153" calcext:value-type="float">
            <text:p>0.07410153</text:p>
          </table:table-cell>
          <table:table-cell office:value-type="float" office:value="1.5301694" calcext:value-type="float">
            <text:p>1.5301694</text:p>
          </table:table-cell>
          <table:table-cell table:formula="of:=AVERAGE([.B165:.K165])" office:value-type="float" office:value="1.144173517" calcext:value-type="float">
            <text:p>1.144173517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0.07094951" calcext:value-type="float">
            <text:p>0.07094951</text:p>
          </table:table-cell>
          <table:table-cell office:value-type="float" office:value="0.8916852" calcext:value-type="float">
            <text:p>0.8916852</text:p>
          </table:table-cell>
          <table:table-cell office:value-type="float" office:value="0.16636494" calcext:value-type="float">
            <text:p>0.16636494</text:p>
          </table:table-cell>
          <table:table-cell office:value-type="float" office:value="2.6079109" calcext:value-type="float">
            <text:p>2.6079109</text:p>
          </table:table-cell>
          <table:table-cell office:value-type="float" office:value="2.759253" calcext:value-type="float">
            <text:p>2.759253</text:p>
          </table:table-cell>
          <table:table-cell office:value-type="float" office:value="2.8528244" calcext:value-type="float">
            <text:p>2.8528244</text:p>
          </table:table-cell>
          <table:table-cell office:value-type="float" office:value="1.0366644" calcext:value-type="float">
            <text:p>1.0366644</text:p>
          </table:table-cell>
          <table:table-cell office:value-type="float" office:value="0.14204875" calcext:value-type="float">
            <text:p>0.14204875</text:p>
          </table:table-cell>
          <table:table-cell office:value-type="float" office:value="0.014819531" calcext:value-type="float">
            <text:p>0.014819531</text:p>
          </table:table-cell>
          <table:table-cell office:value-type="float" office:value="1.5018306" calcext:value-type="float">
            <text:p>1.5018306</text:p>
          </table:table-cell>
          <table:table-cell table:formula="of:=AVERAGE([.B166:.K166])" office:value-type="float" office:value="1.2044351231" calcext:value-type="float">
            <text:p>1.2044351231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0.1966979" calcext:value-type="float">
            <text:p>0.1966979</text:p>
          </table:table-cell>
          <table:table-cell office:value-type="float" office:value="0.87405604" calcext:value-type="float">
            <text:p>0.87405604</text:p>
          </table:table-cell>
          <table:table-cell office:value-type="float" office:value="0.16454326" calcext:value-type="float">
            <text:p>0.16454326</text:p>
          </table:table-cell>
          <table:table-cell office:value-type="float" office:value="2.6122894" calcext:value-type="float">
            <text:p>2.6122894</text:p>
          </table:table-cell>
          <table:table-cell office:value-type="float" office:value="3.1412556" calcext:value-type="float">
            <text:p>3.1412556</text:p>
          </table:table-cell>
          <table:table-cell office:value-type="float" office:value="2.9197125" calcext:value-type="float">
            <text:p>2.9197125</text:p>
          </table:table-cell>
          <table:table-cell office:value-type="float" office:value="0.9859501" calcext:value-type="float">
            <text:p>0.9859501</text:p>
          </table:table-cell>
          <table:table-cell office:value-type="float" office:value="0.18392053" calcext:value-type="float">
            <text:p>0.18392053</text:p>
          </table:table-cell>
          <table:table-cell office:value-type="float" office:value="0.015584094" calcext:value-type="float">
            <text:p>0.015584094</text:p>
          </table:table-cell>
          <table:table-cell office:value-type="float" office:value="1.5605768" calcext:value-type="float">
            <text:p>1.5605768</text:p>
          </table:table-cell>
          <table:table-cell table:formula="of:=AVERAGE([.B167:.K167])" office:value-type="float" office:value="1.2654586224" calcext:value-type="float">
            <text:p>1.2654586224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0.08846999" calcext:value-type="float">
            <text:p>0.08846999</text:p>
          </table:table-cell>
          <table:table-cell office:value-type="float" office:value="0.90380406" calcext:value-type="float">
            <text:p>0.90380406</text:p>
          </table:table-cell>
          <table:table-cell office:value-type="float" office:value="0.2069799" calcext:value-type="float">
            <text:p>0.2069799</text:p>
          </table:table-cell>
          <table:table-cell office:value-type="float" office:value="2.554801" calcext:value-type="float">
            <text:p>2.554801</text:p>
          </table:table-cell>
          <table:table-cell office:value-type="float" office:value="3.2092664" calcext:value-type="float">
            <text:p>3.2092664</text:p>
          </table:table-cell>
          <table:table-cell office:value-type="float" office:value="2.9161823" calcext:value-type="float">
            <text:p>2.9161823</text:p>
          </table:table-cell>
          <table:table-cell office:value-type="float" office:value="1.056218" calcext:value-type="float">
            <text:p>1.056218</text:p>
          </table:table-cell>
          <table:table-cell office:value-type="float" office:value="0.258667" calcext:value-type="float">
            <text:p>0.258667</text:p>
          </table:table-cell>
          <table:table-cell office:value-type="float" office:value="0.015499263" calcext:value-type="float">
            <text:p>0.015499263</text:p>
          </table:table-cell>
          <table:table-cell office:value-type="float" office:value="1.5372329" calcext:value-type="float">
            <text:p>1.5372329</text:p>
          </table:table-cell>
          <table:table-cell table:formula="of:=AVERAGE([.B168:.K168])" office:value-type="float" office:value="1.2747120813" calcext:value-type="float">
            <text:p>1.2747120813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0.0973884" calcext:value-type="float">
            <text:p>0.0973884</text:p>
          </table:table-cell>
          <table:table-cell office:value-type="float" office:value="0.9033994" calcext:value-type="float">
            <text:p>0.9033994</text:p>
          </table:table-cell>
          <table:table-cell office:value-type="float" office:value="0.1686523" calcext:value-type="float">
            <text:p>0.1686523</text:p>
          </table:table-cell>
          <table:table-cell office:value-type="float" office:value="1.3749988" calcext:value-type="float">
            <text:p>1.3749988</text:p>
          </table:table-cell>
          <table:table-cell office:value-type="float" office:value="2.5101144" calcext:value-type="float">
            <text:p>2.5101144</text:p>
          </table:table-cell>
          <table:table-cell office:value-type="float" office:value="2.8528244" calcext:value-type="float">
            <text:p>2.8528244</text:p>
          </table:table-cell>
          <table:table-cell office:value-type="float" office:value="1.0788306" calcext:value-type="float">
            <text:p>1.0788306</text:p>
          </table:table-cell>
          <table:table-cell office:value-type="float" office:value="0.18392053" calcext:value-type="float">
            <text:p>0.18392053</text:p>
          </table:table-cell>
          <table:table-cell office:value-type="float" office:value="0.016948361" calcext:value-type="float">
            <text:p>0.016948361</text:p>
          </table:table-cell>
          <table:table-cell office:value-type="float" office:value="1.501978" calcext:value-type="float">
            <text:p>1.501978</text:p>
          </table:table-cell>
          <table:table-cell table:formula="of:=AVERAGE([.B169:.K169])" office:value-type="float" office:value="1.0689055191" calcext:value-type="float">
            <text:p>1.0689055191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0.12950163" calcext:value-type="float">
            <text:p>0.12950163</text:p>
          </table:table-cell>
          <table:table-cell office:value-type="float" office:value="0.88610715" calcext:value-type="float">
            <text:p>0.88610715</text:p>
          </table:table-cell>
          <table:table-cell office:value-type="float" office:value="0.2031739" calcext:value-type="float">
            <text:p>0.2031739</text:p>
          </table:table-cell>
          <table:table-cell office:value-type="float" office:value="1.6001872" calcext:value-type="float">
            <text:p>1.6001872</text:p>
          </table:table-cell>
          <table:table-cell office:value-type="float" office:value="2.0822213" calcext:value-type="float">
            <text:p>2.0822213</text:p>
          </table:table-cell>
          <table:table-cell office:value-type="float" office:value="2.8647628" calcext:value-type="float">
            <text:p>2.8647628</text:p>
          </table:table-cell>
          <table:table-cell office:value-type="float" office:value="1.0603557" calcext:value-type="float">
            <text:p>1.0603557</text:p>
          </table:table-cell>
          <table:table-cell office:value-type="float" office:value="0.18300562" calcext:value-type="float">
            <text:p>0.18300562</text:p>
          </table:table-cell>
          <table:table-cell office:value-type="float" office:value="0.017071309" calcext:value-type="float">
            <text:p>0.017071309</text:p>
          </table:table-cell>
          <table:table-cell office:value-type="float" office:value="1.4626671" calcext:value-type="float">
            <text:p>1.4626671</text:p>
          </table:table-cell>
          <table:table-cell table:formula="of:=AVERAGE([.B170:.K170])" office:value-type="float" office:value="1.0489053709" calcext:value-type="float">
            <text:p>1.0489053709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0.08862811" calcext:value-type="float">
            <text:p>0.08862811</text:p>
          </table:table-cell>
          <table:table-cell office:value-type="float" office:value="0.99593705" calcext:value-type="float">
            <text:p>0.99593705</text:p>
          </table:table-cell>
          <table:table-cell office:value-type="float" office:value="0.15330762" calcext:value-type="float">
            <text:p>0.15330762</text:p>
          </table:table-cell>
          <table:table-cell office:value-type="float" office:value="1.3285015" calcext:value-type="float">
            <text:p>1.3285015</text:p>
          </table:table-cell>
          <table:table-cell office:value-type="float" office:value="3.275121" calcext:value-type="float">
            <text:p>3.275121</text:p>
          </table:table-cell>
          <table:table-cell office:value-type="float" office:value="2.9192677" calcext:value-type="float">
            <text:p>2.9192677</text:p>
          </table:table-cell>
          <table:table-cell office:value-type="float" office:value="1.08191" calcext:value-type="float">
            <text:p>1.08191</text:p>
          </table:table-cell>
          <table:table-cell office:value-type="float" office:value="0.19917472" calcext:value-type="float">
            <text:p>0.19917472</text:p>
          </table:table-cell>
          <table:table-cell office:value-type="float" office:value="0.015447862" calcext:value-type="float">
            <text:p>0.015447862</text:p>
          </table:table-cell>
          <table:table-cell office:value-type="float" office:value="1.5081447" calcext:value-type="float">
            <text:p>1.5081447</text:p>
          </table:table-cell>
          <table:table-cell table:formula="of:=AVERAGE([.B171:.K171])" office:value-type="float" office:value="1.1565440262" calcext:value-type="float">
            <text:p>1.1565440262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0.11018355" calcext:value-type="float">
            <text:p>0.11018355</text:p>
          </table:table-cell>
          <table:table-cell office:value-type="float" office:value="0.8764204" calcext:value-type="float">
            <text:p>0.8764204</text:p>
          </table:table-cell>
          <table:table-cell office:value-type="float" office:value="0.16614299" calcext:value-type="float">
            <text:p>0.16614299</text:p>
          </table:table-cell>
          <table:table-cell office:value-type="float" office:value="1.9952677" calcext:value-type="float">
            <text:p>1.9952677</text:p>
          </table:table-cell>
          <table:table-cell office:value-type="float" office:value="1.7441931" calcext:value-type="float">
            <text:p>1.7441931</text:p>
          </table:table-cell>
          <table:table-cell office:value-type="float" office:value="1.4194115" calcext:value-type="float">
            <text:p>1.4194115</text:p>
          </table:table-cell>
          <table:table-cell office:value-type="float" office:value="1.0774189" calcext:value-type="float">
            <text:p>1.0774189</text:p>
          </table:table-cell>
          <table:table-cell office:value-type="float" office:value="0.1563481" calcext:value-type="float">
            <text:p>0.1563481</text:p>
          </table:table-cell>
          <table:table-cell office:value-type="float" office:value="0.016606769" calcext:value-type="float">
            <text:p>0.016606769</text:p>
          </table:table-cell>
          <table:table-cell office:value-type="float" office:value="1.2950737" calcext:value-type="float">
            <text:p>1.2950737</text:p>
          </table:table-cell>
          <table:table-cell table:formula="of:=AVERAGE([.B172:.K172])" office:value-type="float" office:value="0.8857066709" calcext:value-type="float">
            <text:p>0.8857066709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0.07265138" calcext:value-type="float">
            <text:p>0.07265138</text:p>
          </table:table-cell>
          <table:table-cell office:value-type="float" office:value="0.897582" calcext:value-type="float">
            <text:p>0.897582</text:p>
          </table:table-cell>
          <table:table-cell office:value-type="float" office:value="0.16960041" calcext:value-type="float">
            <text:p>0.16960041</text:p>
          </table:table-cell>
          <table:table-cell office:value-type="float" office:value="1.7609193" calcext:value-type="float">
            <text:p>1.7609193</text:p>
          </table:table-cell>
          <table:table-cell office:value-type="float" office:value="1.988316" calcext:value-type="float">
            <text:p>1.988316</text:p>
          </table:table-cell>
          <table:table-cell office:value-type="float" office:value="2.9264991" calcext:value-type="float">
            <text:p>2.9264991</text:p>
          </table:table-cell>
          <table:table-cell office:value-type="float" office:value="0.9817294" calcext:value-type="float">
            <text:p>0.9817294</text:p>
          </table:table-cell>
          <table:table-cell office:value-type="float" office:value="0.22329503" calcext:value-type="float">
            <text:p>0.22329503</text:p>
          </table:table-cell>
          <table:table-cell office:value-type="float" office:value="0.01543584" calcext:value-type="float">
            <text:p>0.01543584</text:p>
          </table:table-cell>
          <table:table-cell office:value-type="float" office:value="1.3452024" calcext:value-type="float">
            <text:p>1.3452024</text:p>
          </table:table-cell>
          <table:table-cell table:formula="of:=AVERAGE([.B173:.K173])" office:value-type="float" office:value="1.038123086" calcext:value-type="float">
            <text:p>1.038123086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0.081448786" calcext:value-type="float">
            <text:p>0.081448786</text:p>
          </table:table-cell>
          <table:table-cell office:value-type="float" office:value="0.8797534" calcext:value-type="float">
            <text:p>0.8797534</text:p>
          </table:table-cell>
          <table:table-cell office:value-type="float" office:value="0.12712812" calcext:value-type="float">
            <text:p>0.12712812</text:p>
          </table:table-cell>
          <table:table-cell office:value-type="float" office:value="1.9950969" calcext:value-type="float">
            <text:p>1.9950969</text:p>
          </table:table-cell>
          <table:table-cell office:value-type="float" office:value="2.2671678" calcext:value-type="float">
            <text:p>2.2671678</text:p>
          </table:table-cell>
          <table:table-cell office:value-type="float" office:value="2.8425887" calcext:value-type="float">
            <text:p>2.8425887</text:p>
          </table:table-cell>
          <table:table-cell office:value-type="float" office:value="0.98895764" calcext:value-type="float">
            <text:p>0.98895764</text:p>
          </table:table-cell>
          <table:table-cell office:value-type="float" office:value="0.18392053" calcext:value-type="float">
            <text:p>0.18392053</text:p>
          </table:table-cell>
          <table:table-cell office:value-type="float" office:value="0.0155637" calcext:value-type="float">
            <text:p>0.0155637</text:p>
          </table:table-cell>
          <table:table-cell office:value-type="float" office:value="1.3499376" calcext:value-type="float">
            <text:p>1.3499376</text:p>
          </table:table-cell>
          <table:table-cell table:formula="of:=AVERAGE([.B174:.K174])" office:value-type="float" office:value="1.0731563176" calcext:value-type="float">
            <text:p>1.0731563176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0.07436571" calcext:value-type="float">
            <text:p>0.07436571</text:p>
          </table:table-cell>
          <table:table-cell office:value-type="float" office:value="0.8916041" calcext:value-type="float">
            <text:p>0.8916041</text:p>
          </table:table-cell>
          <table:table-cell office:value-type="float" office:value="0.08152213" calcext:value-type="float">
            <text:p>0.08152213</text:p>
          </table:table-cell>
          <table:table-cell office:value-type="float" office:value="1.6618216" calcext:value-type="float">
            <text:p>1.6618216</text:p>
          </table:table-cell>
          <table:table-cell office:value-type="float" office:value="2.2765448" calcext:value-type="float">
            <text:p>2.2765448</text:p>
          </table:table-cell>
          <table:table-cell office:value-type="float" office:value="2.92512" calcext:value-type="float">
            <text:p>2.92512</text:p>
          </table:table-cell>
          <table:table-cell office:value-type="float" office:value="1.001955" calcext:value-type="float">
            <text:p>1.001955</text:p>
          </table:table-cell>
          <table:table-cell office:value-type="float" office:value="0.18392053" calcext:value-type="float">
            <text:p>0.18392053</text:p>
          </table:table-cell>
          <table:table-cell office:value-type="float" office:value="0.019852407" calcext:value-type="float">
            <text:p>0.019852407</text:p>
          </table:table-cell>
          <table:table-cell office:value-type="float" office:value="1.3625442" calcext:value-type="float">
            <text:p>1.3625442</text:p>
          </table:table-cell>
          <table:table-cell table:formula="of:=AVERAGE([.B175:.K175])" office:value-type="float" office:value="1.0479250477" calcext:value-type="float">
            <text:p>1.0479250477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0.074056275" calcext:value-type="float">
            <text:p>0.074056275</text:p>
          </table:table-cell>
          <table:table-cell office:value-type="float" office:value="0.97883093" calcext:value-type="float">
            <text:p>0.97883093</text:p>
          </table:table-cell>
          <table:table-cell office:value-type="float" office:value="0.16930085" calcext:value-type="float">
            <text:p>0.16930085</text:p>
          </table:table-cell>
          <table:table-cell office:value-type="float" office:value="1.6402539" calcext:value-type="float">
            <text:p>1.6402539</text:p>
          </table:table-cell>
          <table:table-cell office:value-type="float" office:value="2.3617885" calcext:value-type="float">
            <text:p>2.3617885</text:p>
          </table:table-cell>
          <table:table-cell office:value-type="float" office:value="2.919351" calcext:value-type="float">
            <text:p>2.919351</text:p>
          </table:table-cell>
          <table:table-cell office:value-type="float" office:value="1.038546" calcext:value-type="float">
            <text:p>1.038546</text:p>
          </table:table-cell>
          <table:table-cell office:value-type="float" office:value="0.21203725" calcext:value-type="float">
            <text:p>0.21203725</text:p>
          </table:table-cell>
          <table:table-cell office:value-type="float" office:value="0.017541934" calcext:value-type="float">
            <text:p>0.017541934</text:p>
          </table:table-cell>
          <table:table-cell office:value-type="float" office:value="1.2742417" calcext:value-type="float">
            <text:p>1.2742417</text:p>
          </table:table-cell>
          <table:table-cell table:formula="of:=AVERAGE([.B176:.K176])" office:value-type="float" office:value="1.0685948339" calcext:value-type="float">
            <text:p>1.0685948339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0.07436571" calcext:value-type="float">
            <text:p>0.07436571</text:p>
          </table:table-cell>
          <table:table-cell office:value-type="float" office:value="0.9413044" calcext:value-type="float">
            <text:p>0.9413044</text:p>
          </table:table-cell>
          <table:table-cell office:value-type="float" office:value="0.16973642" calcext:value-type="float">
            <text:p>0.16973642</text:p>
          </table:table-cell>
          <table:table-cell office:value-type="float" office:value="1.7337731" calcext:value-type="float">
            <text:p>1.7337731</text:p>
          </table:table-cell>
          <table:table-cell office:value-type="float" office:value="2.3721504" calcext:value-type="float">
            <text:p>2.3721504</text:p>
          </table:table-cell>
          <table:table-cell office:value-type="float" office:value="2.9161823" calcext:value-type="float">
            <text:p>2.9161823</text:p>
          </table:table-cell>
          <table:table-cell office:value-type="float" office:value="0.6683307" calcext:value-type="float">
            <text:p>0.6683307</text:p>
          </table:table-cell>
          <table:table-cell office:value-type="float" office:value="0.21505263" calcext:value-type="float">
            <text:p>0.21505263</text:p>
          </table:table-cell>
          <table:table-cell office:value-type="float" office:value="0.023381691" calcext:value-type="float">
            <text:p>0.023381691</text:p>
          </table:table-cell>
          <table:table-cell office:value-type="float" office:value="1.216884" calcext:value-type="float">
            <text:p>1.216884</text:p>
          </table:table-cell>
          <table:table-cell table:formula="of:=AVERAGE([.B177:.K177])" office:value-type="float" office:value="1.0331161351" calcext:value-type="float">
            <text:p>1.0331161351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0.12054367" calcext:value-type="float">
            <text:p>0.12054367</text:p>
          </table:table-cell>
          <table:table-cell office:value-type="float" office:value="0.96295226" calcext:value-type="float">
            <text:p>0.96295226</text:p>
          </table:table-cell>
          <table:table-cell office:value-type="float" office:value="0.16892284" calcext:value-type="float">
            <text:p>0.16892284</text:p>
          </table:table-cell>
          <table:table-cell office:value-type="float" office:value="2.0548596" calcext:value-type="float">
            <text:p>2.0548596</text:p>
          </table:table-cell>
          <table:table-cell office:value-type="float" office:value="2.1093094" calcext:value-type="float">
            <text:p>2.1093094</text:p>
          </table:table-cell>
          <table:table-cell office:value-type="float" office:value="2.848901" calcext:value-type="float">
            <text:p>2.848901</text:p>
          </table:table-cell>
          <table:table-cell office:value-type="float" office:value="1.0370696" calcext:value-type="float">
            <text:p>1.0370696</text:p>
          </table:table-cell>
          <table:table-cell office:value-type="float" office:value="0.22021794" calcext:value-type="float">
            <text:p>0.22021794</text:p>
          </table:table-cell>
          <table:table-cell office:value-type="float" office:value="0.012961874" calcext:value-type="float">
            <text:p>0.012961874</text:p>
          </table:table-cell>
          <table:table-cell office:value-type="float" office:value="1.3232547" calcext:value-type="float">
            <text:p>1.3232547</text:p>
          </table:table-cell>
          <table:table-cell table:formula="of:=AVERAGE([.B178:.K178])" office:value-type="float" office:value="1.0858992884" calcext:value-type="float">
            <text:p>1.0858992884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0.061967462" calcext:value-type="float">
            <text:p>0.061967462</text:p>
          </table:table-cell>
          <table:table-cell office:value-type="float" office:value="0.9685715" calcext:value-type="float">
            <text:p>0.9685715</text:p>
          </table:table-cell>
          <table:table-cell office:value-type="float" office:value="0.1793567" calcext:value-type="float">
            <text:p>0.1793567</text:p>
          </table:table-cell>
          <table:table-cell office:value-type="float" office:value="2.0143862" calcext:value-type="float">
            <text:p>2.0143862</text:p>
          </table:table-cell>
          <table:table-cell office:value-type="float" office:value="2.140942" calcext:value-type="float">
            <text:p>2.140942</text:p>
          </table:table-cell>
          <table:table-cell office:value-type="float" office:value="2.9178076" calcext:value-type="float">
            <text:p>2.9178076</text:p>
          </table:table-cell>
          <table:table-cell office:value-type="float" office:value="0.95073986" calcext:value-type="float">
            <text:p>0.95073986</text:p>
          </table:table-cell>
          <table:table-cell office:value-type="float" office:value="0.19917472" calcext:value-type="float">
            <text:p>0.19917472</text:p>
          </table:table-cell>
          <table:table-cell office:value-type="float" office:value="0.04160771" calcext:value-type="float">
            <text:p>0.04160771</text:p>
          </table:table-cell>
          <table:table-cell office:value-type="float" office:value="1.1384383" calcext:value-type="float">
            <text:p>1.1384383</text:p>
          </table:table-cell>
          <table:table-cell table:formula="of:=AVERAGE([.B179:.K179])" office:value-type="float" office:value="1.0612992052" calcext:value-type="float">
            <text:p>1.0612992052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0.080971405" calcext:value-type="float">
            <text:p>0.080971405</text:p>
          </table:table-cell>
          <table:table-cell office:value-type="float" office:value="1.0355599" calcext:value-type="float">
            <text:p>1.0355599</text:p>
          </table:table-cell>
          <table:table-cell office:value-type="float" office:value="0.1946521" calcext:value-type="float">
            <text:p>0.1946521</text:p>
          </table:table-cell>
          <table:table-cell office:value-type="float" office:value="1.6700569" calcext:value-type="float">
            <text:p>1.6700569</text:p>
          </table:table-cell>
          <table:table-cell office:value-type="float" office:value="2.539697" calcext:value-type="float">
            <text:p>2.539697</text:p>
          </table:table-cell>
          <table:table-cell office:value-type="float" office:value="2.8587801" calcext:value-type="float">
            <text:p>2.8587801</text:p>
          </table:table-cell>
          <table:table-cell office:value-type="float" office:value="1.0384692" calcext:value-type="float">
            <text:p>1.0384692</text:p>
          </table:table-cell>
          <table:table-cell office:value-type="float" office:value="0.2676208" calcext:value-type="float">
            <text:p>0.2676208</text:p>
          </table:table-cell>
          <table:table-cell office:value-type="float" office:value="0.038562506" calcext:value-type="float">
            <text:p>0.038562506</text:p>
          </table:table-cell>
          <table:table-cell office:value-type="float" office:value="1.282445" calcext:value-type="float">
            <text:p>1.282445</text:p>
          </table:table-cell>
          <table:table-cell table:formula="of:=AVERAGE([.B180:.K180])" office:value-type="float" office:value="1.1006814911" calcext:value-type="float">
            <text:p>1.1006814911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0.06530872" calcext:value-type="float">
            <text:p>0.06530872</text:p>
          </table:table-cell>
          <table:table-cell office:value-type="float" office:value="0.9718533" calcext:value-type="float">
            <text:p>0.9718533</text:p>
          </table:table-cell>
          <table:table-cell office:value-type="float" office:value="0.18694924" calcext:value-type="float">
            <text:p>0.18694924</text:p>
          </table:table-cell>
          <table:table-cell office:value-type="float" office:value="2.0485013" calcext:value-type="float">
            <text:p>2.0485013</text:p>
          </table:table-cell>
          <table:table-cell office:value-type="float" office:value="2.539697" calcext:value-type="float">
            <text:p>2.539697</text:p>
          </table:table-cell>
          <table:table-cell office:value-type="float" office:value="2.9225883" calcext:value-type="float">
            <text:p>2.9225883</text:p>
          </table:table-cell>
          <table:table-cell office:value-type="float" office:value="0.99507743" calcext:value-type="float">
            <text:p>0.99507743</text:p>
          </table:table-cell>
          <table:table-cell office:value-type="float" office:value="0.1425337" calcext:value-type="float">
            <text:p>0.1425337</text:p>
          </table:table-cell>
          <table:table-cell office:value-type="float" office:value="0.022760313" calcext:value-type="float">
            <text:p>0.022760313</text:p>
          </table:table-cell>
          <table:table-cell office:value-type="float" office:value="1.2594649" calcext:value-type="float">
            <text:p>1.2594649</text:p>
          </table:table-cell>
          <table:table-cell table:formula="of:=AVERAGE([.B181:.K181])" office:value-type="float" office:value="1.1154734203" calcext:value-type="float">
            <text:p>1.1154734203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0.12109915" calcext:value-type="float">
            <text:p>0.12109915</text:p>
          </table:table-cell>
          <table:table-cell office:value-type="float" office:value="1.0424671" calcext:value-type="float">
            <text:p>1.0424671</text:p>
          </table:table-cell>
          <table:table-cell office:value-type="float" office:value="0.11410468" calcext:value-type="float">
            <text:p>0.11410468</text:p>
          </table:table-cell>
          <table:table-cell office:value-type="float" office:value="1.8948163" calcext:value-type="float">
            <text:p>1.8948163</text:p>
          </table:table-cell>
          <table:table-cell office:value-type="float" office:value="2.5815678" calcext:value-type="float">
            <text:p>2.5815678</text:p>
          </table:table-cell>
          <table:table-cell office:value-type="float" office:value="2.8580089" calcext:value-type="float">
            <text:p>2.8580089</text:p>
          </table:table-cell>
          <table:table-cell office:value-type="float" office:value="0.9991279" calcext:value-type="float">
            <text:p>0.9991279</text:p>
          </table:table-cell>
          <table:table-cell office:value-type="float" office:value="0.18392053" calcext:value-type="float">
            <text:p>0.18392053</text:p>
          </table:table-cell>
          <table:table-cell office:value-type="float" office:value="0.042201202" calcext:value-type="float">
            <text:p>0.042201202</text:p>
          </table:table-cell>
          <table:table-cell office:value-type="float" office:value="1.307825" calcext:value-type="float">
            <text:p>1.307825</text:p>
          </table:table-cell>
          <table:table-cell table:formula="of:=AVERAGE([.B182:.K182])" office:value-type="float" office:value="1.1145138562" calcext:value-type="float">
            <text:p>1.1145138562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0.133304" calcext:value-type="float">
            <text:p>0.133304</text:p>
          </table:table-cell>
          <table:table-cell office:value-type="float" office:value="1.0637305" calcext:value-type="float">
            <text:p>1.0637305</text:p>
          </table:table-cell>
          <table:table-cell office:value-type="float" office:value="0.14993578" calcext:value-type="float">
            <text:p>0.14993578</text:p>
          </table:table-cell>
          <table:table-cell office:value-type="float" office:value="2.1416597" calcext:value-type="float">
            <text:p>2.1416597</text:p>
          </table:table-cell>
          <table:table-cell office:value-type="float" office:value="2.4207783" calcext:value-type="float">
            <text:p>2.4207783</text:p>
          </table:table-cell>
          <table:table-cell office:value-type="float" office:value="2.919351" calcext:value-type="float">
            <text:p>2.919351</text:p>
          </table:table-cell>
          <table:table-cell office:value-type="float" office:value="0.7715366" calcext:value-type="float">
            <text:p>0.7715366</text:p>
          </table:table-cell>
          <table:table-cell office:value-type="float" office:value="0.14259452" calcext:value-type="float">
            <text:p>0.14259452</text:p>
          </table:table-cell>
          <table:table-cell office:value-type="float" office:value="0.023690727" calcext:value-type="float">
            <text:p>0.023690727</text:p>
          </table:table-cell>
          <table:table-cell office:value-type="float" office:value="1.2764341" calcext:value-type="float">
            <text:p>1.2764341</text:p>
          </table:table-cell>
          <table:table-cell table:formula="of:=AVERAGE([.B183:.K183])" office:value-type="float" office:value="1.1043015227" calcext:value-type="float">
            <text:p>1.1043015227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0.06541991" calcext:value-type="float">
            <text:p>0.06541991</text:p>
          </table:table-cell>
          <table:table-cell office:value-type="float" office:value="1.0724894" calcext:value-type="float">
            <text:p>1.0724894</text:p>
          </table:table-cell>
          <table:table-cell office:value-type="float" office:value="0.17763542" calcext:value-type="float">
            <text:p>0.17763542</text:p>
          </table:table-cell>
          <table:table-cell office:value-type="float" office:value="1.7400746" calcext:value-type="float">
            <text:p>1.7400746</text:p>
          </table:table-cell>
          <table:table-cell office:value-type="float" office:value="2.1804802" calcext:value-type="float">
            <text:p>2.1804802</text:p>
          </table:table-cell>
          <table:table-cell office:value-type="float" office:value="2.8587801" calcext:value-type="float">
            <text:p>2.8587801</text:p>
          </table:table-cell>
          <table:table-cell office:value-type="float" office:value="1.0020964" calcext:value-type="float">
            <text:p>1.0020964</text:p>
          </table:table-cell>
          <table:table-cell office:value-type="float" office:value="0.09193042" calcext:value-type="float">
            <text:p>0.09193042</text:p>
          </table:table-cell>
          <table:table-cell office:value-type="float" office:value="0.05781894" calcext:value-type="float">
            <text:p>0.05781894</text:p>
          </table:table-cell>
          <table:table-cell office:value-type="float" office:value="1.2517518" calcext:value-type="float">
            <text:p>1.2517518</text:p>
          </table:table-cell>
          <table:table-cell table:formula="of:=AVERAGE([.B184:.K184])" office:value-type="float" office:value="1.049847719" calcext:value-type="float">
            <text:p>1.049847719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0.13000347" calcext:value-type="float">
            <text:p>0.13000347</text:p>
          </table:table-cell>
          <table:table-cell office:value-type="float" office:value="1.0298557" calcext:value-type="float">
            <text:p>1.0298557</text:p>
          </table:table-cell>
          <table:table-cell office:value-type="float" office:value="0.15646946" calcext:value-type="float">
            <text:p>0.15646946</text:p>
          </table:table-cell>
          <table:table-cell office:value-type="float" office:value="1.9425747" calcext:value-type="float">
            <text:p>1.9425747</text:p>
          </table:table-cell>
          <table:table-cell office:value-type="float" office:value="2.526298" calcext:value-type="float">
            <text:p>2.526298</text:p>
          </table:table-cell>
          <table:table-cell office:value-type="float" office:value="1.6685808" calcext:value-type="float">
            <text:p>1.6685808</text:p>
          </table:table-cell>
          <table:table-cell office:value-type="float" office:value="1.0002508" calcext:value-type="float">
            <text:p>1.0002508</text:p>
          </table:table-cell>
          <table:table-cell office:value-type="float" office:value="0.26732975" calcext:value-type="float">
            <text:p>0.26732975</text:p>
          </table:table-cell>
          <table:table-cell office:value-type="float" office:value="0.018332811" calcext:value-type="float">
            <text:p>0.018332811</text:p>
          </table:table-cell>
          <table:table-cell office:value-type="float" office:value="1.4849617" calcext:value-type="float">
            <text:p>1.4849617</text:p>
          </table:table-cell>
          <table:table-cell table:formula="of:=AVERAGE([.B185:.K185])" office:value-type="float" office:value="1.0224657191" calcext:value-type="float">
            <text:p>1.0224657191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0.15686251" calcext:value-type="float">
            <text:p>0.15686251</text:p>
          </table:table-cell>
          <table:table-cell office:value-type="float" office:value="0.93190354" calcext:value-type="float">
            <text:p>0.93190354</text:p>
          </table:table-cell>
          <table:table-cell office:value-type="float" office:value="0.15646946" calcext:value-type="float">
            <text:p>0.15646946</text:p>
          </table:table-cell>
          <table:table-cell office:value-type="float" office:value="1.822735" calcext:value-type="float">
            <text:p>1.822735</text:p>
          </table:table-cell>
          <table:table-cell office:value-type="float" office:value="2.8748708" calcext:value-type="float">
            <text:p>2.8748708</text:p>
          </table:table-cell>
          <table:table-cell office:value-type="float" office:value="2.8442647" calcext:value-type="float">
            <text:p>2.8442647</text:p>
          </table:table-cell>
          <table:table-cell office:value-type="float" office:value="0.90819716" calcext:value-type="float">
            <text:p>0.90819716</text:p>
          </table:table-cell>
          <table:table-cell office:value-type="float" office:value="0.49881172" calcext:value-type="float">
            <text:p>0.49881172</text:p>
          </table:table-cell>
          <table:table-cell office:value-type="float" office:value="0.022051737" calcext:value-type="float">
            <text:p>0.022051737</text:p>
          </table:table-cell>
          <table:table-cell office:value-type="float" office:value="1.2256367" calcext:value-type="float">
            <text:p>1.2256367</text:p>
          </table:table-cell>
          <table:table-cell table:formula="of:=AVERAGE([.B186:.K186])" office:value-type="float" office:value="1.1441803327" calcext:value-type="float">
            <text:p>1.1441803327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0.13505913" calcext:value-type="float">
            <text:p>0.13505913</text:p>
          </table:table-cell>
          <table:table-cell office:value-type="float" office:value="1.0924102" calcext:value-type="float">
            <text:p>1.0924102</text:p>
          </table:table-cell>
          <table:table-cell office:value-type="float" office:value="0.17567992" calcext:value-type="float">
            <text:p>0.17567992</text:p>
          </table:table-cell>
          <table:table-cell office:value-type="float" office:value="1.6777102" calcext:value-type="float">
            <text:p>1.6777102</text:p>
          </table:table-cell>
          <table:table-cell office:value-type="float" office:value="3.0879393" calcext:value-type="float">
            <text:p>3.0879393</text:p>
          </table:table-cell>
          <table:table-cell office:value-type="float" office:value="2.8772564" calcext:value-type="float">
            <text:p>2.8772564</text:p>
          </table:table-cell>
          <table:table-cell office:value-type="float" office:value="1.0108293" calcext:value-type="float">
            <text:p>1.0108293</text:p>
          </table:table-cell>
          <table:table-cell office:value-type="float" office:value="0.1425337" calcext:value-type="float">
            <text:p>0.1425337</text:p>
          </table:table-cell>
          <table:table-cell office:value-type="float" office:value="0.043121018" calcext:value-type="float">
            <text:p>0.043121018</text:p>
          </table:table-cell>
          <table:table-cell office:value-type="float" office:value="1.5358336" calcext:value-type="float">
            <text:p>1.5358336</text:p>
          </table:table-cell>
          <table:table-cell table:formula="of:=AVERAGE([.B187:.K187])" office:value-type="float" office:value="1.1778372768" calcext:value-type="float">
            <text:p>1.1778372768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0.13531278" calcext:value-type="float">
            <text:p>0.13531278</text:p>
          </table:table-cell>
          <table:table-cell office:value-type="float" office:value="1.0696337" calcext:value-type="float">
            <text:p>1.0696337</text:p>
          </table:table-cell>
          <table:table-cell office:value-type="float" office:value="0.15634061" calcext:value-type="float">
            <text:p>0.15634061</text:p>
          </table:table-cell>
          <table:table-cell office:value-type="float" office:value="1.6880692" calcext:value-type="float">
            <text:p>1.6880692</text:p>
          </table:table-cell>
          <table:table-cell office:value-type="float" office:value="2.7097826" calcext:value-type="float">
            <text:p>2.7097826</text:p>
          </table:table-cell>
          <table:table-cell office:value-type="float" office:value="2.0277627" calcext:value-type="float">
            <text:p>2.0277627</text:p>
          </table:table-cell>
          <table:table-cell office:value-type="float" office:value="0.91517127" calcext:value-type="float">
            <text:p>0.91517127</text:p>
          </table:table-cell>
          <table:table-cell office:value-type="float" office:value="0.84885794" calcext:value-type="float">
            <text:p>0.84885794</text:p>
          </table:table-cell>
          <table:table-cell office:value-type="float" office:value="0.013013504" calcext:value-type="float">
            <text:p>0.013013504</text:p>
          </table:table-cell>
          <table:table-cell office:value-type="float" office:value="1.2600113" calcext:value-type="float">
            <text:p>1.2600113</text:p>
          </table:table-cell>
          <table:table-cell table:formula="of:=AVERAGE([.B188:.K188])" office:value-type="float" office:value="1.0823955604" calcext:value-type="float">
            <text:p>1.0823955604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0.12534288" calcext:value-type="float">
            <text:p>0.12534288</text:p>
          </table:table-cell>
          <table:table-cell office:value-type="float" office:value="1.0240433" calcext:value-type="float">
            <text:p>1.0240433</text:p>
          </table:table-cell>
          <table:table-cell office:value-type="float" office:value="0.17721526" calcext:value-type="float">
            <text:p>0.17721526</text:p>
          </table:table-cell>
          <table:table-cell office:value-type="float" office:value="1.5888654" calcext:value-type="float">
            <text:p>1.5888654</text:p>
          </table:table-cell>
          <table:table-cell office:value-type="float" office:value="2.4193313" calcext:value-type="float">
            <text:p>2.4193313</text:p>
          </table:table-cell>
          <table:table-cell office:value-type="float" office:value="2.3210702" calcext:value-type="float">
            <text:p>2.3210702</text:p>
          </table:table-cell>
          <table:table-cell office:value-type="float" office:value="0.9551988" calcext:value-type="float">
            <text:p>0.9551988</text:p>
          </table:table-cell>
          <table:table-cell office:value-type="float" office:value="0.74625164" calcext:value-type="float">
            <text:p>0.74625164</text:p>
          </table:table-cell>
          <table:table-cell office:value-type="float" office:value="0.022699894" calcext:value-type="float">
            <text:p>0.022699894</text:p>
          </table:table-cell>
          <table:table-cell office:value-type="float" office:value="1.497742" calcext:value-type="float">
            <text:p>1.497742</text:p>
          </table:table-cell>
          <table:table-cell table:formula="of:=AVERAGE([.B189:.K189])" office:value-type="float" office:value="1.0877760674" calcext:value-type="float">
            <text:p>1.0877760674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0.08923905" calcext:value-type="float">
            <text:p>0.08923905</text:p>
          </table:table-cell>
          <table:table-cell office:value-type="float" office:value="1.0235869" calcext:value-type="float">
            <text:p>1.0235869</text:p>
          </table:table-cell>
          <table:table-cell office:value-type="float" office:value="0.17721526" calcext:value-type="float">
            <text:p>0.17721526</text:p>
          </table:table-cell>
          <table:table-cell office:value-type="float" office:value="2.1503756" calcext:value-type="float">
            <text:p>2.1503756</text:p>
          </table:table-cell>
          <table:table-cell office:value-type="float" office:value="2.8183331" calcext:value-type="float">
            <text:p>2.8183331</text:p>
          </table:table-cell>
          <table:table-cell office:value-type="float" office:value="2.3099887" calcext:value-type="float">
            <text:p>2.3099887</text:p>
          </table:table-cell>
          <table:table-cell office:value-type="float" office:value="0.9554247" calcext:value-type="float">
            <text:p>0.9554247</text:p>
          </table:table-cell>
          <table:table-cell office:value-type="float" office:value="0.97721523" calcext:value-type="float">
            <text:p>0.97721523</text:p>
          </table:table-cell>
          <table:table-cell office:value-type="float" office:value="0.022737097" calcext:value-type="float">
            <text:p>0.022737097</text:p>
          </table:table-cell>
          <table:table-cell office:value-type="float" office:value="1.5820861" calcext:value-type="float">
            <text:p>1.5820861</text:p>
          </table:table-cell>
          <table:table-cell table:formula="of:=AVERAGE([.B190:.K190])" office:value-type="float" office:value="1.2106201737" calcext:value-type="float">
            <text:p>1.2106201737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0.0892031" calcext:value-type="float">
            <text:p>0.0892031</text:p>
          </table:table-cell>
          <table:table-cell office:value-type="float" office:value="1.0657663" calcext:value-type="float">
            <text:p>1.0657663</text:p>
          </table:table-cell>
          <table:table-cell office:value-type="float" office:value="0.10886957" calcext:value-type="float">
            <text:p>0.10886957</text:p>
          </table:table-cell>
          <table:table-cell office:value-type="float" office:value="1.9971071" calcext:value-type="float">
            <text:p>1.9971071</text:p>
          </table:table-cell>
          <table:table-cell office:value-type="float" office:value="2.4659219" calcext:value-type="float">
            <text:p>2.4659219</text:p>
          </table:table-cell>
          <table:table-cell office:value-type="float" office:value="2.319925" calcext:value-type="float">
            <text:p>2.319925</text:p>
          </table:table-cell>
          <table:table-cell office:value-type="float" office:value="0.9554247" calcext:value-type="float">
            <text:p>0.9554247</text:p>
          </table:table-cell>
          <table:table-cell office:value-type="float" office:value="0.97835565" calcext:value-type="float">
            <text:p>0.97835565</text:p>
          </table:table-cell>
          <table:table-cell office:value-type="float" office:value="0.021824088" calcext:value-type="float">
            <text:p>0.021824088</text:p>
          </table:table-cell>
          <table:table-cell office:value-type="float" office:value="1.4977791" calcext:value-type="float">
            <text:p>1.4977791</text:p>
          </table:table-cell>
          <table:table-cell table:formula="of:=AVERAGE([.B191:.K191])" office:value-type="float" office:value="1.1500176508" calcext:value-type="float">
            <text:p>1.1500176508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0.08049967" calcext:value-type="float">
            <text:p>0.08049967</text:p>
          </table:table-cell>
          <table:table-cell office:value-type="float" office:value="1.0739129" calcext:value-type="float">
            <text:p>1.0739129</text:p>
          </table:table-cell>
          <table:table-cell office:value-type="float" office:value="0.1833467" calcext:value-type="float">
            <text:p>0.1833467</text:p>
          </table:table-cell>
          <table:table-cell office:value-type="float" office:value="2.1460497" calcext:value-type="float">
            <text:p>2.1460497</text:p>
          </table:table-cell>
          <table:table-cell office:value-type="float" office:value="2.4189734" calcext:value-type="float">
            <text:p>2.4189734</text:p>
          </table:table-cell>
          <table:table-cell office:value-type="float" office:value="2.3026738" calcext:value-type="float">
            <text:p>2.3026738</text:p>
          </table:table-cell>
          <table:table-cell office:value-type="float" office:value="0.75735885" calcext:value-type="float">
            <text:p>0.75735885</text:p>
          </table:table-cell>
          <table:table-cell office:value-type="float" office:value="0.18392053" calcext:value-type="float">
            <text:p>0.18392053</text:p>
          </table:table-cell>
          <table:table-cell office:value-type="float" office:value="0.02714158" calcext:value-type="float">
            <text:p>0.02714158</text:p>
          </table:table-cell>
          <table:table-cell office:value-type="float" office:value="1.3608336" calcext:value-type="float">
            <text:p>1.3608336</text:p>
          </table:table-cell>
          <table:table-cell table:formula="of:=AVERAGE([.B192:.K192])" office:value-type="float" office:value="1.053471073" calcext:value-type="float">
            <text:p>1.053471073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0.15859562" calcext:value-type="float">
            <text:p>0.15859562</text:p>
          </table:table-cell>
          <table:table-cell office:value-type="float" office:value="0.9109564" calcext:value-type="float">
            <text:p>0.9109564</text:p>
          </table:table-cell>
          <table:table-cell office:value-type="float" office:value="0.17699115" calcext:value-type="float">
            <text:p>0.17699115</text:p>
          </table:table-cell>
          <table:table-cell office:value-type="float" office:value="2.13565" calcext:value-type="float">
            <text:p>2.13565</text:p>
          </table:table-cell>
          <table:table-cell office:value-type="float" office:value="2.2144244" calcext:value-type="float">
            <text:p>2.2144244</text:p>
          </table:table-cell>
          <table:table-cell office:value-type="float" office:value="1.7099513" calcext:value-type="float">
            <text:p>1.7099513</text:p>
          </table:table-cell>
          <table:table-cell office:value-type="float" office:value="0.7818013" calcext:value-type="float">
            <text:p>0.7818013</text:p>
          </table:table-cell>
          <table:table-cell office:value-type="float" office:value="0.8397678" calcext:value-type="float">
            <text:p>0.8397678</text:p>
          </table:table-cell>
          <table:table-cell office:value-type="float" office:value="0.019155258" calcext:value-type="float">
            <text:p>0.019155258</text:p>
          </table:table-cell>
          <table:table-cell office:value-type="float" office:value="1.6071273" calcext:value-type="float">
            <text:p>1.6071273</text:p>
          </table:table-cell>
          <table:table-cell table:formula="of:=AVERAGE([.B193:.K193])" office:value-type="float" office:value="1.0554420528" calcext:value-type="float">
            <text:p>1.0554420528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0.16290574" calcext:value-type="float">
            <text:p>0.16290574</text:p>
          </table:table-cell>
          <table:table-cell office:value-type="float" office:value="1.070745" calcext:value-type="float">
            <text:p>1.070745</text:p>
          </table:table-cell>
          <table:table-cell office:value-type="float" office:value="0.17699115" calcext:value-type="float">
            <text:p>0.17699115</text:p>
          </table:table-cell>
          <table:table-cell office:value-type="float" office:value="2.1509416" calcext:value-type="float">
            <text:p>2.1509416</text:p>
          </table:table-cell>
          <table:table-cell office:value-type="float" office:value="1.954719" calcext:value-type="float">
            <text:p>1.954719</text:p>
          </table:table-cell>
          <table:table-cell office:value-type="float" office:value="2.0567963" calcext:value-type="float">
            <text:p>2.0567963</text:p>
          </table:table-cell>
          <table:table-cell office:value-type="float" office:value="0.9554247" calcext:value-type="float">
            <text:p>0.9554247</text:p>
          </table:table-cell>
          <table:table-cell office:value-type="float" office:value="0.12637183" calcext:value-type="float">
            <text:p>0.12637183</text:p>
          </table:table-cell>
          <table:table-cell office:value-type="float" office:value="0.012860192" calcext:value-type="float">
            <text:p>0.012860192</text:p>
          </table:table-cell>
          <table:table-cell office:value-type="float" office:value="1.3608336" calcext:value-type="float">
            <text:p>1.3608336</text:p>
          </table:table-cell>
          <table:table-cell table:formula="of:=AVERAGE([.B194:.K194])" office:value-type="float" office:value="1.0028589112" calcext:value-type="float">
            <text:p>1.0028589112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0.1646695" calcext:value-type="float">
            <text:p>0.1646695</text:p>
          </table:table-cell>
          <table:table-cell office:value-type="float" office:value="0.94159347" calcext:value-type="float">
            <text:p>0.94159347</text:p>
          </table:table-cell>
          <table:table-cell office:value-type="float" office:value="0.18450223" calcext:value-type="float">
            <text:p>0.18450223</text:p>
          </table:table-cell>
          <table:table-cell office:value-type="float" office:value="1.8684945" calcext:value-type="float">
            <text:p>1.8684945</text:p>
          </table:table-cell>
          <table:table-cell office:value-type="float" office:value="1.9960192" calcext:value-type="float">
            <text:p>1.9960192</text:p>
          </table:table-cell>
          <table:table-cell office:value-type="float" office:value="2.3086462" calcext:value-type="float">
            <text:p>2.3086462</text:p>
          </table:table-cell>
          <table:table-cell office:value-type="float" office:value="0.87425065" calcext:value-type="float">
            <text:p>0.87425065</text:p>
          </table:table-cell>
          <table:table-cell office:value-type="float" office:value="0.17071898" calcext:value-type="float">
            <text:p>0.17071898</text:p>
          </table:table-cell>
          <table:table-cell office:value-type="float" office:value="0.018253883" calcext:value-type="float">
            <text:p>0.018253883</text:p>
          </table:table-cell>
          <table:table-cell office:value-type="float" office:value="1.5990962" calcext:value-type="float">
            <text:p>1.5990962</text:p>
          </table:table-cell>
          <table:table-cell table:formula="of:=AVERAGE([.B195:.K195])" office:value-type="float" office:value="1.0126244813" calcext:value-type="float">
            <text:p>1.0126244813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0.15348008" calcext:value-type="float">
            <text:p>0.15348008</text:p>
          </table:table-cell>
          <table:table-cell office:value-type="float" office:value="0.9851287" calcext:value-type="float">
            <text:p>0.9851287</text:p>
          </table:table-cell>
          <table:table-cell office:value-type="float" office:value="0.10902955" calcext:value-type="float">
            <text:p>0.10902955</text:p>
          </table:table-cell>
          <table:table-cell office:value-type="float" office:value="1.6749665" calcext:value-type="float">
            <text:p>1.6749665</text:p>
          </table:table-cell>
          <table:table-cell office:value-type="float" office:value="2.3938758" calcext:value-type="float">
            <text:p>2.3938758</text:p>
          </table:table-cell>
          <table:table-cell office:value-type="float" office:value="2.315394" calcext:value-type="float">
            <text:p>2.315394</text:p>
          </table:table-cell>
          <table:table-cell office:value-type="float" office:value="0.7323104" calcext:value-type="float">
            <text:p>0.7323104</text:p>
          </table:table-cell>
          <table:table-cell office:value-type="float" office:value="0.7111336" calcext:value-type="float">
            <text:p>0.7111336</text:p>
          </table:table-cell>
          <table:table-cell office:value-type="float" office:value="0.013780424" calcext:value-type="float">
            <text:p>0.013780424</text:p>
          </table:table-cell>
          <table:table-cell office:value-type="float" office:value="1.4346358" calcext:value-type="float">
            <text:p>1.4346358</text:p>
          </table:table-cell>
          <table:table-cell table:formula="of:=AVERAGE([.B196:.K196])" office:value-type="float" office:value="1.0523734854" calcext:value-type="float">
            <text:p>1.0523734854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0.18505244" calcext:value-type="float">
            <text:p>0.18505244</text:p>
          </table:table-cell>
          <table:table-cell office:value-type="float" office:value="0.59049565" calcext:value-type="float">
            <text:p>0.59049565</text:p>
          </table:table-cell>
          <table:table-cell office:value-type="float" office:value="0.15613228" calcext:value-type="float">
            <text:p>0.15613228</text:p>
          </table:table-cell>
          <table:table-cell office:value-type="float" office:value="2.140148" calcext:value-type="float">
            <text:p>2.140148</text:p>
          </table:table-cell>
          <table:table-cell office:value-type="float" office:value="2.6432908" calcext:value-type="float">
            <text:p>2.6432908</text:p>
          </table:table-cell>
          <table:table-cell office:value-type="float" office:value="2.2826176" calcext:value-type="float">
            <text:p>2.2826176</text:p>
          </table:table-cell>
          <table:table-cell office:value-type="float" office:value="0.8636718" calcext:value-type="float">
            <text:p>0.8636718</text:p>
          </table:table-cell>
          <table:table-cell office:value-type="float" office:value="0.7133781" calcext:value-type="float">
            <text:p>0.7133781</text:p>
          </table:table-cell>
          <table:table-cell office:value-type="float" office:value="0.03470115" calcext:value-type="float">
            <text:p>0.03470115</text:p>
          </table:table-cell>
          <table:table-cell office:value-type="float" office:value="1.5303082" calcext:value-type="float">
            <text:p>1.5303082</text:p>
          </table:table-cell>
          <table:table-cell table:formula="of:=AVERAGE([.B197:.K197])" office:value-type="float" office:value="1.113979602" calcext:value-type="float">
            <text:p>1.113979602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0.17129388" calcext:value-type="float">
            <text:p>0.17129388</text:p>
          </table:table-cell>
          <table:table-cell office:value-type="float" office:value="1.0003809" calcext:value-type="float">
            <text:p>1.0003809</text:p>
          </table:table-cell>
          <table:table-cell office:value-type="float" office:value="0.2140186" calcext:value-type="float">
            <text:p>0.2140186</text:p>
          </table:table-cell>
          <table:table-cell office:value-type="float" office:value="2.1252675" calcext:value-type="float">
            <text:p>2.1252675</text:p>
          </table:table-cell>
          <table:table-cell office:value-type="float" office:value="2.6398525" calcext:value-type="float">
            <text:p>2.6398525</text:p>
          </table:table-cell>
          <table:table-cell office:value-type="float" office:value="2.3257737" calcext:value-type="float">
            <text:p>2.3257737</text:p>
          </table:table-cell>
          <table:table-cell office:value-type="float" office:value="0.7319605" calcext:value-type="float">
            <text:p>0.7319605</text:p>
          </table:table-cell>
          <table:table-cell office:value-type="float" office:value="0.91694903" calcext:value-type="float">
            <text:p>0.91694903</text:p>
          </table:table-cell>
          <table:table-cell office:value-type="float" office:value="0.051281992" calcext:value-type="float">
            <text:p>0.051281992</text:p>
          </table:table-cell>
          <table:table-cell office:value-type="float" office:value="1.2685648" calcext:value-type="float">
            <text:p>1.2685648</text:p>
          </table:table-cell>
          <table:table-cell table:formula="of:=AVERAGE([.B198:.K198])" office:value-type="float" office:value="1.1445343402" calcext:value-type="float">
            <text:p>1.1445343402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0.17857876" calcext:value-type="float">
            <text:p>0.17857876</text:p>
          </table:table-cell>
          <table:table-cell office:value-type="float" office:value="0.9784752" calcext:value-type="float">
            <text:p>0.9784752</text:p>
          </table:table-cell>
          <table:table-cell office:value-type="float" office:value="0.16288926" calcext:value-type="float">
            <text:p>0.16288926</text:p>
          </table:table-cell>
          <table:table-cell office:value-type="float" office:value="2.3027685" calcext:value-type="float">
            <text:p>2.3027685</text:p>
          </table:table-cell>
          <table:table-cell office:value-type="float" office:value="2.945986" calcext:value-type="float">
            <text:p>2.945986</text:p>
          </table:table-cell>
          <table:table-cell office:value-type="float" office:value="1.0368454" calcext:value-type="float">
            <text:p>1.0368454</text:p>
          </table:table-cell>
          <table:table-cell office:value-type="float" office:value="0.7267077" calcext:value-type="float">
            <text:p>0.7267077</text:p>
          </table:table-cell>
          <table:table-cell office:value-type="float" office:value="0.7127331" calcext:value-type="float">
            <text:p>0.7127331</text:p>
          </table:table-cell>
          <table:table-cell office:value-type="float" office:value="0.015660297" calcext:value-type="float">
            <text:p>0.015660297</text:p>
          </table:table-cell>
          <table:table-cell office:value-type="float" office:value="1.5128324" calcext:value-type="float">
            <text:p>1.5128324</text:p>
          </table:table-cell>
          <table:table-cell table:formula="of:=AVERAGE([.B199:.K199])" office:value-type="float" office:value="1.0573476617" calcext:value-type="float">
            <text:p>1.0573476617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0.21294582" calcext:value-type="float">
            <text:p>0.21294582</text:p>
          </table:table-cell>
          <table:table-cell office:value-type="float" office:value="0.985397" calcext:value-type="float">
            <text:p>0.985397</text:p>
          </table:table-cell>
          <table:table-cell office:value-type="float" office:value="0.116941065" calcext:value-type="float">
            <text:p>0.116941065</text:p>
          </table:table-cell>
          <table:table-cell office:value-type="float" office:value="2.0040836" calcext:value-type="float">
            <text:p>2.0040836</text:p>
          </table:table-cell>
          <table:table-cell office:value-type="float" office:value="2.4886632" calcext:value-type="float">
            <text:p>2.4886632</text:p>
          </table:table-cell>
          <table:table-cell office:value-type="float" office:value="1.6894089" calcext:value-type="float">
            <text:p>1.6894089</text:p>
          </table:table-cell>
          <table:table-cell office:value-type="float" office:value="0.8596758" calcext:value-type="float">
            <text:p>0.8596758</text:p>
          </table:table-cell>
          <table:table-cell office:value-type="float" office:value="0.9108994" calcext:value-type="float">
            <text:p>0.9108994</text:p>
          </table:table-cell>
          <table:table-cell office:value-type="float" office:value="0.03010878" calcext:value-type="float">
            <text:p>0.03010878</text:p>
          </table:table-cell>
          <table:table-cell office:value-type="float" office:value="1.3401494" calcext:value-type="float">
            <text:p>1.3401494</text:p>
          </table:table-cell>
          <table:table-cell table:formula="of:=AVERAGE([.B200:.K200])" office:value-type="float" office:value="1.0638272965" calcext:value-type="float">
            <text:p>1.0638272965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0.20899753" calcext:value-type="float">
            <text:p>0.20899753</text:p>
          </table:table-cell>
          <table:table-cell office:value-type="float" office:value="0.9921355" calcext:value-type="float">
            <text:p>0.9921355</text:p>
          </table:table-cell>
          <table:table-cell office:value-type="float" office:value="0.11966744" calcext:value-type="float">
            <text:p>0.11966744</text:p>
          </table:table-cell>
          <table:table-cell office:value-type="float" office:value="2.3297703" calcext:value-type="float">
            <text:p>2.3297703</text:p>
          </table:table-cell>
          <table:table-cell office:value-type="float" office:value="2.7882073" calcext:value-type="float">
            <text:p>2.7882073</text:p>
          </table:table-cell>
          <table:table-cell office:value-type="float" office:value="2.2014668" calcext:value-type="float">
            <text:p>2.2014668</text:p>
          </table:table-cell>
          <table:table-cell office:value-type="float" office:value="0.9917163" calcext:value-type="float">
            <text:p>0.9917163</text:p>
          </table:table-cell>
          <table:table-cell office:value-type="float" office:value="0.7240113" calcext:value-type="float">
            <text:p>0.7240113</text:p>
          </table:table-cell>
          <table:table-cell office:value-type="float" office:value="0.013841231" calcext:value-type="float">
            <text:p>0.013841231</text:p>
          </table:table-cell>
          <table:table-cell office:value-type="float" office:value="1.4775262" calcext:value-type="float">
            <text:p>1.4775262</text:p>
          </table:table-cell>
          <table:table-cell table:formula="of:=AVERAGE([.B201:.K201])" office:value-type="float" office:value="1.1847339901" calcext:value-type="float">
            <text:p>1.1847339901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0.15798359" calcext:value-type="float">
            <text:p>0.15798359</text:p>
          </table:table-cell>
          <table:table-cell office:value-type="float" office:value="1.0413022" calcext:value-type="float">
            <text:p>1.0413022</text:p>
          </table:table-cell>
          <table:table-cell office:value-type="float" office:value="0.11966744" calcext:value-type="float">
            <text:p>0.11966744</text:p>
          </table:table-cell>
          <table:table-cell office:value-type="float" office:value="2.3759358" calcext:value-type="float">
            <text:p>2.3759358</text:p>
          </table:table-cell>
          <table:table-cell office:value-type="float" office:value="3.0442383" calcext:value-type="float">
            <text:p>3.0442383</text:p>
          </table:table-cell>
          <table:table-cell office:value-type="float" office:value="2.3113852" calcext:value-type="float">
            <text:p>2.3113852</text:p>
          </table:table-cell>
          <table:table-cell office:value-type="float" office:value="0.99242187" calcext:value-type="float">
            <text:p>0.99242187</text:p>
          </table:table-cell>
          <table:table-cell office:value-type="float" office:value="0.9108994" calcext:value-type="float">
            <text:p>0.9108994</text:p>
          </table:table-cell>
          <table:table-cell office:value-type="float" office:value="0.019010812" calcext:value-type="float">
            <text:p>0.019010812</text:p>
          </table:table-cell>
          <table:table-cell office:value-type="float" office:value="1.461343" calcext:value-type="float">
            <text:p>1.461343</text:p>
          </table:table-cell>
          <table:table-cell table:formula="of:=AVERAGE([.B202:.K202])" office:value-type="float" office:value="1.2434187612" calcext:value-type="float">
            <text:p>1.2434187612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0.19094834" calcext:value-type="float">
            <text:p>0.19094834</text:p>
          </table:table-cell>
          <table:table-cell office:value-type="float" office:value="0.94260037" calcext:value-type="float">
            <text:p>0.94260037</text:p>
          </table:table-cell>
          <table:table-cell office:value-type="float" office:value="0.16938867" calcext:value-type="float">
            <text:p>0.16938867</text:p>
          </table:table-cell>
          <table:table-cell office:value-type="float" office:value="2.0167527" calcext:value-type="float">
            <text:p>2.0167527</text:p>
          </table:table-cell>
          <table:table-cell office:value-type="float" office:value="2.3832119" calcext:value-type="float">
            <text:p>2.3832119</text:p>
          </table:table-cell>
          <table:table-cell office:value-type="float" office:value="1.991432" calcext:value-type="float">
            <text:p>1.991432</text:p>
          </table:table-cell>
          <table:table-cell office:value-type="float" office:value="0.73230225" calcext:value-type="float">
            <text:p>0.73230225</text:p>
          </table:table-cell>
          <table:table-cell office:value-type="float" office:value="0.7136985" calcext:value-type="float">
            <text:p>0.7136985</text:p>
          </table:table-cell>
          <table:table-cell office:value-type="float" office:value="0.019689042" calcext:value-type="float">
            <text:p>0.019689042</text:p>
          </table:table-cell>
          <table:table-cell office:value-type="float" office:value="1.4938309" calcext:value-type="float">
            <text:p>1.4938309</text:p>
          </table:table-cell>
          <table:table-cell table:formula="of:=AVERAGE([.B203:.K203])" office:value-type="float" office:value="1.0653854672" calcext:value-type="float">
            <text:p>1.0653854672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0.21779522" calcext:value-type="float">
            <text:p>0.21779522</text:p>
          </table:table-cell>
          <table:table-cell office:value-type="float" office:value="1.0330321" calcext:value-type="float">
            <text:p>1.0330321</text:p>
          </table:table-cell>
          <table:table-cell office:value-type="float" office:value="0.1856461" calcext:value-type="float">
            <text:p>0.1856461</text:p>
          </table:table-cell>
          <table:table-cell office:value-type="float" office:value="2.3019605" calcext:value-type="float">
            <text:p>2.3019605</text:p>
          </table:table-cell>
          <table:table-cell office:value-type="float" office:value="3.0774715" calcext:value-type="float">
            <text:p>3.0774715</text:p>
          </table:table-cell>
          <table:table-cell office:value-type="float" office:value="2.3126652" calcext:value-type="float">
            <text:p>2.3126652</text:p>
          </table:table-cell>
          <table:table-cell office:value-type="float" office:value="0.9448586" calcext:value-type="float">
            <text:p>0.9448586</text:p>
          </table:table-cell>
          <table:table-cell office:value-type="float" office:value="0.17690761" calcext:value-type="float">
            <text:p>0.17690761</text:p>
          </table:table-cell>
          <table:table-cell office:value-type="float" office:value="0.01813281" calcext:value-type="float">
            <text:p>0.01813281</text:p>
          </table:table-cell>
          <table:table-cell office:value-type="float" office:value="1.5293863" calcext:value-type="float">
            <text:p>1.5293863</text:p>
          </table:table-cell>
          <table:table-cell table:formula="of:=AVERAGE([.B204:.K204])" office:value-type="float" office:value="1.179785594" calcext:value-type="float">
            <text:p>1.179785594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0.22120596" calcext:value-type="float">
            <text:p>0.22120596</text:p>
          </table:table-cell>
          <table:table-cell office:value-type="float" office:value="1.0514474" calcext:value-type="float">
            <text:p>1.0514474</text:p>
          </table:table-cell>
          <table:table-cell office:value-type="float" office:value="0.19144294" calcext:value-type="float">
            <text:p>0.19144294</text:p>
          </table:table-cell>
          <table:table-cell office:value-type="float" office:value="2.35131" calcext:value-type="float">
            <text:p>2.35131</text:p>
          </table:table-cell>
          <table:table-cell office:value-type="float" office:value="2.216652" calcext:value-type="float">
            <text:p>2.216652</text:p>
          </table:table-cell>
          <table:table-cell office:value-type="float" office:value="2.3239236" calcext:value-type="float">
            <text:p>2.3239236</text:p>
          </table:table-cell>
          <table:table-cell office:value-type="float" office:value="0.8429564" calcext:value-type="float">
            <text:p>0.8429564</text:p>
          </table:table-cell>
          <table:table-cell office:value-type="float" office:value="0.87498206" calcext:value-type="float">
            <text:p>0.87498206</text:p>
          </table:table-cell>
          <table:table-cell office:value-type="float" office:value="0.026005872" calcext:value-type="float">
            <text:p>0.026005872</text:p>
          </table:table-cell>
          <table:table-cell office:value-type="float" office:value="1.3686664" calcext:value-type="float">
            <text:p>1.3686664</text:p>
          </table:table-cell>
          <table:table-cell table:formula="of:=AVERAGE([.B205:.K205])" office:value-type="float" office:value="1.1468592632" calcext:value-type="float">
            <text:p>1.1468592632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0.15847427" calcext:value-type="float">
            <text:p>0.15847427</text:p>
          </table:table-cell>
          <table:table-cell office:value-type="float" office:value="0.81779146" calcext:value-type="float">
            <text:p>0.81779146</text:p>
          </table:table-cell>
          <table:table-cell office:value-type="float" office:value="0.22367279" calcext:value-type="float">
            <text:p>0.22367279</text:p>
          </table:table-cell>
          <table:table-cell office:value-type="float" office:value="1.8156431" calcext:value-type="float">
            <text:p>1.8156431</text:p>
          </table:table-cell>
          <table:table-cell office:value-type="float" office:value="2.6256921" calcext:value-type="float">
            <text:p>2.6256921</text:p>
          </table:table-cell>
          <table:table-cell office:value-type="float" office:value="2.2649558" calcext:value-type="float">
            <text:p>2.2649558</text:p>
          </table:table-cell>
          <table:table-cell office:value-type="float" office:value="0.8648108" calcext:value-type="float">
            <text:p>0.8648108</text:p>
          </table:table-cell>
          <table:table-cell office:value-type="float" office:value="0.87498206" calcext:value-type="float">
            <text:p>0.87498206</text:p>
          </table:table-cell>
          <table:table-cell office:value-type="float" office:value="0.024077684" calcext:value-type="float">
            <text:p>0.024077684</text:p>
          </table:table-cell>
          <table:table-cell office:value-type="float" office:value="1.3485742" calcext:value-type="float">
            <text:p>1.3485742</text:p>
          </table:table-cell>
          <table:table-cell table:formula="of:=AVERAGE([.B206:.K206])" office:value-type="float" office:value="1.1018674264" calcext:value-type="float">
            <text:p>1.1018674264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0.21900629" calcext:value-type="float">
            <text:p>0.21900629</text:p>
          </table:table-cell>
          <table:table-cell office:value-type="float" office:value="0.9447805" calcext:value-type="float">
            <text:p>0.9447805</text:p>
          </table:table-cell>
          <table:table-cell office:value-type="float" office:value="0.1916785" calcext:value-type="float">
            <text:p>0.1916785</text:p>
          </table:table-cell>
          <table:table-cell office:value-type="float" office:value="2.3517962" calcext:value-type="float">
            <text:p>2.3517962</text:p>
          </table:table-cell>
          <table:table-cell office:value-type="float" office:value="3.132802" calcext:value-type="float">
            <text:p>3.132802</text:p>
          </table:table-cell>
          <table:table-cell office:value-type="float" office:value="2.3032975" calcext:value-type="float">
            <text:p>2.3032975</text:p>
          </table:table-cell>
          <table:table-cell office:value-type="float" office:value="0.89155215" calcext:value-type="float">
            <text:p>0.89155215</text:p>
          </table:table-cell>
          <table:table-cell office:value-type="float" office:value="0.88648504" calcext:value-type="float">
            <text:p>0.88648504</text:p>
          </table:table-cell>
          <table:table-cell office:value-type="float" office:value="0.029315224" calcext:value-type="float">
            <text:p>0.029315224</text:p>
          </table:table-cell>
          <table:table-cell office:value-type="float" office:value="1.5427282" calcext:value-type="float">
            <text:p>1.5427282</text:p>
          </table:table-cell>
          <table:table-cell table:formula="of:=AVERAGE([.B207:.K207])" office:value-type="float" office:value="1.2493441604" calcext:value-type="float">
            <text:p>1.2493441604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0.294334" calcext:value-type="float">
            <text:p>0.294334</text:p>
          </table:table-cell>
          <table:table-cell office:value-type="float" office:value="0.94554615" calcext:value-type="float">
            <text:p>0.94554615</text:p>
          </table:table-cell>
          <table:table-cell office:value-type="float" office:value="0.19644628" calcext:value-type="float">
            <text:p>0.19644628</text:p>
          </table:table-cell>
          <table:table-cell office:value-type="float" office:value="1.7784994" calcext:value-type="float">
            <text:p>1.7784994</text:p>
          </table:table-cell>
          <table:table-cell office:value-type="float" office:value="2.2024684" calcext:value-type="float">
            <text:p>2.2024684</text:p>
          </table:table-cell>
          <table:table-cell office:value-type="float" office:value="2.220262" calcext:value-type="float">
            <text:p>2.220262</text:p>
          </table:table-cell>
          <table:table-cell office:value-type="float" office:value="0.90352494" calcext:value-type="float">
            <text:p>0.90352494</text:p>
          </table:table-cell>
          <table:table-cell office:value-type="float" office:value="0.7127331" calcext:value-type="float">
            <text:p>0.7127331</text:p>
          </table:table-cell>
          <table:table-cell office:value-type="float" office:value="0.03292292" calcext:value-type="float">
            <text:p>0.03292292</text:p>
          </table:table-cell>
          <table:table-cell office:value-type="float" office:value="1.5021992" calcext:value-type="float">
            <text:p>1.5021992</text:p>
          </table:table-cell>
          <table:table-cell table:formula="of:=AVERAGE([.B208:.K208])" office:value-type="float" office:value="1.078893639" calcext:value-type="float">
            <text:p>1.078893639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0.2168514" calcext:value-type="float">
            <text:p>0.2168514</text:p>
          </table:table-cell>
          <table:table-cell office:value-type="float" office:value="0.9610252" calcext:value-type="float">
            <text:p>0.9610252</text:p>
          </table:table-cell>
          <table:table-cell office:value-type="float" office:value="0.20724733" calcext:value-type="float">
            <text:p>0.20724733</text:p>
          </table:table-cell>
          <table:table-cell office:value-type="float" office:value="2.087292" calcext:value-type="float">
            <text:p>2.087292</text:p>
          </table:table-cell>
          <table:table-cell office:value-type="float" office:value="3.067771" calcext:value-type="float">
            <text:p>3.067771</text:p>
          </table:table-cell>
          <table:table-cell office:value-type="float" office:value="2.3118684" calcext:value-type="float">
            <text:p>2.3118684</text:p>
          </table:table-cell>
          <table:table-cell office:value-type="float" office:value="0.7631594" calcext:value-type="float">
            <text:p>0.7631594</text:p>
          </table:table-cell>
          <table:table-cell office:value-type="float" office:value="0.7525131" calcext:value-type="float">
            <text:p>0.7525131</text:p>
          </table:table-cell>
          <table:table-cell office:value-type="float" office:value="0.030893626" calcext:value-type="float">
            <text:p>0.030893626</text:p>
          </table:table-cell>
          <table:table-cell office:value-type="float" office:value="1.3451487" calcext:value-type="float">
            <text:p>1.3451487</text:p>
          </table:table-cell>
          <table:table-cell table:formula="of:=AVERAGE([.B209:.K209])" office:value-type="float" office:value="1.1743770156" calcext:value-type="float">
            <text:p>1.1743770156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0.2892241" calcext:value-type="float">
            <text:p>0.2892241</text:p>
          </table:table-cell>
          <table:table-cell office:value-type="float" office:value="1.0160178" calcext:value-type="float">
            <text:p>1.0160178</text:p>
          </table:table-cell>
          <table:table-cell office:value-type="float" office:value="0.17202583" calcext:value-type="float">
            <text:p>0.17202583</text:p>
          </table:table-cell>
          <table:table-cell office:value-type="float" office:value="2.3509738" calcext:value-type="float">
            <text:p>2.3509738</text:p>
          </table:table-cell>
          <table:table-cell office:value-type="float" office:value="3.0369892" calcext:value-type="float">
            <text:p>3.0369892</text:p>
          </table:table-cell>
          <table:table-cell office:value-type="float" office:value="2.3205495" calcext:value-type="float">
            <text:p>2.3205495</text:p>
          </table:table-cell>
          <table:table-cell office:value-type="float" office:value="0.9140139" calcext:value-type="float">
            <text:p>0.9140139</text:p>
          </table:table-cell>
          <table:table-cell office:value-type="float" office:value="0.6362871" calcext:value-type="float">
            <text:p>0.6362871</text:p>
          </table:table-cell>
          <table:table-cell office:value-type="float" office:value="0.005149964" calcext:value-type="float">
            <text:p>0.005149964</text:p>
          </table:table-cell>
          <table:table-cell office:value-type="float" office:value="1.5190585" calcext:value-type="float">
            <text:p>1.5190585</text:p>
          </table:table-cell>
          <table:table-cell table:formula="of:=AVERAGE([.B210:.K210])" office:value-type="float" office:value="1.2260289694" calcext:value-type="float">
            <text:p>1.2260289694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0.10261625" calcext:value-type="float">
            <text:p>0.10261625</text:p>
          </table:table-cell>
          <table:table-cell office:value-type="float" office:value="1.0241567" calcext:value-type="float">
            <text:p>1.0241567</text:p>
          </table:table-cell>
          <table:table-cell office:value-type="float" office:value="0.19682226" calcext:value-type="float">
            <text:p>0.19682226</text:p>
          </table:table-cell>
          <table:table-cell office:value-type="float" office:value="2.2961314" calcext:value-type="float">
            <text:p>2.2961314</text:p>
          </table:table-cell>
          <table:table-cell office:value-type="float" office:value="2.6936932" calcext:value-type="float">
            <text:p>2.6936932</text:p>
          </table:table-cell>
          <table:table-cell office:value-type="float" office:value="2.3220887" calcext:value-type="float">
            <text:p>2.3220887</text:p>
          </table:table-cell>
          <table:table-cell office:value-type="float" office:value="0.91498744" calcext:value-type="float">
            <text:p>0.91498744</text:p>
          </table:table-cell>
          <table:table-cell office:value-type="float" office:value="0.17825456" calcext:value-type="float">
            <text:p>0.17825456</text:p>
          </table:table-cell>
          <table:table-cell office:value-type="float" office:value="0.029315224" calcext:value-type="float">
            <text:p>0.029315224</text:p>
          </table:table-cell>
          <table:table-cell office:value-type="float" office:value="1.5438608" calcext:value-type="float">
            <text:p>1.5438608</text:p>
          </table:table-cell>
          <table:table-cell table:formula="of:=AVERAGE([.B211:.K211])" office:value-type="float" office:value="1.1301926534" calcext:value-type="float">
            <text:p>1.1301926534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0.2542801" calcext:value-type="float">
            <text:p>0.2542801</text:p>
          </table:table-cell>
          <table:table-cell office:value-type="float" office:value="0.99205714" calcext:value-type="float">
            <text:p>0.99205714</text:p>
          </table:table-cell>
          <table:table-cell office:value-type="float" office:value="0.19674693" calcext:value-type="float">
            <text:p>0.19674693</text:p>
          </table:table-cell>
          <table:table-cell office:value-type="float" office:value="2.3413637" calcext:value-type="float">
            <text:p>2.3413637</text:p>
          </table:table-cell>
          <table:table-cell office:value-type="float" office:value="2.5468056" calcext:value-type="float">
            <text:p>2.5468056</text:p>
          </table:table-cell>
          <table:table-cell office:value-type="float" office:value="2.079207" calcext:value-type="float">
            <text:p>2.079207</text:p>
          </table:table-cell>
          <table:table-cell office:value-type="float" office:value="0.9492697" calcext:value-type="float">
            <text:p>0.9492697</text:p>
          </table:table-cell>
          <table:table-cell office:value-type="float" office:value="0.80701417" calcext:value-type="float">
            <text:p>0.80701417</text:p>
          </table:table-cell>
          <table:table-cell office:value-type="float" office:value="0.029494546" calcext:value-type="float">
            <text:p>0.029494546</text:p>
          </table:table-cell>
          <table:table-cell office:value-type="float" office:value="1.491271" calcext:value-type="float">
            <text:p>1.491271</text:p>
          </table:table-cell>
          <table:table-cell table:formula="of:=AVERAGE([.B212:.K212])" office:value-type="float" office:value="1.1687509886" calcext:value-type="float">
            <text:p>1.1687509886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0.10884598" calcext:value-type="float">
            <text:p>0.10884598</text:p>
          </table:table-cell>
          <table:table-cell office:value-type="float" office:value="0.88931525" calcext:value-type="float">
            <text:p>0.88931525</text:p>
          </table:table-cell>
          <table:table-cell office:value-type="float" office:value="0.12307192" calcext:value-type="float">
            <text:p>0.12307192</text:p>
          </table:table-cell>
          <table:table-cell office:value-type="float" office:value="2.079284" calcext:value-type="float">
            <text:p>2.079284</text:p>
          </table:table-cell>
          <table:table-cell office:value-type="float" office:value="3.0677183" calcext:value-type="float">
            <text:p>3.0677183</text:p>
          </table:table-cell>
          <table:table-cell office:value-type="float" office:value="2.3218746" calcext:value-type="float">
            <text:p>2.3218746</text:p>
          </table:table-cell>
          <table:table-cell office:value-type="float" office:value="0.7787109" calcext:value-type="float">
            <text:p>0.7787109</text:p>
          </table:table-cell>
          <table:table-cell office:value-type="float" office:value="0.8097112" calcext:value-type="float">
            <text:p>0.8097112</text:p>
          </table:table-cell>
          <table:table-cell office:value-type="float" office:value="0.030313043" calcext:value-type="float">
            <text:p>0.030313043</text:p>
          </table:table-cell>
          <table:table-cell office:value-type="float" office:value="1.580962" calcext:value-type="float">
            <text:p>1.580962</text:p>
          </table:table-cell>
          <table:table-cell table:formula="of:=AVERAGE([.B213:.K213])" office:value-type="float" office:value="1.1789807193" calcext:value-type="float">
            <text:p>1.1789807193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0.17860182" calcext:value-type="float">
            <text:p>0.17860182</text:p>
          </table:table-cell>
          <table:table-cell office:value-type="float" office:value="0.9860135" calcext:value-type="float">
            <text:p>0.9860135</text:p>
          </table:table-cell>
          <table:table-cell office:value-type="float" office:value="0.12307192" calcext:value-type="float">
            <text:p>0.12307192</text:p>
          </table:table-cell>
          <table:table-cell office:value-type="float" office:value="1.9884489" calcext:value-type="float">
            <text:p>1.9884489</text:p>
          </table:table-cell>
          <table:table-cell office:value-type="float" office:value="3.068192" calcext:value-type="float">
            <text:p>3.068192</text:p>
          </table:table-cell>
          <table:table-cell office:value-type="float" office:value="2.04796" calcext:value-type="float">
            <text:p>2.04796</text:p>
          </table:table-cell>
          <table:table-cell office:value-type="float" office:value="0.8698467" calcext:value-type="float">
            <text:p>0.8698467</text:p>
          </table:table-cell>
          <table:table-cell office:value-type="float" office:value="0.13846757" calcext:value-type="float">
            <text:p>0.13846757</text:p>
          </table:table-cell>
          <table:table-cell office:value-type="float" office:value="0.03041342" calcext:value-type="float">
            <text:p>0.03041342</text:p>
          </table:table-cell>
          <table:table-cell office:value-type="float" office:value="1.6030413" calcext:value-type="float">
            <text:p>1.6030413</text:p>
          </table:table-cell>
          <table:table-cell table:formula="of:=AVERAGE([.B214:.K214])" office:value-type="float" office:value="1.103405713" calcext:value-type="float">
            <text:p>1.103405713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0.24709874" calcext:value-type="float">
            <text:p>0.24709874</text:p>
          </table:table-cell>
          <table:table-cell office:value-type="float" office:value="0.727531" calcext:value-type="float">
            <text:p>0.727531</text:p>
          </table:table-cell>
          <table:table-cell office:value-type="float" office:value="0.19345693" calcext:value-type="float">
            <text:p>0.19345693</text:p>
          </table:table-cell>
          <table:table-cell office:value-type="float" office:value="1.8246971" calcext:value-type="float">
            <text:p>1.8246971</text:p>
          </table:table-cell>
          <table:table-cell office:value-type="float" office:value="2.8297653" calcext:value-type="float">
            <text:p>2.8297653</text:p>
          </table:table-cell>
          <table:table-cell office:value-type="float" office:value="2.306016" calcext:value-type="float">
            <text:p>2.306016</text:p>
          </table:table-cell>
          <table:table-cell office:value-type="float" office:value="0.7482894" calcext:value-type="float">
            <text:p>0.7482894</text:p>
          </table:table-cell>
          <table:table-cell office:value-type="float" office:value="0.6299797" calcext:value-type="float">
            <text:p>0.6299797</text:p>
          </table:table-cell>
          <table:table-cell office:value-type="float" office:value="0.040121667" calcext:value-type="float">
            <text:p>0.040121667</text:p>
          </table:table-cell>
          <table:table-cell office:value-type="float" office:value="1.5532357" calcext:value-type="float">
            <text:p>1.5532357</text:p>
          </table:table-cell>
          <table:table-cell table:formula="of:=AVERAGE([.B215:.K215])" office:value-type="float" office:value="1.1100191537" calcext:value-type="float">
            <text:p>1.1100191537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0.29741028" calcext:value-type="float">
            <text:p>0.29741028</text:p>
          </table:table-cell>
          <table:table-cell office:value-type="float" office:value="1.0079232" calcext:value-type="float">
            <text:p>1.0079232</text:p>
          </table:table-cell>
          <table:table-cell office:value-type="float" office:value="0.120934404" calcext:value-type="float">
            <text:p>0.120934404</text:p>
          </table:table-cell>
          <table:table-cell office:value-type="float" office:value="1.7773573" calcext:value-type="float">
            <text:p>1.7773573</text:p>
          </table:table-cell>
          <table:table-cell office:value-type="float" office:value="2.3736308" calcext:value-type="float">
            <text:p>2.3736308</text:p>
          </table:table-cell>
          <table:table-cell office:value-type="float" office:value="2.2337978" calcext:value-type="float">
            <text:p>2.2337978</text:p>
          </table:table-cell>
          <table:table-cell office:value-type="float" office:value="0.74342203" calcext:value-type="float">
            <text:p>0.74342203</text:p>
          </table:table-cell>
          <table:table-cell office:value-type="float" office:value="0.8124621" calcext:value-type="float">
            <text:p>0.8124621</text:p>
          </table:table-cell>
          <table:table-cell office:value-type="float" office:value="0.0312722" calcext:value-type="float">
            <text:p>0.0312722</text:p>
          </table:table-cell>
          <table:table-cell office:value-type="float" office:value="1.5988926" calcext:value-type="float">
            <text:p>1.5988926</text:p>
          </table:table-cell>
          <table:table-cell table:formula="of:=AVERAGE([.B216:.K216])" office:value-type="float" office:value="1.0997102714" calcext:value-type="float">
            <text:p>1.0997102714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0.09920029" calcext:value-type="float">
            <text:p>0.09920029</text:p>
          </table:table-cell>
          <table:table-cell office:value-type="float" office:value="0.9923907" calcext:value-type="float">
            <text:p>0.9923907</text:p>
          </table:table-cell>
          <table:table-cell office:value-type="float" office:value="0.19345693" calcext:value-type="float">
            <text:p>0.19345693</text:p>
          </table:table-cell>
          <table:table-cell office:value-type="float" office:value="2.3397129" calcext:value-type="float">
            <text:p>2.3397129</text:p>
          </table:table-cell>
          <table:table-cell office:value-type="float" office:value="2.2310784" calcext:value-type="float">
            <text:p>2.2310784</text:p>
          </table:table-cell>
          <table:table-cell office:value-type="float" office:value="2.2640002" calcext:value-type="float">
            <text:p>2.2640002</text:p>
          </table:table-cell>
          <table:table-cell office:value-type="float" office:value="0.73492295" calcext:value-type="float">
            <text:p>0.73492295</text:p>
          </table:table-cell>
          <table:table-cell office:value-type="float" office:value="0.11125817" calcext:value-type="float">
            <text:p>0.11125817</text:p>
          </table:table-cell>
          <table:table-cell office:value-type="float" office:value="0.025970105" calcext:value-type="float">
            <text:p>0.025970105</text:p>
          </table:table-cell>
          <table:table-cell office:value-type="float" office:value="1.5445238" calcext:value-type="float">
            <text:p>1.5445238</text:p>
          </table:table-cell>
          <table:table-cell table:formula="of:=AVERAGE([.B217:.K217])" office:value-type="float" office:value="1.0536514445" calcext:value-type="float">
            <text:p>1.0536514445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0.29015136" calcext:value-type="float">
            <text:p>0.29015136</text:p>
          </table:table-cell>
          <table:table-cell office:value-type="float" office:value="0.99557114" calcext:value-type="float">
            <text:p>0.99557114</text:p>
          </table:table-cell>
          <table:table-cell office:value-type="float" office:value="0.188275" calcext:value-type="float">
            <text:p>0.188275</text:p>
          </table:table-cell>
          <table:table-cell office:value-type="float" office:value="1.7376279" calcext:value-type="float">
            <text:p>1.7376279</text:p>
          </table:table-cell>
          <table:table-cell office:value-type="float" office:value="2.3768125" calcext:value-type="float">
            <text:p>2.3768125</text:p>
          </table:table-cell>
          <table:table-cell office:value-type="float" office:value="2.0685654" calcext:value-type="float">
            <text:p>2.0685654</text:p>
          </table:table-cell>
          <table:table-cell office:value-type="float" office:value="0.86954284" calcext:value-type="float">
            <text:p>0.86954284</text:p>
          </table:table-cell>
          <table:table-cell office:value-type="float" office:value="0.7988219" calcext:value-type="float">
            <text:p>0.7988219</text:p>
          </table:table-cell>
          <table:table-cell office:value-type="float" office:value="0.01756231" calcext:value-type="float">
            <text:p>0.01756231</text:p>
          </table:table-cell>
          <table:table-cell office:value-type="float" office:value="1.3549459" calcext:value-type="float">
            <text:p>1.3549459</text:p>
          </table:table-cell>
          <table:table-cell table:formula="of:=AVERAGE([.B218:.K218])" office:value-type="float" office:value="1.069787625" calcext:value-type="float">
            <text:p>1.069787625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0.22245266" calcext:value-type="float">
            <text:p>0.22245266</text:p>
          </table:table-cell>
          <table:table-cell office:value-type="float" office:value="1.0542067" calcext:value-type="float">
            <text:p>1.0542067</text:p>
          </table:table-cell>
          <table:table-cell office:value-type="float" office:value="0.120934404" calcext:value-type="float">
            <text:p>0.120934404</text:p>
          </table:table-cell>
          <table:table-cell office:value-type="float" office:value="1.8219378" calcext:value-type="float">
            <text:p>1.8219378</text:p>
          </table:table-cell>
          <table:table-cell office:value-type="float" office:value="2.451618" calcext:value-type="float">
            <text:p>2.451618</text:p>
          </table:table-cell>
          <table:table-cell office:value-type="float" office:value="2.1213477" calcext:value-type="float">
            <text:p>2.1213477</text:p>
          </table:table-cell>
          <table:table-cell office:value-type="float" office:value="0.628878" calcext:value-type="float">
            <text:p>0.628878</text:p>
          </table:table-cell>
          <table:table-cell office:value-type="float" office:value="0.14899981" calcext:value-type="float">
            <text:p>0.14899981</text:p>
          </table:table-cell>
          <table:table-cell office:value-type="float" office:value="0.039378103" calcext:value-type="float">
            <text:p>0.039378103</text:p>
          </table:table-cell>
          <table:table-cell office:value-type="float" office:value="1.5231006" calcext:value-type="float">
            <text:p>1.5231006</text:p>
          </table:table-cell>
          <table:table-cell table:formula="of:=AVERAGE([.B219:.K219])" office:value-type="float" office:value="1.0132853777" calcext:value-type="float">
            <text:p>1.0132853777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0.28228185" calcext:value-type="float">
            <text:p>0.28228185</text:p>
          </table:table-cell>
          <table:table-cell office:value-type="float" office:value="0.9499014" calcext:value-type="float">
            <text:p>0.9499014</text:p>
          </table:table-cell>
          <table:table-cell office:value-type="float" office:value="0.21742858" calcext:value-type="float">
            <text:p>0.21742858</text:p>
          </table:table-cell>
          <table:table-cell office:value-type="float" office:value="1.7286125" calcext:value-type="float">
            <text:p>1.7286125</text:p>
          </table:table-cell>
          <table:table-cell office:value-type="float" office:value="2.7623286" calcext:value-type="float">
            <text:p>2.7623286</text:p>
          </table:table-cell>
          <table:table-cell office:value-type="float" office:value="2.2323942" calcext:value-type="float">
            <text:p>2.2323942</text:p>
          </table:table-cell>
          <table:table-cell office:value-type="float" office:value="0.80257684" calcext:value-type="float">
            <text:p>0.80257684</text:p>
          </table:table-cell>
          <table:table-cell office:value-type="float" office:value="0.5700778" calcext:value-type="float">
            <text:p>0.5700778</text:p>
          </table:table-cell>
          <table:table-cell office:value-type="float" office:value="0.12885758" calcext:value-type="float">
            <text:p>0.12885758</text:p>
          </table:table-cell>
          <table:table-cell office:value-type="float" office:value="1.2634605" calcext:value-type="float">
            <text:p>1.2634605</text:p>
          </table:table-cell>
          <table:table-cell table:formula="of:=AVERAGE([.B220:.K220])" office:value-type="float" office:value="1.093791985" calcext:value-type="float">
            <text:p>1.093791985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0.19282643" calcext:value-type="float">
            <text:p>0.19282643</text:p>
          </table:table-cell>
          <table:table-cell office:value-type="float" office:value="0.6775507" calcext:value-type="float">
            <text:p>0.6775507</text:p>
          </table:table-cell>
          <table:table-cell office:value-type="float" office:value="0.16710867" calcext:value-type="float">
            <text:p>0.16710867</text:p>
          </table:table-cell>
          <table:table-cell office:value-type="float" office:value="1.9386173" calcext:value-type="float">
            <text:p>1.9386173</text:p>
          </table:table-cell>
          <table:table-cell office:value-type="float" office:value="2.6277022" calcext:value-type="float">
            <text:p>2.6277022</text:p>
          </table:table-cell>
          <table:table-cell office:value-type="float" office:value="2.1838582" calcext:value-type="float">
            <text:p>2.1838582</text:p>
          </table:table-cell>
          <table:table-cell office:value-type="float" office:value="0.9209859" calcext:value-type="float">
            <text:p>0.9209859</text:p>
          </table:table-cell>
          <table:table-cell office:value-type="float" office:value="0.057567555" calcext:value-type="float">
            <text:p>0.057567555</text:p>
          </table:table-cell>
          <table:table-cell office:value-type="float" office:value="0.12899405" calcext:value-type="float">
            <text:p>0.12899405</text:p>
          </table:table-cell>
          <table:table-cell office:value-type="float" office:value="1.4715296" calcext:value-type="float">
            <text:p>1.4715296</text:p>
          </table:table-cell>
          <table:table-cell table:formula="of:=AVERAGE([.B221:.K221])" office:value-type="float" office:value="1.0366740605" calcext:value-type="float">
            <text:p>1.0366740605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0.28645438" calcext:value-type="float">
            <text:p>0.28645438</text:p>
          </table:table-cell>
          <table:table-cell office:value-type="float" office:value="0.98062277" calcext:value-type="float">
            <text:p>0.98062277</text:p>
          </table:table-cell>
          <table:table-cell office:value-type="float" office:value="0.16724364" calcext:value-type="float">
            <text:p>0.16724364</text:p>
          </table:table-cell>
          <table:table-cell office:value-type="float" office:value="1.6173415" calcext:value-type="float">
            <text:p>1.6173415</text:p>
          </table:table-cell>
          <table:table-cell office:value-type="float" office:value="2.7468743" calcext:value-type="float">
            <text:p>2.7468743</text:p>
          </table:table-cell>
          <table:table-cell office:value-type="float" office:value="2.1696594" calcext:value-type="float">
            <text:p>2.1696594</text:p>
          </table:table-cell>
          <table:table-cell office:value-type="float" office:value="0.9488245" calcext:value-type="float">
            <text:p>0.9488245</text:p>
          </table:table-cell>
          <table:table-cell office:value-type="float" office:value="0.07055798" calcext:value-type="float">
            <text:p>0.07055798</text:p>
          </table:table-cell>
          <table:table-cell office:value-type="float" office:value="0.0153155625" calcext:value-type="float">
            <text:p>0.0153155625</text:p>
          </table:table-cell>
          <table:table-cell office:value-type="float" office:value="1.4812431" calcext:value-type="float">
            <text:p>1.4812431</text:p>
          </table:table-cell>
          <table:table-cell table:formula="of:=AVERAGE([.B222:.K222])" office:value-type="float" office:value="1.04841371325" calcext:value-type="float">
            <text:p>1.04841371325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0.23989114" calcext:value-type="float">
            <text:p>0.23989114</text:p>
          </table:table-cell>
          <table:table-cell office:value-type="float" office:value="1.0201967" calcext:value-type="float">
            <text:p>1.0201967</text:p>
          </table:table-cell>
          <table:table-cell office:value-type="float" office:value="0.11758113" calcext:value-type="float">
            <text:p>0.11758113</text:p>
          </table:table-cell>
          <table:table-cell office:value-type="float" office:value="1.6253645" calcext:value-type="float">
            <text:p>1.6253645</text:p>
          </table:table-cell>
          <table:table-cell office:value-type="float" office:value="2.413974" calcext:value-type="float">
            <text:p>2.413974</text:p>
          </table:table-cell>
          <table:table-cell office:value-type="float" office:value="2.1467977" calcext:value-type="float">
            <text:p>2.1467977</text:p>
          </table:table-cell>
          <table:table-cell office:value-type="float" office:value="0.8170017" calcext:value-type="float">
            <text:p>0.8170017</text:p>
          </table:table-cell>
          <table:table-cell office:value-type="float" office:value="0.5774388" calcext:value-type="float">
            <text:p>0.5774388</text:p>
          </table:table-cell>
          <table:table-cell office:value-type="float" office:value="0.12883985" calcext:value-type="float">
            <text:p>0.12883985</text:p>
          </table:table-cell>
          <table:table-cell office:value-type="float" office:value="1.4762799" calcext:value-type="float">
            <text:p>1.4762799</text:p>
          </table:table-cell>
          <table:table-cell table:formula="of:=AVERAGE([.B223:.K223])" office:value-type="float" office:value="1.056336542" calcext:value-type="float">
            <text:p>1.056336542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0.35621142" calcext:value-type="float">
            <text:p>0.35621142</text:p>
          </table:table-cell>
          <table:table-cell office:value-type="float" office:value="0.9815698" calcext:value-type="float">
            <text:p>0.9815698</text:p>
          </table:table-cell>
          <table:table-cell office:value-type="float" office:value="0.1636551" calcext:value-type="float">
            <text:p>0.1636551</text:p>
          </table:table-cell>
          <table:table-cell office:value-type="float" office:value="1.891147" calcext:value-type="float">
            <text:p>1.891147</text:p>
          </table:table-cell>
          <table:table-cell office:value-type="float" office:value="2.5627606" calcext:value-type="float">
            <text:p>2.5627606</text:p>
          </table:table-cell>
          <table:table-cell office:value-type="float" office:value="2.1071706" calcext:value-type="float">
            <text:p>2.1071706</text:p>
          </table:table-cell>
          <table:table-cell office:value-type="float" office:value="0.75098765" calcext:value-type="float">
            <text:p>0.75098765</text:p>
          </table:table-cell>
          <table:table-cell office:value-type="float" office:value="0.5744482" calcext:value-type="float">
            <text:p>0.5744482</text:p>
          </table:table-cell>
          <table:table-cell office:value-type="float" office:value="0.059736267" calcext:value-type="float">
            <text:p>0.059736267</text:p>
          </table:table-cell>
          <table:table-cell office:value-type="float" office:value="1.5412582" calcext:value-type="float">
            <text:p>1.5412582</text:p>
          </table:table-cell>
          <table:table-cell table:formula="of:=AVERAGE([.B224:.K224])" office:value-type="float" office:value="1.0988944837" calcext:value-type="float">
            <text:p>1.0988944837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0.14884828" calcext:value-type="float">
            <text:p>0.14884828</text:p>
          </table:table-cell>
          <table:table-cell office:value-type="float" office:value="1.0706304" calcext:value-type="float">
            <text:p>1.0706304</text:p>
          </table:table-cell>
          <table:table-cell office:value-type="float" office:value="0.22876498" calcext:value-type="float">
            <text:p>0.22876498</text:p>
          </table:table-cell>
          <table:table-cell office:value-type="float" office:value="1.9281905" calcext:value-type="float">
            <text:p>1.9281905</text:p>
          </table:table-cell>
          <table:table-cell office:value-type="float" office:value="2.5851548" calcext:value-type="float">
            <text:p>2.5851548</text:p>
          </table:table-cell>
          <table:table-cell office:value-type="float" office:value="2.1403294" calcext:value-type="float">
            <text:p>2.1403294</text:p>
          </table:table-cell>
          <table:table-cell office:value-type="float" office:value="0.92992204" calcext:value-type="float">
            <text:p>0.92992204</text:p>
          </table:table-cell>
          <table:table-cell office:value-type="float" office:value="0.5640522" calcext:value-type="float">
            <text:p>0.5640522</text:p>
          </table:table-cell>
          <table:table-cell office:value-type="float" office:value="0.1377641" calcext:value-type="float">
            <text:p>0.1377641</text:p>
          </table:table-cell>
          <table:table-cell office:value-type="float" office:value="1.4930797" calcext:value-type="float">
            <text:p>1.4930797</text:p>
          </table:table-cell>
          <table:table-cell table:formula="of:=AVERAGE([.B225:.K225])" office:value-type="float" office:value="1.12267364" calcext:value-type="float">
            <text:p>1.12267364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0.09267115" calcext:value-type="float">
            <text:p>0.09267115</text:p>
          </table:table-cell>
          <table:table-cell office:value-type="float" office:value="0.99059117" calcext:value-type="float">
            <text:p>0.99059117</text:p>
          </table:table-cell>
          <table:table-cell office:value-type="float" office:value="0.22876498" calcext:value-type="float">
            <text:p>0.22876498</text:p>
          </table:table-cell>
          <table:table-cell office:value-type="float" office:value="1.6194216" calcext:value-type="float">
            <text:p>1.6194216</text:p>
          </table:table-cell>
          <table:table-cell office:value-type="float" office:value="2.6183717" calcext:value-type="float">
            <text:p>2.6183717</text:p>
          </table:table-cell>
          <table:table-cell office:value-type="float" office:value="2.135442" calcext:value-type="float">
            <text:p>2.135442</text:p>
          </table:table-cell>
          <table:table-cell office:value-type="float" office:value="0.7509537" calcext:value-type="float">
            <text:p>0.7509537</text:p>
          </table:table-cell>
          <table:table-cell office:value-type="float" office:value="0.57613707" calcext:value-type="float">
            <text:p>0.57613707</text:p>
          </table:table-cell>
          <table:table-cell office:value-type="float" office:value="0.20575108" calcext:value-type="float">
            <text:p>0.20575108</text:p>
          </table:table-cell>
          <table:table-cell office:value-type="float" office:value="1.3664367" calcext:value-type="float">
            <text:p>1.3664367</text:p>
          </table:table-cell>
          <table:table-cell table:formula="of:=AVERAGE([.B226:.K226])" office:value-type="float" office:value="1.058454115" calcext:value-type="float">
            <text:p>1.058454115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0.11326572" calcext:value-type="float">
            <text:p>0.11326572</text:p>
          </table:table-cell>
          <table:table-cell office:value-type="float" office:value="1.0424415" calcext:value-type="float">
            <text:p>1.0424415</text:p>
          </table:table-cell>
          <table:table-cell office:value-type="float" office:value="0.1964358" calcext:value-type="float">
            <text:p>0.1964358</text:p>
          </table:table-cell>
          <table:table-cell office:value-type="float" office:value="1.9737711" calcext:value-type="float">
            <text:p>1.9737711</text:p>
          </table:table-cell>
          <table:table-cell office:value-type="float" office:value="2.8358965" calcext:value-type="float">
            <text:p>2.8358965</text:p>
          </table:table-cell>
          <table:table-cell office:value-type="float" office:value="2.1919227" calcext:value-type="float">
            <text:p>2.1919227</text:p>
          </table:table-cell>
          <table:table-cell office:value-type="float" office:value="0.7113043" calcext:value-type="float">
            <text:p>0.7113043</text:p>
          </table:table-cell>
          <table:table-cell office:value-type="float" office:value="0.57613707" calcext:value-type="float">
            <text:p>0.57613707</text:p>
          </table:table-cell>
          <table:table-cell office:value-type="float" office:value="0.07039641" calcext:value-type="float">
            <text:p>0.07039641</text:p>
          </table:table-cell>
          <table:table-cell office:value-type="float" office:value="1.3515807" calcext:value-type="float">
            <text:p>1.3515807</text:p>
          </table:table-cell>
          <table:table-cell table:formula="of:=AVERAGE([.B227:.K227])" office:value-type="float" office:value="1.10631518" calcext:value-type="float">
            <text:p>1.10631518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0.123874016" calcext:value-type="float">
            <text:p>0.123874016</text:p>
          </table:table-cell>
          <table:table-cell office:value-type="float" office:value="0.9875942" calcext:value-type="float">
            <text:p>0.9875942</text:p>
          </table:table-cell>
          <table:table-cell office:value-type="float" office:value="0.18874036" calcext:value-type="float">
            <text:p>0.18874036</text:p>
          </table:table-cell>
          <table:table-cell office:value-type="float" office:value="1.9906154" calcext:value-type="float">
            <text:p>1.9906154</text:p>
          </table:table-cell>
          <table:table-cell office:value-type="float" office:value="2.448772" calcext:value-type="float">
            <text:p>2.448772</text:p>
          </table:table-cell>
          <table:table-cell office:value-type="float" office:value="0.99377316" calcext:value-type="float">
            <text:p>0.99377316</text:p>
          </table:table-cell>
          <table:table-cell office:value-type="float" office:value="0.7617501" calcext:value-type="float">
            <text:p>0.7617501</text:p>
          </table:table-cell>
          <table:table-cell office:value-type="float" office:value="0.5755888" calcext:value-type="float">
            <text:p>0.5755888</text:p>
          </table:table-cell>
          <table:table-cell office:value-type="float" office:value="0.06929769" calcext:value-type="float">
            <text:p>0.06929769</text:p>
          </table:table-cell>
          <table:table-cell office:value-type="float" office:value="1.5648326" calcext:value-type="float">
            <text:p>1.5648326</text:p>
          </table:table-cell>
          <table:table-cell table:formula="of:=AVERAGE([.B228:.K228])" office:value-type="float" office:value="0.9704838326" calcext:value-type="float">
            <text:p>0.9704838326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0.08850178" calcext:value-type="float">
            <text:p>0.08850178</text:p>
          </table:table-cell>
          <table:table-cell office:value-type="float" office:value="1.0157081" calcext:value-type="float">
            <text:p>1.0157081</text:p>
          </table:table-cell>
          <table:table-cell office:value-type="float" office:value="0.3240521" calcext:value-type="float">
            <text:p>0.3240521</text:p>
          </table:table-cell>
          <table:table-cell office:value-type="float" office:value="1.5856318" calcext:value-type="float">
            <text:p>1.5856318</text:p>
          </table:table-cell>
          <table:table-cell office:value-type="float" office:value="2.272771" calcext:value-type="float">
            <text:p>2.272771</text:p>
          </table:table-cell>
          <table:table-cell office:value-type="float" office:value="2.1068008" calcext:value-type="float">
            <text:p>2.1068008</text:p>
          </table:table-cell>
          <table:table-cell office:value-type="float" office:value="0.7195841" calcext:value-type="float">
            <text:p>0.7195841</text:p>
          </table:table-cell>
          <table:table-cell office:value-type="float" office:value="0.57515466" calcext:value-type="float">
            <text:p>0.57515466</text:p>
          </table:table-cell>
          <table:table-cell office:value-type="float" office:value="0.085237965" calcext:value-type="float">
            <text:p>0.085237965</text:p>
          </table:table-cell>
          <table:table-cell office:value-type="float" office:value="1.4440074" calcext:value-type="float">
            <text:p>1.4440074</text:p>
          </table:table-cell>
          <table:table-cell table:formula="of:=AVERAGE([.B229:.K229])" office:value-type="float" office:value="1.0217449705" calcext:value-type="float">
            <text:p>1.0217449705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0.11242026" calcext:value-type="float">
            <text:p>0.11242026</text:p>
          </table:table-cell>
          <table:table-cell office:value-type="float" office:value="1.0505289" calcext:value-type="float">
            <text:p>1.0505289</text:p>
          </table:table-cell>
          <table:table-cell office:value-type="float" office:value="0.22752857" calcext:value-type="float">
            <text:p>0.22752857</text:p>
          </table:table-cell>
          <table:table-cell office:value-type="float" office:value="1.5462871" calcext:value-type="float">
            <text:p>1.5462871</text:p>
          </table:table-cell>
          <table:table-cell office:value-type="float" office:value="2.1142817" calcext:value-type="float">
            <text:p>2.1142817</text:p>
          </table:table-cell>
          <table:table-cell office:value-type="float" office:value="2.1077387" calcext:value-type="float">
            <text:p>2.1077387</text:p>
          </table:table-cell>
          <table:table-cell office:value-type="float" office:value="0.94931" calcext:value-type="float">
            <text:p>0.94931</text:p>
          </table:table-cell>
          <table:table-cell office:value-type="float" office:value="0.54928637" calcext:value-type="float">
            <text:p>0.54928637</text:p>
          </table:table-cell>
          <table:table-cell office:value-type="float" office:value="0.013909862" calcext:value-type="float">
            <text:p>0.013909862</text:p>
          </table:table-cell>
          <table:table-cell office:value-type="float" office:value="1.5753553" calcext:value-type="float">
            <text:p>1.5753553</text:p>
          </table:table-cell>
          <table:table-cell table:formula="of:=AVERAGE([.B230:.K230])" office:value-type="float" office:value="1.0246646762" calcext:value-type="float">
            <text:p>1.0246646762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0.08383187" calcext:value-type="float">
            <text:p>0.08383187</text:p>
          </table:table-cell>
          <table:table-cell office:value-type="float" office:value="1.0594256" calcext:value-type="float">
            <text:p>1.0594256</text:p>
          </table:table-cell>
          <table:table-cell office:value-type="float" office:value="0.18865345" calcext:value-type="float">
            <text:p>0.18865345</text:p>
          </table:table-cell>
          <table:table-cell office:value-type="float" office:value="1.7098707" calcext:value-type="float">
            <text:p>1.7098707</text:p>
          </table:table-cell>
          <table:table-cell office:value-type="float" office:value="2.8630366" calcext:value-type="float">
            <text:p>2.8630366</text:p>
          </table:table-cell>
          <table:table-cell office:value-type="float" office:value="2.1065507" calcext:value-type="float">
            <text:p>2.1065507</text:p>
          </table:table-cell>
          <table:table-cell office:value-type="float" office:value="0.97526556" calcext:value-type="float">
            <text:p>0.97526556</text:p>
          </table:table-cell>
          <table:table-cell office:value-type="float" office:value="0.56292427" calcext:value-type="float">
            <text:p>0.56292427</text:p>
          </table:table-cell>
          <table:table-cell office:value-type="float" office:value="0.06995223" calcext:value-type="float">
            <text:p>0.06995223</text:p>
          </table:table-cell>
          <table:table-cell office:value-type="float" office:value="1.4197989" calcext:value-type="float">
            <text:p>1.4197989</text:p>
          </table:table-cell>
          <table:table-cell table:formula="of:=AVERAGE([.B231:.K231])" office:value-type="float" office:value="1.103930988" calcext:value-type="float">
            <text:p>1.103930988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0.12541799" calcext:value-type="float">
            <text:p>0.12541799</text:p>
          </table:table-cell>
          <table:table-cell office:value-type="float" office:value="0.73066086" calcext:value-type="float">
            <text:p>0.73066086</text:p>
          </table:table-cell>
          <table:table-cell office:value-type="float" office:value="0.27373618" calcext:value-type="float">
            <text:p>0.27373618</text:p>
          </table:table-cell>
          <table:table-cell office:value-type="float" office:value="2.0599043" calcext:value-type="float">
            <text:p>2.0599043</text:p>
          </table:table-cell>
          <table:table-cell office:value-type="float" office:value="2.9931748" calcext:value-type="float">
            <text:p>2.9931748</text:p>
          </table:table-cell>
          <table:table-cell office:value-type="float" office:value="2.10755" calcext:value-type="float">
            <text:p>2.10755</text:p>
          </table:table-cell>
          <table:table-cell office:value-type="float" office:value="0.71566194" calcext:value-type="float">
            <text:p>0.71566194</text:p>
          </table:table-cell>
          <table:table-cell office:value-type="float" office:value="0.5732635" calcext:value-type="float">
            <text:p>0.5732635</text:p>
          </table:table-cell>
          <table:table-cell office:value-type="float" office:value="0.17349339" calcext:value-type="float">
            <text:p>0.17349339</text:p>
          </table:table-cell>
          <table:table-cell office:value-type="float" office:value="1.4726481" calcext:value-type="float">
            <text:p>1.4726481</text:p>
          </table:table-cell>
          <table:table-cell table:formula="of:=AVERAGE([.B232:.K232])" office:value-type="float" office:value="1.122551106" calcext:value-type="float">
            <text:p>1.122551106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0.112525366" calcext:value-type="float">
            <text:p>0.112525366</text:p>
          </table:table-cell>
          <table:table-cell office:value-type="float" office:value="0.9251625" calcext:value-type="float">
            <text:p>0.9251625</text:p>
          </table:table-cell>
          <table:table-cell office:value-type="float" office:value="0.1811221" calcext:value-type="float">
            <text:p>0.1811221</text:p>
          </table:table-cell>
          <table:table-cell office:value-type="float" office:value="1.5795197" calcext:value-type="float">
            <text:p>1.5795197</text:p>
          </table:table-cell>
          <table:table-cell office:value-type="float" office:value="3.0447423" calcext:value-type="float">
            <text:p>3.0447423</text:p>
          </table:table-cell>
          <table:table-cell office:value-type="float" office:value="2.1339436" calcext:value-type="float">
            <text:p>2.1339436</text:p>
          </table:table-cell>
          <table:table-cell office:value-type="float" office:value="0.56627315" calcext:value-type="float">
            <text:p>0.56627315</text:p>
          </table:table-cell>
          <table:table-cell office:value-type="float" office:value="0.5732635" calcext:value-type="float">
            <text:p>0.5732635</text:p>
          </table:table-cell>
          <table:table-cell office:value-type="float" office:value="0.05778711" calcext:value-type="float">
            <text:p>0.05778711</text:p>
          </table:table-cell>
          <table:table-cell office:value-type="float" office:value="1.3313572" calcext:value-type="float">
            <text:p>1.3313572</text:p>
          </table:table-cell>
          <table:table-cell table:formula="of:=AVERAGE([.B233:.K233])" office:value-type="float" office:value="1.0505696526" calcext:value-type="float">
            <text:p>1.0505696526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0.12257629" calcext:value-type="float">
            <text:p>0.12257629</text:p>
          </table:table-cell>
          <table:table-cell office:value-type="float" office:value="0.63821745" calcext:value-type="float">
            <text:p>0.63821745</text:p>
          </table:table-cell>
          <table:table-cell office:value-type="float" office:value="0.22916691" calcext:value-type="float">
            <text:p>0.22916691</text:p>
          </table:table-cell>
          <table:table-cell office:value-type="float" office:value="1.7110994" calcext:value-type="float">
            <text:p>1.7110994</text:p>
          </table:table-cell>
          <table:table-cell office:value-type="float" office:value="3.0447423" calcext:value-type="float">
            <text:p>3.0447423</text:p>
          </table:table-cell>
          <table:table-cell office:value-type="float" office:value="2.093724" calcext:value-type="float">
            <text:p>2.093724</text:p>
          </table:table-cell>
          <table:table-cell office:value-type="float" office:value="0.9850587" calcext:value-type="float">
            <text:p>0.9850587</text:p>
          </table:table-cell>
          <table:table-cell office:value-type="float" office:value="0.5744482" calcext:value-type="float">
            <text:p>0.5744482</text:p>
          </table:table-cell>
          <table:table-cell office:value-type="float" office:value="0.17092462" calcext:value-type="float">
            <text:p>0.17092462</text:p>
          </table:table-cell>
          <table:table-cell office:value-type="float" office:value="1.3347865" calcext:value-type="float">
            <text:p>1.3347865</text:p>
          </table:table-cell>
          <table:table-cell table:formula="of:=AVERAGE([.B234:.K234])" office:value-type="float" office:value="1.090474437" calcext:value-type="float">
            <text:p>1.090474437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0.124042355" calcext:value-type="float">
            <text:p>0.124042355</text:p>
          </table:table-cell>
          <table:table-cell office:value-type="float" office:value="1.011937" calcext:value-type="float">
            <text:p>1.011937</text:p>
          </table:table-cell>
          <table:table-cell office:value-type="float" office:value="0.18170112" calcext:value-type="float">
            <text:p>0.18170112</text:p>
          </table:table-cell>
          <table:table-cell office:value-type="float" office:value="2.0042927" calcext:value-type="float">
            <text:p>2.0042927</text:p>
          </table:table-cell>
          <table:table-cell office:value-type="float" office:value="3.085076" calcext:value-type="float">
            <text:p>3.085076</text:p>
          </table:table-cell>
          <table:table-cell office:value-type="float" office:value="2.0997357" calcext:value-type="float">
            <text:p>2.0997357</text:p>
          </table:table-cell>
          <table:table-cell office:value-type="float" office:value="1.0387925" calcext:value-type="float">
            <text:p>1.0387925</text:p>
          </table:table-cell>
          <table:table-cell office:value-type="float" office:value="0.5732635" calcext:value-type="float">
            <text:p>0.5732635</text:p>
          </table:table-cell>
          <table:table-cell office:value-type="float" office:value="0.01370106" calcext:value-type="float">
            <text:p>0.01370106</text:p>
          </table:table-cell>
          <table:table-cell office:value-type="float" office:value="1.4726481" calcext:value-type="float">
            <text:p>1.4726481</text:p>
          </table:table-cell>
          <table:table-cell table:formula="of:=AVERAGE([.B235:.K235])" office:value-type="float" office:value="1.1605190035" calcext:value-type="float">
            <text:p>1.1605190035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0.12374207" calcext:value-type="float">
            <text:p>0.12374207</text:p>
          </table:table-cell>
          <table:table-cell office:value-type="float" office:value="0.9513249" calcext:value-type="float">
            <text:p>0.9513249</text:p>
          </table:table-cell>
          <table:table-cell office:value-type="float" office:value="0.2285005" calcext:value-type="float">
            <text:p>0.2285005</text:p>
          </table:table-cell>
          <table:table-cell office:value-type="float" office:value="2.0044386" calcext:value-type="float">
            <text:p>2.0044386</text:p>
          </table:table-cell>
          <table:table-cell office:value-type="float" office:value="2.8057702" calcext:value-type="float">
            <text:p>2.8057702</text:p>
          </table:table-cell>
          <table:table-cell office:value-type="float" office:value="1.8979877" calcext:value-type="float">
            <text:p>1.8979877</text:p>
          </table:table-cell>
          <table:table-cell office:value-type="float" office:value="0.99174786" calcext:value-type="float">
            <text:p>0.99174786</text:p>
          </table:table-cell>
          <table:table-cell office:value-type="float" office:value="0.56067216" calcext:value-type="float">
            <text:p>0.56067216</text:p>
          </table:table-cell>
          <table:table-cell office:value-type="float" office:value="0.012863447" calcext:value-type="float">
            <text:p>0.012863447</text:p>
          </table:table-cell>
          <table:table-cell office:value-type="float" office:value="1.4404504" calcext:value-type="float">
            <text:p>1.4404504</text:p>
          </table:table-cell>
          <table:table-cell table:formula="of:=AVERAGE([.B236:.K236])" office:value-type="float" office:value="1.1017497837" calcext:value-type="float">
            <text:p>1.1017497837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0.084656045" calcext:value-type="float">
            <text:p>0.084656045</text:p>
          </table:table-cell>
          <table:table-cell office:value-type="float" office:value="0.92786133" calcext:value-type="float">
            <text:p>0.92786133</text:p>
          </table:table-cell>
          <table:table-cell office:value-type="float" office:value="0.1964586" calcext:value-type="float">
            <text:p>0.1964586</text:p>
          </table:table-cell>
          <table:table-cell office:value-type="float" office:value="2.143988" calcext:value-type="float">
            <text:p>2.143988</text:p>
          </table:table-cell>
          <table:table-cell office:value-type="float" office:value="2.8389642" calcext:value-type="float">
            <text:p>2.8389642</text:p>
          </table:table-cell>
          <table:table-cell office:value-type="float" office:value="1.8548589" calcext:value-type="float">
            <text:p>1.8548589</text:p>
          </table:table-cell>
          <table:table-cell office:value-type="float" office:value="1.0581584" calcext:value-type="float">
            <text:p>1.0581584</text:p>
          </table:table-cell>
          <table:table-cell office:value-type="float" office:value="0.5715339" calcext:value-type="float">
            <text:p>0.5715339</text:p>
          </table:table-cell>
          <table:table-cell office:value-type="float" office:value="0.014031277" calcext:value-type="float">
            <text:p>0.014031277</text:p>
          </table:table-cell>
          <table:table-cell office:value-type="float" office:value="1.4417008" calcext:value-type="float">
            <text:p>1.4417008</text:p>
          </table:table-cell>
          <table:table-cell table:formula="of:=AVERAGE([.B237:.K237])" office:value-type="float" office:value="1.1132211452" calcext:value-type="float">
            <text:p>1.1132211452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0.1235285" calcext:value-type="float">
            <text:p>0.1235285</text:p>
          </table:table-cell>
          <table:table-cell office:value-type="float" office:value="0.96252555" calcext:value-type="float">
            <text:p>0.96252555</text:p>
          </table:table-cell>
          <table:table-cell office:value-type="float" office:value="0.18197966" calcext:value-type="float">
            <text:p>0.18197966</text:p>
          </table:table-cell>
          <table:table-cell office:value-type="float" office:value="2.2034113" calcext:value-type="float">
            <text:p>2.2034113</text:p>
          </table:table-cell>
          <table:table-cell office:value-type="float" office:value="2.8077664" calcext:value-type="float">
            <text:p>2.8077664</text:p>
          </table:table-cell>
          <table:table-cell office:value-type="float" office:value="2.1346104" calcext:value-type="float">
            <text:p>2.1346104</text:p>
          </table:table-cell>
          <table:table-cell office:value-type="float" office:value="1.0726455" calcext:value-type="float">
            <text:p>1.0726455</text:p>
          </table:table-cell>
          <table:table-cell office:value-type="float" office:value="0.57586294" calcext:value-type="float">
            <text:p>0.57586294</text:p>
          </table:table-cell>
          <table:table-cell office:value-type="float" office:value="0.013282092" calcext:value-type="float">
            <text:p>0.013282092</text:p>
          </table:table-cell>
          <table:table-cell office:value-type="float" office:value="1.4010507" calcext:value-type="float">
            <text:p>1.4010507</text:p>
          </table:table-cell>
          <table:table-cell table:formula="of:=AVERAGE([.B238:.K238])" office:value-type="float" office:value="1.1476663042" calcext:value-type="float">
            <text:p>1.1476663042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float" office:value="0.104975246" calcext:value-type="float">
            <text:p>0.104975246</text:p>
          </table:table-cell>
          <table:table-cell office:value-type="float" office:value="0.9508093" calcext:value-type="float">
            <text:p>0.9508093</text:p>
          </table:table-cell>
          <table:table-cell office:value-type="float" office:value="0.16003804" calcext:value-type="float">
            <text:p>0.16003804</text:p>
          </table:table-cell>
          <table:table-cell office:value-type="float" office:value="2.2887645" calcext:value-type="float">
            <text:p>2.2887645</text:p>
          </table:table-cell>
          <table:table-cell office:value-type="float" office:value="2.5800035" calcext:value-type="float">
            <text:p>2.5800035</text:p>
          </table:table-cell>
          <table:table-cell office:value-type="float" office:value="1.3453182" calcext:value-type="float">
            <text:p>1.3453182</text:p>
          </table:table-cell>
          <table:table-cell office:value-type="float" office:value="0.9955702" calcext:value-type="float">
            <text:p>0.9955702</text:p>
          </table:table-cell>
          <table:table-cell office:value-type="float" office:value="0.084136695" calcext:value-type="float">
            <text:p>0.084136695</text:p>
          </table:table-cell>
          <table:table-cell office:value-type="float" office:value="0.014031277" calcext:value-type="float">
            <text:p>0.014031277</text:p>
          </table:table-cell>
          <table:table-cell office:value-type="float" office:value="1.4937687" calcext:value-type="float">
            <text:p>1.4937687</text:p>
          </table:table-cell>
          <table:table-cell table:formula="of:=AVERAGE([.B239:.K239])" office:value-type="float" office:value="1.0017415658" calcext:value-type="float">
            <text:p>1.0017415658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0.1496399" calcext:value-type="float">
            <text:p>0.1496399</text:p>
          </table:table-cell>
          <table:table-cell office:value-type="float" office:value="0.97011197" calcext:value-type="float">
            <text:p>0.97011197</text:p>
          </table:table-cell>
          <table:table-cell office:value-type="float" office:value="0.2039913" calcext:value-type="float">
            <text:p>0.2039913</text:p>
          </table:table-cell>
          <table:table-cell office:value-type="float" office:value="2.094587" calcext:value-type="float">
            <text:p>2.094587</text:p>
          </table:table-cell>
          <table:table-cell office:value-type="float" office:value="2.7768965" calcext:value-type="float">
            <text:p>2.7768965</text:p>
          </table:table-cell>
          <table:table-cell office:value-type="float" office:value="1.3864113" calcext:value-type="float">
            <text:p>1.3864113</text:p>
          </table:table-cell>
          <table:table-cell office:value-type="float" office:value="0.4811782" calcext:value-type="float">
            <text:p>0.4811782</text:p>
          </table:table-cell>
          <table:table-cell office:value-type="float" office:value="0.5732635" calcext:value-type="float">
            <text:p>0.5732635</text:p>
          </table:table-cell>
          <table:table-cell office:value-type="float" office:value="0.013832495" calcext:value-type="float">
            <text:p>0.013832495</text:p>
          </table:table-cell>
          <table:table-cell office:value-type="float" office:value="1.5273863" calcext:value-type="float">
            <text:p>1.5273863</text:p>
          </table:table-cell>
          <table:table-cell table:formula="of:=AVERAGE([.B240:.K240])" office:value-type="float" office:value="1.0177298465" calcext:value-type="float">
            <text:p>1.0177298465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0.14531231" calcext:value-type="float">
            <text:p>0.14531231</text:p>
          </table:table-cell>
          <table:table-cell office:value-type="float" office:value="0.98171395" calcext:value-type="float">
            <text:p>0.98171395</text:p>
          </table:table-cell>
          <table:table-cell office:value-type="float" office:value="0.112141624" calcext:value-type="float">
            <text:p>0.112141624</text:p>
          </table:table-cell>
          <table:table-cell office:value-type="float" office:value="2.2662005" calcext:value-type="float">
            <text:p>2.2662005</text:p>
          </table:table-cell>
          <table:table-cell office:value-type="float" office:value="2.4732647" calcext:value-type="float">
            <text:p>2.4732647</text:p>
          </table:table-cell>
          <table:table-cell office:value-type="float" office:value="1.4299233" calcext:value-type="float">
            <text:p>1.4299233</text:p>
          </table:table-cell>
          <table:table-cell office:value-type="float" office:value="0.9536343" calcext:value-type="float">
            <text:p>0.9536343</text:p>
          </table:table-cell>
          <table:table-cell office:value-type="float" office:value="0.5732635" calcext:value-type="float">
            <text:p>0.5732635</text:p>
          </table:table-cell>
          <table:table-cell office:value-type="float" office:value="0.014665125" calcext:value-type="float">
            <text:p>0.014665125</text:p>
          </table:table-cell>
          <table:table-cell office:value-type="float" office:value="1.4977835" calcext:value-type="float">
            <text:p>1.4977835</text:p>
          </table:table-cell>
          <table:table-cell table:formula="of:=AVERAGE([.B241:.K241])" office:value-type="float" office:value="1.0447902809" calcext:value-type="float">
            <text:p>1.0447902809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float" office:value="0.15155545" calcext:value-type="float">
            <text:p>0.15155545</text:p>
          </table:table-cell>
          <table:table-cell office:value-type="float" office:value="0.89808506" calcext:value-type="float">
            <text:p>0.89808506</text:p>
          </table:table-cell>
          <table:table-cell office:value-type="float" office:value="0.17962772" calcext:value-type="float">
            <text:p>0.17962772</text:p>
          </table:table-cell>
          <table:table-cell office:value-type="float" office:value="2.1225452" calcext:value-type="float">
            <text:p>2.1225452</text:p>
          </table:table-cell>
          <table:table-cell office:value-type="float" office:value="2.5076995" calcext:value-type="float">
            <text:p>2.5076995</text:p>
          </table:table-cell>
          <table:table-cell office:value-type="float" office:value="0.64575726" calcext:value-type="float">
            <text:p>0.64575726</text:p>
          </table:table-cell>
          <table:table-cell office:value-type="float" office:value="0.9922885" calcext:value-type="float">
            <text:p>0.9922885</text:p>
          </table:table-cell>
          <table:table-cell office:value-type="float" office:value="0.5762961" calcext:value-type="float">
            <text:p>0.5762961</text:p>
          </table:table-cell>
          <table:table-cell office:value-type="float" office:value="0.015736448" calcext:value-type="float">
            <text:p>0.015736448</text:p>
          </table:table-cell>
          <table:table-cell office:value-type="float" office:value="1.4040707" calcext:value-type="float">
            <text:p>1.4040707</text:p>
          </table:table-cell>
          <table:table-cell table:formula="of:=AVERAGE([.B242:.K242])" office:value-type="float" office:value="0.9493661938" calcext:value-type="float">
            <text:p>0.9493661938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float" office:value="0.13852747" calcext:value-type="float">
            <text:p>0.13852747</text:p>
          </table:table-cell>
          <table:table-cell office:value-type="float" office:value="0.73494637" calcext:value-type="float">
            <text:p>0.73494637</text:p>
          </table:table-cell>
          <table:table-cell office:value-type="float" office:value="0.112141624" calcext:value-type="float">
            <text:p>0.112141624</text:p>
          </table:table-cell>
          <table:table-cell office:value-type="float" office:value="2.2707915" calcext:value-type="float">
            <text:p>2.2707915</text:p>
          </table:table-cell>
          <table:table-cell office:value-type="float" office:value="2.5013773" calcext:value-type="float">
            <text:p>2.5013773</text:p>
          </table:table-cell>
          <table:table-cell office:value-type="float" office:value="1.3472055" calcext:value-type="float">
            <text:p>1.3472055</text:p>
          </table:table-cell>
          <table:table-cell office:value-type="float" office:value="0.9545818" calcext:value-type="float">
            <text:p>0.9545818</text:p>
          </table:table-cell>
          <table:table-cell office:value-type="float" office:value="0.5732635" calcext:value-type="float">
            <text:p>0.5732635</text:p>
          </table:table-cell>
          <table:table-cell office:value-type="float" office:value="0.015907058" calcext:value-type="float">
            <text:p>0.015907058</text:p>
          </table:table-cell>
          <table:table-cell office:value-type="float" office:value="1.4457214" calcext:value-type="float">
            <text:p>1.4457214</text:p>
          </table:table-cell>
          <table:table-cell table:formula="of:=AVERAGE([.B243:.K243])" office:value-type="float" office:value="1.0094463522" calcext:value-type="float">
            <text:p>1.0094463522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float" office:value="0.13852747" calcext:value-type="float">
            <text:p>0.13852747</text:p>
          </table:table-cell>
          <table:table-cell office:value-type="float" office:value="0.9790173" calcext:value-type="float">
            <text:p>0.9790173</text:p>
          </table:table-cell>
          <table:table-cell office:value-type="float" office:value="0.22014472" calcext:value-type="float">
            <text:p>0.22014472</text:p>
          </table:table-cell>
          <table:table-cell office:value-type="float" office:value="1.9498367" calcext:value-type="float">
            <text:p>1.9498367</text:p>
          </table:table-cell>
          <table:table-cell office:value-type="float" office:value="1.4467536" calcext:value-type="float">
            <text:p>1.4467536</text:p>
          </table:table-cell>
          <table:table-cell office:value-type="float" office:value="1.3264949" calcext:value-type="float">
            <text:p>1.3264949</text:p>
          </table:table-cell>
          <table:table-cell office:value-type="float" office:value="0.9547396" calcext:value-type="float">
            <text:p>0.9547396</text:p>
          </table:table-cell>
          <table:table-cell office:value-type="float" office:value="0.5767307" calcext:value-type="float">
            <text:p>0.5767307</text:p>
          </table:table-cell>
          <table:table-cell office:value-type="float" office:value="0.017291326" calcext:value-type="float">
            <text:p>0.017291326</text:p>
          </table:table-cell>
          <table:table-cell office:value-type="float" office:value="1.506332" calcext:value-type="float">
            <text:p>1.506332</text:p>
          </table:table-cell>
          <table:table-cell table:formula="of:=AVERAGE([.B244:.K244])" office:value-type="float" office:value="0.9115868316" calcext:value-type="float">
            <text:p>0.9115868316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float" office:value="0.13812444" calcext:value-type="float">
            <text:p>0.13812444</text:p>
          </table:table-cell>
          <table:table-cell office:value-type="float" office:value="0.9790173" calcext:value-type="float">
            <text:p>0.9790173</text:p>
          </table:table-cell>
          <table:table-cell office:value-type="float" office:value="0.16003804" calcext:value-type="float">
            <text:p>0.16003804</text:p>
          </table:table-cell>
          <table:table-cell office:value-type="float" office:value="2.258675" calcext:value-type="float">
            <text:p>2.258675</text:p>
          </table:table-cell>
          <table:table-cell office:value-type="float" office:value="1.7927434" calcext:value-type="float">
            <text:p>1.7927434</text:p>
          </table:table-cell>
          <table:table-cell office:value-type="float" office:value="1.334239" calcext:value-type="float">
            <text:p>1.334239</text:p>
          </table:table-cell>
          <table:table-cell office:value-type="float" office:value="0.9852909" calcext:value-type="float">
            <text:p>0.9852909</text:p>
          </table:table-cell>
          <table:table-cell office:value-type="float" office:value="0.5767307" calcext:value-type="float">
            <text:p>0.5767307</text:p>
          </table:table-cell>
          <table:table-cell office:value-type="float" office:value="0.017297305" calcext:value-type="float">
            <text:p>0.017297305</text:p>
          </table:table-cell>
          <table:table-cell office:value-type="float" office:value="1.4022812" calcext:value-type="float">
            <text:p>1.4022812</text:p>
          </table:table-cell>
          <table:table-cell table:formula="of:=AVERAGE([.B245:.K245])" office:value-type="float" office:value="0.9644437285" calcext:value-type="float">
            <text:p>0.9644437285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float" office:value="0.13671736" calcext:value-type="float">
            <text:p>0.13671736</text:p>
          </table:table-cell>
          <table:table-cell office:value-type="float" office:value="0.99653727" calcext:value-type="float">
            <text:p>0.99653727</text:p>
          </table:table-cell>
          <table:table-cell office:value-type="float" office:value="0.09275794" calcext:value-type="float">
            <text:p>0.09275794</text:p>
          </table:table-cell>
          <table:table-cell office:value-type="float" office:value="2.2997012" calcext:value-type="float">
            <text:p>2.2997012</text:p>
          </table:table-cell>
          <table:table-cell office:value-type="float" office:value="2.1707003" calcext:value-type="float">
            <text:p>2.1707003</text:p>
          </table:table-cell>
          <table:table-cell office:value-type="float" office:value="1.1863834" calcext:value-type="float">
            <text:p>1.1863834</text:p>
          </table:table-cell>
          <table:table-cell office:value-type="float" office:value="0.85631835" calcext:value-type="float">
            <text:p>0.85631835</text:p>
          </table:table-cell>
          <table:table-cell office:value-type="float" office:value="0.5813119" calcext:value-type="float">
            <text:p>0.5813119</text:p>
          </table:table-cell>
          <table:table-cell office:value-type="float" office:value="0.018280512" calcext:value-type="float">
            <text:p>0.018280512</text:p>
          </table:table-cell>
          <table:table-cell office:value-type="float" office:value="1.4021738" calcext:value-type="float">
            <text:p>1.4021738</text:p>
          </table:table-cell>
          <table:table-cell table:formula="of:=AVERAGE([.B246:.K246])" office:value-type="float" office:value="0.9740882032" calcext:value-type="float">
            <text:p>0.9740882032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float" office:value="0.08654455" calcext:value-type="float">
            <text:p>0.08654455</text:p>
          </table:table-cell>
          <table:table-cell office:value-type="float" office:value="1.0505625" calcext:value-type="float">
            <text:p>1.0505625</text:p>
          </table:table-cell>
          <table:table-cell office:value-type="float" office:value="0.18574159" calcext:value-type="float">
            <text:p>0.18574159</text:p>
          </table:table-cell>
          <table:table-cell office:value-type="float" office:value="2.3142529" calcext:value-type="float">
            <text:p>2.3142529</text:p>
          </table:table-cell>
          <table:table-cell office:value-type="float" office:value="2.1421475" calcext:value-type="float">
            <text:p>2.1421475</text:p>
          </table:table-cell>
          <table:table-cell office:value-type="float" office:value="1.3429441" calcext:value-type="float">
            <text:p>1.3429441</text:p>
          </table:table-cell>
          <table:table-cell office:value-type="float" office:value="0.98541266" calcext:value-type="float">
            <text:p>0.98541266</text:p>
          </table:table-cell>
          <table:table-cell office:value-type="float" office:value="0.154714" calcext:value-type="float">
            <text:p>0.154714</text:p>
          </table:table-cell>
          <table:table-cell office:value-type="float" office:value="0.015778556" calcext:value-type="float">
            <text:p>0.015778556</text:p>
          </table:table-cell>
          <table:table-cell office:value-type="float" office:value="1.2917279" calcext:value-type="float">
            <text:p>1.2917279</text:p>
          </table:table-cell>
          <table:table-cell table:formula="of:=AVERAGE([.B247:.K247])" office:value-type="float" office:value="0.9569826256" calcext:value-type="float">
            <text:p>0.9569826256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float" office:value="0.07962336" calcext:value-type="float">
            <text:p>0.07962336</text:p>
          </table:table-cell>
          <table:table-cell office:value-type="float" office:value="0.904101" calcext:value-type="float">
            <text:p>0.904101</text:p>
          </table:table-cell>
          <table:table-cell office:value-type="float" office:value="0.15381962" calcext:value-type="float">
            <text:p>0.15381962</text:p>
          </table:table-cell>
          <table:table-cell office:value-type="float" office:value="2.313943" calcext:value-type="float">
            <text:p>2.313943</text:p>
          </table:table-cell>
          <table:table-cell office:value-type="float" office:value="2.1719108" calcext:value-type="float">
            <text:p>2.1719108</text:p>
          </table:table-cell>
          <table:table-cell office:value-type="float" office:value="1.347236" calcext:value-type="float">
            <text:p>1.347236</text:p>
          </table:table-cell>
          <table:table-cell office:value-type="float" office:value="1.0721025" calcext:value-type="float">
            <text:p>1.0721025</text:p>
          </table:table-cell>
          <table:table-cell office:value-type="float" office:value="0.54759395" calcext:value-type="float">
            <text:p>0.54759395</text:p>
          </table:table-cell>
          <table:table-cell office:value-type="float" office:value="0.017650178" calcext:value-type="float">
            <text:p>0.017650178</text:p>
          </table:table-cell>
          <table:table-cell office:value-type="float" office:value="1.4005642" calcext:value-type="float">
            <text:p>1.4005642</text:p>
          </table:table-cell>
          <table:table-cell table:formula="of:=AVERAGE([.B248:.K248])" office:value-type="float" office:value="1.0008544608" calcext:value-type="float">
            <text:p>1.0008544608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float" office:value="0.07185" calcext:value-type="float">
            <text:p>0.07185</text:p>
          </table:table-cell>
          <table:table-cell office:value-type="float" office:value="0.7017545" calcext:value-type="float">
            <text:p>0.7017545</text:p>
          </table:table-cell>
          <table:table-cell office:value-type="float" office:value="0.18729784" calcext:value-type="float">
            <text:p>0.18729784</text:p>
          </table:table-cell>
          <table:table-cell office:value-type="float" office:value="2.2895446" calcext:value-type="float">
            <text:p>2.2895446</text:p>
          </table:table-cell>
          <table:table-cell office:value-type="float" office:value="2.0640433" calcext:value-type="float">
            <text:p>2.0640433</text:p>
          </table:table-cell>
          <table:table-cell office:value-type="float" office:value="1.3173257" calcext:value-type="float">
            <text:p>1.3173257</text:p>
          </table:table-cell>
          <table:table-cell office:value-type="float" office:value="0.6328708" calcext:value-type="float">
            <text:p>0.6328708</text:p>
          </table:table-cell>
          <table:table-cell office:value-type="float" office:value="0.08318776" calcext:value-type="float">
            <text:p>0.08318776</text:p>
          </table:table-cell>
          <table:table-cell office:value-type="float" office:value="0.037599225" calcext:value-type="float">
            <text:p>0.037599225</text:p>
          </table:table-cell>
          <table:table-cell office:value-type="float" office:value="1.4030359" calcext:value-type="float">
            <text:p>1.4030359</text:p>
          </table:table-cell>
          <table:table-cell table:formula="of:=AVERAGE([.B249:.K249])" office:value-type="float" office:value="0.8788509625" calcext:value-type="float">
            <text:p>0.8788509625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float" office:value="0.07445787" calcext:value-type="float">
            <text:p>0.07445787</text:p>
          </table:table-cell>
          <table:table-cell office:value-type="float" office:value="0.5708833" calcext:value-type="float">
            <text:p>0.5708833</text:p>
          </table:table-cell>
          <table:table-cell office:value-type="float" office:value="0.18811713" calcext:value-type="float">
            <text:p>0.18811713</text:p>
          </table:table-cell>
          <table:table-cell office:value-type="float" office:value="1.8155591" calcext:value-type="float">
            <text:p>1.8155591</text:p>
          </table:table-cell>
          <table:table-cell office:value-type="float" office:value="2.388073" calcext:value-type="float">
            <text:p>2.388073</text:p>
          </table:table-cell>
          <table:table-cell office:value-type="float" office:value="1.2879736" calcext:value-type="float">
            <text:p>1.2879736</text:p>
          </table:table-cell>
          <table:table-cell office:value-type="float" office:value="1.0196811" calcext:value-type="float">
            <text:p>1.0196811</text:p>
          </table:table-cell>
          <table:table-cell office:value-type="float" office:value="0.6587918" calcext:value-type="float">
            <text:p>0.6587918</text:p>
          </table:table-cell>
          <table:table-cell office:value-type="float" office:value="0.0375693" calcext:value-type="float">
            <text:p>0.0375693</text:p>
          </table:table-cell>
          <table:table-cell office:value-type="float" office:value="1.5333849" calcext:value-type="float">
            <text:p>1.5333849</text:p>
          </table:table-cell>
          <table:table-cell table:formula="of:=AVERAGE([.B250:.K250])" office:value-type="float" office:value="0.95744911" calcext:value-type="float">
            <text:p>0.95744911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float" office:value="0.10966557" calcext:value-type="float">
            <text:p>0.10966557</text:p>
          </table:table-cell>
          <table:table-cell office:value-type="float" office:value="0.880703" calcext:value-type="float">
            <text:p>0.880703</text:p>
          </table:table-cell>
          <table:table-cell office:value-type="float" office:value="0.13499106" calcext:value-type="float">
            <text:p>0.13499106</text:p>
          </table:table-cell>
          <table:table-cell office:value-type="float" office:value="2.1467621" calcext:value-type="float">
            <text:p>2.1467621</text:p>
          </table:table-cell>
          <table:table-cell office:value-type="float" office:value="2.542895" calcext:value-type="float">
            <text:p>2.542895</text:p>
          </table:table-cell>
          <table:table-cell office:value-type="float" office:value="1.3283374" calcext:value-type="float">
            <text:p>1.3283374</text:p>
          </table:table-cell>
          <table:table-cell office:value-type="float" office:value="0.7260686" calcext:value-type="float">
            <text:p>0.7260686</text:p>
          </table:table-cell>
          <table:table-cell office:value-type="float" office:value="0.6043374" calcext:value-type="float">
            <text:p>0.6043374</text:p>
          </table:table-cell>
          <table:table-cell office:value-type="float" office:value="0.017291326" calcext:value-type="float">
            <text:p>0.017291326</text:p>
          </table:table-cell>
          <table:table-cell office:value-type="float" office:value="1.3348798" calcext:value-type="float">
            <text:p>1.3348798</text:p>
          </table:table-cell>
          <table:table-cell table:formula="of:=AVERAGE([.B251:.K251])" office:value-type="float" office:value="0.9825931256" calcext:value-type="float">
            <text:p>0.9825931256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float" office:value="0.08758" calcext:value-type="float">
            <text:p>0.08758</text:p>
          </table:table-cell>
          <table:table-cell office:value-type="float" office:value="0.89507186" calcext:value-type="float">
            <text:p>0.89507186</text:p>
          </table:table-cell>
          <table:table-cell office:value-type="float" office:value="0.14447589" calcext:value-type="float">
            <text:p>0.14447589</text:p>
          </table:table-cell>
          <table:table-cell office:value-type="float" office:value="2.484828" calcext:value-type="float">
            <text:p>2.484828</text:p>
          </table:table-cell>
          <table:table-cell office:value-type="float" office:value="2.535002" calcext:value-type="float">
            <text:p>2.535002</text:p>
          </table:table-cell>
          <table:table-cell office:value-type="float" office:value="1.3273292" calcext:value-type="float">
            <text:p>1.3273292</text:p>
          </table:table-cell>
          <table:table-cell office:value-type="float" office:value="0.9215778" calcext:value-type="float">
            <text:p>0.9215778</text:p>
          </table:table-cell>
          <table:table-cell office:value-type="float" office:value="0.6628067" calcext:value-type="float">
            <text:p>0.6628067</text:p>
          </table:table-cell>
          <table:table-cell office:value-type="float" office:value="0.03898167" calcext:value-type="float">
            <text:p>0.03898167</text:p>
          </table:table-cell>
          <table:table-cell office:value-type="float" office:value="1.494289" calcext:value-type="float">
            <text:p>1.494289</text:p>
          </table:table-cell>
          <table:table-cell table:formula="of:=AVERAGE([.B252:.K252])" office:value-type="float" office:value="1.059194212" calcext:value-type="float">
            <text:p>1.059194212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float" office:value="0.089617" calcext:value-type="float">
            <text:p>0.089617</text:p>
          </table:table-cell>
          <table:table-cell office:value-type="float" office:value="0.89142805" calcext:value-type="float">
            <text:p>0.89142805</text:p>
          </table:table-cell>
          <table:table-cell office:value-type="float" office:value="0.15412228" calcext:value-type="float">
            <text:p>0.15412228</text:p>
          </table:table-cell>
          <table:table-cell office:value-type="float" office:value="2.4034286" calcext:value-type="float">
            <text:p>2.4034286</text:p>
          </table:table-cell>
          <table:table-cell office:value-type="float" office:value="1.7486463" calcext:value-type="float">
            <text:p>1.7486463</text:p>
          </table:table-cell>
          <table:table-cell office:value-type="float" office:value="1.3349186" calcext:value-type="float">
            <text:p>1.3349186</text:p>
          </table:table-cell>
          <table:table-cell office:value-type="float" office:value="0.9216229" calcext:value-type="float">
            <text:p>0.9216229</text:p>
          </table:table-cell>
          <table:table-cell office:value-type="float" office:value="0.9466137" calcext:value-type="float">
            <text:p>0.9466137</text:p>
          </table:table-cell>
          <table:table-cell office:value-type="float" office:value="0.027395235" calcext:value-type="float">
            <text:p>0.027395235</text:p>
          </table:table-cell>
          <table:table-cell office:value-type="float" office:value="1.5339082" calcext:value-type="float">
            <text:p>1.5339082</text:p>
          </table:table-cell>
          <table:table-cell table:formula="of:=AVERAGE([.B253:.K253])" office:value-type="float" office:value="1.0051700865" calcext:value-type="float">
            <text:p>1.0051700865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float" office:value="0.09758778" calcext:value-type="float">
            <text:p>0.09758778</text:p>
          </table:table-cell>
          <table:table-cell office:value-type="float" office:value="0.88959014" calcext:value-type="float">
            <text:p>0.88959014</text:p>
          </table:table-cell>
          <table:table-cell office:value-type="float" office:value="0.18543312" calcext:value-type="float">
            <text:p>0.18543312</text:p>
          </table:table-cell>
          <table:table-cell office:value-type="float" office:value="2.4536247" calcext:value-type="float">
            <text:p>2.4536247</text:p>
          </table:table-cell>
          <table:table-cell office:value-type="float" office:value="2.3062112" calcext:value-type="float">
            <text:p>2.3062112</text:p>
          </table:table-cell>
          <table:table-cell office:value-type="float" office:value="1.1984949" calcext:value-type="float">
            <text:p>1.1984949</text:p>
          </table:table-cell>
          <table:table-cell office:value-type="float" office:value="0.6866945" calcext:value-type="float">
            <text:p>0.6866945</text:p>
          </table:table-cell>
          <table:table-cell office:value-type="float" office:value="0.8505644" calcext:value-type="float">
            <text:p>0.8505644</text:p>
          </table:table-cell>
          <table:table-cell office:value-type="float" office:value="0.018335534" calcext:value-type="float">
            <text:p>0.018335534</text:p>
          </table:table-cell>
          <table:table-cell office:value-type="float" office:value="1.403522" calcext:value-type="float">
            <text:p>1.403522</text:p>
          </table:table-cell>
          <table:table-cell table:formula="of:=AVERAGE([.B254:.K254])" office:value-type="float" office:value="1.0090058274" calcext:value-type="float">
            <text:p>1.0090058274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float" office:value="0.109747805" calcext:value-type="float">
            <text:p>0.109747805</text:p>
          </table:table-cell>
          <table:table-cell office:value-type="float" office:value="0.9224903" calcext:value-type="float">
            <text:p>0.9224903</text:p>
          </table:table-cell>
          <table:table-cell office:value-type="float" office:value="0.1891743" calcext:value-type="float">
            <text:p>0.1891743</text:p>
          </table:table-cell>
          <table:table-cell office:value-type="float" office:value="2.1172466" calcext:value-type="float">
            <text:p>2.1172466</text:p>
          </table:table-cell>
          <table:table-cell office:value-type="float" office:value="2.2213683" calcext:value-type="float">
            <text:p>2.2213683</text:p>
          </table:table-cell>
          <table:table-cell office:value-type="float" office:value="1.1558009" calcext:value-type="float">
            <text:p>1.1558009</text:p>
          </table:table-cell>
          <table:table-cell office:value-type="float" office:value="0.8680268" calcext:value-type="float">
            <text:p>0.8680268</text:p>
          </table:table-cell>
          <table:table-cell office:value-type="float" office:value="1.0422972" calcext:value-type="float">
            <text:p>1.0422972</text:p>
          </table:table-cell>
          <table:table-cell office:value-type="float" office:value="0.024758028" calcext:value-type="float">
            <text:p>0.024758028</text:p>
          </table:table-cell>
          <table:table-cell office:value-type="float" office:value="1.4893878" calcext:value-type="float">
            <text:p>1.4893878</text:p>
          </table:table-cell>
          <table:table-cell table:formula="of:=AVERAGE([.B255:.K255])" office:value-type="float" office:value="1.0140298033" calcext:value-type="float">
            <text:p>1.0140298033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float" office:value="0.119036846" calcext:value-type="float">
            <text:p>0.119036846</text:p>
          </table:table-cell>
          <table:table-cell office:value-type="float" office:value="0.7729505" calcext:value-type="float">
            <text:p>0.7729505</text:p>
          </table:table-cell>
          <table:table-cell office:value-type="float" office:value="0.1744909" calcext:value-type="float">
            <text:p>0.1744909</text:p>
          </table:table-cell>
          <table:table-cell office:value-type="float" office:value="1.7400836" calcext:value-type="float">
            <text:p>1.7400836</text:p>
          </table:table-cell>
          <table:table-cell office:value-type="float" office:value="2.064207" calcext:value-type="float">
            <text:p>2.064207</text:p>
          </table:table-cell>
          <table:table-cell office:value-type="float" office:value="1.3664649" calcext:value-type="float">
            <text:p>1.3664649</text:p>
          </table:table-cell>
          <table:table-cell office:value-type="float" office:value="0.8641649" calcext:value-type="float">
            <text:p>0.8641649</text:p>
          </table:table-cell>
          <table:table-cell office:value-type="float" office:value="0.6820729" calcext:value-type="float">
            <text:p>0.6820729</text:p>
          </table:table-cell>
          <table:table-cell office:value-type="float" office:value="0.0140451025" calcext:value-type="float">
            <text:p>0.0140451025</text:p>
          </table:table-cell>
          <table:table-cell office:value-type="float" office:value="1.5263131" calcext:value-type="float">
            <text:p>1.5263131</text:p>
          </table:table-cell>
          <table:table-cell table:formula="of:=AVERAGE([.B256:.K256])" office:value-type="float" office:value="0.93238297485" calcext:value-type="float">
            <text:p>0.93238297485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float" office:value="0.093355834" calcext:value-type="float">
            <text:p>0.093355834</text:p>
          </table:table-cell>
          <table:table-cell office:value-type="float" office:value="0.96753675" calcext:value-type="float">
            <text:p>0.96753675</text:p>
          </table:table-cell>
          <table:table-cell office:value-type="float" office:value="0.1891743" calcext:value-type="float">
            <text:p>0.1891743</text:p>
          </table:table-cell>
          <table:table-cell office:value-type="float" office:value="2.3026795" calcext:value-type="float">
            <text:p>2.3026795</text:p>
          </table:table-cell>
          <table:table-cell office:value-type="float" office:value="2.4444253" calcext:value-type="float">
            <text:p>2.4444253</text:p>
          </table:table-cell>
          <table:table-cell office:value-type="float" office:value="1.3028599" calcext:value-type="float">
            <text:p>1.3028599</text:p>
          </table:table-cell>
          <table:table-cell office:value-type="float" office:value="0.9257097" calcext:value-type="float">
            <text:p>0.9257097</text:p>
          </table:table-cell>
          <table:table-cell office:value-type="float" office:value="0.6798032" calcext:value-type="float">
            <text:p>0.6798032</text:p>
          </table:table-cell>
          <table:table-cell office:value-type="float" office:value="0.060486786" calcext:value-type="float">
            <text:p>0.060486786</text:p>
          </table:table-cell>
          <table:table-cell office:value-type="float" office:value="1.3596467" calcext:value-type="float">
            <text:p>1.3596467</text:p>
          </table:table-cell>
          <table:table-cell table:formula="of:=AVERAGE([.B257:.K257])" office:value-type="float" office:value="1.032567797" calcext:value-type="float">
            <text:p>1.032567797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float" office:value="0.09120603" calcext:value-type="float">
            <text:p>0.09120603</text:p>
          </table:table-cell>
          <table:table-cell office:value-type="float" office:value="1.0117592" calcext:value-type="float">
            <text:p>1.0117592</text:p>
          </table:table-cell>
          <table:table-cell office:value-type="float" office:value="0.1811543" calcext:value-type="float">
            <text:p>0.1811543</text:p>
          </table:table-cell>
          <table:table-cell office:value-type="float" office:value="2.0045323" calcext:value-type="float">
            <text:p>2.0045323</text:p>
          </table:table-cell>
          <table:table-cell office:value-type="float" office:value="1.7526121" calcext:value-type="float">
            <text:p>1.7526121</text:p>
          </table:table-cell>
          <table:table-cell office:value-type="float" office:value="1.3313892" calcext:value-type="float">
            <text:p>1.3313892</text:p>
          </table:table-cell>
          <table:table-cell office:value-type="float" office:value="0.9068869" calcext:value-type="float">
            <text:p>0.9068869</text:p>
          </table:table-cell>
          <table:table-cell office:value-type="float" office:value="0.6804125" calcext:value-type="float">
            <text:p>0.6804125</text:p>
          </table:table-cell>
          <table:table-cell office:value-type="float" office:value="0.012917478" calcext:value-type="float">
            <text:p>0.012917478</text:p>
          </table:table-cell>
          <table:table-cell office:value-type="float" office:value="1.3579952" calcext:value-type="float">
            <text:p>1.3579952</text:p>
          </table:table-cell>
          <table:table-cell table:formula="of:=AVERAGE([.B258:.K258])" office:value-type="float" office:value="0.9330865208" calcext:value-type="float">
            <text:p>0.9330865208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float" office:value="0.10277679" calcext:value-type="float">
            <text:p>0.10277679</text:p>
          </table:table-cell>
          <table:table-cell office:value-type="float" office:value="0.99690694" calcext:value-type="float">
            <text:p>0.99690694</text:p>
          </table:table-cell>
          <table:table-cell office:value-type="float" office:value="0.18404162" calcext:value-type="float">
            <text:p>0.18404162</text:p>
          </table:table-cell>
          <table:table-cell office:value-type="float" office:value="2.1107612" calcext:value-type="float">
            <text:p>2.1107612</text:p>
          </table:table-cell>
          <table:table-cell office:value-type="float" office:value="2.3304534" calcext:value-type="float">
            <text:p>2.3304534</text:p>
          </table:table-cell>
          <table:table-cell office:value-type="float" office:value="1.1556339" calcext:value-type="float">
            <text:p>1.1556339</text:p>
          </table:table-cell>
          <table:table-cell office:value-type="float" office:value="0.8231992" calcext:value-type="float">
            <text:p>0.8231992</text:p>
          </table:table-cell>
          <table:table-cell office:value-type="float" office:value="0.68231064" calcext:value-type="float">
            <text:p>0.68231064</text:p>
          </table:table-cell>
          <table:table-cell office:value-type="float" office:value="0.070328414" calcext:value-type="float">
            <text:p>0.070328414</text:p>
          </table:table-cell>
          <table:table-cell office:value-type="float" office:value="1.4977436" calcext:value-type="float">
            <text:p>1.4977436</text:p>
          </table:table-cell>
          <table:table-cell table:formula="of:=AVERAGE([.B259:.K259])" office:value-type="float" office:value="0.9954155704" calcext:value-type="float">
            <text:p>0.9954155704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float" office:value="0.117708765" calcext:value-type="float">
            <text:p>0.117708765</text:p>
          </table:table-cell>
          <table:table-cell office:value-type="float" office:value="1.0281051" calcext:value-type="float">
            <text:p>1.0281051</text:p>
          </table:table-cell>
          <table:table-cell office:value-type="float" office:value="0.18485306" calcext:value-type="float">
            <text:p>0.18485306</text:p>
          </table:table-cell>
          <table:table-cell office:value-type="float" office:value="2.3022993" calcext:value-type="float">
            <text:p>2.3022993</text:p>
          </table:table-cell>
          <table:table-cell office:value-type="float" office:value="1.6352463" calcext:value-type="float">
            <text:p>1.6352463</text:p>
          </table:table-cell>
          <table:table-cell office:value-type="float" office:value="1.1138844" calcext:value-type="float">
            <text:p>1.1138844</text:p>
          </table:table-cell>
          <table:table-cell office:value-type="float" office:value="0.8743285" calcext:value-type="float">
            <text:p>0.8743285</text:p>
          </table:table-cell>
          <table:table-cell office:value-type="float" office:value="0.07363" calcext:value-type="float">
            <text:p>0.07363</text:p>
          </table:table-cell>
          <table:table-cell office:value-type="float" office:value="0.012868666" calcext:value-type="float">
            <text:p>0.012868666</text:p>
          </table:table-cell>
          <table:table-cell office:value-type="float" office:value="1.26895" calcext:value-type="float">
            <text:p>1.26895</text:p>
          </table:table-cell>
          <table:table-cell table:formula="of:=AVERAGE([.B260:.K260])" office:value-type="float" office:value="0.8611874091" calcext:value-type="float">
            <text:p>0.8611874091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float" office:value="0.1633583" calcext:value-type="float">
            <text:p>0.1633583</text:p>
          </table:table-cell>
          <table:table-cell office:value-type="float" office:value="1.0169797" calcext:value-type="float">
            <text:p>1.0169797</text:p>
          </table:table-cell>
          <table:table-cell office:value-type="float" office:value="0.42893493" calcext:value-type="float">
            <text:p>0.42893493</text:p>
          </table:table-cell>
          <table:table-cell office:value-type="float" office:value="2.4077983" calcext:value-type="float">
            <text:p>2.4077983</text:p>
          </table:table-cell>
          <table:table-cell office:value-type="float" office:value="1.753707" calcext:value-type="float">
            <text:p>1.753707</text:p>
          </table:table-cell>
          <table:table-cell office:value-type="float" office:value="1.1556256" calcext:value-type="float">
            <text:p>1.1556256</text:p>
          </table:table-cell>
          <table:table-cell office:value-type="float" office:value="0.859002" calcext:value-type="float">
            <text:p>0.859002</text:p>
          </table:table-cell>
          <table:table-cell office:value-type="float" office:value="0.58664143" calcext:value-type="float">
            <text:p>0.58664143</text:p>
          </table:table-cell>
          <table:table-cell office:value-type="float" office:value="0.012878944" calcext:value-type="float">
            <text:p>0.012878944</text:p>
          </table:table-cell>
          <table:table-cell office:value-type="float" office:value="1.4980063" calcext:value-type="float">
            <text:p>1.4980063</text:p>
          </table:table-cell>
          <table:table-cell table:formula="of:=AVERAGE([.B261:.K261])" office:value-type="float" office:value="0.9882932504" calcext:value-type="float">
            <text:p>0.9882932504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float" office:value="0.16175221" calcext:value-type="float">
            <text:p>0.16175221</text:p>
          </table:table-cell>
          <table:table-cell office:value-type="float" office:value="0.9912125" calcext:value-type="float">
            <text:p>0.9912125</text:p>
          </table:table-cell>
          <table:table-cell office:value-type="float" office:value="0.32818806" calcext:value-type="float">
            <text:p>0.32818806</text:p>
          </table:table-cell>
          <table:table-cell office:value-type="float" office:value="2.4007661" calcext:value-type="float">
            <text:p>2.4007661</text:p>
          </table:table-cell>
          <table:table-cell office:value-type="float" office:value="1.5320659" calcext:value-type="float">
            <text:p>1.5320659</text:p>
          </table:table-cell>
          <table:table-cell office:value-type="float" office:value="1.2963834" calcext:value-type="float">
            <text:p>1.2963834</text:p>
          </table:table-cell>
          <table:table-cell office:value-type="float" office:value="0.8975504" calcext:value-type="float">
            <text:p>0.8975504</text:p>
          </table:table-cell>
          <table:table-cell office:value-type="float" office:value="0.6068597" calcext:value-type="float">
            <text:p>0.6068597</text:p>
          </table:table-cell>
          <table:table-cell office:value-type="float" office:value="0.012878944" calcext:value-type="float">
            <text:p>0.012878944</text:p>
          </table:table-cell>
          <table:table-cell office:value-type="float" office:value="1.5746524" calcext:value-type="float">
            <text:p>1.5746524</text:p>
          </table:table-cell>
          <table:table-cell table:formula="of:=AVERAGE([.B262:.K262])" office:value-type="float" office:value="0.9802309614" calcext:value-type="float">
            <text:p>0.9802309614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float" office:value="0.16350074" calcext:value-type="float">
            <text:p>0.16350074</text:p>
          </table:table-cell>
          <table:table-cell office:value-type="float" office:value="0.99566036" calcext:value-type="float">
            <text:p>0.99566036</text:p>
          </table:table-cell>
          <table:table-cell office:value-type="float" office:value="0.18543312" calcext:value-type="float">
            <text:p>0.18543312</text:p>
          </table:table-cell>
          <table:table-cell office:value-type="float" office:value="2.3024435" calcext:value-type="float">
            <text:p>2.3024435</text:p>
          </table:table-cell>
          <table:table-cell office:value-type="float" office:value="1.7339342" calcext:value-type="float">
            <text:p>1.7339342</text:p>
          </table:table-cell>
          <table:table-cell office:value-type="float" office:value="1.3622785" calcext:value-type="float">
            <text:p>1.3622785</text:p>
          </table:table-cell>
          <table:table-cell office:value-type="float" office:value="0.92447734" calcext:value-type="float">
            <text:p>0.92447734</text:p>
          </table:table-cell>
          <table:table-cell office:value-type="float" office:value="0.6358679" calcext:value-type="float">
            <text:p>0.6358679</text:p>
          </table:table-cell>
          <table:table-cell office:value-type="float" office:value="0.014552137" calcext:value-type="float">
            <text:p>0.014552137</text:p>
          </table:table-cell>
          <table:table-cell office:value-type="float" office:value="1.5674435" calcext:value-type="float">
            <text:p>1.5674435</text:p>
          </table:table-cell>
          <table:table-cell table:formula="of:=AVERAGE([.B263:.K263])" office:value-type="float" office:value="0.9885591297" calcext:value-type="float">
            <text:p>0.9885591297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float" office:value="0.0950384" calcext:value-type="float">
            <text:p>0.0950384</text:p>
          </table:table-cell>
          <table:table-cell office:value-type="float" office:value="0.99793154" calcext:value-type="float">
            <text:p>0.99793154</text:p>
          </table:table-cell>
          <table:table-cell office:value-type="float" office:value="0.51718706" calcext:value-type="float">
            <text:p>0.51718706</text:p>
          </table:table-cell>
          <table:table-cell office:value-type="float" office:value="1.9011903" calcext:value-type="float">
            <text:p>1.9011903</text:p>
          </table:table-cell>
          <table:table-cell office:value-type="float" office:value="1.4729121" calcext:value-type="float">
            <text:p>1.4729121</text:p>
          </table:table-cell>
          <table:table-cell office:value-type="float" office:value="1.3334228" calcext:value-type="float">
            <text:p>1.3334228</text:p>
          </table:table-cell>
          <table:table-cell office:value-type="float" office:value="0.9256079" calcext:value-type="float">
            <text:p>0.9256079</text:p>
          </table:table-cell>
          <table:table-cell office:value-type="float" office:value="0.29056433" calcext:value-type="float">
            <text:p>0.29056433</text:p>
          </table:table-cell>
          <table:table-cell office:value-type="float" office:value="0.016335629" calcext:value-type="float">
            <text:p>0.016335629</text:p>
          </table:table-cell>
          <table:table-cell office:value-type="float" office:value="1.4932013" calcext:value-type="float">
            <text:p>1.4932013</text:p>
          </table:table-cell>
          <table:table-cell table:formula="of:=AVERAGE([.B264:.K264])" office:value-type="float" office:value="0.9043391359" calcext:value-type="float">
            <text:p>0.9043391359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float" office:value="0.16350074" calcext:value-type="float">
            <text:p>0.16350074</text:p>
          </table:table-cell>
          <table:table-cell office:value-type="float" office:value="1.0338432" calcext:value-type="float">
            <text:p>1.0338432</text:p>
          </table:table-cell>
          <table:table-cell office:value-type="float" office:value="0.34164596" calcext:value-type="float">
            <text:p>0.34164596</text:p>
          </table:table-cell>
          <table:table-cell office:value-type="float" office:value="2.1527712" calcext:value-type="float">
            <text:p>2.1527712</text:p>
          </table:table-cell>
          <table:table-cell office:value-type="float" office:value="1.7997906" calcext:value-type="float">
            <text:p>1.7997906</text:p>
          </table:table-cell>
          <table:table-cell office:value-type="float" office:value="1.3012644" calcext:value-type="float">
            <text:p>1.3012644</text:p>
          </table:table-cell>
          <table:table-cell office:value-type="float" office:value="0.91012836" calcext:value-type="float">
            <text:p>0.91012836</text:p>
          </table:table-cell>
          <table:table-cell office:value-type="float" office:value="0.05685102" calcext:value-type="float">
            <text:p>0.05685102</text:p>
          </table:table-cell>
          <table:table-cell office:value-type="float" office:value="0.03247872" calcext:value-type="float">
            <text:p>0.03247872</text:p>
          </table:table-cell>
          <table:table-cell office:value-type="float" office:value="1.4743923" calcext:value-type="float">
            <text:p>1.4743923</text:p>
          </table:table-cell>
          <table:table-cell table:formula="of:=AVERAGE([.B265:.K265])" office:value-type="float" office:value="0.92666665" calcext:value-type="float">
            <text:p>0.92666665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float" office:value="0.16984504" calcext:value-type="float">
            <text:p>0.16984504</text:p>
          </table:table-cell>
          <table:table-cell office:value-type="float" office:value="0.98563045" calcext:value-type="float">
            <text:p>0.98563045</text:p>
          </table:table-cell>
          <table:table-cell office:value-type="float" office:value="0.5163614" calcext:value-type="float">
            <text:p>0.5163614</text:p>
          </table:table-cell>
          <table:table-cell office:value-type="float" office:value="2.0779414" calcext:value-type="float">
            <text:p>2.0779414</text:p>
          </table:table-cell>
          <table:table-cell office:value-type="float" office:value="1.6922212" calcext:value-type="float">
            <text:p>1.6922212</text:p>
          </table:table-cell>
          <table:table-cell office:value-type="float" office:value="1.1557734" calcext:value-type="float">
            <text:p>1.1557734</text:p>
          </table:table-cell>
          <table:table-cell office:value-type="float" office:value="0.98331314" calcext:value-type="float">
            <text:p>0.98331314</text:p>
          </table:table-cell>
          <table:table-cell office:value-type="float" office:value="0.5889505" calcext:value-type="float">
            <text:p>0.5889505</text:p>
          </table:table-cell>
          <table:table-cell office:value-type="float" office:value="0.0351081" calcext:value-type="float">
            <text:p>0.0351081</text:p>
          </table:table-cell>
          <table:table-cell office:value-type="float" office:value="1.4932013" calcext:value-type="float">
            <text:p>1.4932013</text:p>
          </table:table-cell>
          <table:table-cell table:formula="of:=AVERAGE([.B266:.K266])" office:value-type="float" office:value="0.969834593" calcext:value-type="float">
            <text:p>0.969834593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float" office:value="0.10315175" calcext:value-type="float">
            <text:p>0.10315175</text:p>
          </table:table-cell>
          <table:table-cell office:value-type="float" office:value="0.86651635" calcext:value-type="float">
            <text:p>0.86651635</text:p>
          </table:table-cell>
          <table:table-cell office:value-type="float" office:value="0.24964587" calcext:value-type="float">
            <text:p>0.24964587</text:p>
          </table:table-cell>
          <table:table-cell office:value-type="float" office:value="2.0792406" calcext:value-type="float">
            <text:p>2.0792406</text:p>
          </table:table-cell>
          <table:table-cell office:value-type="float" office:value="1.7169131" calcext:value-type="float">
            <text:p>1.7169131</text:p>
          </table:table-cell>
          <table:table-cell office:value-type="float" office:value="1.349082" calcext:value-type="float">
            <text:p>1.349082</text:p>
          </table:table-cell>
          <table:table-cell office:value-type="float" office:value="1.025189" calcext:value-type="float">
            <text:p>1.025189</text:p>
          </table:table-cell>
          <table:table-cell office:value-type="float" office:value="0.6655538" calcext:value-type="float">
            <text:p>0.6655538</text:p>
          </table:table-cell>
          <table:table-cell office:value-type="float" office:value="0.013989876" calcext:value-type="float">
            <text:p>0.013989876</text:p>
          </table:table-cell>
          <table:table-cell office:value-type="float" office:value="1.3165175" calcext:value-type="float">
            <text:p>1.3165175</text:p>
          </table:table-cell>
          <table:table-cell table:formula="of:=AVERAGE([.B267:.K267])" office:value-type="float" office:value="0.9385799846" calcext:value-type="float">
            <text:p>0.9385799846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float" office:value="0.09934608" calcext:value-type="float">
            <text:p>0.09934608</text:p>
          </table:table-cell>
          <table:table-cell office:value-type="float" office:value="0.9865707" calcext:value-type="float">
            <text:p>0.9865707</text:p>
          </table:table-cell>
          <table:table-cell office:value-type="float" office:value="0.18543312" calcext:value-type="float">
            <text:p>0.18543312</text:p>
          </table:table-cell>
          <table:table-cell office:value-type="float" office:value="2.371697" calcext:value-type="float">
            <text:p>2.371697</text:p>
          </table:table-cell>
          <table:table-cell office:value-type="float" office:value="1.640748" calcext:value-type="float">
            <text:p>1.640748</text:p>
          </table:table-cell>
          <table:table-cell office:value-type="float" office:value="1.3035213" calcext:value-type="float">
            <text:p>1.3035213</text:p>
          </table:table-cell>
          <table:table-cell office:value-type="float" office:value="0.90437925" calcext:value-type="float">
            <text:p>0.90437925</text:p>
          </table:table-cell>
          <table:table-cell office:value-type="float" office:value="0.58664143" calcext:value-type="float">
            <text:p>0.58664143</text:p>
          </table:table-cell>
          <table:table-cell office:value-type="float" office:value="0.013516427" calcext:value-type="float">
            <text:p>0.013516427</text:p>
          </table:table-cell>
          <table:table-cell office:value-type="float" office:value="1.4927372" calcext:value-type="float">
            <text:p>1.4927372</text:p>
          </table:table-cell>
          <table:table-cell table:formula="of:=AVERAGE([.B268:.K268])" office:value-type="float" office:value="0.9584590507" calcext:value-type="float">
            <text:p>0.9584590507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float" office:value="0.08632883" calcext:value-type="float">
            <text:p>0.08632883</text:p>
          </table:table-cell>
          <table:table-cell office:value-type="float" office:value="0.9867918" calcext:value-type="float">
            <text:p>0.9867918</text:p>
          </table:table-cell>
          <table:table-cell office:value-type="float" office:value="0.18543312" calcext:value-type="float">
            <text:p>0.18543312</text:p>
          </table:table-cell>
          <table:table-cell office:value-type="float" office:value="2.4049935" calcext:value-type="float">
            <text:p>2.4049935</text:p>
          </table:table-cell>
          <table:table-cell office:value-type="float" office:value="2.0557714" calcext:value-type="float">
            <text:p>2.0557714</text:p>
          </table:table-cell>
          <table:table-cell office:value-type="float" office:value="1.300845" calcext:value-type="float">
            <text:p>1.300845</text:p>
          </table:table-cell>
          <table:table-cell office:value-type="float" office:value="0.9787826" calcext:value-type="float">
            <text:p>0.9787826</text:p>
          </table:table-cell>
          <table:table-cell office:value-type="float" office:value="0.5889505" calcext:value-type="float">
            <text:p>0.5889505</text:p>
          </table:table-cell>
          <table:table-cell office:value-type="float" office:value="0.015137226" calcext:value-type="float">
            <text:p>0.015137226</text:p>
          </table:table-cell>
          <table:table-cell office:value-type="float" office:value="1.4478083" calcext:value-type="float">
            <text:p>1.4478083</text:p>
          </table:table-cell>
          <table:table-cell table:formula="of:=AVERAGE([.B269:.K269])" office:value-type="float" office:value="1.0050842276" calcext:value-type="float">
            <text:p>1.0050842276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float" office:value="0.113204636" calcext:value-type="float">
            <text:p>0.113204636</text:p>
          </table:table-cell>
          <table:table-cell office:value-type="float" office:value="0.96321416" calcext:value-type="float">
            <text:p>0.96321416</text:p>
          </table:table-cell>
          <table:table-cell office:value-type="float" office:value="0.32985213" calcext:value-type="float">
            <text:p>0.32985213</text:p>
          </table:table-cell>
          <table:table-cell office:value-type="float" office:value="1.6035933" calcext:value-type="float">
            <text:p>1.6035933</text:p>
          </table:table-cell>
          <table:table-cell office:value-type="float" office:value="2.1798363" calcext:value-type="float">
            <text:p>2.1798363</text:p>
          </table:table-cell>
          <table:table-cell office:value-type="float" office:value="1.3589332" calcext:value-type="float">
            <text:p>1.3589332</text:p>
          </table:table-cell>
          <table:table-cell office:value-type="float" office:value="0.9911953" calcext:value-type="float">
            <text:p>0.9911953</text:p>
          </table:table-cell>
          <table:table-cell office:value-type="float" office:value="0.5889505" calcext:value-type="float">
            <text:p>0.5889505</text:p>
          </table:table-cell>
          <table:table-cell office:value-type="float" office:value="0.017090557" calcext:value-type="float">
            <text:p>0.017090557</text:p>
          </table:table-cell>
          <table:table-cell office:value-type="float" office:value="1.4398345" calcext:value-type="float">
            <text:p>1.4398345</text:p>
          </table:table-cell>
          <table:table-cell table:formula="of:=AVERAGE([.B270:.K270])" office:value-type="float" office:value="0.9585704583" calcext:value-type="float">
            <text:p>0.9585704583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float" office:value="0.11300072" calcext:value-type="float">
            <text:p>0.11300072</text:p>
          </table:table-cell>
          <table:table-cell office:value-type="float" office:value="0.9988312" calcext:value-type="float">
            <text:p>0.9988312</text:p>
          </table:table-cell>
          <table:table-cell office:value-type="float" office:value="0.49109966" calcext:value-type="float">
            <text:p>0.49109966</text:p>
          </table:table-cell>
          <table:table-cell office:value-type="float" office:value="2.0000558" calcext:value-type="float">
            <text:p>2.0000558</text:p>
          </table:table-cell>
          <table:table-cell office:value-type="float" office:value="2.1969066" calcext:value-type="float">
            <text:p>2.1969066</text:p>
          </table:table-cell>
          <table:table-cell office:value-type="float" office:value="1.1555136" calcext:value-type="float">
            <text:p>1.1555136</text:p>
          </table:table-cell>
          <table:table-cell office:value-type="float" office:value="0.99586195" calcext:value-type="float">
            <text:p>0.99586195</text:p>
          </table:table-cell>
          <table:table-cell office:value-type="float" office:value="0.6800405" calcext:value-type="float">
            <text:p>0.6800405</text:p>
          </table:table-cell>
          <table:table-cell office:value-type="float" office:value="0.021986404" calcext:value-type="float">
            <text:p>0.021986404</text:p>
          </table:table-cell>
          <table:table-cell office:value-type="float" office:value="1.534619" calcext:value-type="float">
            <text:p>1.534619</text:p>
          </table:table-cell>
          <table:table-cell table:formula="of:=AVERAGE([.B271:.K271])" office:value-type="float" office:value="1.0187915434" calcext:value-type="float">
            <text:p>1.0187915434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float" office:value="0.17877702" calcext:value-type="float">
            <text:p>0.17877702</text:p>
          </table:table-cell>
          <table:table-cell office:value-type="float" office:value="1.0036945" calcext:value-type="float">
            <text:p>1.0036945</text:p>
          </table:table-cell>
          <table:table-cell office:value-type="float" office:value="0.46316507" calcext:value-type="float">
            <text:p>0.46316507</text:p>
          </table:table-cell>
          <table:table-cell office:value-type="float" office:value="1.8415688" calcext:value-type="float">
            <text:p>1.8415688</text:p>
          </table:table-cell>
          <table:table-cell office:value-type="float" office:value="2.194698" calcext:value-type="float">
            <text:p>2.194698</text:p>
          </table:table-cell>
          <table:table-cell office:value-type="float" office:value="1.155503" calcext:value-type="float">
            <text:p>1.155503</text:p>
          </table:table-cell>
          <table:table-cell office:value-type="float" office:value="1.0947431" calcext:value-type="float">
            <text:p>1.0947431</text:p>
          </table:table-cell>
          <table:table-cell office:value-type="float" office:value="0.6768595" calcext:value-type="float">
            <text:p>0.6768595</text:p>
          </table:table-cell>
          <table:table-cell office:value-type="float" office:value="0.028033668" calcext:value-type="float">
            <text:p>0.028033668</text:p>
          </table:table-cell>
          <table:table-cell office:value-type="float" office:value="1.3931062" calcext:value-type="float">
            <text:p>1.3931062</text:p>
          </table:table-cell>
          <table:table-cell table:formula="of:=AVERAGE([.B272:.K272])" office:value-type="float" office:value="1.0030148858" calcext:value-type="float">
            <text:p>1.0030148858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float" office:value="0.16027954" calcext:value-type="float">
            <text:p>0.16027954</text:p>
          </table:table-cell>
          <table:table-cell office:value-type="float" office:value="1.042106" calcext:value-type="float">
            <text:p>1.042106</text:p>
          </table:table-cell>
          <table:table-cell office:value-type="float" office:value="0.4526437" calcext:value-type="float">
            <text:p>0.4526437</text:p>
          </table:table-cell>
          <table:table-cell office:value-type="float" office:value="1.9907966" calcext:value-type="float">
            <text:p>1.9907966</text:p>
          </table:table-cell>
          <table:table-cell office:value-type="float" office:value="2.2828128" calcext:value-type="float">
            <text:p>2.2828128</text:p>
          </table:table-cell>
          <table:table-cell office:value-type="float" office:value="1.342847" calcext:value-type="float">
            <text:p>1.342847</text:p>
          </table:table-cell>
          <table:table-cell office:value-type="float" office:value="1.0014489" calcext:value-type="float">
            <text:p>1.0014489</text:p>
          </table:table-cell>
          <table:table-cell office:value-type="float" office:value="0.6030755" calcext:value-type="float">
            <text:p>0.6030755</text:p>
          </table:table-cell>
          <table:table-cell office:value-type="float" office:value="0.014579411" calcext:value-type="float">
            <text:p>0.014579411</text:p>
          </table:table-cell>
          <table:table-cell office:value-type="float" office:value="1.4989351" calcext:value-type="float">
            <text:p>1.4989351</text:p>
          </table:table-cell>
          <table:table-cell table:formula="of:=AVERAGE([.B273:.K273])" office:value-type="float" office:value="1.0389524551" calcext:value-type="float">
            <text:p>1.0389524551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float" office:value="0.20663765" calcext:value-type="float">
            <text:p>0.20663765</text:p>
          </table:table-cell>
          <table:table-cell office:value-type="float" office:value="0.9858111" calcext:value-type="float">
            <text:p>0.9858111</text:p>
          </table:table-cell>
          <table:table-cell office:value-type="float" office:value="0.15188462" calcext:value-type="float">
            <text:p>0.15188462</text:p>
          </table:table-cell>
          <table:table-cell office:value-type="float" office:value="1.6030143" calcext:value-type="float">
            <text:p>1.6030143</text:p>
          </table:table-cell>
          <table:table-cell office:value-type="float" office:value="2.0283258" calcext:value-type="float">
            <text:p>2.0283258</text:p>
          </table:table-cell>
          <table:table-cell office:value-type="float" office:value="1.3576045" calcext:value-type="float">
            <text:p>1.3576045</text:p>
          </table:table-cell>
          <table:table-cell office:value-type="float" office:value="0.8769892" calcext:value-type="float">
            <text:p>0.8769892</text:p>
          </table:table-cell>
          <table:table-cell office:value-type="float" office:value="0.6800058" calcext:value-type="float">
            <text:p>0.6800058</text:p>
          </table:table-cell>
          <table:table-cell office:value-type="float" office:value="0.01297951" calcext:value-type="float">
            <text:p>0.01297951</text:p>
          </table:table-cell>
          <table:table-cell office:value-type="float" office:value="1.3718481" calcext:value-type="float">
            <text:p>1.3718481</text:p>
          </table:table-cell>
          <table:table-cell table:formula="of:=AVERAGE([.B274:.K274])" office:value-type="float" office:value="0.927510058" calcext:value-type="float">
            <text:p>0.927510058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float" office:value="0.20819585" calcext:value-type="float">
            <text:p>0.20819585</text:p>
          </table:table-cell>
          <table:table-cell office:value-type="float" office:value="1.0015209" calcext:value-type="float">
            <text:p>1.0015209</text:p>
          </table:table-cell>
          <table:table-cell office:value-type="float" office:value="0.27922818" calcext:value-type="float">
            <text:p>0.27922818</text:p>
          </table:table-cell>
          <table:table-cell office:value-type="float" office:value="1.8440262" calcext:value-type="float">
            <text:p>1.8440262</text:p>
          </table:table-cell>
          <table:table-cell office:value-type="float" office:value="2.2656364" calcext:value-type="float">
            <text:p>2.2656364</text:p>
          </table:table-cell>
          <table:table-cell office:value-type="float" office:value="1.3161606" calcext:value-type="float">
            <text:p>1.3161606</text:p>
          </table:table-cell>
          <table:table-cell office:value-type="float" office:value="1.0025325" calcext:value-type="float">
            <text:p>1.0025325</text:p>
          </table:table-cell>
          <table:table-cell office:value-type="float" office:value="0.6030755" calcext:value-type="float">
            <text:p>0.6030755</text:p>
          </table:table-cell>
          <table:table-cell office:value-type="float" office:value="0.016101407" calcext:value-type="float">
            <text:p>0.016101407</text:p>
          </table:table-cell>
          <table:table-cell office:value-type="float" office:value="1.4573873" calcext:value-type="float">
            <text:p>1.4573873</text:p>
          </table:table-cell>
          <table:table-cell table:formula="of:=AVERAGE([.B275:.K275])" office:value-type="float" office:value="0.9993864837" calcext:value-type="float">
            <text:p>0.9993864837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float" office:value="0.16013171" calcext:value-type="float">
            <text:p>0.16013171</text:p>
          </table:table-cell>
          <table:table-cell office:value-type="float" office:value="0.98563045" calcext:value-type="float">
            <text:p>0.98563045</text:p>
          </table:table-cell>
          <table:table-cell office:value-type="float" office:value="0.32985213" calcext:value-type="float">
            <text:p>0.32985213</text:p>
          </table:table-cell>
          <table:table-cell office:value-type="float" office:value="1.9991335" calcext:value-type="float">
            <text:p>1.9991335</text:p>
          </table:table-cell>
          <table:table-cell office:value-type="float" office:value="1.8701631" calcext:value-type="float">
            <text:p>1.8701631</text:p>
          </table:table-cell>
          <table:table-cell office:value-type="float" office:value="1.3638284" calcext:value-type="float">
            <text:p>1.3638284</text:p>
          </table:table-cell>
          <table:table-cell office:value-type="float" office:value="1.0567523" calcext:value-type="float">
            <text:p>1.0567523</text:p>
          </table:table-cell>
          <table:table-cell office:value-type="float" office:value="0.6030755" calcext:value-type="float">
            <text:p>0.6030755</text:p>
          </table:table-cell>
          <table:table-cell office:value-type="float" office:value="0.013277849" calcext:value-type="float">
            <text:p>0.013277849</text:p>
          </table:table-cell>
          <table:table-cell office:value-type="float" office:value="1.4349233" calcext:value-type="float">
            <text:p>1.4349233</text:p>
          </table:table-cell>
          <table:table-cell table:formula="of:=AVERAGE([.B276:.K276])" office:value-type="float" office:value="0.9816768239" calcext:value-type="float">
            <text:p>0.9816768239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float" office:value="0.1689225" calcext:value-type="float">
            <text:p>0.1689225</text:p>
          </table:table-cell>
          <table:table-cell office:value-type="float" office:value="0.9856706" calcext:value-type="float">
            <text:p>0.9856706</text:p>
          </table:table-cell>
          <table:table-cell office:value-type="float" office:value="0.28320518" calcext:value-type="float">
            <text:p>0.28320518</text:p>
          </table:table-cell>
          <table:table-cell office:value-type="float" office:value="1.9991976" calcext:value-type="float">
            <text:p>1.9991976</text:p>
          </table:table-cell>
          <table:table-cell office:value-type="float" office:value="2.2249339" calcext:value-type="float">
            <text:p>2.2249339</text:p>
          </table:table-cell>
          <table:table-cell office:value-type="float" office:value="1.3343153" calcext:value-type="float">
            <text:p>1.3343153</text:p>
          </table:table-cell>
          <table:table-cell office:value-type="float" office:value="1.0614324" calcext:value-type="float">
            <text:p>1.0614324</text:p>
          </table:table-cell>
          <table:table-cell office:value-type="float" office:value="0.6320608" calcext:value-type="float">
            <text:p>0.6320608</text:p>
          </table:table-cell>
          <table:table-cell office:value-type="float" office:value="0.013412412" calcext:value-type="float">
            <text:p>0.013412412</text:p>
          </table:table-cell>
          <table:table-cell office:value-type="float" office:value="1.4405978" calcext:value-type="float">
            <text:p>1.4405978</text:p>
          </table:table-cell>
          <table:table-cell table:formula="of:=AVERAGE([.B277:.K277])" office:value-type="float" office:value="1.0143748492" calcext:value-type="float">
            <text:p>1.0143748492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float" office:value="0.18968232" calcext:value-type="float">
            <text:p>0.18968232</text:p>
          </table:table-cell>
          <table:table-cell office:value-type="float" office:value="1.0466326" calcext:value-type="float">
            <text:p>1.0466326</text:p>
          </table:table-cell>
          <table:table-cell office:value-type="float" office:value="0.19004466" calcext:value-type="float">
            <text:p>0.19004466</text:p>
          </table:table-cell>
          <table:table-cell office:value-type="float" office:value="2.0583482" calcext:value-type="float">
            <text:p>2.0583482</text:p>
          </table:table-cell>
          <table:table-cell office:value-type="float" office:value="2.281198" calcext:value-type="float">
            <text:p>2.281198</text:p>
          </table:table-cell>
          <table:table-cell office:value-type="float" office:value="1.5282992" calcext:value-type="float">
            <text:p>1.5282992</text:p>
          </table:table-cell>
          <table:table-cell office:value-type="float" office:value="1.0485812" calcext:value-type="float">
            <text:p>1.0485812</text:p>
          </table:table-cell>
          <table:table-cell office:value-type="float" office:value="0.55820036" calcext:value-type="float">
            <text:p>0.55820036</text:p>
          </table:table-cell>
          <table:table-cell office:value-type="float" office:value="0.013017734" calcext:value-type="float">
            <text:p>0.013017734</text:p>
          </table:table-cell>
          <table:table-cell office:value-type="float" office:value="1.4575527" calcext:value-type="float">
            <text:p>1.4575527</text:p>
          </table:table-cell>
          <table:table-cell table:formula="of:=AVERAGE([.B278:.K278])" office:value-type="float" office:value="1.0371556974" calcext:value-type="float">
            <text:p>1.0371556974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float" office:value="0.08857153" calcext:value-type="float">
            <text:p>0.08857153</text:p>
          </table:table-cell>
          <table:table-cell office:value-type="float" office:value="1.0637193" calcext:value-type="float">
            <text:p>1.0637193</text:p>
          </table:table-cell>
          <table:table-cell office:value-type="float" office:value="0.091544524" calcext:value-type="float">
            <text:p>0.091544524</text:p>
          </table:table-cell>
          <table:table-cell office:value-type="float" office:value="1.8415688" calcext:value-type="float">
            <text:p>1.8415688</text:p>
          </table:table-cell>
          <table:table-cell office:value-type="float" office:value="2.332268" calcext:value-type="float">
            <text:p>2.332268</text:p>
          </table:table-cell>
          <table:table-cell office:value-type="float" office:value="1.3676237" calcext:value-type="float">
            <text:p>1.3676237</text:p>
          </table:table-cell>
          <table:table-cell office:value-type="float" office:value="0.48244682" calcext:value-type="float">
            <text:p>0.48244682</text:p>
          </table:table-cell>
          <table:table-cell office:value-type="float" office:value="0.6175045" calcext:value-type="float">
            <text:p>0.6175045</text:p>
          </table:table-cell>
          <table:table-cell office:value-type="float" office:value="0.013359795" calcext:value-type="float">
            <text:p>0.013359795</text:p>
          </table:table-cell>
          <table:table-cell office:value-type="float" office:value="1.4819934" calcext:value-type="float">
            <text:p>1.4819934</text:p>
          </table:table-cell>
          <table:table-cell table:formula="of:=AVERAGE([.B279:.K279])" office:value-type="float" office:value="0.9380600369" calcext:value-type="float">
            <text:p>0.9380600369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float" office:value="0.14777553" calcext:value-type="float">
            <text:p>0.14777553</text:p>
          </table:table-cell>
          <table:table-cell office:value-type="float" office:value="1.0760027" calcext:value-type="float">
            <text:p>1.0760027</text:p>
          </table:table-cell>
          <table:table-cell office:value-type="float" office:value="0.09066977" calcext:value-type="float">
            <text:p>0.09066977</text:p>
          </table:table-cell>
          <table:table-cell office:value-type="float" office:value="2.0741715" calcext:value-type="float">
            <text:p>2.0741715</text:p>
          </table:table-cell>
          <table:table-cell office:value-type="float" office:value="2.5831742" calcext:value-type="float">
            <text:p>2.5831742</text:p>
          </table:table-cell>
          <table:table-cell office:value-type="float" office:value="1.4872075" calcext:value-type="float">
            <text:p>1.4872075</text:p>
          </table:table-cell>
          <table:table-cell office:value-type="float" office:value="0.38967285" calcext:value-type="float">
            <text:p>0.38967285</text:p>
          </table:table-cell>
          <table:table-cell office:value-type="float" office:value="0.629956" calcext:value-type="float">
            <text:p>0.629956</text:p>
          </table:table-cell>
          <table:table-cell office:value-type="float" office:value="0.021534143" calcext:value-type="float">
            <text:p>0.021534143</text:p>
          </table:table-cell>
          <table:table-cell office:value-type="float" office:value="1.46086" calcext:value-type="float">
            <text:p>1.46086</text:p>
          </table:table-cell>
          <table:table-cell table:formula="of:=AVERAGE([.B280:.K280])" office:value-type="float" office:value="0.9961024193" calcext:value-type="float">
            <text:p>0.9961024193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float" office:value="0.20804895" calcext:value-type="float">
            <text:p>0.20804895</text:p>
          </table:table-cell>
          <table:table-cell office:value-type="float" office:value="0.8486275" calcext:value-type="float">
            <text:p>0.8486275</text:p>
          </table:table-cell>
          <table:table-cell office:value-type="float" office:value="0.25090793" calcext:value-type="float">
            <text:p>0.25090793</text:p>
          </table:table-cell>
          <table:table-cell office:value-type="float" office:value="1.5530567" calcext:value-type="float">
            <text:p>1.5530567</text:p>
          </table:table-cell>
          <table:table-cell office:value-type="float" office:value="3.0700674" calcext:value-type="float">
            <text:p>3.0700674</text:p>
          </table:table-cell>
          <table:table-cell office:value-type="float" office:value="1.530242" calcext:value-type="float">
            <text:p>1.530242</text:p>
          </table:table-cell>
          <table:table-cell office:value-type="float" office:value="0.74792606" calcext:value-type="float">
            <text:p>0.74792606</text:p>
          </table:table-cell>
          <table:table-cell office:value-type="float" office:value="0.09711773" calcext:value-type="float">
            <text:p>0.09711773</text:p>
          </table:table-cell>
          <table:table-cell office:value-type="float" office:value="0.013072161" calcext:value-type="float">
            <text:p>0.013072161</text:p>
          </table:table-cell>
          <table:table-cell office:value-type="float" office:value="1.572625" calcext:value-type="float">
            <text:p>1.572625</text:p>
          </table:table-cell>
          <table:table-cell table:formula="of:=AVERAGE([.B281:.K281])" office:value-type="float" office:value="0.9891691431" calcext:value-type="float">
            <text:p>0.9891691431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float" office:value="0.22495827" calcext:value-type="float">
            <text:p>0.22495827</text:p>
          </table:table-cell>
          <table:table-cell office:value-type="float" office:value="0.9874622" calcext:value-type="float">
            <text:p>0.9874622</text:p>
          </table:table-cell>
          <table:table-cell office:value-type="float" office:value="0.27447945" calcext:value-type="float">
            <text:p>0.27447945</text:p>
          </table:table-cell>
          <table:table-cell office:value-type="float" office:value="1.1647704" calcext:value-type="float">
            <text:p>1.1647704</text:p>
          </table:table-cell>
          <table:table-cell office:value-type="float" office:value="3.0889955" calcext:value-type="float">
            <text:p>3.0889955</text:p>
          </table:table-cell>
          <table:table-cell office:value-type="float" office:value="1.4436393" calcext:value-type="float">
            <text:p>1.4436393</text:p>
          </table:table-cell>
          <table:table-cell office:value-type="float" office:value="0.62990373" calcext:value-type="float">
            <text:p>0.62990373</text:p>
          </table:table-cell>
          <table:table-cell office:value-type="float" office:value="0.5738558" calcext:value-type="float">
            <text:p>0.5738558</text:p>
          </table:table-cell>
          <table:table-cell office:value-type="float" office:value="0.015412255" calcext:value-type="float">
            <text:p>0.015412255</text:p>
          </table:table-cell>
          <table:table-cell office:value-type="float" office:value="1.3341535" calcext:value-type="float">
            <text:p>1.3341535</text:p>
          </table:table-cell>
          <table:table-cell table:formula="of:=AVERAGE([.B282:.K282])" office:value-type="float" office:value="0.9737630405" calcext:value-type="float">
            <text:p>0.9737630405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float" office:value="0.22030842" calcext:value-type="float">
            <text:p>0.22030842</text:p>
          </table:table-cell>
          <table:table-cell office:value-type="float" office:value="1.0696766" calcext:value-type="float">
            <text:p>1.0696766</text:p>
          </table:table-cell>
          <table:table-cell office:value-type="float" office:value="0.2500715" calcext:value-type="float">
            <text:p>0.2500715</text:p>
          </table:table-cell>
          <table:table-cell office:value-type="float" office:value="2.071706" calcext:value-type="float">
            <text:p>2.071706</text:p>
          </table:table-cell>
          <table:table-cell office:value-type="float" office:value="2.5215888" calcext:value-type="float">
            <text:p>2.5215888</text:p>
          </table:table-cell>
          <table:table-cell office:value-type="float" office:value="1.4791758" calcext:value-type="float">
            <text:p>1.4791758</text:p>
          </table:table-cell>
          <table:table-cell office:value-type="float" office:value="0.38451448" calcext:value-type="float">
            <text:p>0.38451448</text:p>
          </table:table-cell>
          <table:table-cell office:value-type="float" office:value="0.6444864" calcext:value-type="float">
            <text:p>0.6444864</text:p>
          </table:table-cell>
          <table:table-cell office:value-type="float" office:value="0.01738281" calcext:value-type="float">
            <text:p>0.01738281</text:p>
          </table:table-cell>
          <table:table-cell office:value-type="float" office:value="1.4588108" calcext:value-type="float">
            <text:p>1.4588108</text:p>
          </table:table-cell>
          <table:table-cell table:formula="of:=AVERAGE([.B283:.K283])" office:value-type="float" office:value="1.011772161" calcext:value-type="float">
            <text:p>1.011772161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float" office:value="0.08947985" calcext:value-type="float">
            <text:p>0.08947985</text:p>
          </table:table-cell>
          <table:table-cell office:value-type="float" office:value="1.0692701" calcext:value-type="float">
            <text:p>1.0692701</text:p>
          </table:table-cell>
          <table:table-cell office:value-type="float" office:value="0.28106016" calcext:value-type="float">
            <text:p>0.28106016</text:p>
          </table:table-cell>
          <table:table-cell office:value-type="float" office:value="2.0739899" calcext:value-type="float">
            <text:p>2.0739899</text:p>
          </table:table-cell>
          <table:table-cell office:value-type="float" office:value="2.586815" calcext:value-type="float">
            <text:p>2.586815</text:p>
          </table:table-cell>
          <table:table-cell office:value-type="float" office:value="1.5288604" calcext:value-type="float">
            <text:p>1.5288604</text:p>
          </table:table-cell>
          <table:table-cell office:value-type="float" office:value="0.40044203" calcext:value-type="float">
            <text:p>0.40044203</text:p>
          </table:table-cell>
          <table:table-cell office:value-type="float" office:value="0.7720407" calcext:value-type="float">
            <text:p>0.7720407</text:p>
          </table:table-cell>
          <table:table-cell office:value-type="float" office:value="0.017619323" calcext:value-type="float">
            <text:p>0.017619323</text:p>
          </table:table-cell>
          <table:table-cell office:value-type="float" office:value="1.4778624" calcext:value-type="float">
            <text:p>1.4778624</text:p>
          </table:table-cell>
          <table:table-cell table:formula="of:=AVERAGE([.B284:.K284])" office:value-type="float" office:value="1.0297439863" calcext:value-type="float">
            <text:p>1.0297439863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float" office:value="0.15970266" calcext:value-type="float">
            <text:p>0.15970266</text:p>
          </table:table-cell>
          <table:table-cell office:value-type="float" office:value="1.1226066" calcext:value-type="float">
            <text:p>1.1226066</text:p>
          </table:table-cell>
          <table:table-cell office:value-type="float" office:value="0.32855138" calcext:value-type="float">
            <text:p>0.32855138</text:p>
          </table:table-cell>
          <table:table-cell office:value-type="float" office:value="1.9902799" calcext:value-type="float">
            <text:p>1.9902799</text:p>
          </table:table-cell>
          <table:table-cell office:value-type="float" office:value="2.5215888" calcext:value-type="float">
            <text:p>2.5215888</text:p>
          </table:table-cell>
          <table:table-cell office:value-type="float" office:value="1.155503" calcext:value-type="float">
            <text:p>1.155503</text:p>
          </table:table-cell>
          <table:table-cell office:value-type="float" office:value="0.6449946" calcext:value-type="float">
            <text:p>0.6449946</text:p>
          </table:table-cell>
          <table:table-cell office:value-type="float" office:value="0.14547056" calcext:value-type="float">
            <text:p>0.14547056</text:p>
          </table:table-cell>
          <table:table-cell office:value-type="float" office:value="0.015370968" calcext:value-type="float">
            <text:p>0.015370968</text:p>
          </table:table-cell>
          <table:table-cell office:value-type="float" office:value="1.4376137" calcext:value-type="float">
            <text:p>1.4376137</text:p>
          </table:table-cell>
          <table:table-cell table:formula="of:=AVERAGE([.B285:.K285])" office:value-type="float" office:value="0.9521682168" calcext:value-type="float">
            <text:p>0.9521682168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float" office:value="0.22495827" calcext:value-type="float">
            <text:p>0.22495827</text:p>
          </table:table-cell>
          <table:table-cell office:value-type="float" office:value="1.1657495" calcext:value-type="float">
            <text:p>1.1657495</text:p>
          </table:table-cell>
          <table:table-cell office:value-type="float" office:value="0.14740558" calcext:value-type="float">
            <text:p>0.14740558</text:p>
          </table:table-cell>
          <table:table-cell office:value-type="float" office:value="1.9177682" calcext:value-type="float">
            <text:p>1.9177682</text:p>
          </table:table-cell>
          <table:table-cell office:value-type="float" office:value="1.9496894" calcext:value-type="float">
            <text:p>1.9496894</text:p>
          </table:table-cell>
          <table:table-cell office:value-type="float" office:value="1.248581" calcext:value-type="float">
            <text:p>1.248581</text:p>
          </table:table-cell>
          <table:table-cell office:value-type="float" office:value="0.7056978" calcext:value-type="float">
            <text:p>0.7056978</text:p>
          </table:table-cell>
          <table:table-cell office:value-type="float" office:value="0.7653217" calcext:value-type="float">
            <text:p>0.7653217</text:p>
          </table:table-cell>
          <table:table-cell office:value-type="float" office:value="0.013343776" calcext:value-type="float">
            <text:p>0.013343776</text:p>
          </table:table-cell>
          <table:table-cell office:value-type="float" office:value="1.5186017" calcext:value-type="float">
            <text:p>1.5186017</text:p>
          </table:table-cell>
          <table:table-cell table:formula="of:=AVERAGE([.B286:.K286])" office:value-type="float" office:value="0.9657116926" calcext:value-type="float">
            <text:p>0.9657116926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float" office:value="0.08954228" calcext:value-type="float">
            <text:p>0.08954228</text:p>
          </table:table-cell>
          <table:table-cell office:value-type="float" office:value="1.0086945" calcext:value-type="float">
            <text:p>1.0086945</text:p>
          </table:table-cell>
          <table:table-cell office:value-type="float" office:value="0.32735795" calcext:value-type="float">
            <text:p>0.32735795</text:p>
          </table:table-cell>
          <table:table-cell office:value-type="float" office:value="2.0743284" calcext:value-type="float">
            <text:p>2.0743284</text:p>
          </table:table-cell>
          <table:table-cell office:value-type="float" office:value="2.7713008" calcext:value-type="float">
            <text:p>2.7713008</text:p>
          </table:table-cell>
          <table:table-cell office:value-type="float" office:value="1.4681107" calcext:value-type="float">
            <text:p>1.4681107</text:p>
          </table:table-cell>
          <table:table-cell office:value-type="float" office:value="0.7069632" calcext:value-type="float">
            <text:p>0.7069632</text:p>
          </table:table-cell>
          <table:table-cell office:value-type="float" office:value="0.6927705" calcext:value-type="float">
            <text:p>0.6927705</text:p>
          </table:table-cell>
          <table:table-cell office:value-type="float" office:value="0.015250131" calcext:value-type="float">
            <text:p>0.015250131</text:p>
          </table:table-cell>
          <table:table-cell office:value-type="float" office:value="1.4753232" calcext:value-type="float">
            <text:p>1.4753232</text:p>
          </table:table-cell>
          <table:table-cell table:formula="of:=AVERAGE([.B287:.K287])" office:value-type="float" office:value="1.0629641661" calcext:value-type="float">
            <text:p>1.0629641661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float" office:value="0.08951089" calcext:value-type="float">
            <text:p>0.08951089</text:p>
          </table:table-cell>
          <table:table-cell office:value-type="float" office:value="0.99675447" calcext:value-type="float">
            <text:p>0.99675447</text:p>
          </table:table-cell>
          <table:table-cell office:value-type="float" office:value="0.2630991" calcext:value-type="float">
            <text:p>0.2630991</text:p>
          </table:table-cell>
          <table:table-cell office:value-type="float" office:value="1.2329056" calcext:value-type="float">
            <text:p>1.2329056</text:p>
          </table:table-cell>
          <table:table-cell office:value-type="float" office:value="3.059365" calcext:value-type="float">
            <text:p>3.059365</text:p>
          </table:table-cell>
          <table:table-cell office:value-type="float" office:value="1.3945471" calcext:value-type="float">
            <text:p>1.3945471</text:p>
          </table:table-cell>
          <table:table-cell office:value-type="float" office:value="0.6465711" calcext:value-type="float">
            <text:p>0.6465711</text:p>
          </table:table-cell>
          <table:table-cell office:value-type="float" office:value="0.14559323" calcext:value-type="float">
            <text:p>0.14559323</text:p>
          </table:table-cell>
          <table:table-cell office:value-type="float" office:value="0.014308609" calcext:value-type="float">
            <text:p>0.014308609</text:p>
          </table:table-cell>
          <table:table-cell office:value-type="float" office:value="1.4753232" calcext:value-type="float">
            <text:p>1.4753232</text:p>
          </table:table-cell>
          <table:table-cell table:formula="of:=AVERAGE([.B288:.K288])" office:value-type="float" office:value="0.9317978299" calcext:value-type="float">
            <text:p>0.9317978299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float" office:value="0.115999214" calcext:value-type="float">
            <text:p>0.115999214</text:p>
          </table:table-cell>
          <table:table-cell office:value-type="float" office:value="1.000664" calcext:value-type="float">
            <text:p>1.000664</text:p>
          </table:table-cell>
          <table:table-cell office:value-type="float" office:value="0.2503784" calcext:value-type="float">
            <text:p>0.2503784</text:p>
          </table:table-cell>
          <table:table-cell office:value-type="float" office:value="1.6035137" calcext:value-type="float">
            <text:p>1.6035137</text:p>
          </table:table-cell>
          <table:table-cell office:value-type="float" office:value="3.0935802" calcext:value-type="float">
            <text:p>3.0935802</text:p>
          </table:table-cell>
          <table:table-cell office:value-type="float" office:value="1.5319707" calcext:value-type="float">
            <text:p>1.5319707</text:p>
          </table:table-cell>
          <table:table-cell office:value-type="float" office:value="0.6307173" calcext:value-type="float">
            <text:p>0.6307173</text:p>
          </table:table-cell>
          <table:table-cell office:value-type="float" office:value="0.09715634" calcext:value-type="float">
            <text:p>0.09715634</text:p>
          </table:table-cell>
          <table:table-cell office:value-type="float" office:value="0.012824856" calcext:value-type="float">
            <text:p>0.012824856</text:p>
          </table:table-cell>
          <table:table-cell office:value-type="float" office:value="1.4272487" calcext:value-type="float">
            <text:p>1.4272487</text:p>
          </table:table-cell>
          <table:table-cell table:formula="of:=AVERAGE([.B289:.K289])" office:value-type="float" office:value="0.976405341" calcext:value-type="float">
            <text:p>0.976405341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float" office:value="0.19025715" calcext:value-type="float">
            <text:p>0.19025715</text:p>
          </table:table-cell>
          <table:table-cell office:value-type="float" office:value="0.9679331" calcext:value-type="float">
            <text:p>0.9679331</text:p>
          </table:table-cell>
          <table:table-cell office:value-type="float" office:value="0.25029016" calcext:value-type="float">
            <text:p>0.25029016</text:p>
          </table:table-cell>
          <table:table-cell office:value-type="float" office:value="1.775329" calcext:value-type="float">
            <text:p>1.775329</text:p>
          </table:table-cell>
          <table:table-cell office:value-type="float" office:value="3.2150447" calcext:value-type="float">
            <text:p>3.2150447</text:p>
          </table:table-cell>
          <table:table-cell office:value-type="float" office:value="0.92619485" calcext:value-type="float">
            <text:p>0.92619485</text:p>
          </table:table-cell>
          <table:table-cell office:value-type="float" office:value="0.68963635" calcext:value-type="float">
            <text:p>0.68963635</text:p>
          </table:table-cell>
          <table:table-cell office:value-type="float" office:value="0.6489405" calcext:value-type="float">
            <text:p>0.6489405</text:p>
          </table:table-cell>
          <table:table-cell office:value-type="float" office:value="0.014733011" calcext:value-type="float">
            <text:p>0.014733011</text:p>
          </table:table-cell>
          <table:table-cell office:value-type="float" office:value="1.5051019" calcext:value-type="float">
            <text:p>1.5051019</text:p>
          </table:table-cell>
          <table:table-cell table:formula="of:=AVERAGE([.B290:.K290])" office:value-type="float" office:value="1.0183460721" calcext:value-type="float">
            <text:p>1.0183460721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float" office:value="0.10100681" calcext:value-type="float">
            <text:p>0.10100681</text:p>
          </table:table-cell>
          <table:table-cell office:value-type="float" office:value="0.96809155" calcext:value-type="float">
            <text:p>0.96809155</text:p>
          </table:table-cell>
          <table:table-cell office:value-type="float" office:value="0.14177202" calcext:value-type="float">
            <text:p>0.14177202</text:p>
          </table:table-cell>
          <table:table-cell office:value-type="float" office:value="1.6057229" calcext:value-type="float">
            <text:p>1.6057229</text:p>
          </table:table-cell>
          <table:table-cell office:value-type="float" office:value="2.1200306" calcext:value-type="float">
            <text:p>2.1200306</text:p>
          </table:table-cell>
          <table:table-cell office:value-type="float" office:value="1.4387938" calcext:value-type="float">
            <text:p>1.4387938</text:p>
          </table:table-cell>
          <table:table-cell office:value-type="float" office:value="0.64612126" calcext:value-type="float">
            <text:p>0.64612126</text:p>
          </table:table-cell>
          <table:table-cell office:value-type="float" office:value="0.68581456" calcext:value-type="float">
            <text:p>0.68581456</text:p>
          </table:table-cell>
          <table:table-cell office:value-type="float" office:value="0.012779201" calcext:value-type="float">
            <text:p>0.012779201</text:p>
          </table:table-cell>
          <table:table-cell office:value-type="float" office:value="1.5153501" calcext:value-type="float">
            <text:p>1.5153501</text:p>
          </table:table-cell>
          <table:table-cell table:formula="of:=AVERAGE([.B291:.K291])" office:value-type="float" office:value="0.9235482801" calcext:value-type="float">
            <text:p>0.9235482801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float" office:value="0.0920607" calcext:value-type="float">
            <text:p>0.0920607</text:p>
          </table:table-cell>
          <table:table-cell office:value-type="float" office:value="0.7971896" calcext:value-type="float">
            <text:p>0.7971896</text:p>
          </table:table-cell>
          <table:table-cell office:value-type="float" office:value="0.2630991" calcext:value-type="float">
            <text:p>0.2630991</text:p>
          </table:table-cell>
          <table:table-cell office:value-type="float" office:value="1.8475775" calcext:value-type="float">
            <text:p>1.8475775</text:p>
          </table:table-cell>
          <table:table-cell office:value-type="float" office:value="3.2329564" calcext:value-type="float">
            <text:p>3.2329564</text:p>
          </table:table-cell>
          <table:table-cell office:value-type="float" office:value="1.3840283" calcext:value-type="float">
            <text:p>1.3840283</text:p>
          </table:table-cell>
          <table:table-cell office:value-type="float" office:value="0.67900825" calcext:value-type="float">
            <text:p>0.67900825</text:p>
          </table:table-cell>
          <table:table-cell office:value-type="float" office:value="0.68960804" calcext:value-type="float">
            <text:p>0.68960804</text:p>
          </table:table-cell>
          <table:table-cell office:value-type="float" office:value="0.008898909" calcext:value-type="float">
            <text:p>0.008898909</text:p>
          </table:table-cell>
          <table:table-cell office:value-type="float" office:value="1.5158036" calcext:value-type="float">
            <text:p>1.5158036</text:p>
          </table:table-cell>
          <table:table-cell table:formula="of:=AVERAGE([.B292:.K292])" office:value-type="float" office:value="1.0510230399" calcext:value-type="float">
            <text:p>1.0510230399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float" office:value="0.08615244" calcext:value-type="float">
            <text:p>0.08615244</text:p>
          </table:table-cell>
          <table:table-cell office:value-type="float" office:value="1.0314578" calcext:value-type="float">
            <text:p>1.0314578</text:p>
          </table:table-cell>
          <table:table-cell office:value-type="float" office:value="0.28444588" calcext:value-type="float">
            <text:p>0.28444588</text:p>
          </table:table-cell>
          <table:table-cell office:value-type="float" office:value="2.1434116" calcext:value-type="float">
            <text:p>2.1434116</text:p>
          </table:table-cell>
          <table:table-cell office:value-type="float" office:value="2.9965441" calcext:value-type="float">
            <text:p>2.9965441</text:p>
          </table:table-cell>
          <table:table-cell office:value-type="float" office:value="1.4239047" calcext:value-type="float">
            <text:p>1.4239047</text:p>
          </table:table-cell>
          <table:table-cell office:value-type="float" office:value="0.758142" calcext:value-type="float">
            <text:p>0.758142</text:p>
          </table:table-cell>
          <table:table-cell office:value-type="float" office:value="0.33935264" calcext:value-type="float">
            <text:p>0.33935264</text:p>
          </table:table-cell>
          <table:table-cell office:value-type="float" office:value="0.013456422" calcext:value-type="float">
            <text:p>0.013456422</text:p>
          </table:table-cell>
          <table:table-cell office:value-type="float" office:value="1.5717328" calcext:value-type="float">
            <text:p>1.5717328</text:p>
          </table:table-cell>
          <table:table-cell table:formula="of:=AVERAGE([.B293:.K293])" office:value-type="float" office:value="1.0648600382" calcext:value-type="float">
            <text:p>1.0648600382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float" office:value="0.09079093" calcext:value-type="float">
            <text:p>0.09079093</text:p>
          </table:table-cell>
          <table:table-cell office:value-type="float" office:value="1.0831006" calcext:value-type="float">
            <text:p>1.0831006</text:p>
          </table:table-cell>
          <table:table-cell office:value-type="float" office:value="0.27838334" calcext:value-type="float">
            <text:p>0.27838334</text:p>
          </table:table-cell>
          <table:table-cell office:value-type="float" office:value="2.163784" calcext:value-type="float">
            <text:p>2.163784</text:p>
          </table:table-cell>
          <table:table-cell office:value-type="float" office:value="2.630189" calcext:value-type="float">
            <text:p>2.630189</text:p>
          </table:table-cell>
          <table:table-cell office:value-type="float" office:value="1.4387938" calcext:value-type="float">
            <text:p>1.4387938</text:p>
          </table:table-cell>
          <table:table-cell office:value-type="float" office:value="0.69527286" calcext:value-type="float">
            <text:p>0.69527286</text:p>
          </table:table-cell>
          <table:table-cell office:value-type="float" office:value="0.6897658" calcext:value-type="float">
            <text:p>0.6897658</text:p>
          </table:table-cell>
          <table:table-cell office:value-type="float" office:value="0.013110044" calcext:value-type="float">
            <text:p>0.013110044</text:p>
          </table:table-cell>
          <table:table-cell office:value-type="float" office:value="1.5630513" calcext:value-type="float">
            <text:p>1.5630513</text:p>
          </table:table-cell>
          <table:table-cell table:formula="of:=AVERAGE([.B294:.K294])" office:value-type="float" office:value="1.0646241674" calcext:value-type="float">
            <text:p>1.0646241674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float" office:value="0.09207388" calcext:value-type="float">
            <text:p>0.09207388</text:p>
          </table:table-cell>
          <table:table-cell office:value-type="float" office:value="0.8807765" calcext:value-type="float">
            <text:p>0.8807765</text:p>
          </table:table-cell>
          <table:table-cell office:value-type="float" office:value="0.30697542" calcext:value-type="float">
            <text:p>0.30697542</text:p>
          </table:table-cell>
          <table:table-cell office:value-type="float" office:value="1.9915036" calcext:value-type="float">
            <text:p>1.9915036</text:p>
          </table:table-cell>
          <table:table-cell office:value-type="float" office:value="3.0465195" calcext:value-type="float">
            <text:p>3.0465195</text:p>
          </table:table-cell>
          <table:table-cell office:value-type="float" office:value="1.4115016" calcext:value-type="float">
            <text:p>1.4115016</text:p>
          </table:table-cell>
          <table:table-cell office:value-type="float" office:value="0.69598323" calcext:value-type="float">
            <text:p>0.69598323</text:p>
          </table:table-cell>
          <table:table-cell office:value-type="float" office:value="0.12918852" calcext:value-type="float">
            <text:p>0.12918852</text:p>
          </table:table-cell>
          <table:table-cell office:value-type="float" office:value="0.013456422" calcext:value-type="float">
            <text:p>0.013456422</text:p>
          </table:table-cell>
          <table:table-cell office:value-type="float" office:value="1.4288415" calcext:value-type="float">
            <text:p>1.4288415</text:p>
          </table:table-cell>
          <table:table-cell table:formula="of:=AVERAGE([.B295:.K295])" office:value-type="float" office:value="0.9996820172" calcext:value-type="float">
            <text:p>0.9996820172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float" office:value="0.11238455" calcext:value-type="float">
            <text:p>0.11238455</text:p>
          </table:table-cell>
          <table:table-cell office:value-type="float" office:value="1.0983189" calcext:value-type="float">
            <text:p>1.0983189</text:p>
          </table:table-cell>
          <table:table-cell office:value-type="float" office:value="0.3288577" calcext:value-type="float">
            <text:p>0.3288577</text:p>
          </table:table-cell>
          <table:table-cell office:value-type="float" office:value="1.95492" calcext:value-type="float">
            <text:p>1.95492</text:p>
          </table:table-cell>
          <table:table-cell office:value-type="float" office:value="1.3885235" calcext:value-type="float">
            <text:p>1.3885235</text:p>
          </table:table-cell>
          <table:table-cell office:value-type="float" office:value="1.4377812" calcext:value-type="float">
            <text:p>1.4377812</text:p>
          </table:table-cell>
          <table:table-cell office:value-type="float" office:value="0.7198954" calcext:value-type="float">
            <text:p>0.7198954</text:p>
          </table:table-cell>
          <table:table-cell office:value-type="float" office:value="0.18835941" calcext:value-type="float">
            <text:p>0.18835941</text:p>
          </table:table-cell>
          <table:table-cell office:value-type="float" office:value="0.013296714" calcext:value-type="float">
            <text:p>0.013296714</text:p>
          </table:table-cell>
          <table:table-cell office:value-type="float" office:value="1.5179703" calcext:value-type="float">
            <text:p>1.5179703</text:p>
          </table:table-cell>
          <table:table-cell table:formula="of:=AVERAGE([.B296:.K296])" office:value-type="float" office:value="0.8760307674" calcext:value-type="float">
            <text:p>0.8760307674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float" office:value="0.10605087" calcext:value-type="float">
            <text:p>0.10605087</text:p>
          </table:table-cell>
          <table:table-cell office:value-type="float" office:value="1.0911463" calcext:value-type="float">
            <text:p>1.0911463</text:p>
          </table:table-cell>
          <table:table-cell office:value-type="float" office:value="0.25161472" calcext:value-type="float">
            <text:p>0.25161472</text:p>
          </table:table-cell>
          <table:table-cell office:value-type="float" office:value="2.1436827" calcext:value-type="float">
            <text:p>2.1436827</text:p>
          </table:table-cell>
          <table:table-cell office:value-type="float" office:value="2.5993574" calcext:value-type="float">
            <text:p>2.5993574</text:p>
          </table:table-cell>
          <table:table-cell office:value-type="float" office:value="1.4116443" calcext:value-type="float">
            <text:p>1.4116443</text:p>
          </table:table-cell>
          <table:table-cell office:value-type="float" office:value="0.69598323" calcext:value-type="float">
            <text:p>0.69598323</text:p>
          </table:table-cell>
          <table:table-cell office:value-type="float" office:value="0.17379455" calcext:value-type="float">
            <text:p>0.17379455</text:p>
          </table:table-cell>
          <table:table-cell office:value-type="float" office:value="0.013445278" calcext:value-type="float">
            <text:p>0.013445278</text:p>
          </table:table-cell>
          <table:table-cell office:value-type="float" office:value="1.5342985" calcext:value-type="float">
            <text:p>1.5342985</text:p>
          </table:table-cell>
          <table:table-cell table:formula="of:=AVERAGE([.B297:.K297])" office:value-type="float" office:value="1.0021017848" calcext:value-type="float">
            <text:p>1.0021017848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float" office:value="0.10774491" calcext:value-type="float">
            <text:p>0.10774491</text:p>
          </table:table-cell>
          <table:table-cell office:value-type="float" office:value="1.0855838" calcext:value-type="float">
            <text:p>1.0855838</text:p>
          </table:table-cell>
          <table:table-cell office:value-type="float" office:value="0.32735795" calcext:value-type="float">
            <text:p>0.32735795</text:p>
          </table:table-cell>
          <table:table-cell office:value-type="float" office:value="1.8421088" calcext:value-type="float">
            <text:p>1.8421088</text:p>
          </table:table-cell>
          <table:table-cell office:value-type="float" office:value="2.7276154" calcext:value-type="float">
            <text:p>2.7276154</text:p>
          </table:table-cell>
          <table:table-cell office:value-type="float" office:value="0.3089946" calcext:value-type="float">
            <text:p>0.3089946</text:p>
          </table:table-cell>
          <table:table-cell office:value-type="float" office:value="0.7214517" calcext:value-type="float">
            <text:p>0.7214517</text:p>
          </table:table-cell>
          <table:table-cell office:value-type="float" office:value="0.17379455" calcext:value-type="float">
            <text:p>0.17379455</text:p>
          </table:table-cell>
          <table:table-cell office:value-type="float" office:value="0.012788724" calcext:value-type="float">
            <text:p>0.012788724</text:p>
          </table:table-cell>
          <table:table-cell office:value-type="float" office:value="1.5354629" calcext:value-type="float">
            <text:p>1.5354629</text:p>
          </table:table-cell>
          <table:table-cell table:formula="of:=AVERAGE([.B298:.K298])" office:value-type="float" office:value="0.8842903334" calcext:value-type="float">
            <text:p>0.8842903334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float" office:value="0.097210154" calcext:value-type="float">
            <text:p>0.097210154</text:p>
          </table:table-cell>
          <table:table-cell office:value-type="float" office:value="1.1602565" calcext:value-type="float">
            <text:p>1.1602565</text:p>
          </table:table-cell>
          <table:table-cell office:value-type="float" office:value="0.09066977" calcext:value-type="float">
            <text:p>0.09066977</text:p>
          </table:table-cell>
          <table:table-cell office:value-type="float" office:value="1.5958761" calcext:value-type="float">
            <text:p>1.5958761</text:p>
          </table:table-cell>
          <table:table-cell office:value-type="float" office:value="2.8770845" calcext:value-type="float">
            <text:p>2.8770845</text:p>
          </table:table-cell>
          <table:table-cell office:value-type="float" office:value="1.3923296" calcext:value-type="float">
            <text:p>1.3923296</text:p>
          </table:table-cell>
          <table:table-cell office:value-type="float" office:value="0.68613714" calcext:value-type="float">
            <text:p>0.68613714</text:p>
          </table:table-cell>
          <table:table-cell office:value-type="float" office:value="0.17203346" calcext:value-type="float">
            <text:p>0.17203346</text:p>
          </table:table-cell>
          <table:table-cell office:value-type="float" office:value="0.013462836" calcext:value-type="float">
            <text:p>0.013462836</text:p>
          </table:table-cell>
          <table:table-cell office:value-type="float" office:value="1.4485326" calcext:value-type="float">
            <text:p>1.4485326</text:p>
          </table:table-cell>
          <table:table-cell table:formula="of:=AVERAGE([.B299:.K299])" office:value-type="float" office:value="0.953359266" calcext:value-type="float">
            <text:p>0.953359266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float" office:value="0.1568026" calcext:value-type="float">
            <text:p>0.1568026</text:p>
          </table:table-cell>
          <table:table-cell office:value-type="float" office:value="1.0221136" calcext:value-type="float">
            <text:p>1.0221136</text:p>
          </table:table-cell>
          <table:table-cell office:value-type="float" office:value="0.32642466" calcext:value-type="float">
            <text:p>0.32642466</text:p>
          </table:table-cell>
          <table:table-cell office:value-type="float" office:value="1.6034137" calcext:value-type="float">
            <text:p>1.6034137</text:p>
          </table:table-cell>
          <table:table-cell office:value-type="float" office:value="2.5958562" calcext:value-type="float">
            <text:p>2.5958562</text:p>
          </table:table-cell>
          <table:table-cell office:value-type="float" office:value="1.3778876" calcext:value-type="float">
            <text:p>1.3778876</text:p>
          </table:table-cell>
          <table:table-cell office:value-type="float" office:value="0.5360398" calcext:value-type="float">
            <text:p>0.5360398</text:p>
          </table:table-cell>
          <table:table-cell office:value-type="float" office:value="0.1633398" calcext:value-type="float">
            <text:p>0.1633398</text:p>
          </table:table-cell>
          <table:table-cell office:value-type="float" office:value="0.013462836" calcext:value-type="float">
            <text:p>0.013462836</text:p>
          </table:table-cell>
          <table:table-cell office:value-type="float" office:value="1.5387381" calcext:value-type="float">
            <text:p>1.5387381</text:p>
          </table:table-cell>
          <table:table-cell table:formula="of:=AVERAGE([.B300:.K300])" office:value-type="float" office:value="0.9334078896" calcext:value-type="float">
            <text:p>0.9334078896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float" office:value="0.10471399" calcext:value-type="float">
            <text:p>0.10471399</text:p>
          </table:table-cell>
          <table:table-cell office:value-type="float" office:value="1.0139153" calcext:value-type="float">
            <text:p>1.0139153</text:p>
          </table:table-cell>
          <table:table-cell office:value-type="float" office:value="0.09135196" calcext:value-type="float">
            <text:p>0.09135196</text:p>
          </table:table-cell>
          <table:table-cell office:value-type="float" office:value="1.6796459" calcext:value-type="float">
            <text:p>1.6796459</text:p>
          </table:table-cell>
          <table:table-cell office:value-type="float" office:value="2.4809692" calcext:value-type="float">
            <text:p>2.4809692</text:p>
          </table:table-cell>
          <table:table-cell office:value-type="float" office:value="1.3353853" calcext:value-type="float">
            <text:p>1.3353853</text:p>
          </table:table-cell>
          <table:table-cell office:value-type="float" office:value="0.68944234" calcext:value-type="float">
            <text:p>0.68944234</text:p>
          </table:table-cell>
          <table:table-cell office:value-type="float" office:value="0.09414291" calcext:value-type="float">
            <text:p>0.09414291</text:p>
          </table:table-cell>
          <table:table-cell office:value-type="float" office:value="0.013402047" calcext:value-type="float">
            <text:p>0.013402047</text:p>
          </table:table-cell>
          <table:table-cell office:value-type="float" office:value="1.4218755" calcext:value-type="float">
            <text:p>1.4218755</text:p>
          </table:table-cell>
          <table:table-cell table:formula="of:=AVERAGE([.B301:.K301])" office:value-type="float" office:value="0.8924844447" calcext:value-type="float">
            <text:p>0.8924844447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float" office:value="0.10737011" calcext:value-type="float">
            <text:p>0.10737011</text:p>
          </table:table-cell>
          <table:table-cell office:value-type="float" office:value="0.99934334" calcext:value-type="float">
            <text:p>0.99934334</text:p>
          </table:table-cell>
          <table:table-cell office:value-type="float" office:value="0.25161472" calcext:value-type="float">
            <text:p>0.25161472</text:p>
          </table:table-cell>
          <table:table-cell office:value-type="float" office:value="1.7478905" calcext:value-type="float">
            <text:p>1.7478905</text:p>
          </table:table-cell>
          <table:table-cell office:value-type="float" office:value="2.8610613" calcext:value-type="float">
            <text:p>2.8610613</text:p>
          </table:table-cell>
          <table:table-cell office:value-type="float" office:value="1.3366132" calcext:value-type="float">
            <text:p>1.3366132</text:p>
          </table:table-cell>
          <table:table-cell office:value-type="float" office:value="0.27340132" calcext:value-type="float">
            <text:p>0.27340132</text:p>
          </table:table-cell>
          <table:table-cell office:value-type="float" office:value="0.1470252" calcext:value-type="float">
            <text:p>0.1470252</text:p>
          </table:table-cell>
          <table:table-cell office:value-type="float" office:value="0.013437542" calcext:value-type="float">
            <text:p>0.013437542</text:p>
          </table:table-cell>
          <table:table-cell office:value-type="float" office:value="1.5621034" calcext:value-type="float">
            <text:p>1.5621034</text:p>
          </table:table-cell>
          <table:table-cell table:formula="of:=AVERAGE([.B302:.K302])" office:value-type="float" office:value="0.9299860632" calcext:value-type="float">
            <text:p>0.9299860632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float" office:value="0.10809854" calcext:value-type="float">
            <text:p>0.10809854</text:p>
          </table:table-cell>
          <table:table-cell office:value-type="float" office:value="0.40248427" calcext:value-type="float">
            <text:p>0.40248427</text:p>
          </table:table-cell>
          <table:table-cell office:value-type="float" office:value="0.26281413" calcext:value-type="float">
            <text:p>0.26281413</text:p>
          </table:table-cell>
          <table:table-cell office:value-type="float" office:value="1.6197546" calcext:value-type="float">
            <text:p>1.6197546</text:p>
          </table:table-cell>
          <table:table-cell office:value-type="float" office:value="2.0917473" calcext:value-type="float">
            <text:p>2.0917473</text:p>
          </table:table-cell>
          <table:table-cell office:value-type="float" office:value="1.3847125" calcext:value-type="float">
            <text:p>1.3847125</text:p>
          </table:table-cell>
          <table:table-cell office:value-type="float" office:value="0.39259467" calcext:value-type="float">
            <text:p>0.39259467</text:p>
          </table:table-cell>
          <table:table-cell office:value-type="float" office:value="0.1470252" calcext:value-type="float">
            <text:p>0.1470252</text:p>
          </table:table-cell>
          <table:table-cell office:value-type="float" office:value="0.013105169" calcext:value-type="float">
            <text:p>0.013105169</text:p>
          </table:table-cell>
          <table:table-cell office:value-type="float" office:value="1.4911944" calcext:value-type="float">
            <text:p>1.4911944</text:p>
          </table:table-cell>
          <table:table-cell table:formula="of:=AVERAGE([.B303:.K303])" office:value-type="float" office:value="0.7913530779" calcext:value-type="float">
            <text:p>0.7913530779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float" office:value="0.14703514" calcext:value-type="float">
            <text:p>0.14703514</text:p>
          </table:table-cell>
          <table:table-cell office:value-type="float" office:value="0.91739255" calcext:value-type="float">
            <text:p>0.91739255</text:p>
          </table:table-cell>
          <table:table-cell office:value-type="float" office:value="0.3272156" calcext:value-type="float">
            <text:p>0.3272156</text:p>
          </table:table-cell>
          <table:table-cell office:value-type="float" office:value="1.3825502" calcext:value-type="float">
            <text:p>1.3825502</text:p>
          </table:table-cell>
          <table:table-cell office:value-type="float" office:value="2.3627417" calcext:value-type="float">
            <text:p>2.3627417</text:p>
          </table:table-cell>
          <table:table-cell office:value-type="float" office:value="1.3581035" calcext:value-type="float">
            <text:p>1.3581035</text:p>
          </table:table-cell>
          <table:table-cell office:value-type="float" office:value="0.29411674" calcext:value-type="float">
            <text:p>0.29411674</text:p>
          </table:table-cell>
          <table:table-cell office:value-type="float" office:value="0.0850271" calcext:value-type="float">
            <text:p>0.0850271</text:p>
          </table:table-cell>
          <table:table-cell office:value-type="float" office:value="0.013304748" calcext:value-type="float">
            <text:p>0.013304748</text:p>
          </table:table-cell>
          <table:table-cell office:value-type="float" office:value="1.3444427" calcext:value-type="float">
            <text:p>1.3444427</text:p>
          </table:table-cell>
          <table:table-cell table:formula="of:=AVERAGE([.B304:.K304])" office:value-type="float" office:value="0.8231929978" calcext:value-type="float">
            <text:p>0.8231929978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float" office:value="0.09200808" calcext:value-type="float">
            <text:p>0.09200808</text:p>
          </table:table-cell>
          <table:table-cell office:value-type="float" office:value="1.0226586" calcext:value-type="float">
            <text:p>1.0226586</text:p>
          </table:table-cell>
          <table:table-cell office:value-type="float" office:value="0.2768851" calcext:value-type="float">
            <text:p>0.2768851</text:p>
          </table:table-cell>
          <table:table-cell office:value-type="float" office:value="1.6041837" calcext:value-type="float">
            <text:p>1.6041837</text:p>
          </table:table-cell>
          <table:table-cell office:value-type="float" office:value="2.7847102" calcext:value-type="float">
            <text:p>2.7847102</text:p>
          </table:table-cell>
          <table:table-cell office:value-type="float" office:value="1.390509" calcext:value-type="float">
            <text:p>1.390509</text:p>
          </table:table-cell>
          <table:table-cell office:value-type="float" office:value="0.50305367" calcext:value-type="float">
            <text:p>0.50305367</text:p>
          </table:table-cell>
          <table:table-cell office:value-type="float" office:value="0.095265925" calcext:value-type="float">
            <text:p>0.095265925</text:p>
          </table:table-cell>
          <table:table-cell office:value-type="float" office:value="0.013105169" calcext:value-type="float">
            <text:p>0.013105169</text:p>
          </table:table-cell>
          <table:table-cell office:value-type="float" office:value="1.4537442" calcext:value-type="float">
            <text:p>1.4537442</text:p>
          </table:table-cell>
          <table:table-cell table:formula="of:=AVERAGE([.B305:.K305])" office:value-type="float" office:value="0.9236123644" calcext:value-type="float">
            <text:p>0.9236123644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float" office:value="0.13512266" calcext:value-type="float">
            <text:p>0.13512266</text:p>
          </table:table-cell>
          <table:table-cell office:value-type="float" office:value="0.9196105" calcext:value-type="float">
            <text:p>0.9196105</text:p>
          </table:table-cell>
          <table:table-cell office:value-type="float" office:value="0.32735795" calcext:value-type="float">
            <text:p>0.32735795</text:p>
          </table:table-cell>
          <table:table-cell office:value-type="float" office:value="1.747415" calcext:value-type="float">
            <text:p>1.747415</text:p>
          </table:table-cell>
          <table:table-cell office:value-type="float" office:value="2.8351984" calcext:value-type="float">
            <text:p>2.8351984</text:p>
          </table:table-cell>
          <table:table-cell office:value-type="float" office:value="1.3883986" calcext:value-type="float">
            <text:p>1.3883986</text:p>
          </table:table-cell>
          <table:table-cell office:value-type="float" office:value="0.537334" calcext:value-type="float">
            <text:p>0.537334</text:p>
          </table:table-cell>
          <table:table-cell office:value-type="float" office:value="0.19212097" calcext:value-type="float">
            <text:p>0.19212097</text:p>
          </table:table-cell>
          <table:table-cell office:value-type="float" office:value="0.013061358" calcext:value-type="float">
            <text:p>0.013061358</text:p>
          </table:table-cell>
          <table:table-cell office:value-type="float" office:value="1.5225993" calcext:value-type="float">
            <text:p>1.5225993</text:p>
          </table:table-cell>
          <table:table-cell table:formula="of:=AVERAGE([.B306:.K306])" office:value-type="float" office:value="0.9618218738" calcext:value-type="float">
            <text:p>0.9618218738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float" office:value="0.15287961" calcext:value-type="float">
            <text:p>0.15287961</text:p>
          </table:table-cell>
          <table:table-cell office:value-type="float" office:value="0.9897495" calcext:value-type="float">
            <text:p>0.9897495</text:p>
          </table:table-cell>
          <table:table-cell office:value-type="float" office:value="0.32735795" calcext:value-type="float">
            <text:p>0.32735795</text:p>
          </table:table-cell>
          <table:table-cell office:value-type="float" office:value="1.6727781" calcext:value-type="float">
            <text:p>1.6727781</text:p>
          </table:table-cell>
          <table:table-cell office:value-type="float" office:value="2.3627417" calcext:value-type="float">
            <text:p>2.3627417</text:p>
          </table:table-cell>
          <table:table-cell office:value-type="float" office:value="1.390769" calcext:value-type="float">
            <text:p>1.390769</text:p>
          </table:table-cell>
          <table:table-cell office:value-type="float" office:value="0.38907748" calcext:value-type="float">
            <text:p>0.38907748</text:p>
          </table:table-cell>
          <table:table-cell office:value-type="float" office:value="0.13758245" calcext:value-type="float">
            <text:p>0.13758245</text:p>
          </table:table-cell>
          <table:table-cell office:value-type="float" office:value="0.013069284" calcext:value-type="float">
            <text:p>0.013069284</text:p>
          </table:table-cell>
          <table:table-cell office:value-type="float" office:value="1.5613958" calcext:value-type="float">
            <text:p>1.5613958</text:p>
          </table:table-cell>
          <table:table-cell table:formula="of:=AVERAGE([.B307:.K307])" office:value-type="float" office:value="0.8997400874" calcext:value-type="float">
            <text:p>0.8997400874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float" office:value="0.14684078" calcext:value-type="float">
            <text:p>0.14684078</text:p>
          </table:table-cell>
          <table:table-cell office:value-type="float" office:value="1.0097762" calcext:value-type="float">
            <text:p>1.0097762</text:p>
          </table:table-cell>
          <table:table-cell office:value-type="float" office:value="0.32901946" calcext:value-type="float">
            <text:p>0.32901946</text:p>
          </table:table-cell>
          <table:table-cell office:value-type="float" office:value="1.6335161" calcext:value-type="float">
            <text:p>1.6335161</text:p>
          </table:table-cell>
          <table:table-cell office:value-type="float" office:value="2.372787" calcext:value-type="float">
            <text:p>2.372787</text:p>
          </table:table-cell>
          <table:table-cell office:value-type="float" office:value="1.341292" calcext:value-type="float">
            <text:p>1.341292</text:p>
          </table:table-cell>
          <table:table-cell office:value-type="float" office:value="0.7213232" calcext:value-type="float">
            <text:p>0.7213232</text:p>
          </table:table-cell>
          <table:table-cell office:value-type="float" office:value="0.13309225" calcext:value-type="float">
            <text:p>0.13309225</text:p>
          </table:table-cell>
          <table:table-cell office:value-type="float" office:value="0.013126332" calcext:value-type="float">
            <text:p>0.013126332</text:p>
          </table:table-cell>
          <table:table-cell office:value-type="float" office:value="1.5613958" calcext:value-type="float">
            <text:p>1.5613958</text:p>
          </table:table-cell>
          <table:table-cell table:formula="of:=AVERAGE([.B308:.K308])" office:value-type="float" office:value="0.9262169122" calcext:value-type="float">
            <text:p>0.9262169122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float" office:value="0.15951057" calcext:value-type="float">
            <text:p>0.15951057</text:p>
          </table:table-cell>
          <table:table-cell office:value-type="float" office:value="1.003887" calcext:value-type="float">
            <text:p>1.003887</text:p>
          </table:table-cell>
          <table:table-cell office:value-type="float" office:value="0.11028728" calcext:value-type="float">
            <text:p>0.11028728</text:p>
          </table:table-cell>
          <table:table-cell office:value-type="float" office:value="1.6902689" calcext:value-type="float">
            <text:p>1.6902689</text:p>
          </table:table-cell>
          <table:table-cell office:value-type="float" office:value="2.9601974" calcext:value-type="float">
            <text:p>2.9601974</text:p>
          </table:table-cell>
          <table:table-cell office:value-type="float" office:value="1.3908659" calcext:value-type="float">
            <text:p>1.3908659</text:p>
          </table:table-cell>
          <table:table-cell office:value-type="float" office:value="0.47276488" calcext:value-type="float">
            <text:p>0.47276488</text:p>
          </table:table-cell>
          <table:table-cell office:value-type="float" office:value="0.17028408" calcext:value-type="float">
            <text:p>0.17028408</text:p>
          </table:table-cell>
          <table:table-cell office:value-type="float" office:value="0.0127944555" calcext:value-type="float">
            <text:p>0.0127944555</text:p>
          </table:table-cell>
          <table:table-cell office:value-type="float" office:value="1.3374734" calcext:value-type="float">
            <text:p>1.3374734</text:p>
          </table:table-cell>
          <table:table-cell table:formula="of:=AVERAGE([.B309:.K309])" office:value-type="float" office:value="0.93083338655" calcext:value-type="float">
            <text:p>0.93083338655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float" office:value="0.15287961" calcext:value-type="float">
            <text:p>0.15287961</text:p>
          </table:table-cell>
          <table:table-cell office:value-type="float" office:value="1.0239117" calcext:value-type="float">
            <text:p>1.0239117</text:p>
          </table:table-cell>
          <table:table-cell office:value-type="float" office:value="0.27838334" calcext:value-type="float">
            <text:p>0.27838334</text:p>
          </table:table-cell>
          <table:table-cell office:value-type="float" office:value="1.818697" calcext:value-type="float">
            <text:p>1.818697</text:p>
          </table:table-cell>
          <table:table-cell office:value-type="float" office:value="1.7710869" calcext:value-type="float">
            <text:p>1.7710869</text:p>
          </table:table-cell>
          <table:table-cell office:value-type="float" office:value="1.3770373" calcext:value-type="float">
            <text:p>1.3770373</text:p>
          </table:table-cell>
          <table:table-cell office:value-type="float" office:value="0.6373838" calcext:value-type="float">
            <text:p>0.6373838</text:p>
          </table:table-cell>
          <table:table-cell office:value-type="float" office:value="0.184644" calcext:value-type="float">
            <text:p>0.184644</text:p>
          </table:table-cell>
          <table:table-cell office:value-type="float" office:value="0.013405372" calcext:value-type="float">
            <text:p>0.013405372</text:p>
          </table:table-cell>
          <table:table-cell office:value-type="float" office:value="1.5663718" calcext:value-type="float">
            <text:p>1.5663718</text:p>
          </table:table-cell>
          <table:table-cell table:formula="of:=AVERAGE([.B310:.K310])" office:value-type="float" office:value="0.8823800822" calcext:value-type="float">
            <text:p>0.8823800822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float" office:value="0.116120435" calcext:value-type="float">
            <text:p>0.116120435</text:p>
          </table:table-cell>
          <table:table-cell office:value-type="float" office:value="1.0211221" calcext:value-type="float">
            <text:p>1.0211221</text:p>
          </table:table-cell>
          <table:table-cell office:value-type="float" office:value="0.25949067" calcext:value-type="float">
            <text:p>0.25949067</text:p>
          </table:table-cell>
          <table:table-cell office:value-type="float" office:value="1.6615579" calcext:value-type="float">
            <text:p>1.6615579</text:p>
          </table:table-cell>
          <table:table-cell office:value-type="float" office:value="2.0917473" calcext:value-type="float">
            <text:p>2.0917473</text:p>
          </table:table-cell>
          <table:table-cell office:value-type="float" office:value="1.3701419" calcext:value-type="float">
            <text:p>1.3701419</text:p>
          </table:table-cell>
          <table:table-cell office:value-type="float" office:value="0.641669" calcext:value-type="float">
            <text:p>0.641669</text:p>
          </table:table-cell>
          <table:table-cell office:value-type="float" office:value="0.085796416" calcext:value-type="float">
            <text:p>0.085796416</text:p>
          </table:table-cell>
          <table:table-cell office:value-type="float" office:value="0.013519608" calcext:value-type="float">
            <text:p>0.013519608</text:p>
          </table:table-cell>
          <table:table-cell office:value-type="float" office:value="1.3444427" calcext:value-type="float">
            <text:p>1.3444427</text:p>
          </table:table-cell>
          <table:table-cell table:formula="of:=AVERAGE([.B311:.K311])" office:value-type="float" office:value="0.8605608029" calcext:value-type="float">
            <text:p>0.8605608029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float" office:value="0.15836285" calcext:value-type="float">
            <text:p>0.15836285</text:p>
          </table:table-cell>
          <table:table-cell office:value-type="float" office:value="0.99037397" calcext:value-type="float">
            <text:p>0.99037397</text:p>
          </table:table-cell>
          <table:table-cell office:value-type="float" office:value="0.07637126" calcext:value-type="float">
            <text:p>0.07637126</text:p>
          </table:table-cell>
          <table:table-cell office:value-type="float" office:value="1.9435667" calcext:value-type="float">
            <text:p>1.9435667</text:p>
          </table:table-cell>
          <table:table-cell office:value-type="float" office:value="2.0920515" calcext:value-type="float">
            <text:p>2.0920515</text:p>
          </table:table-cell>
          <table:table-cell office:value-type="float" office:value="1.372594" calcext:value-type="float">
            <text:p>1.372594</text:p>
          </table:table-cell>
          <table:table-cell office:value-type="float" office:value="0.5269313" calcext:value-type="float">
            <text:p>0.5269313</text:p>
          </table:table-cell>
          <table:table-cell office:value-type="float" office:value="0.19023433" calcext:value-type="float">
            <text:p>0.19023433</text:p>
          </table:table-cell>
          <table:table-cell office:value-type="float" office:value="0.013751529" calcext:value-type="float">
            <text:p>0.013751529</text:p>
          </table:table-cell>
          <table:table-cell office:value-type="float" office:value="1.5613958" calcext:value-type="float">
            <text:p>1.5613958</text:p>
          </table:table-cell>
          <table:table-cell table:formula="of:=AVERAGE([.B312:.K312])" office:value-type="float" office:value="0.8925633239" calcext:value-type="float">
            <text:p>0.8925633239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float" office:value="0.10396391" calcext:value-type="float">
            <text:p>0.10396391</text:p>
          </table:table-cell>
          <table:table-cell office:value-type="float" office:value="0.84301794" calcext:value-type="float">
            <text:p>0.84301794</text:p>
          </table:table-cell>
          <table:table-cell office:value-type="float" office:value="0.090289555" calcext:value-type="float">
            <text:p>0.090289555</text:p>
          </table:table-cell>
          <table:table-cell office:value-type="float" office:value="1.8007332" calcext:value-type="float">
            <text:p>1.8007332</text:p>
          </table:table-cell>
          <table:table-cell office:value-type="float" office:value="2.3202052" calcext:value-type="float">
            <text:p>2.3202052</text:p>
          </table:table-cell>
          <table:table-cell office:value-type="float" office:value="1.1737708" calcext:value-type="float">
            <text:p>1.1737708</text:p>
          </table:table-cell>
          <table:table-cell office:value-type="float" office:value="0.3854167" calcext:value-type="float">
            <text:p>0.3854167</text:p>
          </table:table-cell>
          <table:table-cell office:value-type="float" office:value="0.16174258" calcext:value-type="float">
            <text:p>0.16174258</text:p>
          </table:table-cell>
          <table:table-cell office:value-type="float" office:value="0.012763069" calcext:value-type="float">
            <text:p>0.012763069</text:p>
          </table:table-cell>
          <table:table-cell office:value-type="float" office:value="1.2402704" calcext:value-type="float">
            <text:p>1.2402704</text:p>
          </table:table-cell>
          <table:table-cell table:formula="of:=AVERAGE([.B313:.K313])" office:value-type="float" office:value="0.8132173354" calcext:value-type="float">
            <text:p>0.8132173354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float" office:value="0.09201246" calcext:value-type="float">
            <text:p>0.09201246</text:p>
          </table:table-cell>
          <table:table-cell office:value-type="float" office:value="1.0200636" calcext:value-type="float">
            <text:p>1.0200636</text:p>
          </table:table-cell>
          <table:table-cell office:value-type="float" office:value="0.07210678" calcext:value-type="float">
            <text:p>0.07210678</text:p>
          </table:table-cell>
          <table:table-cell office:value-type="float" office:value="2.0842185" calcext:value-type="float">
            <text:p>2.0842185</text:p>
          </table:table-cell>
          <table:table-cell office:value-type="float" office:value="2.082064" calcext:value-type="float">
            <text:p>2.082064</text:p>
          </table:table-cell>
          <table:table-cell office:value-type="float" office:value="1.3781216" calcext:value-type="float">
            <text:p>1.3781216</text:p>
          </table:table-cell>
          <table:table-cell office:value-type="float" office:value="0.38998753" calcext:value-type="float">
            <text:p>0.38998753</text:p>
          </table:table-cell>
          <table:table-cell office:value-type="float" office:value="0.18789251" calcext:value-type="float">
            <text:p>0.18789251</text:p>
          </table:table-cell>
          <table:table-cell office:value-type="float" office:value="0.012768578" calcext:value-type="float">
            <text:p>0.012768578</text:p>
          </table:table-cell>
          <table:table-cell office:value-type="float" office:value="1.4556478" calcext:value-type="float">
            <text:p>1.4556478</text:p>
          </table:table-cell>
          <table:table-cell table:formula="of:=AVERAGE([.B314:.K314])" office:value-type="float" office:value="0.8774883358" calcext:value-type="float">
            <text:p>0.8774883358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float" office:value="0.10337635" calcext:value-type="float">
            <text:p>0.10337635</text:p>
          </table:table-cell>
          <table:table-cell office:value-type="float" office:value="0.72907585" calcext:value-type="float">
            <text:p>0.72907585</text:p>
          </table:table-cell>
          <table:table-cell office:value-type="float" office:value="0.089212194" calcext:value-type="float">
            <text:p>0.089212194</text:p>
          </table:table-cell>
          <table:table-cell office:value-type="float" office:value="1.9110805" calcext:value-type="float">
            <text:p>1.9110805</text:p>
          </table:table-cell>
          <table:table-cell office:value-type="float" office:value="2.31224" calcext:value-type="float">
            <text:p>2.31224</text:p>
          </table:table-cell>
          <table:table-cell office:value-type="float" office:value="1.392222" calcext:value-type="float">
            <text:p>1.392222</text:p>
          </table:table-cell>
          <table:table-cell office:value-type="float" office:value="0.3900777" calcext:value-type="float">
            <text:p>0.3900777</text:p>
          </table:table-cell>
          <table:table-cell office:value-type="float" office:value="0.17379455" calcext:value-type="float">
            <text:p>0.17379455</text:p>
          </table:table-cell>
          <table:table-cell office:value-type="float" office:value="0.01368957" calcext:value-type="float">
            <text:p>0.01368957</text:p>
          </table:table-cell>
          <table:table-cell office:value-type="float" office:value="1.5533968" calcext:value-type="float">
            <text:p>1.5533968</text:p>
          </table:table-cell>
          <table:table-cell table:formula="of:=AVERAGE([.B315:.K315])" office:value-type="float" office:value="0.8668165514" calcext:value-type="float">
            <text:p>0.8668165514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float" office:value="0.113216646" calcext:value-type="float">
            <text:p>0.113216646</text:p>
          </table:table-cell>
          <table:table-cell office:value-type="float" office:value="0.6128159" calcext:value-type="float">
            <text:p>0.6128159</text:p>
          </table:table-cell>
          <table:table-cell office:value-type="float" office:value="0.2563728" calcext:value-type="float">
            <text:p>0.2563728</text:p>
          </table:table-cell>
          <table:table-cell office:value-type="float" office:value="2.08205" calcext:value-type="float">
            <text:p>2.08205</text:p>
          </table:table-cell>
          <table:table-cell office:value-type="float" office:value="2.48694" calcext:value-type="float">
            <text:p>2.48694</text:p>
          </table:table-cell>
          <table:table-cell office:value-type="float" office:value="1.4370469" calcext:value-type="float">
            <text:p>1.4370469</text:p>
          </table:table-cell>
          <table:table-cell office:value-type="float" office:value="0.40386677" calcext:value-type="float">
            <text:p>0.40386677</text:p>
          </table:table-cell>
          <table:table-cell office:value-type="float" office:value="0.18097006" calcext:value-type="float">
            <text:p>0.18097006</text:p>
          </table:table-cell>
          <table:table-cell office:value-type="float" office:value="0.01276268" calcext:value-type="float">
            <text:p>0.01276268</text:p>
          </table:table-cell>
          <table:table-cell office:value-type="float" office:value="1.5663718" calcext:value-type="float">
            <text:p>1.5663718</text:p>
          </table:table-cell>
          <table:table-cell table:formula="of:=AVERAGE([.B316:.K316])" office:value-type="float" office:value="0.9152413556" calcext:value-type="float">
            <text:p>0.9152413556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float" office:value="0.098448366" calcext:value-type="float">
            <text:p>0.098448366</text:p>
          </table:table-cell>
          <table:table-cell office:value-type="float" office:value="0.9812512" calcext:value-type="float">
            <text:p>0.9812512</text:p>
          </table:table-cell>
          <table:table-cell office:value-type="float" office:value="0.29122844" calcext:value-type="float">
            <text:p>0.29122844</text:p>
          </table:table-cell>
          <table:table-cell office:value-type="float" office:value="1.8532412" calcext:value-type="float">
            <text:p>1.8532412</text:p>
          </table:table-cell>
          <table:table-cell office:value-type="float" office:value="2.4643943" calcext:value-type="float">
            <text:p>2.4643943</text:p>
          </table:table-cell>
          <table:table-cell office:value-type="float" office:value="1.3309411" calcext:value-type="float">
            <text:p>1.3309411</text:p>
          </table:table-cell>
          <table:table-cell office:value-type="float" office:value="0.40371653" calcext:value-type="float">
            <text:p>0.40371653</text:p>
          </table:table-cell>
          <table:table-cell office:value-type="float" office:value="0.13777214" calcext:value-type="float">
            <text:p>0.13777214</text:p>
          </table:table-cell>
          <table:table-cell office:value-type="float" office:value="0.015490218" calcext:value-type="float">
            <text:p>0.015490218</text:p>
          </table:table-cell>
          <table:table-cell office:value-type="float" office:value="1.3374734" calcext:value-type="float">
            <text:p>1.3374734</text:p>
          </table:table-cell>
          <table:table-cell table:formula="of:=AVERAGE([.B317:.K317])" office:value-type="float" office:value="0.8913956894" calcext:value-type="float">
            <text:p>0.8913956894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float" office:value="0.15898398" calcext:value-type="float">
            <text:p>0.15898398</text:p>
          </table:table-cell>
          <table:table-cell office:value-type="float" office:value="0.9812512" calcext:value-type="float">
            <text:p>0.9812512</text:p>
          </table:table-cell>
          <table:table-cell office:value-type="float" office:value="0.28601262" calcext:value-type="float">
            <text:p>0.28601262</text:p>
          </table:table-cell>
          <table:table-cell office:value-type="float" office:value="2.086843" calcext:value-type="float">
            <text:p>2.086843</text:p>
          </table:table-cell>
          <table:table-cell office:value-type="float" office:value="2.0400832" calcext:value-type="float">
            <text:p>2.0400832</text:p>
          </table:table-cell>
          <table:table-cell office:value-type="float" office:value="1.4523548" calcext:value-type="float">
            <text:p>1.4523548</text:p>
          </table:table-cell>
          <table:table-cell office:value-type="float" office:value="0.38075614" calcext:value-type="float">
            <text:p>0.38075614</text:p>
          </table:table-cell>
          <table:table-cell office:value-type="float" office:value="0.1695579" calcext:value-type="float">
            <text:p>0.1695579</text:p>
          </table:table-cell>
          <table:table-cell office:value-type="float" office:value="0.018716995" calcext:value-type="float">
            <text:p>0.018716995</text:p>
          </table:table-cell>
          <table:table-cell office:value-type="float" office:value="1.3374734" calcext:value-type="float">
            <text:p>1.3374734</text:p>
          </table:table-cell>
          <table:table-cell table:formula="of:=AVERAGE([.B318:.K318])" office:value-type="float" office:value="0.8912033235" calcext:value-type="float">
            <text:p>0.8912033235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float" office:value="0.088811144" calcext:value-type="float">
            <text:p>0.088811144</text:p>
          </table:table-cell>
          <table:table-cell office:value-type="float" office:value="1.0245243" calcext:value-type="float">
            <text:p>1.0245243</text:p>
          </table:table-cell>
          <table:table-cell office:value-type="float" office:value="0.26356715" calcext:value-type="float">
            <text:p>0.26356715</text:p>
          </table:table-cell>
          <table:table-cell office:value-type="float" office:value="2.1203208" calcext:value-type="float">
            <text:p>2.1203208</text:p>
          </table:table-cell>
          <table:table-cell office:value-type="float" office:value="2.703239" calcext:value-type="float">
            <text:p>2.703239</text:p>
          </table:table-cell>
          <table:table-cell office:value-type="float" office:value="1.4198527" calcext:value-type="float">
            <text:p>1.4198527</text:p>
          </table:table-cell>
          <table:table-cell office:value-type="float" office:value="0.41691053" calcext:value-type="float">
            <text:p>0.41691053</text:p>
          </table:table-cell>
          <table:table-cell office:value-type="float" office:value="0.0850271" calcext:value-type="float">
            <text:p>0.0850271</text:p>
          </table:table-cell>
          <table:table-cell office:value-type="float" office:value="0.01321891" calcext:value-type="float">
            <text:p>0.01321891</text:p>
          </table:table-cell>
          <table:table-cell office:value-type="float" office:value="1.4436026" calcext:value-type="float">
            <text:p>1.4436026</text:p>
          </table:table-cell>
          <table:table-cell table:formula="of:=AVERAGE([.B319:.K319])" office:value-type="float" office:value="0.9579074234" calcext:value-type="float">
            <text:p>0.9579074234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float" office:value="0.18130782" calcext:value-type="float">
            <text:p>0.18130782</text:p>
          </table:table-cell>
          <table:table-cell office:value-type="float" office:value="1.0245243" calcext:value-type="float">
            <text:p>1.0245243</text:p>
          </table:table-cell>
          <table:table-cell office:value-type="float" office:value="0.3145834" calcext:value-type="float">
            <text:p>0.3145834</text:p>
          </table:table-cell>
          <table:table-cell office:value-type="float" office:value="2.1453497" calcext:value-type="float">
            <text:p>2.1453497</text:p>
          </table:table-cell>
          <table:table-cell office:value-type="float" office:value="2.7847102" calcext:value-type="float">
            <text:p>2.7847102</text:p>
          </table:table-cell>
          <table:table-cell office:value-type="float" office:value="1.4250253" calcext:value-type="float">
            <text:p>1.4250253</text:p>
          </table:table-cell>
          <table:table-cell office:value-type="float" office:value="0.57960296" calcext:value-type="float">
            <text:p>0.57960296</text:p>
          </table:table-cell>
          <table:table-cell office:value-type="float" office:value="0.19164822" calcext:value-type="float">
            <text:p>0.19164822</text:p>
          </table:table-cell>
          <table:table-cell office:value-type="float" office:value="0.018544683" calcext:value-type="float">
            <text:p>0.018544683</text:p>
          </table:table-cell>
          <table:table-cell office:value-type="float" office:value="1.5947939" calcext:value-type="float">
            <text:p>1.5947939</text:p>
          </table:table-cell>
          <table:table-cell table:formula="of:=AVERAGE([.B320:.K320])" office:value-type="float" office:value="1.0260090483" calcext:value-type="float">
            <text:p>1.0260090483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float" office:value="0.15049267" calcext:value-type="float">
            <text:p>0.15049267</text:p>
          </table:table-cell>
          <table:table-cell office:value-type="float" office:value="1.0243813" calcext:value-type="float">
            <text:p>1.0243813</text:p>
          </table:table-cell>
          <table:table-cell office:value-type="float" office:value="0.29239947" calcext:value-type="float">
            <text:p>0.29239947</text:p>
          </table:table-cell>
          <table:table-cell office:value-type="float" office:value="1.9929907" calcext:value-type="float">
            <text:p>1.9929907</text:p>
          </table:table-cell>
          <table:table-cell office:value-type="float" office:value="2.7035105" calcext:value-type="float">
            <text:p>2.7035105</text:p>
          </table:table-cell>
          <table:table-cell office:value-type="float" office:value="1.4396988" calcext:value-type="float">
            <text:p>1.4396988</text:p>
          </table:table-cell>
          <table:table-cell office:value-type="float" office:value="0.36162087" calcext:value-type="float">
            <text:p>0.36162087</text:p>
          </table:table-cell>
          <table:table-cell office:value-type="float" office:value="0.19200324" calcext:value-type="float">
            <text:p>0.19200324</text:p>
          </table:table-cell>
          <table:table-cell office:value-type="float" office:value="0.015086461" calcext:value-type="float">
            <text:p>0.015086461</text:p>
          </table:table-cell>
          <table:table-cell office:value-type="float" office:value="1.3374734" calcext:value-type="float">
            <text:p>1.3374734</text:p>
          </table:table-cell>
          <table:table-cell table:formula="of:=AVERAGE([.B321:.K321])" office:value-type="float" office:value="0.9509657411" calcext:value-type="float">
            <text:p>0.9509657411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float" office:value="0.09045191" calcext:value-type="float">
            <text:p>0.09045191</text:p>
          </table:table-cell>
          <table:table-cell office:value-type="float" office:value="0.8993357" calcext:value-type="float">
            <text:p>0.8993357</text:p>
          </table:table-cell>
          <table:table-cell office:value-type="float" office:value="0.24333721" calcext:value-type="float">
            <text:p>0.24333721</text:p>
          </table:table-cell>
          <table:table-cell office:value-type="float" office:value="1.7796246" calcext:value-type="float">
            <text:p>1.7796246</text:p>
          </table:table-cell>
          <table:table-cell office:value-type="float" office:value="2.359211" calcext:value-type="float">
            <text:p>2.359211</text:p>
          </table:table-cell>
          <table:table-cell office:value-type="float" office:value="1.2594067" calcext:value-type="float">
            <text:p>1.2594067</text:p>
          </table:table-cell>
          <table:table-cell office:value-type="float" office:value="0.41943794" calcext:value-type="float">
            <text:p>0.41943794</text:p>
          </table:table-cell>
          <table:table-cell office:value-type="float" office:value="0.17601378" calcext:value-type="float">
            <text:p>0.17601378</text:p>
          </table:table-cell>
          <table:table-cell office:value-type="float" office:value="0.099184565" calcext:value-type="float">
            <text:p>0.099184565</text:p>
          </table:table-cell>
          <table:table-cell office:value-type="float" office:value="1.3405173" calcext:value-type="float">
            <text:p>1.3405173</text:p>
          </table:table-cell>
          <table:table-cell table:formula="of:=AVERAGE([.B322:.K322])" office:value-type="float" office:value="0.8666520705" calcext:value-type="float">
            <text:p>0.8666520705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float" office:value="0.08383623" calcext:value-type="float">
            <text:p>0.08383623</text:p>
          </table:table-cell>
          <table:table-cell office:value-type="float" office:value="1.0256722" calcext:value-type="float">
            <text:p>1.0256722</text:p>
          </table:table-cell>
          <table:table-cell office:value-type="float" office:value="0.31080437" calcext:value-type="float">
            <text:p>0.31080437</text:p>
          </table:table-cell>
          <table:table-cell office:value-type="float" office:value="1.9309616" calcext:value-type="float">
            <text:p>1.9309616</text:p>
          </table:table-cell>
          <table:table-cell office:value-type="float" office:value="2.6991305" calcext:value-type="float">
            <text:p>2.6991305</text:p>
          </table:table-cell>
          <table:table-cell office:value-type="float" office:value="1.3872585" calcext:value-type="float">
            <text:p>1.3872585</text:p>
          </table:table-cell>
          <table:table-cell office:value-type="float" office:value="0.44920042" calcext:value-type="float">
            <text:p>0.44920042</text:p>
          </table:table-cell>
          <table:table-cell office:value-type="float" office:value="0.18830658" calcext:value-type="float">
            <text:p>0.18830658</text:p>
          </table:table-cell>
          <table:table-cell office:value-type="float" office:value="0.013762784" calcext:value-type="float">
            <text:p>0.013762784</text:p>
          </table:table-cell>
          <table:table-cell office:value-type="float" office:value="1.3405031" calcext:value-type="float">
            <text:p>1.3405031</text:p>
          </table:table-cell>
          <table:table-cell table:formula="of:=AVERAGE([.B323:.K323])" office:value-type="float" office:value="0.9429436284" calcext:value-type="float">
            <text:p>0.9429436284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float" office:value="0.13531278" calcext:value-type="float">
            <text:p>0.13531278</text:p>
          </table:table-cell>
          <table:table-cell office:value-type="float" office:value="0.8407871" calcext:value-type="float">
            <text:p>0.8407871</text:p>
          </table:table-cell>
          <table:table-cell office:value-type="float" office:value="0.31080437" calcext:value-type="float">
            <text:p>0.31080437</text:p>
          </table:table-cell>
          <table:table-cell office:value-type="float" office:value="2.0401783" calcext:value-type="float">
            <text:p>2.0401783</text:p>
          </table:table-cell>
          <table:table-cell office:value-type="float" office:value="1.9802297" calcext:value-type="float">
            <text:p>1.9802297</text:p>
          </table:table-cell>
          <table:table-cell office:value-type="float" office:value="1.4617922" calcext:value-type="float">
            <text:p>1.4617922</text:p>
          </table:table-cell>
          <table:table-cell office:value-type="float" office:value="0.4179837" calcext:value-type="float">
            <text:p>0.4179837</text:p>
          </table:table-cell>
          <table:table-cell office:value-type="float" office:value="0.14837573" calcext:value-type="float">
            <text:p>0.14837573</text:p>
          </table:table-cell>
          <table:table-cell office:value-type="float" office:value="0.04558684" calcext:value-type="float">
            <text:p>0.04558684</text:p>
          </table:table-cell>
          <table:table-cell office:value-type="float" office:value="1.1580331" calcext:value-type="float">
            <text:p>1.1580331</text:p>
          </table:table-cell>
          <table:table-cell table:formula="of:=AVERAGE([.B324:.K324])" office:value-type="float" office:value="0.853908382" calcext:value-type="float">
            <text:p>0.853908382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float" office:value="0.1047687" calcext:value-type="float">
            <text:p>0.1047687</text:p>
          </table:table-cell>
          <table:table-cell office:value-type="float" office:value="1.0761076" calcext:value-type="float">
            <text:p>1.0761076</text:p>
          </table:table-cell>
          <table:table-cell office:value-type="float" office:value="0.31111786" calcext:value-type="float">
            <text:p>0.31111786</text:p>
          </table:table-cell>
          <table:table-cell office:value-type="float" office:value="1.7146288" calcext:value-type="float">
            <text:p>1.7146288</text:p>
          </table:table-cell>
          <table:table-cell office:value-type="float" office:value="2.2669291" calcext:value-type="float">
            <text:p>2.2669291</text:p>
          </table:table-cell>
          <table:table-cell office:value-type="float" office:value="1.763243" calcext:value-type="float">
            <text:p>1.763243</text:p>
          </table:table-cell>
          <table:table-cell office:value-type="float" office:value="0.57924795" calcext:value-type="float">
            <text:p>0.57924795</text:p>
          </table:table-cell>
          <table:table-cell office:value-type="float" office:value="0.18988085" calcext:value-type="float">
            <text:p>0.18988085</text:p>
          </table:table-cell>
          <table:table-cell office:value-type="float" office:value="0.02038318" calcext:value-type="float">
            <text:p>0.02038318</text:p>
          </table:table-cell>
          <table:table-cell office:value-type="float" office:value="1.3208808" calcext:value-type="float">
            <text:p>1.3208808</text:p>
          </table:table-cell>
          <table:table-cell table:formula="of:=AVERAGE([.B325:.K325])" office:value-type="float" office:value="0.934718784" calcext:value-type="float">
            <text:p>0.934718784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float" office:value="0.16557625" calcext:value-type="float">
            <text:p>0.16557625</text:p>
          </table:table-cell>
          <table:table-cell office:value-type="float" office:value="1.0006081" calcext:value-type="float">
            <text:p>1.0006081</text:p>
          </table:table-cell>
          <table:table-cell office:value-type="float" office:value="0.3158487" calcext:value-type="float">
            <text:p>0.3158487</text:p>
          </table:table-cell>
          <table:table-cell office:value-type="float" office:value="2.1779597" calcext:value-type="float">
            <text:p>2.1779597</text:p>
          </table:table-cell>
          <table:table-cell office:value-type="float" office:value="2.326445" calcext:value-type="float">
            <text:p>2.326445</text:p>
          </table:table-cell>
          <table:table-cell office:value-type="float" office:value="1.440919" calcext:value-type="float">
            <text:p>1.440919</text:p>
          </table:table-cell>
          <table:table-cell office:value-type="float" office:value="0.50407356" calcext:value-type="float">
            <text:p>0.50407356</text:p>
          </table:table-cell>
          <table:table-cell office:value-type="float" office:value="0.13520876" calcext:value-type="float">
            <text:p>0.13520876</text:p>
          </table:table-cell>
          <table:table-cell office:value-type="float" office:value="0.1598421" calcext:value-type="float">
            <text:p>0.1598421</text:p>
          </table:table-cell>
          <table:table-cell office:value-type="float" office:value="1.3623781" calcext:value-type="float">
            <text:p>1.3623781</text:p>
          </table:table-cell>
          <table:table-cell table:formula="of:=AVERAGE([.B326:.K326])" office:value-type="float" office:value="0.958885927" calcext:value-type="float">
            <text:p>0.958885927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float" office:value="0.17346573" calcext:value-type="float">
            <text:p>0.17346573</text:p>
          </table:table-cell>
          <table:table-cell office:value-type="float" office:value="1.2291284" calcext:value-type="float">
            <text:p>1.2291284</text:p>
          </table:table-cell>
          <table:table-cell office:value-type="float" office:value="0.29034603" calcext:value-type="float">
            <text:p>0.29034603</text:p>
          </table:table-cell>
          <table:table-cell office:value-type="float" office:value="1.7794503" calcext:value-type="float">
            <text:p>1.7794503</text:p>
          </table:table-cell>
          <table:table-cell office:value-type="float" office:value="2.745869" calcext:value-type="float">
            <text:p>2.745869</text:p>
          </table:table-cell>
          <table:table-cell office:value-type="float" office:value="1.4968882" calcext:value-type="float">
            <text:p>1.4968882</text:p>
          </table:table-cell>
          <table:table-cell office:value-type="float" office:value="0.39660704" calcext:value-type="float">
            <text:p>0.39660704</text:p>
          </table:table-cell>
          <table:table-cell office:value-type="float" office:value="0.17335318" calcext:value-type="float">
            <text:p>0.17335318</text:p>
          </table:table-cell>
          <table:table-cell office:value-type="float" office:value="0.0135347815" calcext:value-type="float">
            <text:p>0.0135347815</text:p>
          </table:table-cell>
          <table:table-cell office:value-type="float" office:value="1.2795551" calcext:value-type="float">
            <text:p>1.2795551</text:p>
          </table:table-cell>
          <table:table-cell table:formula="of:=AVERAGE([.B327:.K327])" office:value-type="float" office:value="0.95781977615" calcext:value-type="float">
            <text:p>0.95781977615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float" office:value="0.15049267" calcext:value-type="float">
            <text:p>0.15049267</text:p>
          </table:table-cell>
          <table:table-cell office:value-type="float" office:value="0.6183574" calcext:value-type="float">
            <text:p>0.6183574</text:p>
          </table:table-cell>
          <table:table-cell office:value-type="float" office:value="0.29258522" calcext:value-type="float">
            <text:p>0.29258522</text:p>
          </table:table-cell>
          <table:table-cell office:value-type="float" office:value="1.7820637" calcext:value-type="float">
            <text:p>1.7820637</text:p>
          </table:table-cell>
          <table:table-cell office:value-type="float" office:value="2.7626915" calcext:value-type="float">
            <text:p>2.7626915</text:p>
          </table:table-cell>
          <table:table-cell office:value-type="float" office:value="1.4368483" calcext:value-type="float">
            <text:p>1.4368483</text:p>
          </table:table-cell>
          <table:table-cell office:value-type="float" office:value="0.62210155" calcext:value-type="float">
            <text:p>0.62210155</text:p>
          </table:table-cell>
          <table:table-cell office:value-type="float" office:value="0.17340885" calcext:value-type="float">
            <text:p>0.17340885</text:p>
          </table:table-cell>
          <table:table-cell office:value-type="float" office:value="0.04600615" calcext:value-type="float">
            <text:p>0.04600615</text:p>
          </table:table-cell>
          <table:table-cell office:value-type="float" office:value="1.2474778" calcext:value-type="float">
            <text:p>1.2474778</text:p>
          </table:table-cell>
          <table:table-cell table:formula="of:=AVERAGE([.B328:.K328])" office:value-type="float" office:value="0.913203314" calcext:value-type="float">
            <text:p>0.913203314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float" office:value="0.09788847" calcext:value-type="float">
            <text:p>0.09788847</text:p>
          </table:table-cell>
          <table:table-cell office:value-type="float" office:value="1.0536331" calcext:value-type="float">
            <text:p>1.0536331</text:p>
          </table:table-cell>
          <table:table-cell office:value-type="float" office:value="0.29553747" calcext:value-type="float">
            <text:p>0.29553747</text:p>
          </table:table-cell>
          <table:table-cell office:value-type="float" office:value="2.1831267" calcext:value-type="float">
            <text:p>2.1831267</text:p>
          </table:table-cell>
          <table:table-cell office:value-type="float" office:value="2.2664435" calcext:value-type="float">
            <text:p>2.2664435</text:p>
          </table:table-cell>
          <table:table-cell office:value-type="float" office:value="1.3775407" calcext:value-type="float">
            <text:p>1.3775407</text:p>
          </table:table-cell>
          <table:table-cell office:value-type="float" office:value="0.4395884" calcext:value-type="float">
            <text:p>0.4395884</text:p>
          </table:table-cell>
          <table:table-cell office:value-type="float" office:value="0.18789251" calcext:value-type="float">
            <text:p>0.18789251</text:p>
          </table:table-cell>
          <table:table-cell office:value-type="float" office:value="0.09489204" calcext:value-type="float">
            <text:p>0.09489204</text:p>
          </table:table-cell>
          <table:table-cell office:value-type="float" office:value="1.2699211" calcext:value-type="float">
            <text:p>1.2699211</text:p>
          </table:table-cell>
          <table:table-cell table:formula="of:=AVERAGE([.B329:.K329])" office:value-type="float" office:value="0.926646399" calcext:value-type="float">
            <text:p>0.926646399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float" office:value="0.13210316" calcext:value-type="float">
            <text:p>0.13210316</text:p>
          </table:table-cell>
          <table:table-cell office:value-type="float" office:value="1.052271" calcext:value-type="float">
            <text:p>1.052271</text:p>
          </table:table-cell>
          <table:table-cell office:value-type="float" office:value="0.0892952" calcext:value-type="float">
            <text:p>0.0892952</text:p>
          </table:table-cell>
          <table:table-cell office:value-type="float" office:value="2.1326158" calcext:value-type="float">
            <text:p>2.1326158</text:p>
          </table:table-cell>
          <table:table-cell office:value-type="float" office:value="2.6999" calcext:value-type="float">
            <text:p>2.6999</text:p>
          </table:table-cell>
          <table:table-cell office:value-type="float" office:value="1.2373224" calcext:value-type="float">
            <text:p>1.2373224</text:p>
          </table:table-cell>
          <table:table-cell office:value-type="float" office:value="0.6230831" calcext:value-type="float">
            <text:p>0.6230831</text:p>
          </table:table-cell>
          <table:table-cell office:value-type="float" office:value="0.18210196" calcext:value-type="float">
            <text:p>0.18210196</text:p>
          </table:table-cell>
          <table:table-cell office:value-type="float" office:value="0.220093" calcext:value-type="float">
            <text:p>0.220093</text:p>
          </table:table-cell>
          <table:table-cell office:value-type="float" office:value="1.0987209" calcext:value-type="float">
            <text:p>1.0987209</text:p>
          </table:table-cell>
          <table:table-cell table:formula="of:=AVERAGE([.B330:.K330])" office:value-type="float" office:value="0.946750652" calcext:value-type="float">
            <text:p>0.946750652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float" office:value="0.17346573" calcext:value-type="float">
            <text:p>0.17346573</text:p>
          </table:table-cell>
          <table:table-cell office:value-type="float" office:value="0.4806456" calcext:value-type="float">
            <text:p>0.4806456</text:p>
          </table:table-cell>
          <table:table-cell office:value-type="float" office:value="0.31711146" calcext:value-type="float">
            <text:p>0.31711146</text:p>
          </table:table-cell>
          <table:table-cell office:value-type="float" office:value="2.1998293" calcext:value-type="float">
            <text:p>2.1998293</text:p>
          </table:table-cell>
          <table:table-cell office:value-type="float" office:value="2.448426" calcext:value-type="float">
            <text:p>2.448426</text:p>
          </table:table-cell>
          <table:table-cell office:value-type="float" office:value="1.3111187" calcext:value-type="float">
            <text:p>1.3111187</text:p>
          </table:table-cell>
          <table:table-cell office:value-type="float" office:value="0.62081814" calcext:value-type="float">
            <text:p>0.62081814</text:p>
          </table:table-cell>
          <table:table-cell office:value-type="float" office:value="0.20197506" calcext:value-type="float">
            <text:p>0.20197506</text:p>
          </table:table-cell>
          <table:table-cell office:value-type="float" office:value="0.012985004" calcext:value-type="float">
            <text:p>0.012985004</text:p>
          </table:table-cell>
          <table:table-cell office:value-type="float" office:value="1.2669839" calcext:value-type="float">
            <text:p>1.2669839</text:p>
          </table:table-cell>
          <table:table-cell table:formula="of:=AVERAGE([.B331:.K331])" office:value-type="float" office:value="0.9033358894" calcext:value-type="float">
            <text:p>0.9033358894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float" office:value="0.14166853" calcext:value-type="float">
            <text:p>0.14166853</text:p>
          </table:table-cell>
          <table:table-cell office:value-type="float" office:value="0.63113266" calcext:value-type="float">
            <text:p>0.63113266</text:p>
          </table:table-cell>
          <table:table-cell office:value-type="float" office:value="0.13073754" calcext:value-type="float">
            <text:p>0.13073754</text:p>
          </table:table-cell>
          <table:table-cell office:value-type="float" office:value="2.1254237" calcext:value-type="float">
            <text:p>2.1254237</text:p>
          </table:table-cell>
          <table:table-cell office:value-type="float" office:value="2.6896155" calcext:value-type="float">
            <text:p>2.6896155</text:p>
          </table:table-cell>
          <table:table-cell office:value-type="float" office:value="1.1901661" calcext:value-type="float">
            <text:p>1.1901661</text:p>
          </table:table-cell>
          <table:table-cell office:value-type="float" office:value="0.5152483" calcext:value-type="float">
            <text:p>0.5152483</text:p>
          </table:table-cell>
          <table:table-cell office:value-type="float" office:value="0.19084968" calcext:value-type="float">
            <text:p>0.19084968</text:p>
          </table:table-cell>
          <table:table-cell office:value-type="float" office:value="0.24052662" calcext:value-type="float">
            <text:p>0.24052662</text:p>
          </table:table-cell>
          <table:table-cell office:value-type="float" office:value="1.2243497" calcext:value-type="float">
            <text:p>1.2243497</text:p>
          </table:table-cell>
          <table:table-cell table:formula="of:=AVERAGE([.B332:.K332])" office:value-type="float" office:value="0.907971833" calcext:value-type="float">
            <text:p>0.907971833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float" office:value="0.17346573" calcext:value-type="float">
            <text:p>0.17346573</text:p>
          </table:table-cell>
          <table:table-cell office:value-type="float" office:value="0.6320529" calcext:value-type="float">
            <text:p>0.6320529</text:p>
          </table:table-cell>
          <table:table-cell office:value-type="float" office:value="0.3125229" calcext:value-type="float">
            <text:p>0.3125229</text:p>
          </table:table-cell>
          <table:table-cell office:value-type="float" office:value="1.8808833" calcext:value-type="float">
            <text:p>1.8808833</text:p>
          </table:table-cell>
          <table:table-cell office:value-type="float" office:value="2.8906465" calcext:value-type="float">
            <text:p>2.8906465</text:p>
          </table:table-cell>
          <table:table-cell office:value-type="float" office:value="1.3141932" calcext:value-type="float">
            <text:p>1.3141932</text:p>
          </table:table-cell>
          <table:table-cell office:value-type="float" office:value="0.5152483" calcext:value-type="float">
            <text:p>0.5152483</text:p>
          </table:table-cell>
          <table:table-cell office:value-type="float" office:value="0.18853958" calcext:value-type="float">
            <text:p>0.18853958</text:p>
          </table:table-cell>
          <table:table-cell office:value-type="float" office:value="0.2433677" calcext:value-type="float">
            <text:p>0.2433677</text:p>
          </table:table-cell>
          <table:table-cell office:value-type="float" office:value="1.2640307" calcext:value-type="float">
            <text:p>1.2640307</text:p>
          </table:table-cell>
          <table:table-cell table:formula="of:=AVERAGE([.B333:.K333])" office:value-type="float" office:value="0.941495081" calcext:value-type="float">
            <text:p>0.941495081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float" office:value="0.18625161" calcext:value-type="float">
            <text:p>0.18625161</text:p>
          </table:table-cell>
          <table:table-cell office:value-type="float" office:value="0.52421683" calcext:value-type="float">
            <text:p>0.52421683</text:p>
          </table:table-cell>
          <table:table-cell office:value-type="float" office:value="0.2970606" calcext:value-type="float">
            <text:p>0.2970606</text:p>
          </table:table-cell>
          <table:table-cell office:value-type="float" office:value="2.1180844" calcext:value-type="float">
            <text:p>2.1180844</text:p>
          </table:table-cell>
          <table:table-cell office:value-type="float" office:value="2.9041064" calcext:value-type="float">
            <text:p>2.9041064</text:p>
          </table:table-cell>
          <table:table-cell office:value-type="float" office:value="1.2855108" calcext:value-type="float">
            <text:p>1.2855108</text:p>
          </table:table-cell>
          <table:table-cell office:value-type="float" office:value="0.43956688" calcext:value-type="float">
            <text:p>0.43956688</text:p>
          </table:table-cell>
          <table:table-cell office:value-type="float" office:value="0.18483837" calcext:value-type="float">
            <text:p>0.18483837</text:p>
          </table:table-cell>
          <table:table-cell office:value-type="float" office:value="0.030608777" calcext:value-type="float">
            <text:p>0.030608777</text:p>
          </table:table-cell>
          <table:table-cell office:value-type="float" office:value="1.1744337" calcext:value-type="float">
            <text:p>1.1744337</text:p>
          </table:table-cell>
          <table:table-cell table:formula="of:=AVERAGE([.B334:.K334])" office:value-type="float" office:value="0.9144678367" calcext:value-type="float">
            <text:p>0.9144678367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float" office:value="0.07407883" calcext:value-type="float">
            <text:p>0.07407883</text:p>
          </table:table-cell>
          <table:table-cell office:value-type="float" office:value="0.9556372" calcext:value-type="float">
            <text:p>0.9556372</text:p>
          </table:table-cell>
          <table:table-cell office:value-type="float" office:value="0.31727055" calcext:value-type="float">
            <text:p>0.31727055</text:p>
          </table:table-cell>
          <table:table-cell office:value-type="float" office:value="2.203667" calcext:value-type="float">
            <text:p>2.203667</text:p>
          </table:table-cell>
          <table:table-cell office:value-type="float" office:value="2.93102" calcext:value-type="float">
            <text:p>2.93102</text:p>
          </table:table-cell>
          <table:table-cell office:value-type="float" office:value="1.4430436" calcext:value-type="float">
            <text:p>1.4430436</text:p>
          </table:table-cell>
          <table:table-cell office:value-type="float" office:value="0.59349424" calcext:value-type="float">
            <text:p>0.59349424</text:p>
          </table:table-cell>
          <table:table-cell office:value-type="float" office:value="0.16331623" calcext:value-type="float">
            <text:p>0.16331623</text:p>
          </table:table-cell>
          <table:table-cell office:value-type="float" office:value="0.018544683" calcext:value-type="float">
            <text:p>0.018544683</text:p>
          </table:table-cell>
          <table:table-cell office:value-type="float" office:value="1.2585764" calcext:value-type="float">
            <text:p>1.2585764</text:p>
          </table:table-cell>
          <table:table-cell table:formula="of:=AVERAGE([.B335:.K335])" office:value-type="float" office:value="0.9958648733" calcext:value-type="float">
            <text:p>0.9958648733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float" office:value="0.07407883" calcext:value-type="float">
            <text:p>0.07407883</text:p>
          </table:table-cell>
          <table:table-cell office:value-type="float" office:value="0.9712709" calcext:value-type="float">
            <text:p>0.9712709</text:p>
          </table:table-cell>
          <table:table-cell office:value-type="float" office:value="0.2970606" calcext:value-type="float">
            <text:p>0.2970606</text:p>
          </table:table-cell>
          <table:table-cell office:value-type="float" office:value="1.7676265" calcext:value-type="float">
            <text:p>1.7676265</text:p>
          </table:table-cell>
          <table:table-cell office:value-type="float" office:value="2.5111961" calcext:value-type="float">
            <text:p>2.5111961</text:p>
          </table:table-cell>
          <table:table-cell office:value-type="float" office:value="1.6497896" calcext:value-type="float">
            <text:p>1.6497896</text:p>
          </table:table-cell>
          <table:table-cell office:value-type="float" office:value="0.5037941" calcext:value-type="float">
            <text:p>0.5037941</text:p>
          </table:table-cell>
          <table:table-cell office:value-type="float" office:value="0.17400171" calcext:value-type="float">
            <text:p>0.17400171</text:p>
          </table:table-cell>
          <table:table-cell office:value-type="float" office:value="0.013141234" calcext:value-type="float">
            <text:p>0.013141234</text:p>
          </table:table-cell>
          <table:table-cell office:value-type="float" office:value="1.2336044" calcext:value-type="float">
            <text:p>1.2336044</text:p>
          </table:table-cell>
          <table:table-cell table:formula="of:=AVERAGE([.B336:.K336])" office:value-type="float" office:value="0.9195563974" calcext:value-type="float">
            <text:p>0.9195563974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float" office:value="0.1981926" calcext:value-type="float">
            <text:p>0.1981926</text:p>
          </table:table-cell>
          <table:table-cell office:value-type="float" office:value="0.97243345" calcext:value-type="float">
            <text:p>0.97243345</text:p>
          </table:table-cell>
          <table:table-cell office:value-type="float" office:value="0.29259175" calcext:value-type="float">
            <text:p>0.29259175</text:p>
          </table:table-cell>
          <table:table-cell office:value-type="float" office:value="1.9266149" calcext:value-type="float">
            <text:p>1.9266149</text:p>
          </table:table-cell>
          <table:table-cell office:value-type="float" office:value="2.5209765" calcext:value-type="float">
            <text:p>2.5209765</text:p>
          </table:table-cell>
          <table:table-cell office:value-type="float" office:value="1.5229003" calcext:value-type="float">
            <text:p>1.5229003</text:p>
          </table:table-cell>
          <table:table-cell office:value-type="float" office:value="0.56041247" calcext:value-type="float">
            <text:p>0.56041247</text:p>
          </table:table-cell>
          <table:table-cell office:value-type="float" office:value="0.16783981" calcext:value-type="float">
            <text:p>0.16783981</text:p>
          </table:table-cell>
          <table:table-cell office:value-type="float" office:value="0.018544683" calcext:value-type="float">
            <text:p>0.018544683</text:p>
          </table:table-cell>
          <table:table-cell office:value-type="float" office:value="1.2217976" calcext:value-type="float">
            <text:p>1.2217976</text:p>
          </table:table-cell>
          <table:table-cell table:formula="of:=AVERAGE([.B337:.K337])" office:value-type="float" office:value="0.9402304063" calcext:value-type="float">
            <text:p>0.9402304063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float" office:value="0.0728794" calcext:value-type="float">
            <text:p>0.0728794</text:p>
          </table:table-cell>
          <table:table-cell office:value-type="float" office:value="0.84445435" calcext:value-type="float">
            <text:p>0.84445435</text:p>
          </table:table-cell>
          <table:table-cell office:value-type="float" office:value="0.24638894" calcext:value-type="float">
            <text:p>0.24638894</text:p>
          </table:table-cell>
          <table:table-cell office:value-type="float" office:value="2.12281" calcext:value-type="float">
            <text:p>2.12281</text:p>
          </table:table-cell>
          <table:table-cell office:value-type="float" office:value="2.643119" calcext:value-type="float">
            <text:p>2.643119</text:p>
          </table:table-cell>
          <table:table-cell office:value-type="float" office:value="1.276997" calcext:value-type="float">
            <text:p>1.276997</text:p>
          </table:table-cell>
          <table:table-cell office:value-type="float" office:value="0.50200665" calcext:value-type="float">
            <text:p>0.50200665</text:p>
          </table:table-cell>
          <table:table-cell office:value-type="float" office:value="0.17313094" calcext:value-type="float">
            <text:p>0.17313094</text:p>
          </table:table-cell>
          <table:table-cell office:value-type="float" office:value="0.19752514" calcext:value-type="float">
            <text:p>0.19752514</text:p>
          </table:table-cell>
          <table:table-cell office:value-type="float" office:value="1.209736" calcext:value-type="float">
            <text:p>1.209736</text:p>
          </table:table-cell>
          <table:table-cell table:formula="of:=AVERAGE([.B338:.K338])" office:value-type="float" office:value="0.928904742" calcext:value-type="float">
            <text:p>0.928904742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float" office:value="0.07167957" calcext:value-type="float">
            <text:p>0.07167957</text:p>
          </table:table-cell>
          <table:table-cell office:value-type="float" office:value="0.8579543" calcext:value-type="float">
            <text:p>0.8579543</text:p>
          </table:table-cell>
          <table:table-cell office:value-type="float" office:value="0.2976714" calcext:value-type="float">
            <text:p>0.2976714</text:p>
          </table:table-cell>
          <table:table-cell office:value-type="float" office:value="2.210515" calcext:value-type="float">
            <text:p>2.210515</text:p>
          </table:table-cell>
          <table:table-cell office:value-type="float" office:value="2.6699266" calcext:value-type="float">
            <text:p>2.6699266</text:p>
          </table:table-cell>
          <table:table-cell office:value-type="float" office:value="1.2914605" calcext:value-type="float">
            <text:p>1.2914605</text:p>
          </table:table-cell>
          <table:table-cell office:value-type="float" office:value="0.43182945" calcext:value-type="float">
            <text:p>0.43182945</text:p>
          </table:table-cell>
          <table:table-cell office:value-type="float" office:value="0.17346232" calcext:value-type="float">
            <text:p>0.17346232</text:p>
          </table:table-cell>
          <table:table-cell office:value-type="float" office:value="0.10770737" calcext:value-type="float">
            <text:p>0.10770737</text:p>
          </table:table-cell>
          <table:table-cell office:value-type="float" office:value="1.2614951" calcext:value-type="float">
            <text:p>1.2614951</text:p>
          </table:table-cell>
          <table:table-cell table:formula="of:=AVERAGE([.B339:.K339])" office:value-type="float" office:value="0.937370161" calcext:value-type="float">
            <text:p>0.937370161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float" office:value="0.06680641" calcext:value-type="float">
            <text:p>0.06680641</text:p>
          </table:table-cell>
          <table:table-cell office:value-type="float" office:value="0.89515996" calcext:value-type="float">
            <text:p>0.89515996</text:p>
          </table:table-cell>
          <table:table-cell office:value-type="float" office:value="0.08913545" calcext:value-type="float">
            <text:p>0.08913545</text:p>
          </table:table-cell>
          <table:table-cell office:value-type="float" office:value="2.1624532" calcext:value-type="float">
            <text:p>2.1624532</text:p>
          </table:table-cell>
          <table:table-cell office:value-type="float" office:value="1.7759143" calcext:value-type="float">
            <text:p>1.7759143</text:p>
          </table:table-cell>
          <table:table-cell office:value-type="float" office:value="1.2930669" calcext:value-type="float">
            <text:p>1.2930669</text:p>
          </table:table-cell>
          <table:table-cell office:value-type="float" office:value="0.598107" calcext:value-type="float">
            <text:p>0.598107</text:p>
          </table:table-cell>
          <table:table-cell office:value-type="float" office:value="0.167026" calcext:value-type="float">
            <text:p>0.167026</text:p>
          </table:table-cell>
          <table:table-cell office:value-type="float" office:value="0.24346283" calcext:value-type="float">
            <text:p>0.24346283</text:p>
          </table:table-cell>
          <table:table-cell office:value-type="float" office:value="1.2205728" calcext:value-type="float">
            <text:p>1.2205728</text:p>
          </table:table-cell>
          <table:table-cell table:formula="of:=AVERAGE([.B340:.K340])" office:value-type="float" office:value="0.851170485" calcext:value-type="float">
            <text:p>0.851170485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float" office:value="0.07407883" calcext:value-type="float">
            <text:p>0.07407883</text:p>
          </table:table-cell>
          <table:table-cell office:value-type="float" office:value="0.90407264" calcext:value-type="float">
            <text:p>0.90407264</text:p>
          </table:table-cell>
          <table:table-cell office:value-type="float" office:value="0.08913545" calcext:value-type="float">
            <text:p>0.08913545</text:p>
          </table:table-cell>
          <table:table-cell office:value-type="float" office:value="2.2577462" calcext:value-type="float">
            <text:p>2.2577462</text:p>
          </table:table-cell>
          <table:table-cell office:value-type="float" office:value="2.7179742" calcext:value-type="float">
            <text:p>2.7179742</text:p>
          </table:table-cell>
          <table:table-cell office:value-type="float" office:value="1.6043444" calcext:value-type="float">
            <text:p>1.6043444</text:p>
          </table:table-cell>
          <table:table-cell office:value-type="float" office:value="0.6054057" calcext:value-type="float">
            <text:p>0.6054057</text:p>
          </table:table-cell>
          <table:table-cell office:value-type="float" office:value="0.14718956" calcext:value-type="float">
            <text:p>0.14718956</text:p>
          </table:table-cell>
          <table:table-cell office:value-type="float" office:value="0.09110111" calcext:value-type="float">
            <text:p>0.09110111</text:p>
          </table:table-cell>
          <table:table-cell office:value-type="float" office:value="1.2703056" calcext:value-type="float">
            <text:p>1.2703056</text:p>
          </table:table-cell>
          <table:table-cell table:formula="of:=AVERAGE([.B341:.K341])" office:value-type="float" office:value="0.976135369" calcext:value-type="float">
            <text:p>0.976135369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float" office:value="0.19266747" calcext:value-type="float">
            <text:p>0.19266747</text:p>
          </table:table-cell>
          <table:table-cell office:value-type="float" office:value="0.9303439" calcext:value-type="float">
            <text:p>0.9303439</text:p>
          </table:table-cell>
          <table:table-cell office:value-type="float" office:value="0.08913545" calcext:value-type="float">
            <text:p>0.08913545</text:p>
          </table:table-cell>
          <table:table-cell office:value-type="float" office:value="2.2474632" calcext:value-type="float">
            <text:p>2.2474632</text:p>
          </table:table-cell>
          <table:table-cell office:value-type="float" office:value="2.060701" calcext:value-type="float">
            <text:p>2.060701</text:p>
          </table:table-cell>
          <table:table-cell office:value-type="float" office:value="0.8541154" calcext:value-type="float">
            <text:p>0.8541154</text:p>
          </table:table-cell>
          <table:table-cell office:value-type="float" office:value="0.5604691" calcext:value-type="float">
            <text:p>0.5604691</text:p>
          </table:table-cell>
          <table:table-cell office:value-type="float" office:value="0.17291066" calcext:value-type="float">
            <text:p>0.17291066</text:p>
          </table:table-cell>
          <table:table-cell office:value-type="float" office:value="0.24203917" calcext:value-type="float">
            <text:p>0.24203917</text:p>
          </table:table-cell>
          <table:table-cell office:value-type="float" office:value="1.1701196" calcext:value-type="float">
            <text:p>1.1701196</text:p>
          </table:table-cell>
          <table:table-cell table:formula="of:=AVERAGE([.B342:.K342])" office:value-type="float" office:value="0.851996495" calcext:value-type="float">
            <text:p>0.851996495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float" office:value="0.07891486" calcext:value-type="float">
            <text:p>0.07891486</text:p>
          </table:table-cell>
          <table:table-cell office:value-type="float" office:value="0.9558683" calcext:value-type="float">
            <text:p>0.9558683</text:p>
          </table:table-cell>
          <table:table-cell office:value-type="float" office:value="0.08102647" calcext:value-type="float">
            <text:p>0.08102647</text:p>
          </table:table-cell>
          <table:table-cell office:value-type="float" office:value="1.7743979" calcext:value-type="float">
            <text:p>1.7743979</text:p>
          </table:table-cell>
          <table:table-cell office:value-type="float" office:value="2.364342" calcext:value-type="float">
            <text:p>2.364342</text:p>
          </table:table-cell>
          <table:table-cell office:value-type="float" office:value="1.5984219" calcext:value-type="float">
            <text:p>1.5984219</text:p>
          </table:table-cell>
          <table:table-cell office:value-type="float" office:value="0.43452305" calcext:value-type="float">
            <text:p>0.43452305</text:p>
          </table:table-cell>
          <table:table-cell office:value-type="float" office:value="0.08979427" calcext:value-type="float">
            <text:p>0.08979427</text:p>
          </table:table-cell>
          <table:table-cell office:value-type="float" office:value="0.012832975" calcext:value-type="float">
            <text:p>0.012832975</text:p>
          </table:table-cell>
          <table:table-cell office:value-type="float" office:value="1.2238398" calcext:value-type="float">
            <text:p>1.2238398</text:p>
          </table:table-cell>
          <table:table-cell table:formula="of:=AVERAGE([.B343:.K343])" office:value-type="float" office:value="0.8613961525" calcext:value-type="float">
            <text:p>0.8613961525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float" office:value="0.12827078" calcext:value-type="float">
            <text:p>0.12827078</text:p>
          </table:table-cell>
          <table:table-cell office:value-type="float" office:value="0.9554062" calcext:value-type="float">
            <text:p>0.9554062</text:p>
          </table:table-cell>
          <table:table-cell office:value-type="float" office:value="0.03404103" calcext:value-type="float">
            <text:p>0.03404103</text:p>
          </table:table-cell>
          <table:table-cell office:value-type="float" office:value="2.1693304" calcext:value-type="float">
            <text:p>2.1693304</text:p>
          </table:table-cell>
          <table:table-cell office:value-type="float" office:value="2.4548013" calcext:value-type="float">
            <text:p>2.4548013</text:p>
          </table:table-cell>
          <table:table-cell office:value-type="float" office:value="1.4242417" calcext:value-type="float">
            <text:p>1.4242417</text:p>
          </table:table-cell>
          <table:table-cell office:value-type="float" office:value="0.5984351" calcext:value-type="float">
            <text:p>0.5984351</text:p>
          </table:table-cell>
          <table:table-cell office:value-type="float" office:value="0.16908859" calcext:value-type="float">
            <text:p>0.16908859</text:p>
          </table:table-cell>
          <table:table-cell office:value-type="float" office:value="0.013141234" calcext:value-type="float">
            <text:p>0.013141234</text:p>
          </table:table-cell>
          <table:table-cell office:value-type="float" office:value="1.267444" calcext:value-type="float">
            <text:p>1.267444</text:p>
          </table:table-cell>
          <table:table-cell table:formula="of:=AVERAGE([.B344:.K344])" office:value-type="float" office:value="0.9214200334" calcext:value-type="float">
            <text:p>0.9214200334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float" office:value="0.10068672" calcext:value-type="float">
            <text:p>0.10068672</text:p>
          </table:table-cell>
          <table:table-cell office:value-type="float" office:value="0.9688697" calcext:value-type="float">
            <text:p>0.9688697</text:p>
          </table:table-cell>
          <table:table-cell office:value-type="float" office:value="0.20785508" calcext:value-type="float">
            <text:p>0.20785508</text:p>
          </table:table-cell>
          <table:table-cell office:value-type="float" office:value="1.9461311" calcext:value-type="float">
            <text:p>1.9461311</text:p>
          </table:table-cell>
          <table:table-cell office:value-type="float" office:value="2.6175916" calcext:value-type="float">
            <text:p>2.6175916</text:p>
          </table:table-cell>
          <table:table-cell office:value-type="float" office:value="1.5024928" calcext:value-type="float">
            <text:p>1.5024928</text:p>
          </table:table-cell>
          <table:table-cell office:value-type="float" office:value="0.38454187" calcext:value-type="float">
            <text:p>0.38454187</text:p>
          </table:table-cell>
          <table:table-cell office:value-type="float" office:value="0.16908859" calcext:value-type="float">
            <text:p>0.16908859</text:p>
          </table:table-cell>
          <table:table-cell office:value-type="float" office:value="0.01294362" calcext:value-type="float">
            <text:p>0.01294362</text:p>
          </table:table-cell>
          <table:table-cell office:value-type="float" office:value="1.2773782" calcext:value-type="float">
            <text:p>1.2773782</text:p>
          </table:table-cell>
          <table:table-cell table:formula="of:=AVERAGE([.B345:.K345])" office:value-type="float" office:value="0.918757928" calcext:value-type="float">
            <text:p>0.918757928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float" office:value="0.18988658" calcext:value-type="float">
            <text:p>0.18988658</text:p>
          </table:table-cell>
          <table:table-cell office:value-type="float" office:value="0.97530895" calcext:value-type="float">
            <text:p>0.97530895</text:p>
          </table:table-cell>
          <table:table-cell office:value-type="float" office:value="0.2970606" calcext:value-type="float">
            <text:p>0.2970606</text:p>
          </table:table-cell>
          <table:table-cell office:value-type="float" office:value="2.1854022" calcext:value-type="float">
            <text:p>2.1854022</text:p>
          </table:table-cell>
          <table:table-cell office:value-type="float" office:value="2.6699266" calcext:value-type="float">
            <text:p>2.6699266</text:p>
          </table:table-cell>
          <table:table-cell office:value-type="float" office:value="1.6518788" calcext:value-type="float">
            <text:p>1.6518788</text:p>
          </table:table-cell>
          <table:table-cell office:value-type="float" office:value="0.6972126" calcext:value-type="float">
            <text:p>0.6972126</text:p>
          </table:table-cell>
          <table:table-cell office:value-type="float" office:value="0.16908859" calcext:value-type="float">
            <text:p>0.16908859</text:p>
          </table:table-cell>
          <table:table-cell office:value-type="float" office:value="0.013104041" calcext:value-type="float">
            <text:p>0.013104041</text:p>
          </table:table-cell>
          <table:table-cell office:value-type="float" office:value="1.3082623" calcext:value-type="float">
            <text:p>1.3082623</text:p>
          </table:table-cell>
          <table:table-cell table:formula="of:=AVERAGE([.B346:.K346])" office:value-type="float" office:value="1.0157131261" calcext:value-type="float">
            <text:p>1.0157131261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float" office:value="0.12929276" calcext:value-type="float">
            <text:p>0.12929276</text:p>
          </table:table-cell>
          <table:table-cell office:value-type="float" office:value="0.68329024" calcext:value-type="float">
            <text:p>0.68329024</text:p>
          </table:table-cell>
          <table:table-cell office:value-type="float" office:value="0.10754072" calcext:value-type="float">
            <text:p>0.10754072</text:p>
          </table:table-cell>
          <table:table-cell office:value-type="float" office:value="2.270883" calcext:value-type="float">
            <text:p>2.270883</text:p>
          </table:table-cell>
          <table:table-cell office:value-type="float" office:value="2.1953917" calcext:value-type="float">
            <text:p>2.1953917</text:p>
          </table:table-cell>
          <table:table-cell office:value-type="float" office:value="1.5737603" calcext:value-type="float">
            <text:p>1.5737603</text:p>
          </table:table-cell>
          <table:table-cell office:value-type="float" office:value="0.46701026" calcext:value-type="float">
            <text:p>0.46701026</text:p>
          </table:table-cell>
          <table:table-cell office:value-type="float" office:value="0.17346232" calcext:value-type="float">
            <text:p>0.17346232</text:p>
          </table:table-cell>
          <table:table-cell office:value-type="float" office:value="0.013104041" calcext:value-type="float">
            <text:p>0.013104041</text:p>
          </table:table-cell>
          <table:table-cell office:value-type="float" office:value="1.2599962" calcext:value-type="float">
            <text:p>1.2599962</text:p>
          </table:table-cell>
          <table:table-cell table:formula="of:=AVERAGE([.B347:.K347])" office:value-type="float" office:value="0.8873731541" calcext:value-type="float">
            <text:p>0.8873731541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float" office:value="0.11915844" calcext:value-type="float">
            <text:p>0.11915844</text:p>
          </table:table-cell>
          <table:table-cell office:value-type="float" office:value="0.9052762" calcext:value-type="float">
            <text:p>0.9052762</text:p>
          </table:table-cell>
          <table:table-cell office:value-type="float" office:value="0.24638894" calcext:value-type="float">
            <text:p>0.24638894</text:p>
          </table:table-cell>
          <table:table-cell office:value-type="float" office:value="1.784598" calcext:value-type="float">
            <text:p>1.784598</text:p>
          </table:table-cell>
          <table:table-cell office:value-type="float" office:value="2.0906596" calcext:value-type="float">
            <text:p>2.0906596</text:p>
          </table:table-cell>
          <table:table-cell office:value-type="float" office:value="1.6745833" calcext:value-type="float">
            <text:p>1.6745833</text:p>
          </table:table-cell>
          <table:table-cell office:value-type="float" office:value="0.38470972" calcext:value-type="float">
            <text:p>0.38470972</text:p>
          </table:table-cell>
          <table:table-cell office:value-type="float" office:value="0.084744" calcext:value-type="float">
            <text:p>0.084744</text:p>
          </table:table-cell>
          <table:table-cell office:value-type="float" office:value="0.013413583" calcext:value-type="float">
            <text:p>0.013413583</text:p>
          </table:table-cell>
          <table:table-cell office:value-type="float" office:value="1.2617592" calcext:value-type="float">
            <text:p>1.2617592</text:p>
          </table:table-cell>
          <table:table-cell table:formula="of:=AVERAGE([.B348:.K348])" office:value-type="float" office:value="0.8565290983" calcext:value-type="float">
            <text:p>0.8565290983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float" office:value="0.064447574" calcext:value-type="float">
            <text:p>0.064447574</text:p>
          </table:table-cell>
          <table:table-cell office:value-type="float" office:value="0.88968736" calcext:value-type="float">
            <text:p>0.88968736</text:p>
          </table:table-cell>
          <table:table-cell office:value-type="float" office:value="0.28738192" calcext:value-type="float">
            <text:p>0.28738192</text:p>
          </table:table-cell>
          <table:table-cell office:value-type="float" office:value="2.1251972" calcext:value-type="float">
            <text:p>2.1251972</text:p>
          </table:table-cell>
          <table:table-cell office:value-type="float" office:value="1.9177971" calcext:value-type="float">
            <text:p>1.9177971</text:p>
          </table:table-cell>
          <table:table-cell office:value-type="float" office:value="1.830147" calcext:value-type="float">
            <text:p>1.830147</text:p>
          </table:table-cell>
          <table:table-cell office:value-type="float" office:value="0.6147859" calcext:value-type="float">
            <text:p>0.6147859</text:p>
          </table:table-cell>
          <table:table-cell office:value-type="float" office:value="0.16908859" calcext:value-type="float">
            <text:p>0.16908859</text:p>
          </table:table-cell>
          <table:table-cell office:value-type="float" office:value="0.012809174" calcext:value-type="float">
            <text:p>0.012809174</text:p>
          </table:table-cell>
          <table:table-cell office:value-type="float" office:value="1.3494829" calcext:value-type="float">
            <text:p>1.3494829</text:p>
          </table:table-cell>
          <table:table-cell table:formula="of:=AVERAGE([.B349:.K349])" office:value-type="float" office:value="0.9260824718" calcext:value-type="float">
            <text:p>0.9260824718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float" office:value="0.1439585" calcext:value-type="float">
            <text:p>0.1439585</text:p>
          </table:table-cell>
          <table:table-cell office:value-type="float" office:value="0.8954376" calcext:value-type="float">
            <text:p>0.8954376</text:p>
          </table:table-cell>
          <table:table-cell office:value-type="float" office:value="0.29523242" calcext:value-type="float">
            <text:p>0.29523242</text:p>
          </table:table-cell>
          <table:table-cell office:value-type="float" office:value="1.7317495" calcext:value-type="float">
            <text:p>1.7317495</text:p>
          </table:table-cell>
          <table:table-cell office:value-type="float" office:value="2.33771" calcext:value-type="float">
            <text:p>2.33771</text:p>
          </table:table-cell>
          <table:table-cell office:value-type="float" office:value="1.8277828" calcext:value-type="float">
            <text:p>1.8277828</text:p>
          </table:table-cell>
          <table:table-cell office:value-type="float" office:value="0.43946415" calcext:value-type="float">
            <text:p>0.43946415</text:p>
          </table:table-cell>
          <table:table-cell office:value-type="float" office:value="0.16908859" calcext:value-type="float">
            <text:p>0.16908859</text:p>
          </table:table-cell>
          <table:table-cell office:value-type="float" office:value="0.012898734" calcext:value-type="float">
            <text:p>0.012898734</text:p>
          </table:table-cell>
          <table:table-cell office:value-type="float" office:value="1.2709154" calcext:value-type="float">
            <text:p>1.2709154</text:p>
          </table:table-cell>
          <table:table-cell table:formula="of:=AVERAGE([.B350:.K350])" office:value-type="float" office:value="0.9124237694" calcext:value-type="float">
            <text:p>0.9124237694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float" office:value="0.08102332" calcext:value-type="float">
            <text:p>0.08102332</text:p>
          </table:table-cell>
          <table:table-cell office:value-type="float" office:value="0.90851176" calcext:value-type="float">
            <text:p>0.90851176</text:p>
          </table:table-cell>
          <table:table-cell office:value-type="float" office:value="0.2247345" calcext:value-type="float">
            <text:p>0.2247345</text:p>
          </table:table-cell>
          <table:table-cell office:value-type="float" office:value="2.1587262" calcext:value-type="float">
            <text:p>2.1587262</text:p>
          </table:table-cell>
          <table:table-cell office:value-type="float" office:value="2.3827755" calcext:value-type="float">
            <text:p>2.3827755</text:p>
          </table:table-cell>
          <table:table-cell office:value-type="float" office:value="1.8484623" calcext:value-type="float">
            <text:p>1.8484623</text:p>
          </table:table-cell>
          <table:table-cell office:value-type="float" office:value="0.40286362" calcext:value-type="float">
            <text:p>0.40286362</text:p>
          </table:table-cell>
          <table:table-cell office:value-type="float" office:value="0.1231857" calcext:value-type="float">
            <text:p>0.1231857</text:p>
          </table:table-cell>
          <table:table-cell office:value-type="float" office:value="0.013349399" calcext:value-type="float">
            <text:p>0.013349399</text:p>
          </table:table-cell>
          <table:table-cell office:value-type="float" office:value="1.269732" calcext:value-type="float">
            <text:p>1.269732</text:p>
          </table:table-cell>
          <table:table-cell table:formula="of:=AVERAGE([.B351:.K351])" office:value-type="float" office:value="0.9413364299" calcext:value-type="float">
            <text:p>0.9413364299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float" office:value="0.11412923" calcext:value-type="float">
            <text:p>0.11412923</text:p>
          </table:table-cell>
          <table:table-cell office:value-type="float" office:value="0.86728936" calcext:value-type="float">
            <text:p>0.86728936</text:p>
          </table:table-cell>
          <table:table-cell office:value-type="float" office:value="0.096118085" calcext:value-type="float">
            <text:p>0.096118085</text:p>
          </table:table-cell>
          <table:table-cell office:value-type="float" office:value="2.2013116" calcext:value-type="float">
            <text:p>2.2013116</text:p>
          </table:table-cell>
          <table:table-cell office:value-type="float" office:value="2.102394" calcext:value-type="float">
            <text:p>2.102394</text:p>
          </table:table-cell>
          <table:table-cell office:value-type="float" office:value="1.8436197" calcext:value-type="float">
            <text:p>1.8436197</text:p>
          </table:table-cell>
          <table:table-cell office:value-type="float" office:value="0.5720959" calcext:value-type="float">
            <text:p>0.5720959</text:p>
          </table:table-cell>
          <table:table-cell office:value-type="float" office:value="0.08239308" calcext:value-type="float">
            <text:p>0.08239308</text:p>
          </table:table-cell>
          <table:table-cell office:value-type="float" office:value="0.013047118" calcext:value-type="float">
            <text:p>0.013047118</text:p>
          </table:table-cell>
          <table:table-cell office:value-type="float" office:value="1.2148093" calcext:value-type="float">
            <text:p>1.2148093</text:p>
          </table:table-cell>
          <table:table-cell table:formula="of:=AVERAGE([.B352:.K352])" office:value-type="float" office:value="0.9107207373" calcext:value-type="float">
            <text:p>0.9107207373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float" office:value="0.08847981" calcext:value-type="float">
            <text:p>0.08847981</text:p>
          </table:table-cell>
          <table:table-cell office:value-type="float" office:value="0.98615605" calcext:value-type="float">
            <text:p>0.98615605</text:p>
          </table:table-cell>
          <table:table-cell office:value-type="float" office:value="0.29085562" calcext:value-type="float">
            <text:p>0.29085562</text:p>
          </table:table-cell>
          <table:table-cell office:value-type="float" office:value="2.2013116" calcext:value-type="float">
            <text:p>2.2013116</text:p>
          </table:table-cell>
          <table:table-cell office:value-type="float" office:value="2.4450312" calcext:value-type="float">
            <text:p>2.4450312</text:p>
          </table:table-cell>
          <table:table-cell office:value-type="float" office:value="1.8446397" calcext:value-type="float">
            <text:p>1.8446397</text:p>
          </table:table-cell>
          <table:table-cell office:value-type="float" office:value="0.46702188" calcext:value-type="float">
            <text:p>0.46702188</text:p>
          </table:table-cell>
          <table:table-cell office:value-type="float" office:value="0.06426947" calcext:value-type="float">
            <text:p>0.06426947</text:p>
          </table:table-cell>
          <table:table-cell office:value-type="float" office:value="0.013455053" calcext:value-type="float">
            <text:p>0.013455053</text:p>
          </table:table-cell>
          <table:table-cell office:value-type="float" office:value="1.2183547" calcext:value-type="float">
            <text:p>1.2183547</text:p>
          </table:table-cell>
          <table:table-cell table:formula="of:=AVERAGE([.B353:.K353])" office:value-type="float" office:value="0.9619575083" calcext:value-type="float">
            <text:p>0.9619575083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float" office:value="0.13195926" calcext:value-type="float">
            <text:p>0.13195926</text:p>
          </table:table-cell>
          <table:table-cell office:value-type="float" office:value="0.9943912" calcext:value-type="float">
            <text:p>0.9943912</text:p>
          </table:table-cell>
          <table:table-cell office:value-type="float" office:value="0.29085562" calcext:value-type="float">
            <text:p>0.29085562</text:p>
          </table:table-cell>
          <table:table-cell office:value-type="float" office:value="2.0579333" calcext:value-type="float">
            <text:p>2.0579333</text:p>
          </table:table-cell>
          <table:table-cell office:value-type="float" office:value="1.958219" calcext:value-type="float">
            <text:p>1.958219</text:p>
          </table:table-cell>
          <table:table-cell office:value-type="float" office:value="1.823337" calcext:value-type="float">
            <text:p>1.823337</text:p>
          </table:table-cell>
          <table:table-cell office:value-type="float" office:value="0.3876449" calcext:value-type="float">
            <text:p>0.3876449</text:p>
          </table:table-cell>
          <table:table-cell office:value-type="float" office:value="0.084744" calcext:value-type="float">
            <text:p>0.084744</text:p>
          </table:table-cell>
          <table:table-cell office:value-type="float" office:value="0.0135196885" calcext:value-type="float">
            <text:p>0.0135196885</text:p>
          </table:table-cell>
          <table:table-cell office:value-type="float" office:value="1.2902259" calcext:value-type="float">
            <text:p>1.2902259</text:p>
          </table:table-cell>
          <table:table-cell table:formula="of:=AVERAGE([.B354:.K354])" office:value-type="float" office:value="0.90328298685" calcext:value-type="float">
            <text:p>0.90328298685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float" office:value="0.1520425" calcext:value-type="float">
            <text:p>0.1520425</text:p>
          </table:table-cell>
          <table:table-cell office:value-type="float" office:value="0.78473985" calcext:value-type="float">
            <text:p>0.78473985</text:p>
          </table:table-cell>
          <table:table-cell office:value-type="float" office:value="0.07962587" calcext:value-type="float">
            <text:p>0.07962587</text:p>
          </table:table-cell>
          <table:table-cell office:value-type="float" office:value="2.0154352" calcext:value-type="float">
            <text:p>2.0154352</text:p>
          </table:table-cell>
          <table:table-cell office:value-type="float" office:value="1.8841859" calcext:value-type="float">
            <text:p>1.8841859</text:p>
          </table:table-cell>
          <table:table-cell office:value-type="float" office:value="1.5262401" calcext:value-type="float">
            <text:p>1.5262401</text:p>
          </table:table-cell>
          <table:table-cell office:value-type="float" office:value="0.697851" calcext:value-type="float">
            <text:p>0.697851</text:p>
          </table:table-cell>
          <table:table-cell office:value-type="float" office:value="0.16908859" calcext:value-type="float">
            <text:p>0.16908859</text:p>
          </table:table-cell>
          <table:table-cell office:value-type="float" office:value="0.014217925" calcext:value-type="float">
            <text:p>0.014217925</text:p>
          </table:table-cell>
          <table:table-cell office:value-type="float" office:value="1.3477386" calcext:value-type="float">
            <text:p>1.3477386</text:p>
          </table:table-cell>
          <table:table-cell table:formula="of:=AVERAGE([.B355:.K355])" office:value-type="float" office:value="0.8671165535" calcext:value-type="float">
            <text:p>0.8671165535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float" office:value="0.13129568" calcext:value-type="float">
            <text:p>0.13129568</text:p>
          </table:table-cell>
          <table:table-cell office:value-type="float" office:value="0.6183293" calcext:value-type="float">
            <text:p>0.6183293</text:p>
          </table:table-cell>
          <table:table-cell office:value-type="float" office:value="0.29085562" calcext:value-type="float">
            <text:p>0.29085562</text:p>
          </table:table-cell>
          <table:table-cell office:value-type="float" office:value="2.167464" calcext:value-type="float">
            <text:p>2.167464</text:p>
          </table:table-cell>
          <table:table-cell office:value-type="float" office:value="1.8127258" calcext:value-type="float">
            <text:p>1.8127258</text:p>
          </table:table-cell>
          <table:table-cell office:value-type="float" office:value="0.7007929" calcext:value-type="float">
            <text:p>0.7007929</text:p>
          </table:table-cell>
          <table:table-cell office:value-type="float" office:value="0.38454518" calcext:value-type="float">
            <text:p>0.38454518</text:p>
          </table:table-cell>
          <table:table-cell office:value-type="float" office:value="0.16876268" calcext:value-type="float">
            <text:p>0.16876268</text:p>
          </table:table-cell>
          <table:table-cell office:value-type="float" office:value="0.017030038" calcext:value-type="float">
            <text:p>0.017030038</text:p>
          </table:table-cell>
          <table:table-cell office:value-type="float" office:value="1.3278699" calcext:value-type="float">
            <text:p>1.3278699</text:p>
          </table:table-cell>
          <table:table-cell table:formula="of:=AVERAGE([.B356:.K356])" office:value-type="float" office:value="0.7619671098" calcext:value-type="float">
            <text:p>0.7619671098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float" office:value="0.15130603" calcext:value-type="float">
            <text:p>0.15130603</text:p>
          </table:table-cell>
          <table:table-cell office:value-type="float" office:value="0.98597825" calcext:value-type="float">
            <text:p>0.98597825</text:p>
          </table:table-cell>
          <table:table-cell office:value-type="float" office:value="0.2247345" calcext:value-type="float">
            <text:p>0.2247345</text:p>
          </table:table-cell>
          <table:table-cell office:value-type="float" office:value="2.193854" calcext:value-type="float">
            <text:p>2.193854</text:p>
          </table:table-cell>
          <table:table-cell office:value-type="float" office:value="2.3112504" calcext:value-type="float">
            <text:p>2.3112504</text:p>
          </table:table-cell>
          <table:table-cell office:value-type="float" office:value="1.8186047" calcext:value-type="float">
            <text:p>1.8186047</text:p>
          </table:table-cell>
          <table:table-cell office:value-type="float" office:value="0.7001242" calcext:value-type="float">
            <text:p>0.7001242</text:p>
          </table:table-cell>
          <table:table-cell office:value-type="float" office:value="0.11960696" calcext:value-type="float">
            <text:p>0.11960696</text:p>
          </table:table-cell>
          <table:table-cell office:value-type="float" office:value="0.020407254" calcext:value-type="float">
            <text:p>0.020407254</text:p>
          </table:table-cell>
          <table:table-cell office:value-type="float" office:value="1.2995443" calcext:value-type="float">
            <text:p>1.2995443</text:p>
          </table:table-cell>
          <table:table-cell table:formula="of:=AVERAGE([.B357:.K357])" office:value-type="float" office:value="0.9825410594" calcext:value-type="float">
            <text:p>0.9825410594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float" office:value="0.16371767" calcext:value-type="float">
            <text:p>0.16371767</text:p>
          </table:table-cell>
          <table:table-cell office:value-type="float" office:value="0.985478" calcext:value-type="float">
            <text:p>0.985478</text:p>
          </table:table-cell>
          <table:table-cell office:value-type="float" office:value="0.2678848" calcext:value-type="float">
            <text:p>0.2678848</text:p>
          </table:table-cell>
          <table:table-cell office:value-type="float" office:value="1.9904959" calcext:value-type="float">
            <text:p>1.9904959</text:p>
          </table:table-cell>
          <table:table-cell office:value-type="float" office:value="1.6595906" calcext:value-type="float">
            <text:p>1.6595906</text:p>
          </table:table-cell>
          <table:table-cell office:value-type="float" office:value="1.8485686" calcext:value-type="float">
            <text:p>1.8485686</text:p>
          </table:table-cell>
          <table:table-cell office:value-type="float" office:value="0.38470623" calcext:value-type="float">
            <text:p>0.38470623</text:p>
          </table:table-cell>
          <table:table-cell office:value-type="float" office:value="0.16638167" calcext:value-type="float">
            <text:p>0.16638167</text:p>
          </table:table-cell>
          <table:table-cell office:value-type="float" office:value="0.014228484" calcext:value-type="float">
            <text:p>0.014228484</text:p>
          </table:table-cell>
          <table:table-cell office:value-type="float" office:value="1.270973" calcext:value-type="float">
            <text:p>1.270973</text:p>
          </table:table-cell>
          <table:table-cell table:formula="of:=AVERAGE([.B358:.K358])" office:value-type="float" office:value="0.8752024954" calcext:value-type="float">
            <text:p>0.8752024954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float" office:value="0.119983286" calcext:value-type="float">
            <text:p>0.119983286</text:p>
          </table:table-cell>
          <table:table-cell office:value-type="float" office:value="0.9685278" calcext:value-type="float">
            <text:p>0.9685278</text:p>
          </table:table-cell>
          <table:table-cell office:value-type="float" office:value="0.29219863" calcext:value-type="float">
            <text:p>0.29219863</text:p>
          </table:table-cell>
          <table:table-cell office:value-type="float" office:value="1.7751365" calcext:value-type="float">
            <text:p>1.7751365</text:p>
          </table:table-cell>
          <table:table-cell office:value-type="float" office:value="1.7725403" calcext:value-type="float">
            <text:p>1.7725403</text:p>
          </table:table-cell>
          <table:table-cell office:value-type="float" office:value="1.8485719" calcext:value-type="float">
            <text:p>1.8485719</text:p>
          </table:table-cell>
          <table:table-cell office:value-type="float" office:value="0.40203333" calcext:value-type="float">
            <text:p>0.40203333</text:p>
          </table:table-cell>
          <table:table-cell office:value-type="float" office:value="0.16908859" calcext:value-type="float">
            <text:p>0.16908859</text:p>
          </table:table-cell>
          <table:table-cell office:value-type="float" office:value="0.016018895" calcext:value-type="float">
            <text:p>0.016018895</text:p>
          </table:table-cell>
          <table:table-cell office:value-type="float" office:value="1.2497922" calcext:value-type="float">
            <text:p>1.2497922</text:p>
          </table:table-cell>
          <table:table-cell table:formula="of:=AVERAGE([.B359:.K359])" office:value-type="float" office:value="0.8613891431" calcext:value-type="float">
            <text:p>0.8613891431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float" office:value="0.16795927" calcext:value-type="float">
            <text:p>0.16795927</text:p>
          </table:table-cell>
          <table:table-cell office:value-type="float" office:value="0.48148954" calcext:value-type="float">
            <text:p>0.48148954</text:p>
          </table:table-cell>
          <table:table-cell office:value-type="float" office:value="0.28605568" calcext:value-type="float">
            <text:p>0.28605568</text:p>
          </table:table-cell>
          <table:table-cell office:value-type="float" office:value="1.7744281" calcext:value-type="float">
            <text:p>1.7744281</text:p>
          </table:table-cell>
          <table:table-cell office:value-type="float" office:value="1.7370573" calcext:value-type="float">
            <text:p>1.7370573</text:p>
          </table:table-cell>
          <table:table-cell office:value-type="float" office:value="1.6935452" calcext:value-type="float">
            <text:p>1.6935452</text:p>
          </table:table-cell>
          <table:table-cell office:value-type="float" office:value="0.43599787" calcext:value-type="float">
            <text:p>0.43599787</text:p>
          </table:table-cell>
          <table:table-cell office:value-type="float" office:value="0.16822246" calcext:value-type="float">
            <text:p>0.16822246</text:p>
          </table:table-cell>
          <table:table-cell office:value-type="float" office:value="0.017525347" calcext:value-type="float">
            <text:p>0.017525347</text:p>
          </table:table-cell>
          <table:table-cell office:value-type="float" office:value="1.2108041" calcext:value-type="float">
            <text:p>1.2108041</text:p>
          </table:table-cell>
          <table:table-cell table:formula="of:=AVERAGE([.B360:.K360])" office:value-type="float" office:value="0.7973084867" calcext:value-type="float">
            <text:p>0.7973084867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float" office:value="0.15815407" calcext:value-type="float">
            <text:p>0.15815407</text:p>
          </table:table-cell>
          <table:table-cell office:value-type="float" office:value="0.8256514" calcext:value-type="float">
            <text:p>0.8256514</text:p>
          </table:table-cell>
          <table:table-cell office:value-type="float" office:value="0.07883446" calcext:value-type="float">
            <text:p>0.07883446</text:p>
          </table:table-cell>
          <table:table-cell office:value-type="float" office:value="1.4970677" calcext:value-type="float">
            <text:p>1.4970677</text:p>
          </table:table-cell>
          <table:table-cell office:value-type="float" office:value="2.2213402" calcext:value-type="float">
            <text:p>2.2213402</text:p>
          </table:table-cell>
          <table:table-cell office:value-type="float" office:value="1.4411197" calcext:value-type="float">
            <text:p>1.4411197</text:p>
          </table:table-cell>
          <table:table-cell office:value-type="float" office:value="0.44662338" calcext:value-type="float">
            <text:p>0.44662338</text:p>
          </table:table-cell>
          <table:table-cell office:value-type="float" office:value="0.17017423" calcext:value-type="float">
            <text:p>0.17017423</text:p>
          </table:table-cell>
          <table:table-cell office:value-type="float" office:value="0.015976211" calcext:value-type="float">
            <text:p>0.015976211</text:p>
          </table:table-cell>
          <table:table-cell office:value-type="float" office:value="1.2111638" calcext:value-type="float">
            <text:p>1.2111638</text:p>
          </table:table-cell>
          <table:table-cell table:formula="of:=AVERAGE([.B361:.K361])" office:value-type="float" office:value="0.8066105151" calcext:value-type="float">
            <text:p>0.8066105151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float" office:value="0.1715946" calcext:value-type="float">
            <text:p>0.1715946</text:p>
          </table:table-cell>
          <table:table-cell office:value-type="float" office:value="0.97036433" calcext:value-type="float">
            <text:p>0.97036433</text:p>
          </table:table-cell>
          <table:table-cell office:value-type="float" office:value="0.07774508" calcext:value-type="float">
            <text:p>0.07774508</text:p>
          </table:table-cell>
          <table:table-cell office:value-type="float" office:value="1.9177855" calcext:value-type="float">
            <text:p>1.9177855</text:p>
          </table:table-cell>
          <table:table-cell office:value-type="float" office:value="2.2755654" calcext:value-type="float">
            <text:p>2.2755654</text:p>
          </table:table-cell>
          <table:table-cell office:value-type="float" office:value="1.8188527" calcext:value-type="float">
            <text:p>1.8188527</text:p>
          </table:table-cell>
          <table:table-cell office:value-type="float" office:value="0.39688283" calcext:value-type="float">
            <text:p>0.39688283</text:p>
          </table:table-cell>
          <table:table-cell office:value-type="float" office:value="0.17017423" calcext:value-type="float">
            <text:p>0.17017423</text:p>
          </table:table-cell>
          <table:table-cell office:value-type="float" office:value="0.018998617" calcext:value-type="float">
            <text:p>0.018998617</text:p>
          </table:table-cell>
          <table:table-cell office:value-type="float" office:value="1.2117759" calcext:value-type="float">
            <text:p>1.2117759</text:p>
          </table:table-cell>
          <table:table-cell table:formula="of:=AVERAGE([.B362:.K362])" office:value-type="float" office:value="0.9029739187" calcext:value-type="float">
            <text:p>0.9029739187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float" office:value="0.18721035" calcext:value-type="float">
            <text:p>0.18721035</text:p>
          </table:table-cell>
          <table:table-cell office:value-type="float" office:value="0.9477414" calcext:value-type="float">
            <text:p>0.9477414</text:p>
          </table:table-cell>
          <table:table-cell office:value-type="float" office:value="0.05486464" calcext:value-type="float">
            <text:p>0.05486464</text:p>
          </table:table-cell>
          <table:table-cell office:value-type="float" office:value="1.9276541" calcext:value-type="float">
            <text:p>1.9276541</text:p>
          </table:table-cell>
          <table:table-cell office:value-type="float" office:value="2.3324642" calcext:value-type="float">
            <text:p>2.3324642</text:p>
          </table:table-cell>
          <table:table-cell office:value-type="float" office:value="1.8676441" calcext:value-type="float">
            <text:p>1.8676441</text:p>
          </table:table-cell>
          <table:table-cell office:value-type="float" office:value="0.41395274" calcext:value-type="float">
            <text:p>0.41395274</text:p>
          </table:table-cell>
          <table:table-cell office:value-type="float" office:value="0.18312114" calcext:value-type="float">
            <text:p>0.18312114</text:p>
          </table:table-cell>
          <table:table-cell office:value-type="float" office:value="0.014946722" calcext:value-type="float">
            <text:p>0.014946722</text:p>
          </table:table-cell>
          <table:table-cell office:value-type="float" office:value="1.2650973" calcext:value-type="float">
            <text:p>1.2650973</text:p>
          </table:table-cell>
          <table:table-cell table:formula="of:=AVERAGE([.B363:.K363])" office:value-type="float" office:value="0.9194696692" calcext:value-type="float">
            <text:p>0.9194696692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float" office:value="0.16890544" calcext:value-type="float">
            <text:p>0.16890544</text:p>
          </table:table-cell>
          <table:table-cell office:value-type="float" office:value="0.57755876" calcext:value-type="float">
            <text:p>0.57755876</text:p>
          </table:table-cell>
          <table:table-cell office:value-type="float" office:value="0.07774508" calcext:value-type="float">
            <text:p>0.07774508</text:p>
          </table:table-cell>
          <table:table-cell office:value-type="float" office:value="1.8018063" calcext:value-type="float">
            <text:p>1.8018063</text:p>
          </table:table-cell>
          <table:table-cell office:value-type="float" office:value="1.7991406" calcext:value-type="float">
            <text:p>1.7991406</text:p>
          </table:table-cell>
          <table:table-cell office:value-type="float" office:value="1.8047304" calcext:value-type="float">
            <text:p>1.8047304</text:p>
          </table:table-cell>
          <table:table-cell office:value-type="float" office:value="0.43533102" calcext:value-type="float">
            <text:p>0.43533102</text:p>
          </table:table-cell>
          <table:table-cell office:value-type="float" office:value="0.24872498" calcext:value-type="float">
            <text:p>0.24872498</text:p>
          </table:table-cell>
          <table:table-cell office:value-type="float" office:value="0.013523312" calcext:value-type="float">
            <text:p>0.013523312</text:p>
          </table:table-cell>
          <table:table-cell office:value-type="float" office:value="1.131166" calcext:value-type="float">
            <text:p>1.131166</text:p>
          </table:table-cell>
          <table:table-cell table:formula="of:=AVERAGE([.B364:.K364])" office:value-type="float" office:value="0.8058631892" calcext:value-type="float">
            <text:p>0.8058631892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float" office:value="0.17223407" calcext:value-type="float">
            <text:p>0.17223407</text:p>
          </table:table-cell>
          <table:table-cell office:value-type="float" office:value="0.88271433" calcext:value-type="float">
            <text:p>0.88271433</text:p>
          </table:table-cell>
          <table:table-cell office:value-type="float" office:value="0.06475021" calcext:value-type="float">
            <text:p>0.06475021</text:p>
          </table:table-cell>
          <table:table-cell office:value-type="float" office:value="1.8816843" calcext:value-type="float">
            <text:p>1.8816843</text:p>
          </table:table-cell>
          <table:table-cell office:value-type="float" office:value="2.2463942" calcext:value-type="float">
            <text:p>2.2463942</text:p>
          </table:table-cell>
          <table:table-cell office:value-type="float" office:value="1.4407585" calcext:value-type="float">
            <text:p>1.4407585</text:p>
          </table:table-cell>
          <table:table-cell office:value-type="float" office:value="0.43850482" calcext:value-type="float">
            <text:p>0.43850482</text:p>
          </table:table-cell>
          <table:table-cell office:value-type="float" office:value="0.24142581" calcext:value-type="float">
            <text:p>0.24142581</text:p>
          </table:table-cell>
          <table:table-cell office:value-type="float" office:value="0.024371253" calcext:value-type="float">
            <text:p>0.024371253</text:p>
          </table:table-cell>
          <table:table-cell office:value-type="float" office:value="1.2109247" calcext:value-type="float">
            <text:p>1.2109247</text:p>
          </table:table-cell>
          <table:table-cell table:formula="of:=AVERAGE([.B365:.K365])" office:value-type="float" office:value="0.8603762193" calcext:value-type="float">
            <text:p>0.8603762193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float" office:value="0.1908057" calcext:value-type="float">
            <text:p>0.1908057</text:p>
          </table:table-cell>
          <table:table-cell office:value-type="float" office:value="0.75621754" calcext:value-type="float">
            <text:p>0.75621754</text:p>
          </table:table-cell>
          <table:table-cell office:value-type="float" office:value="0.07774508" calcext:value-type="float">
            <text:p>0.07774508</text:p>
          </table:table-cell>
          <table:table-cell office:value-type="float" office:value="1.9379377" calcext:value-type="float">
            <text:p>1.9379377</text:p>
          </table:table-cell>
          <table:table-cell office:value-type="float" office:value="2.2461088" calcext:value-type="float">
            <text:p>2.2461088</text:p>
          </table:table-cell>
          <table:table-cell office:value-type="float" office:value="1.4095689" calcext:value-type="float">
            <text:p>1.4095689</text:p>
          </table:table-cell>
          <table:table-cell office:value-type="float" office:value="0.40014237" calcext:value-type="float">
            <text:p>0.40014237</text:p>
          </table:table-cell>
          <table:table-cell office:value-type="float" office:value="0.18389101" calcext:value-type="float">
            <text:p>0.18389101</text:p>
          </table:table-cell>
          <table:table-cell office:value-type="float" office:value="0.013792085" calcext:value-type="float">
            <text:p>0.013792085</text:p>
          </table:table-cell>
          <table:table-cell office:value-type="float" office:value="1.2499686" calcext:value-type="float">
            <text:p>1.2499686</text:p>
          </table:table-cell>
          <table:table-cell table:formula="of:=AVERAGE([.B366:.K366])" office:value-type="float" office:value="0.8466177785" calcext:value-type="float">
            <text:p>0.8466177785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float" office:value="0.12198983" calcext:value-type="float">
            <text:p>0.12198983</text:p>
          </table:table-cell>
          <table:table-cell office:value-type="float" office:value="0.75148237" calcext:value-type="float">
            <text:p>0.75148237</text:p>
          </table:table-cell>
          <table:table-cell office:value-type="float" office:value="0.07091236" calcext:value-type="float">
            <text:p>0.07091236</text:p>
          </table:table-cell>
          <table:table-cell office:value-type="float" office:value="1.9368026" calcext:value-type="float">
            <text:p>1.9368026</text:p>
          </table:table-cell>
          <table:table-cell office:value-type="float" office:value="1.7572752" calcext:value-type="float">
            <text:p>1.7572752</text:p>
          </table:table-cell>
          <table:table-cell office:value-type="float" office:value="1.2426469" calcext:value-type="float">
            <text:p>1.2426469</text:p>
          </table:table-cell>
          <table:table-cell office:value-type="float" office:value="0.404447" calcext:value-type="float">
            <text:p>0.404447</text:p>
          </table:table-cell>
          <table:table-cell office:value-type="float" office:value="0.17017423" calcext:value-type="float">
            <text:p>0.17017423</text:p>
          </table:table-cell>
          <table:table-cell office:value-type="float" office:value="0.020274015" calcext:value-type="float">
            <text:p>0.020274015</text:p>
          </table:table-cell>
          <table:table-cell office:value-type="float" office:value="1.2515053" calcext:value-type="float">
            <text:p>1.2515053</text:p>
          </table:table-cell>
          <table:table-cell table:formula="of:=AVERAGE([.B367:.K367])" office:value-type="float" office:value="0.7727509805" calcext:value-type="float">
            <text:p>0.7727509805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float" office:value="0.1277129" calcext:value-type="float">
            <text:p>0.1277129</text:p>
          </table:table-cell>
          <table:table-cell office:value-type="float" office:value="0.83193284" calcext:value-type="float">
            <text:p>0.83193284</text:p>
          </table:table-cell>
          <table:table-cell office:value-type="float" office:value="0.07563734" calcext:value-type="float">
            <text:p>0.07563734</text:p>
          </table:table-cell>
          <table:table-cell office:value-type="float" office:value="1.959862" calcext:value-type="float">
            <text:p>1.959862</text:p>
          </table:table-cell>
          <table:table-cell office:value-type="float" office:value="1.8694319" calcext:value-type="float">
            <text:p>1.8694319</text:p>
          </table:table-cell>
          <table:table-cell office:value-type="float" office:value="1.3970615" calcext:value-type="float">
            <text:p>1.3970615</text:p>
          </table:table-cell>
          <table:table-cell office:value-type="float" office:value="0.4048075" calcext:value-type="float">
            <text:p>0.4048075</text:p>
          </table:table-cell>
          <table:table-cell office:value-type="float" office:value="0.22210705" calcext:value-type="float">
            <text:p>0.22210705</text:p>
          </table:table-cell>
          <table:table-cell office:value-type="float" office:value="0.025407912" calcext:value-type="float">
            <text:p>0.025407912</text:p>
          </table:table-cell>
          <table:table-cell office:value-type="float" office:value="1.2515053" calcext:value-type="float">
            <text:p>1.2515053</text:p>
          </table:table-cell>
          <table:table-cell table:formula="of:=AVERAGE([.B368:.K368])" office:value-type="float" office:value="0.8165466242" calcext:value-type="float">
            <text:p>0.8165466242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float" office:value="0.16149649" calcext:value-type="float">
            <text:p>0.16149649</text:p>
          </table:table-cell>
          <table:table-cell office:value-type="float" office:value="0.7595742" calcext:value-type="float">
            <text:p>0.7595742</text:p>
          </table:table-cell>
          <table:table-cell office:value-type="float" office:value="0.07591269" calcext:value-type="float">
            <text:p>0.07591269</text:p>
          </table:table-cell>
          <table:table-cell office:value-type="float" office:value="2.0177631" calcext:value-type="float">
            <text:p>2.0177631</text:p>
          </table:table-cell>
          <table:table-cell office:value-type="float" office:value="2.2690763" calcext:value-type="float">
            <text:p>2.2690763</text:p>
          </table:table-cell>
          <table:table-cell office:value-type="float" office:value="1.531293" calcext:value-type="float">
            <text:p>1.531293</text:p>
          </table:table-cell>
          <table:table-cell office:value-type="float" office:value="0.40571654" calcext:value-type="float">
            <text:p>0.40571654</text:p>
          </table:table-cell>
          <table:table-cell office:value-type="float" office:value="0.12319183" calcext:value-type="float">
            <text:p>0.12319183</text:p>
          </table:table-cell>
          <table:table-cell office:value-type="float" office:value="0.013523312" calcext:value-type="float">
            <text:p>0.013523312</text:p>
          </table:table-cell>
          <table:table-cell office:value-type="float" office:value="1.1690978" calcext:value-type="float">
            <text:p>1.1690978</text:p>
          </table:table-cell>
          <table:table-cell table:formula="of:=AVERAGE([.B369:.K369])" office:value-type="float" office:value="0.8526645262" calcext:value-type="float">
            <text:p>0.8526645262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float" office:value="0.19264975" calcext:value-type="float">
            <text:p>0.19264975</text:p>
          </table:table-cell>
          <table:table-cell office:value-type="float" office:value="0.9168491" calcext:value-type="float">
            <text:p>0.9168491</text:p>
          </table:table-cell>
          <table:table-cell office:value-type="float" office:value="0.07781247" calcext:value-type="float">
            <text:p>0.07781247</text:p>
          </table:table-cell>
          <table:table-cell office:value-type="float" office:value="2.1096065" calcext:value-type="float">
            <text:p>2.1096065</text:p>
          </table:table-cell>
          <table:table-cell office:value-type="float" office:value="2.2369194" calcext:value-type="float">
            <text:p>2.2369194</text:p>
          </table:table-cell>
          <table:table-cell office:value-type="float" office:value="1.5376558" calcext:value-type="float">
            <text:p>1.5376558</text:p>
          </table:table-cell>
          <table:table-cell office:value-type="float" office:value="0.44381538" calcext:value-type="float">
            <text:p>0.44381538</text:p>
          </table:table-cell>
          <table:table-cell office:value-type="float" office:value="0.17017423" calcext:value-type="float">
            <text:p>0.17017423</text:p>
          </table:table-cell>
          <table:table-cell office:value-type="float" office:value="0.021074846" calcext:value-type="float">
            <text:p>0.021074846</text:p>
          </table:table-cell>
          <table:table-cell office:value-type="float" office:value="1.2354664" calcext:value-type="float">
            <text:p>1.2354664</text:p>
          </table:table-cell>
          <table:table-cell table:formula="of:=AVERAGE([.B370:.K370])" office:value-type="float" office:value="0.8942023876" calcext:value-type="float">
            <text:p>0.8942023876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float" office:value="0.1257386" calcext:value-type="float">
            <text:p>0.1257386</text:p>
          </table:table-cell>
          <table:table-cell office:value-type="float" office:value="0.7591578" calcext:value-type="float">
            <text:p>0.7591578</text:p>
          </table:table-cell>
          <table:table-cell office:value-type="float" office:value="0.07447981" calcext:value-type="float">
            <text:p>0.07447981</text:p>
          </table:table-cell>
          <table:table-cell office:value-type="float" office:value="2.1039917" calcext:value-type="float">
            <text:p>2.1039917</text:p>
          </table:table-cell>
          <table:table-cell office:value-type="float" office:value="2.2821097" calcext:value-type="float">
            <text:p>2.2821097</text:p>
          </table:table-cell>
          <table:table-cell office:value-type="float" office:value="1.8390925" calcext:value-type="float">
            <text:p>1.8390925</text:p>
          </table:table-cell>
          <table:table-cell office:value-type="float" office:value="0.45044595" calcext:value-type="float">
            <text:p>0.45044595</text:p>
          </table:table-cell>
          <table:table-cell office:value-type="float" office:value="0.17456885" calcext:value-type="float">
            <text:p>0.17456885</text:p>
          </table:table-cell>
          <table:table-cell office:value-type="float" office:value="0.021263514" calcext:value-type="float">
            <text:p>0.021263514</text:p>
          </table:table-cell>
          <table:table-cell office:value-type="float" office:value="1.2515053" calcext:value-type="float">
            <text:p>1.2515053</text:p>
          </table:table-cell>
          <table:table-cell table:formula="of:=AVERAGE([.B371:.K371])" office:value-type="float" office:value="0.9082353724" calcext:value-type="float">
            <text:p>0.9082353724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float" office:value="0.19290307" calcext:value-type="float">
            <text:p>0.19290307</text:p>
          </table:table-cell>
          <table:table-cell office:value-type="float" office:value="0.9011163" calcext:value-type="float">
            <text:p>0.9011163</text:p>
          </table:table-cell>
          <table:table-cell office:value-type="float" office:value="0.07528636" calcext:value-type="float">
            <text:p>0.07528636</text:p>
          </table:table-cell>
          <table:table-cell office:value-type="float" office:value="2.0831194" calcext:value-type="float">
            <text:p>2.0831194</text:p>
          </table:table-cell>
          <table:table-cell office:value-type="float" office:value="2.272511" calcext:value-type="float">
            <text:p>2.272511</text:p>
          </table:table-cell>
          <table:table-cell office:value-type="float" office:value="0.8548768" calcext:value-type="float">
            <text:p>0.8548768</text:p>
          </table:table-cell>
          <table:table-cell office:value-type="float" office:value="0.38323045" calcext:value-type="float">
            <text:p>0.38323045</text:p>
          </table:table-cell>
          <table:table-cell office:value-type="float" office:value="0.25031483" calcext:value-type="float">
            <text:p>0.25031483</text:p>
          </table:table-cell>
          <table:table-cell office:value-type="float" office:value="0.013990171" calcext:value-type="float">
            <text:p>0.013990171</text:p>
          </table:table-cell>
          <table:table-cell office:value-type="float" office:value="1.36213" calcext:value-type="float">
            <text:p>1.36213</text:p>
          </table:table-cell>
          <table:table-cell table:formula="of:=AVERAGE([.B372:.K372])" office:value-type="float" office:value="0.8389478381" calcext:value-type="float">
            <text:p>0.8389478381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float" office:value="0.09618635" calcext:value-type="float">
            <text:p>0.09618635</text:p>
          </table:table-cell>
          <table:table-cell office:value-type="float" office:value="0.90112585" calcext:value-type="float">
            <text:p>0.90112585</text:p>
          </table:table-cell>
          <table:table-cell office:value-type="float" office:value="0.15722902" calcext:value-type="float">
            <text:p>0.15722902</text:p>
          </table:table-cell>
          <table:table-cell office:value-type="float" office:value="1.6792786" calcext:value-type="float">
            <text:p>1.6792786</text:p>
          </table:table-cell>
          <table:table-cell office:value-type="float" office:value="2.298045" calcext:value-type="float">
            <text:p>2.298045</text:p>
          </table:table-cell>
          <table:table-cell office:value-type="float" office:value="1.8295311" calcext:value-type="float">
            <text:p>1.8295311</text:p>
          </table:table-cell>
          <table:table-cell office:value-type="float" office:value="0.45437038" calcext:value-type="float">
            <text:p>0.45437038</text:p>
          </table:table-cell>
          <table:table-cell office:value-type="float" office:value="0.17017423" calcext:value-type="float">
            <text:p>0.17017423</text:p>
          </table:table-cell>
          <table:table-cell office:value-type="float" office:value="0.015288309" calcext:value-type="float">
            <text:p>0.015288309</text:p>
          </table:table-cell>
          <table:table-cell office:value-type="float" office:value="1.3603574" calcext:value-type="float">
            <text:p>1.3603574</text:p>
          </table:table-cell>
          <table:table-cell table:formula="of:=AVERAGE([.B373:.K373])" office:value-type="float" office:value="0.8961586239" calcext:value-type="float">
            <text:p>0.8961586239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float" office:value="0.123138055" calcext:value-type="float">
            <text:p>0.123138055</text:p>
          </table:table-cell>
          <table:table-cell office:value-type="float" office:value="0.78806525" calcext:value-type="float">
            <text:p>0.78806525</text:p>
          </table:table-cell>
          <table:table-cell office:value-type="float" office:value="0.15722902" calcext:value-type="float">
            <text:p>0.15722902</text:p>
          </table:table-cell>
          <table:table-cell office:value-type="float" office:value="2.0489154" calcext:value-type="float">
            <text:p>2.0489154</text:p>
          </table:table-cell>
          <table:table-cell office:value-type="float" office:value="2.350411" calcext:value-type="float">
            <text:p>2.350411</text:p>
          </table:table-cell>
          <table:table-cell office:value-type="float" office:value="1.8284844" calcext:value-type="float">
            <text:p>1.8284844</text:p>
          </table:table-cell>
          <table:table-cell office:value-type="float" office:value="0.32629168" calcext:value-type="float">
            <text:p>0.32629168</text:p>
          </table:table-cell>
          <table:table-cell office:value-type="float" office:value="0.17017423" calcext:value-type="float">
            <text:p>0.17017423</text:p>
          </table:table-cell>
          <table:table-cell office:value-type="float" office:value="0.01913279" calcext:value-type="float">
            <text:p>0.01913279</text:p>
          </table:table-cell>
          <table:table-cell office:value-type="float" office:value="1.3963624" calcext:value-type="float">
            <text:p>1.3963624</text:p>
          </table:table-cell>
          <table:table-cell table:formula="of:=AVERAGE([.B374:.K374])" office:value-type="float" office:value="0.9208204225" calcext:value-type="float">
            <text:p>0.9208204225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float" office:value="0.1273075" calcext:value-type="float">
            <text:p>0.1273075</text:p>
          </table:table-cell>
          <table:table-cell office:value-type="float" office:value="0.84846395" calcext:value-type="float">
            <text:p>0.84846395</text:p>
          </table:table-cell>
          <table:table-cell office:value-type="float" office:value="0.09323628" calcext:value-type="float">
            <text:p>0.09323628</text:p>
          </table:table-cell>
          <table:table-cell office:value-type="float" office:value="2.1152415" calcext:value-type="float">
            <text:p>2.1152415</text:p>
          </table:table-cell>
          <table:table-cell office:value-type="float" office:value="2.1836011" calcext:value-type="float">
            <text:p>2.1836011</text:p>
          </table:table-cell>
          <table:table-cell office:value-type="float" office:value="1.8328904" calcext:value-type="float">
            <text:p>1.8328904</text:p>
          </table:table-cell>
          <table:table-cell office:value-type="float" office:value="0.47199553" calcext:value-type="float">
            <text:p>0.47199553</text:p>
          </table:table-cell>
          <table:table-cell office:value-type="float" office:value="0.17003845" calcext:value-type="float">
            <text:p>0.17003845</text:p>
          </table:table-cell>
          <table:table-cell office:value-type="float" office:value="0.016124407" calcext:value-type="float">
            <text:p>0.016124407</text:p>
          </table:table-cell>
          <table:table-cell office:value-type="float" office:value="1.2084969" calcext:value-type="float">
            <text:p>1.2084969</text:p>
          </table:table-cell>
          <table:table-cell table:formula="of:=AVERAGE([.B375:.K375])" office:value-type="float" office:value="0.9067396017" calcext:value-type="float">
            <text:p>0.9067396017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float" office:value="0.12297954" calcext:value-type="float">
            <text:p>0.12297954</text:p>
          </table:table-cell>
          <table:table-cell office:value-type="float" office:value="0.92565674" calcext:value-type="float">
            <text:p>0.92565674</text:p>
          </table:table-cell>
          <table:table-cell office:value-type="float" office:value="0.15116078" calcext:value-type="float">
            <text:p>0.15116078</text:p>
          </table:table-cell>
          <table:table-cell office:value-type="float" office:value="2.126238" calcext:value-type="float">
            <text:p>2.126238</text:p>
          </table:table-cell>
          <table:table-cell office:value-type="float" office:value="2.3454087" calcext:value-type="float">
            <text:p>2.3454087</text:p>
          </table:table-cell>
          <table:table-cell office:value-type="float" office:value="1.8365048" calcext:value-type="float">
            <text:p>1.8365048</text:p>
          </table:table-cell>
          <table:table-cell office:value-type="float" office:value="0.4719528" calcext:value-type="float">
            <text:p>0.4719528</text:p>
          </table:table-cell>
          <table:table-cell office:value-type="float" office:value="0.2158786" calcext:value-type="float">
            <text:p>0.2158786</text:p>
          </table:table-cell>
          <table:table-cell office:value-type="float" office:value="0.01889268" calcext:value-type="float">
            <text:p>0.01889268</text:p>
          </table:table-cell>
          <table:table-cell office:value-type="float" office:value="1.3963624" calcext:value-type="float">
            <text:p>1.3963624</text:p>
          </table:table-cell>
          <table:table-cell table:formula="of:=AVERAGE([.B376:.K376])" office:value-type="float" office:value="0.961103504" calcext:value-type="float">
            <text:p>0.961103504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float" office:value="0.08437648" calcext:value-type="float">
            <text:p>0.08437648</text:p>
          </table:table-cell>
          <table:table-cell office:value-type="float" office:value="0.8234734" calcext:value-type="float">
            <text:p>0.8234734</text:p>
          </table:table-cell>
          <table:table-cell office:value-type="float" office:value="0.15558146" calcext:value-type="float">
            <text:p>0.15558146</text:p>
          </table:table-cell>
          <table:table-cell office:value-type="float" office:value="1.9766916" calcext:value-type="float">
            <text:p>1.9766916</text:p>
          </table:table-cell>
          <table:table-cell office:value-type="float" office:value="2.1737993" calcext:value-type="float">
            <text:p>2.1737993</text:p>
          </table:table-cell>
          <table:table-cell office:value-type="float" office:value="1.4769613" calcext:value-type="float">
            <text:p>1.4769613</text:p>
          </table:table-cell>
          <table:table-cell office:value-type="float" office:value="0.4428392" calcext:value-type="float">
            <text:p>0.4428392</text:p>
          </table:table-cell>
          <table:table-cell office:value-type="float" office:value="0.1598496" calcext:value-type="float">
            <text:p>0.1598496</text:p>
          </table:table-cell>
          <table:table-cell office:value-type="float" office:value="0.018988846" calcext:value-type="float">
            <text:p>0.018988846</text:p>
          </table:table-cell>
          <table:table-cell office:value-type="float" office:value="1.3843348" calcext:value-type="float">
            <text:p>1.3843348</text:p>
          </table:table-cell>
          <table:table-cell table:formula="of:=AVERAGE([.B377:.K377])" office:value-type="float" office:value="0.8696895986" calcext:value-type="float">
            <text:p>0.8696895986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float" office:value="0.17020257" calcext:value-type="float">
            <text:p>0.17020257</text:p>
          </table:table-cell>
          <table:table-cell office:value-type="float" office:value="0.8187374" calcext:value-type="float">
            <text:p>0.8187374</text:p>
          </table:table-cell>
          <table:table-cell office:value-type="float" office:value="0.18311812" calcext:value-type="float">
            <text:p>0.18311812</text:p>
          </table:table-cell>
          <table:table-cell office:value-type="float" office:value="2.026958" calcext:value-type="float">
            <text:p>2.026958</text:p>
          </table:table-cell>
          <table:table-cell office:value-type="float" office:value="1.7758541" calcext:value-type="float">
            <text:p>1.7758541</text:p>
          </table:table-cell>
          <table:table-cell office:value-type="float" office:value="0.77958536" calcext:value-type="float">
            <text:p>0.77958536</text:p>
          </table:table-cell>
          <table:table-cell office:value-type="float" office:value="0.405776" calcext:value-type="float">
            <text:p>0.405776</text:p>
          </table:table-cell>
          <table:table-cell office:value-type="float" office:value="0.13074738" calcext:value-type="float">
            <text:p>0.13074738</text:p>
          </table:table-cell>
          <table:table-cell office:value-type="float" office:value="0.013153728" calcext:value-type="float">
            <text:p>0.013153728</text:p>
          </table:table-cell>
          <table:table-cell office:value-type="float" office:value="1.4121534" calcext:value-type="float">
            <text:p>1.4121534</text:p>
          </table:table-cell>
          <table:table-cell table:formula="of:=AVERAGE([.B378:.K378])" office:value-type="float" office:value="0.7716286058" calcext:value-type="float">
            <text:p>0.7716286058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float" office:value="0.17339909" calcext:value-type="float">
            <text:p>0.17339909</text:p>
          </table:table-cell>
          <table:table-cell office:value-type="float" office:value="0.751243" calcext:value-type="float">
            <text:p>0.751243</text:p>
          </table:table-cell>
          <table:table-cell office:value-type="float" office:value="0.13252297" calcext:value-type="float">
            <text:p>0.13252297</text:p>
          </table:table-cell>
          <table:table-cell office:value-type="float" office:value="2.1263957" calcext:value-type="float">
            <text:p>2.1263957</text:p>
          </table:table-cell>
          <table:table-cell office:value-type="float" office:value="2.1985822" calcext:value-type="float">
            <text:p>2.1985822</text:p>
          </table:table-cell>
          <table:table-cell office:value-type="float" office:value="1.839383" calcext:value-type="float">
            <text:p>1.839383</text:p>
          </table:table-cell>
          <table:table-cell office:value-type="float" office:value="0.47618097" calcext:value-type="float">
            <text:p>0.47618097</text:p>
          </table:table-cell>
          <table:table-cell office:value-type="float" office:value="0.17017423" calcext:value-type="float">
            <text:p>0.17017423</text:p>
          </table:table-cell>
          <table:table-cell office:value-type="float" office:value="0.01913279" calcext:value-type="float">
            <text:p>0.01913279</text:p>
          </table:table-cell>
          <table:table-cell office:value-type="float" office:value="1.2705226" calcext:value-type="float">
            <text:p>1.2705226</text:p>
          </table:table-cell>
          <table:table-cell table:formula="of:=AVERAGE([.B379:.K379])" office:value-type="float" office:value="0.915753655" calcext:value-type="float">
            <text:p>0.915753655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float" office:value="0.12297954" calcext:value-type="float">
            <text:p>0.12297954</text:p>
          </table:table-cell>
          <table:table-cell office:value-type="float" office:value="0.795307" calcext:value-type="float">
            <text:p>0.795307</text:p>
          </table:table-cell>
          <table:table-cell office:value-type="float" office:value="0.18243402" calcext:value-type="float">
            <text:p>0.18243402</text:p>
          </table:table-cell>
          <table:table-cell office:value-type="float" office:value="2.039554" calcext:value-type="float">
            <text:p>2.039554</text:p>
          </table:table-cell>
          <table:table-cell office:value-type="float" office:value="1.9308511" calcext:value-type="float">
            <text:p>1.9308511</text:p>
          </table:table-cell>
          <table:table-cell office:value-type="float" office:value="1.8402467" calcext:value-type="float">
            <text:p>1.8402467</text:p>
          </table:table-cell>
          <table:table-cell office:value-type="float" office:value="0.43314004" calcext:value-type="float">
            <text:p>0.43314004</text:p>
          </table:table-cell>
          <table:table-cell office:value-type="float" office:value="0.18445186" calcext:value-type="float">
            <text:p>0.18445186</text:p>
          </table:table-cell>
          <table:table-cell office:value-type="float" office:value="0.013190636" calcext:value-type="float">
            <text:p>0.013190636</text:p>
          </table:table-cell>
          <table:table-cell office:value-type="float" office:value="1.1925699" calcext:value-type="float">
            <text:p>1.1925699</text:p>
          </table:table-cell>
          <table:table-cell table:formula="of:=AVERAGE([.B380:.K380])" office:value-type="float" office:value="0.8734724796" calcext:value-type="float">
            <text:p>0.8734724796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float" office:value="0.12297954" calcext:value-type="float">
            <text:p>0.12297954</text:p>
          </table:table-cell>
          <table:table-cell office:value-type="float" office:value="0.87384576" calcext:value-type="float">
            <text:p>0.87384576</text:p>
          </table:table-cell>
          <table:table-cell office:value-type="float" office:value="0.06268402" calcext:value-type="float">
            <text:p>0.06268402</text:p>
          </table:table-cell>
          <table:table-cell office:value-type="float" office:value="1.9766916" calcext:value-type="float">
            <text:p>1.9766916</text:p>
          </table:table-cell>
          <table:table-cell office:value-type="float" office:value="2.2057235" calcext:value-type="float">
            <text:p>2.2057235</text:p>
          </table:table-cell>
          <table:table-cell office:value-type="float" office:value="0.46811622" calcext:value-type="float">
            <text:p>0.46811622</text:p>
          </table:table-cell>
          <table:table-cell office:value-type="float" office:value="0.45944855" calcext:value-type="float">
            <text:p>0.45944855</text:p>
          </table:table-cell>
          <table:table-cell office:value-type="float" office:value="0.16526367" calcext:value-type="float">
            <text:p>0.16526367</text:p>
          </table:table-cell>
          <table:table-cell office:value-type="float" office:value="0.015937181" calcext:value-type="float">
            <text:p>0.015937181</text:p>
          </table:table-cell>
          <table:table-cell office:value-type="float" office:value="1.3272338" calcext:value-type="float">
            <text:p>1.3272338</text:p>
          </table:table-cell>
          <table:table-cell table:formula="of:=AVERAGE([.B381:.K381])" office:value-type="float" office:value="0.7677923841" calcext:value-type="float">
            <text:p>0.7677923841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float" office:value="0.07780509" calcext:value-type="float">
            <text:p>0.07780509</text:p>
          </table:table-cell>
          <table:table-cell office:value-type="float" office:value="0.6750094" calcext:value-type="float">
            <text:p>0.6750094</text:p>
          </table:table-cell>
          <table:table-cell office:value-type="float" office:value="0.15623695" calcext:value-type="float">
            <text:p>0.15623695</text:p>
          </table:table-cell>
          <table:table-cell office:value-type="float" office:value="1.804593" calcext:value-type="float">
            <text:p>1.804593</text:p>
          </table:table-cell>
          <table:table-cell office:value-type="float" office:value="2.301568" calcext:value-type="float">
            <text:p>2.301568</text:p>
          </table:table-cell>
          <table:table-cell office:value-type="float" office:value="0.63867575" calcext:value-type="float">
            <text:p>0.63867575</text:p>
          </table:table-cell>
          <table:table-cell office:value-type="float" office:value="0.47601852" calcext:value-type="float">
            <text:p>0.47601852</text:p>
          </table:table-cell>
          <table:table-cell office:value-type="float" office:value="0.16329543" calcext:value-type="float">
            <text:p>0.16329543</text:p>
          </table:table-cell>
          <table:table-cell office:value-type="float" office:value="0.002337306" calcext:value-type="float">
            <text:p>0.002337306</text:p>
          </table:table-cell>
          <table:table-cell office:value-type="float" office:value="1.3819677" calcext:value-type="float">
            <text:p>1.3819677</text:p>
          </table:table-cell>
          <table:table-cell table:formula="of:=AVERAGE([.B382:.K382])" office:value-type="float" office:value="0.7677507146" calcext:value-type="float">
            <text:p>0.7677507146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float" office:value="0.1227871" calcext:value-type="float">
            <text:p>0.1227871</text:p>
          </table:table-cell>
          <table:table-cell office:value-type="float" office:value="0.90186566" calcext:value-type="float">
            <text:p>0.90186566</text:p>
          </table:table-cell>
          <table:table-cell office:value-type="float" office:value="0.15596461" calcext:value-type="float">
            <text:p>0.15596461</text:p>
          </table:table-cell>
          <table:table-cell office:value-type="float" office:value="2.0489154" calcext:value-type="float">
            <text:p>2.0489154</text:p>
          </table:table-cell>
          <table:table-cell office:value-type="float" office:value="2.2981205" calcext:value-type="float">
            <text:p>2.2981205</text:p>
          </table:table-cell>
          <table:table-cell office:value-type="float" office:value="0.68728346" calcext:value-type="float">
            <text:p>0.68728346</text:p>
          </table:table-cell>
          <table:table-cell office:value-type="float" office:value="0.5152023" calcext:value-type="float">
            <text:p>0.5152023</text:p>
          </table:table-cell>
          <table:table-cell office:value-type="float" office:value="0.17644125" calcext:value-type="float">
            <text:p>0.17644125</text:p>
          </table:table-cell>
          <table:table-cell office:value-type="float" office:value="0.018688975" calcext:value-type="float">
            <text:p>0.018688975</text:p>
          </table:table-cell>
          <table:table-cell office:value-type="float" office:value="1.4671792" calcext:value-type="float">
            <text:p>1.4671792</text:p>
          </table:table-cell>
          <table:table-cell table:formula="of:=AVERAGE([.B383:.K383])" office:value-type="float" office:value="0.8392448455" calcext:value-type="float">
            <text:p>0.8392448455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float" office:value="0.08536764" calcext:value-type="float">
            <text:p>0.08536764</text:p>
          </table:table-cell>
          <table:table-cell office:value-type="float" office:value="0.7907834" calcext:value-type="float">
            <text:p>0.7907834</text:p>
          </table:table-cell>
          <table:table-cell office:value-type="float" office:value="0.15975055" calcext:value-type="float">
            <text:p>0.15975055</text:p>
          </table:table-cell>
          <table:table-cell office:value-type="float" office:value="2.120897" calcext:value-type="float">
            <text:p>2.120897</text:p>
          </table:table-cell>
          <table:table-cell office:value-type="float" office:value="1.7374498" calcext:value-type="float">
            <text:p>1.7374498</text:p>
          </table:table-cell>
          <table:table-cell office:value-type="float" office:value="0.4090498" calcext:value-type="float">
            <text:p>0.4090498</text:p>
          </table:table-cell>
          <table:table-cell office:value-type="float" office:value="0.4741835" calcext:value-type="float">
            <text:p>0.4741835</text:p>
          </table:table-cell>
          <table:table-cell office:value-type="float" office:value="0.21407887" calcext:value-type="float">
            <text:p>0.21407887</text:p>
          </table:table-cell>
          <table:table-cell office:value-type="float" office:value="0.01365887" calcext:value-type="float">
            <text:p>0.01365887</text:p>
          </table:table-cell>
          <table:table-cell office:value-type="float" office:value="1.2539679" calcext:value-type="float">
            <text:p>1.2539679</text:p>
          </table:table-cell>
          <table:table-cell table:formula="of:=AVERAGE([.B384:.K384])" office:value-type="float" office:value="0.725918733" calcext:value-type="float">
            <text:p>0.725918733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float" office:value="0.105662934" calcext:value-type="float">
            <text:p>0.105662934</text:p>
          </table:table-cell>
          <table:table-cell office:value-type="float" office:value="0.92214835" calcext:value-type="float">
            <text:p>0.92214835</text:p>
          </table:table-cell>
          <table:table-cell office:value-type="float" office:value="0.15642951" calcext:value-type="float">
            <text:p>0.15642951</text:p>
          </table:table-cell>
          <table:table-cell office:value-type="float" office:value="1.6449559" calcext:value-type="float">
            <text:p>1.6449559</text:p>
          </table:table-cell>
          <table:table-cell office:value-type="float" office:value="1.5947268" calcext:value-type="float">
            <text:p>1.5947268</text:p>
          </table:table-cell>
          <table:table-cell office:value-type="float" office:value="0.5804245" calcext:value-type="float">
            <text:p>0.5804245</text:p>
          </table:table-cell>
          <table:table-cell office:value-type="float" office:value="0.47185424" calcext:value-type="float">
            <text:p>0.47185424</text:p>
          </table:table-cell>
          <table:table-cell office:value-type="float" office:value="0.2486949" calcext:value-type="float">
            <text:p>0.2486949</text:p>
          </table:table-cell>
          <table:table-cell office:value-type="float" office:value="0.013705967" calcext:value-type="float">
            <text:p>0.013705967</text:p>
          </table:table-cell>
          <table:table-cell office:value-type="float" office:value="1.2539679" calcext:value-type="float">
            <text:p>1.2539679</text:p>
          </table:table-cell>
          <table:table-cell table:formula="of:=AVERAGE([.B385:.K385])" office:value-type="float" office:value="0.6992571001" calcext:value-type="float">
            <text:p>0.6992571001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float" office:value="0.19507214" calcext:value-type="float">
            <text:p>0.19507214</text:p>
          </table:table-cell>
          <table:table-cell office:value-type="float" office:value="0.84635955" calcext:value-type="float">
            <text:p>0.84635955</text:p>
          </table:table-cell>
          <table:table-cell office:value-type="float" office:value="0.15767922" calcext:value-type="float">
            <text:p>0.15767922</text:p>
          </table:table-cell>
          <table:table-cell office:value-type="float" office:value="2.0406325" calcext:value-type="float">
            <text:p>2.0406325</text:p>
          </table:table-cell>
          <table:table-cell office:value-type="float" office:value="2.2682283" calcext:value-type="float">
            <text:p>2.2682283</text:p>
          </table:table-cell>
          <table:table-cell office:value-type="float" office:value="0.7397551" calcext:value-type="float">
            <text:p>0.7397551</text:p>
          </table:table-cell>
          <table:table-cell office:value-type="float" office:value="0.367974" calcext:value-type="float">
            <text:p>0.367974</text:p>
          </table:table-cell>
          <table:table-cell office:value-type="float" office:value="0.25182417" calcext:value-type="float">
            <text:p>0.25182417</text:p>
          </table:table-cell>
          <table:table-cell office:value-type="float" office:value="0.013705967" calcext:value-type="float">
            <text:p>0.013705967</text:p>
          </table:table-cell>
          <table:table-cell office:value-type="float" office:value="1.3358366" calcext:value-type="float">
            <text:p>1.3358366</text:p>
          </table:table-cell>
          <table:table-cell table:formula="of:=AVERAGE([.B386:.K386])" office:value-type="float" office:value="0.8217067547" calcext:value-type="float">
            <text:p>0.8217067547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float" office:value="0.123138055" calcext:value-type="float">
            <text:p>0.123138055</text:p>
          </table:table-cell>
          <table:table-cell office:value-type="float" office:value="0.8119086" calcext:value-type="float">
            <text:p>0.8119086</text:p>
          </table:table-cell>
          <table:table-cell office:value-type="float" office:value="0.15844448" calcext:value-type="float">
            <text:p>0.15844448</text:p>
          </table:table-cell>
          <table:table-cell office:value-type="float" office:value="2.033664" calcext:value-type="float">
            <text:p>2.033664</text:p>
          </table:table-cell>
          <table:table-cell office:value-type="float" office:value="2.2362633" calcext:value-type="float">
            <text:p>2.2362633</text:p>
          </table:table-cell>
          <table:table-cell office:value-type="float" office:value="0.69257855" calcext:value-type="float">
            <text:p>0.69257855</text:p>
          </table:table-cell>
          <table:table-cell office:value-type="float" office:value="0.41620898" calcext:value-type="float">
            <text:p>0.41620898</text:p>
          </table:table-cell>
          <table:table-cell office:value-type="float" office:value="0.17151277" calcext:value-type="float">
            <text:p>0.17151277</text:p>
          </table:table-cell>
          <table:table-cell office:value-type="float" office:value="0.014641134" calcext:value-type="float">
            <text:p>0.014641134</text:p>
          </table:table-cell>
          <table:table-cell office:value-type="float" office:value="1.3831457" calcext:value-type="float">
            <text:p>1.3831457</text:p>
          </table:table-cell>
          <table:table-cell table:formula="of:=AVERAGE([.B387:.K387])" office:value-type="float" office:value="0.8041505569" calcext:value-type="float">
            <text:p>0.8041505569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float" office:value="0.12378322" calcext:value-type="float">
            <text:p>0.12378322</text:p>
          </table:table-cell>
          <table:table-cell office:value-type="float" office:value="0.8166939" calcext:value-type="float">
            <text:p>0.8166939</text:p>
          </table:table-cell>
          <table:table-cell office:value-type="float" office:value="0.10798487" calcext:value-type="float">
            <text:p>0.10798487</text:p>
          </table:table-cell>
          <table:table-cell office:value-type="float" office:value="2.1090877" calcext:value-type="float">
            <text:p>2.1090877</text:p>
          </table:table-cell>
          <table:table-cell office:value-type="float" office:value="2.3028352" calcext:value-type="float">
            <text:p>2.3028352</text:p>
          </table:table-cell>
          <table:table-cell office:value-type="float" office:value="0.70407385" calcext:value-type="float">
            <text:p>0.70407385</text:p>
          </table:table-cell>
          <table:table-cell office:value-type="float" office:value="0.4176746" calcext:value-type="float">
            <text:p>0.4176746</text:p>
          </table:table-cell>
          <table:table-cell office:value-type="float" office:value="0.21470371" calcext:value-type="float">
            <text:p>0.21470371</text:p>
          </table:table-cell>
          <table:table-cell office:value-type="float" office:value="0.014475263" calcext:value-type="float">
            <text:p>0.014475263</text:p>
          </table:table-cell>
          <table:table-cell office:value-type="float" office:value="1.3820945" calcext:value-type="float">
            <text:p>1.3820945</text:p>
          </table:table-cell>
          <table:table-cell table:formula="of:=AVERAGE([.B388:.K388])" office:value-type="float" office:value="0.8193406813" calcext:value-type="float">
            <text:p>0.8193406813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float" office:value="0.18134987" calcext:value-type="float">
            <text:p>0.18134987</text:p>
          </table:table-cell>
          <table:table-cell office:value-type="float" office:value="0.8200637" calcext:value-type="float">
            <text:p>0.8200637</text:p>
          </table:table-cell>
          <table:table-cell office:value-type="float" office:value="0.14734496" calcext:value-type="float">
            <text:p>0.14734496</text:p>
          </table:table-cell>
          <table:table-cell office:value-type="float" office:value="2.0925527" calcext:value-type="float">
            <text:p>2.0925527</text:p>
          </table:table-cell>
          <table:table-cell office:value-type="float" office:value="2.296417" calcext:value-type="float">
            <text:p>2.296417</text:p>
          </table:table-cell>
          <table:table-cell office:value-type="float" office:value="0.41123775" calcext:value-type="float">
            <text:p>0.41123775</text:p>
          </table:table-cell>
          <table:table-cell office:value-type="float" office:value="0.45125002" calcext:value-type="float">
            <text:p>0.45125002</text:p>
          </table:table-cell>
          <table:table-cell office:value-type="float" office:value="0.24189906" calcext:value-type="float">
            <text:p>0.24189906</text:p>
          </table:table-cell>
          <table:table-cell office:value-type="float" office:value="0.013108533" calcext:value-type="float">
            <text:p>0.013108533</text:p>
          </table:table-cell>
          <table:table-cell office:value-type="float" office:value="1.2619915" calcext:value-type="float">
            <text:p>1.2619915</text:p>
          </table:table-cell>
          <table:table-cell table:formula="of:=AVERAGE([.B389:.K389])" office:value-type="float" office:value="0.7917215093" calcext:value-type="float">
            <text:p>0.7917215093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float" office:value="0.19411333" calcext:value-type="float">
            <text:p>0.19411333</text:p>
          </table:table-cell>
          <table:table-cell office:value-type="float" office:value="0.7697497" calcext:value-type="float">
            <text:p>0.7697497</text:p>
          </table:table-cell>
          <table:table-cell office:value-type="float" office:value="0.15671942" calcext:value-type="float">
            <text:p>0.15671942</text:p>
          </table:table-cell>
          <table:table-cell office:value-type="float" office:value="1.8034232" calcext:value-type="float">
            <text:p>1.8034232</text:p>
          </table:table-cell>
          <table:table-cell office:value-type="float" office:value="1.5951701" calcext:value-type="float">
            <text:p>1.5951701</text:p>
          </table:table-cell>
          <table:table-cell office:value-type="float" office:value="0.39219257" calcext:value-type="float">
            <text:p>0.39219257</text:p>
          </table:table-cell>
          <table:table-cell office:value-type="float" office:value="0.45107925" calcext:value-type="float">
            <text:p>0.45107925</text:p>
          </table:table-cell>
          <table:table-cell office:value-type="float" office:value="0.24122226" calcext:value-type="float">
            <text:p>0.24122226</text:p>
          </table:table-cell>
          <table:table-cell office:value-type="float" office:value="0.013701502" calcext:value-type="float">
            <text:p>0.013701502</text:p>
          </table:table-cell>
          <table:table-cell office:value-type="float" office:value="1.380935" calcext:value-type="float">
            <text:p>1.380935</text:p>
          </table:table-cell>
          <table:table-cell table:formula="of:=AVERAGE([.B390:.K390])" office:value-type="float" office:value="0.6998306332" calcext:value-type="float">
            <text:p>0.6998306332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float" office:value="0.1365578" calcext:value-type="float">
            <text:p>0.1365578</text:p>
          </table:table-cell>
          <table:table-cell office:value-type="float" office:value="0.9169644" calcext:value-type="float">
            <text:p>0.9169644</text:p>
          </table:table-cell>
          <table:table-cell office:value-type="float" office:value="0.16042763" calcext:value-type="float">
            <text:p>0.16042763</text:p>
          </table:table-cell>
          <table:table-cell office:value-type="float" office:value="1.7861742" calcext:value-type="float">
            <text:p>1.7861742</text:p>
          </table:table-cell>
          <table:table-cell office:value-type="float" office:value="2.0443568" calcext:value-type="float">
            <text:p>2.0443568</text:p>
          </table:table-cell>
          <table:table-cell office:value-type="float" office:value="0.66744334" calcext:value-type="float">
            <text:p>0.66744334</text:p>
          </table:table-cell>
          <table:table-cell office:value-type="float" office:value="0.44650158" calcext:value-type="float">
            <text:p>0.44650158</text:p>
          </table:table-cell>
          <table:table-cell office:value-type="float" office:value="0.1827613" calcext:value-type="float">
            <text:p>0.1827613</text:p>
          </table:table-cell>
          <table:table-cell office:value-type="float" office:value="0.015187789" calcext:value-type="float">
            <text:p>0.015187789</text:p>
          </table:table-cell>
          <table:table-cell office:value-type="float" office:value="1.335484" calcext:value-type="float">
            <text:p>1.335484</text:p>
          </table:table-cell>
          <table:table-cell table:formula="of:=AVERAGE([.B391:.K391])" office:value-type="float" office:value="0.7691858839" calcext:value-type="float">
            <text:p>0.7691858839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float" office:value="0.1709558" calcext:value-type="float">
            <text:p>0.1709558</text:p>
          </table:table-cell>
          <table:table-cell office:value-type="float" office:value="0.7145633" calcext:value-type="float">
            <text:p>0.7145633</text:p>
          </table:table-cell>
          <table:table-cell office:value-type="float" office:value="0.07745124" calcext:value-type="float">
            <text:p>0.07745124</text:p>
          </table:table-cell>
          <table:table-cell office:value-type="float" office:value="2.0997944" calcext:value-type="float">
            <text:p>2.0997944</text:p>
          </table:table-cell>
          <table:table-cell office:value-type="float" office:value="1.4668367" calcext:value-type="float">
            <text:p>1.4668367</text:p>
          </table:table-cell>
          <table:table-cell office:value-type="float" office:value="0.7397551" calcext:value-type="float">
            <text:p>0.7397551</text:p>
          </table:table-cell>
          <table:table-cell office:value-type="float" office:value="0.45142084" calcext:value-type="float">
            <text:p>0.45142084</text:p>
          </table:table-cell>
          <table:table-cell office:value-type="float" office:value="0.24070346" calcext:value-type="float">
            <text:p>0.24070346</text:p>
          </table:table-cell>
          <table:table-cell office:value-type="float" office:value="0.01855245" calcext:value-type="float">
            <text:p>0.01855245</text:p>
          </table:table-cell>
          <table:table-cell office:value-type="float" office:value="1.4652555" calcext:value-type="float">
            <text:p>1.4652555</text:p>
          </table:table-cell>
          <table:table-cell table:formula="of:=AVERAGE([.B392:.K392])" office:value-type="float" office:value="0.744528879" calcext:value-type="float">
            <text:p>0.744528879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float" office:value="0.11391048" calcext:value-type="float">
            <text:p>0.11391048</text:p>
          </table:table-cell>
          <table:table-cell office:value-type="float" office:value="0.88123083" calcext:value-type="float">
            <text:p>0.88123083</text:p>
          </table:table-cell>
          <table:table-cell office:value-type="float" office:value="0.16042763" calcext:value-type="float">
            <text:p>0.16042763</text:p>
          </table:table-cell>
          <table:table-cell office:value-type="float" office:value="2.056347" calcext:value-type="float">
            <text:p>2.056347</text:p>
          </table:table-cell>
          <table:table-cell office:value-type="float" office:value="2.0806715" calcext:value-type="float">
            <text:p>2.0806715</text:p>
          </table:table-cell>
          <table:table-cell office:value-type="float" office:value="0.7401867" calcext:value-type="float">
            <text:p>0.7401867</text:p>
          </table:table-cell>
          <table:table-cell office:value-type="float" office:value="0.45174378" calcext:value-type="float">
            <text:p>0.45174378</text:p>
          </table:table-cell>
          <table:table-cell office:value-type="float" office:value="0.12620431" calcext:value-type="float">
            <text:p>0.12620431</text:p>
          </table:table-cell>
          <table:table-cell office:value-type="float" office:value="0.015609134" calcext:value-type="float">
            <text:p>0.015609134</text:p>
          </table:table-cell>
          <table:table-cell office:value-type="float" office:value="1.3804274" calcext:value-type="float">
            <text:p>1.3804274</text:p>
          </table:table-cell>
          <table:table-cell table:formula="of:=AVERAGE([.B393:.K393])" office:value-type="float" office:value="0.8006758764" calcext:value-type="float">
            <text:p>0.8006758764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float" office:value="0.1362471" calcext:value-type="float">
            <text:p>0.1362471</text:p>
          </table:table-cell>
          <table:table-cell office:value-type="float" office:value="0.7746178" calcext:value-type="float">
            <text:p>0.7746178</text:p>
          </table:table-cell>
          <table:table-cell office:value-type="float" office:value="0.15868396" calcext:value-type="float">
            <text:p>0.15868396</text:p>
          </table:table-cell>
          <table:table-cell office:value-type="float" office:value="1.7826569" calcext:value-type="float">
            <text:p>1.7826569</text:p>
          </table:table-cell>
          <table:table-cell office:value-type="float" office:value="1.9018061" calcext:value-type="float">
            <text:p>1.9018061</text:p>
          </table:table-cell>
          <table:table-cell office:value-type="float" office:value="0.49696842" calcext:value-type="float">
            <text:p>0.49696842</text:p>
          </table:table-cell>
          <table:table-cell office:value-type="float" office:value="0.40840298" calcext:value-type="float">
            <text:p>0.40840298</text:p>
          </table:table-cell>
          <table:table-cell office:value-type="float" office:value="0.18111585" calcext:value-type="float">
            <text:p>0.18111585</text:p>
          </table:table-cell>
          <table:table-cell office:value-type="float" office:value="0.018503046" calcext:value-type="float">
            <text:p>0.018503046</text:p>
          </table:table-cell>
          <table:table-cell office:value-type="float" office:value="1.4174341" calcext:value-type="float">
            <text:p>1.4174341</text:p>
          </table:table-cell>
          <table:table-cell table:formula="of:=AVERAGE([.B394:.K394])" office:value-type="float" office:value="0.7276436256" calcext:value-type="float">
            <text:p>0.7276436256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float" office:value="0.106336296" calcext:value-type="float">
            <text:p>0.106336296</text:p>
          </table:table-cell>
          <table:table-cell office:value-type="float" office:value="0.7656051" calcext:value-type="float">
            <text:p>0.7656051</text:p>
          </table:table-cell>
          <table:table-cell office:value-type="float" office:value="0.16042763" calcext:value-type="float">
            <text:p>0.16042763</text:p>
          </table:table-cell>
          <table:table-cell office:value-type="float" office:value="1.7930245" calcext:value-type="float">
            <text:p>1.7930245</text:p>
          </table:table-cell>
          <table:table-cell office:value-type="float" office:value="1.9969801" calcext:value-type="float">
            <text:p>1.9969801</text:p>
          </table:table-cell>
          <table:table-cell office:value-type="float" office:value="0.60461867" calcext:value-type="float">
            <text:p>0.60461867</text:p>
          </table:table-cell>
          <table:table-cell office:value-type="float" office:value="0.40512145" calcext:value-type="float">
            <text:p>0.40512145</text:p>
          </table:table-cell>
          <table:table-cell office:value-type="float" office:value="0.20083655" calcext:value-type="float">
            <text:p>0.20083655</text:p>
          </table:table-cell>
          <table:table-cell office:value-type="float" office:value="0.030711139" calcext:value-type="float">
            <text:p>0.030711139</text:p>
          </table:table-cell>
          <table:table-cell office:value-type="float" office:value="1.4459666" calcext:value-type="float">
            <text:p>1.4459666</text:p>
          </table:table-cell>
          <table:table-cell table:formula="of:=AVERAGE([.B395:.K395])" office:value-type="float" office:value="0.7509628035" calcext:value-type="float">
            <text:p>0.7509628035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float" office:value="0.08406595" calcext:value-type="float">
            <text:p>0.08406595</text:p>
          </table:table-cell>
          <table:table-cell office:value-type="float" office:value="0.8779211" calcext:value-type="float">
            <text:p>0.8779211</text:p>
          </table:table-cell>
          <table:table-cell office:value-type="float" office:value="0.15710035" calcext:value-type="float">
            <text:p>0.15710035</text:p>
          </table:table-cell>
          <table:table-cell office:value-type="float" office:value="2.1039917" calcext:value-type="float">
            <text:p>2.1039917</text:p>
          </table:table-cell>
          <table:table-cell office:value-type="float" office:value="1.4668367" calcext:value-type="float">
            <text:p>1.4668367</text:p>
          </table:table-cell>
          <table:table-cell office:value-type="float" office:value="0.69244665" calcext:value-type="float">
            <text:p>0.69244665</text:p>
          </table:table-cell>
          <table:table-cell office:value-type="float" office:value="0.40934896" calcext:value-type="float">
            <text:p>0.40934896</text:p>
          </table:table-cell>
          <table:table-cell office:value-type="float" office:value="0.15918887" calcext:value-type="float">
            <text:p>0.15918887</text:p>
          </table:table-cell>
          <table:table-cell office:value-type="float" office:value="0.013689005" calcext:value-type="float">
            <text:p>0.013689005</text:p>
          </table:table-cell>
          <table:table-cell office:value-type="float" office:value="1.4179877" calcext:value-type="float">
            <text:p>1.4179877</text:p>
          </table:table-cell>
          <table:table-cell table:formula="of:=AVERAGE([.B396:.K396])" office:value-type="float" office:value="0.7382576985" calcext:value-type="float">
            <text:p>0.7382576985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float" office:value="0.09083735" calcext:value-type="float">
            <text:p>0.09083735</text:p>
          </table:table-cell>
          <table:table-cell office:value-type="float" office:value="0.8945391" calcext:value-type="float">
            <text:p>0.8945391</text:p>
          </table:table-cell>
          <table:table-cell office:value-type="float" office:value="0.15710035" calcext:value-type="float">
            <text:p>0.15710035</text:p>
          </table:table-cell>
          <table:table-cell office:value-type="float" office:value="2.1823425" calcext:value-type="float">
            <text:p>2.1823425</text:p>
          </table:table-cell>
          <table:table-cell office:value-type="float" office:value="1.4651233" calcext:value-type="float">
            <text:p>1.4651233</text:p>
          </table:table-cell>
          <table:table-cell office:value-type="float" office:value="0.39262795" calcext:value-type="float">
            <text:p>0.39262795</text:p>
          </table:table-cell>
          <table:table-cell office:value-type="float" office:value="0.4111502" calcext:value-type="float">
            <text:p>0.4111502</text:p>
          </table:table-cell>
          <table:table-cell office:value-type="float" office:value="0.15430377" calcext:value-type="float">
            <text:p>0.15430377</text:p>
          </table:table-cell>
          <table:table-cell office:value-type="float" office:value="0.013701059" calcext:value-type="float">
            <text:p>0.013701059</text:p>
          </table:table-cell>
          <table:table-cell office:value-type="float" office:value="1.4717475" calcext:value-type="float">
            <text:p>1.4717475</text:p>
          </table:table-cell>
          <table:table-cell table:formula="of:=AVERAGE([.B397:.K397])" office:value-type="float" office:value="0.7233473079" calcext:value-type="float">
            <text:p>0.7233473079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float" office:value="0.16306007" calcext:value-type="float">
            <text:p>0.16306007</text:p>
          </table:table-cell>
          <table:table-cell office:value-type="float" office:value="0.5859717" calcext:value-type="float">
            <text:p>0.5859717</text:p>
          </table:table-cell>
          <table:table-cell office:value-type="float" office:value="0.10290394" calcext:value-type="float">
            <text:p>0.10290394</text:p>
          </table:table-cell>
          <table:table-cell office:value-type="float" office:value="2.2052026" calcext:value-type="float">
            <text:p>2.2052026</text:p>
          </table:table-cell>
          <table:table-cell office:value-type="float" office:value="1.8932599" calcext:value-type="float">
            <text:p>1.8932599</text:p>
          </table:table-cell>
          <table:table-cell office:value-type="float" office:value="0.6520132" calcext:value-type="float">
            <text:p>0.6520132</text:p>
          </table:table-cell>
          <table:table-cell office:value-type="float" office:value="0.40879503" calcext:value-type="float">
            <text:p>0.40879503</text:p>
          </table:table-cell>
          <table:table-cell office:value-type="float" office:value="0.22150202" calcext:value-type="float">
            <text:p>0.22150202</text:p>
          </table:table-cell>
          <table:table-cell office:value-type="float" office:value="0.013725335" calcext:value-type="float">
            <text:p>0.013725335</text:p>
          </table:table-cell>
          <table:table-cell office:value-type="float" office:value="1.4766085" calcext:value-type="float">
            <text:p>1.4766085</text:p>
          </table:table-cell>
          <table:table-cell table:formula="of:=AVERAGE([.B398:.K398])" office:value-type="float" office:value="0.7723042295" calcext:value-type="float">
            <text:p>0.7723042295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float" office:value="0.18175812" calcext:value-type="float">
            <text:p>0.18175812</text:p>
          </table:table-cell>
          <table:table-cell office:value-type="float" office:value="0.7121596" calcext:value-type="float">
            <text:p>0.7121596</text:p>
          </table:table-cell>
          <table:table-cell office:value-type="float" office:value="0.14631593" calcext:value-type="float">
            <text:p>0.14631593</text:p>
          </table:table-cell>
          <table:table-cell office:value-type="float" office:value="2.157792" calcext:value-type="float">
            <text:p>2.157792</text:p>
          </table:table-cell>
          <table:table-cell office:value-type="float" office:value="1.8928422" calcext:value-type="float">
            <text:p>1.8928422</text:p>
          </table:table-cell>
          <table:table-cell office:value-type="float" office:value="0.35983983" calcext:value-type="float">
            <text:p>0.35983983</text:p>
          </table:table-cell>
          <table:table-cell office:value-type="float" office:value="0.4155947" calcext:value-type="float">
            <text:p>0.4155947</text:p>
          </table:table-cell>
          <table:table-cell office:value-type="float" office:value="0.1893701" calcext:value-type="float">
            <text:p>0.1893701</text:p>
          </table:table-cell>
          <table:table-cell office:value-type="float" office:value="0.014565801" calcext:value-type="float">
            <text:p>0.014565801</text:p>
          </table:table-cell>
          <table:table-cell office:value-type="float" office:value="1.4115227" calcext:value-type="float">
            <text:p>1.4115227</text:p>
          </table:table-cell>
          <table:table-cell table:formula="of:=AVERAGE([.B399:.K399])" office:value-type="float" office:value="0.7481760981" calcext:value-type="float">
            <text:p>0.7481760981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float" office:value="0.17066309" calcext:value-type="float">
            <text:p>0.17066309</text:p>
          </table:table-cell>
          <table:table-cell office:value-type="float" office:value="0.7111748" calcext:value-type="float">
            <text:p>0.7111748</text:p>
          </table:table-cell>
          <table:table-cell office:value-type="float" office:value="0.1466109" calcext:value-type="float">
            <text:p>0.1466109</text:p>
          </table:table-cell>
          <table:table-cell office:value-type="float" office:value="2.2732477" calcext:value-type="float">
            <text:p>2.2732477</text:p>
          </table:table-cell>
          <table:table-cell office:value-type="float" office:value="1.4671369" calcext:value-type="float">
            <text:p>1.4671369</text:p>
          </table:table-cell>
          <table:table-cell office:value-type="float" office:value="0.6547377" calcext:value-type="float">
            <text:p>0.6547377</text:p>
          </table:table-cell>
          <table:table-cell office:value-type="float" office:value="0.40879503" calcext:value-type="float">
            <text:p>0.40879503</text:p>
          </table:table-cell>
          <table:table-cell office:value-type="float" office:value="0.2179012" calcext:value-type="float">
            <text:p>0.2179012</text:p>
          </table:table-cell>
          <table:table-cell office:value-type="float" office:value="0.017225254" calcext:value-type="float">
            <text:p>0.017225254</text:p>
          </table:table-cell>
          <table:table-cell office:value-type="float" office:value="1.331921" calcext:value-type="float">
            <text:p>1.331921</text:p>
          </table:table-cell>
          <table:table-cell table:formula="of:=AVERAGE([.B400:.K400])" office:value-type="float" office:value="0.7399413574" calcext:value-type="float">
            <text:p>0.7399413574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float" office:value="0.16025774" calcext:value-type="float">
            <text:p>0.16025774</text:p>
          </table:table-cell>
          <table:table-cell office:value-type="float" office:value="0.7128903" calcext:value-type="float">
            <text:p>0.7128903</text:p>
          </table:table-cell>
          <table:table-cell office:value-type="float" office:value="0.12178801" calcext:value-type="float">
            <text:p>0.12178801</text:p>
          </table:table-cell>
          <table:table-cell office:value-type="float" office:value="1.9997711" calcext:value-type="float">
            <text:p>1.9997711</text:p>
          </table:table-cell>
          <table:table-cell office:value-type="float" office:value="1.8837448" calcext:value-type="float">
            <text:p>1.8837448</text:p>
          </table:table-cell>
          <table:table-cell office:value-type="float" office:value="0.3926357" calcext:value-type="float">
            <text:p>0.3926357</text:p>
          </table:table-cell>
          <table:table-cell office:value-type="float" office:value="0.43772012" calcext:value-type="float">
            <text:p>0.43772012</text:p>
          </table:table-cell>
          <table:table-cell office:value-type="float" office:value="0.16156723" calcext:value-type="float">
            <text:p>0.16156723</text:p>
          </table:table-cell>
          <table:table-cell office:value-type="float" office:value="0.013434188" calcext:value-type="float">
            <text:p>0.013434188</text:p>
          </table:table-cell>
          <table:table-cell office:value-type="float" office:value="1.4103009" calcext:value-type="float">
            <text:p>1.4103009</text:p>
          </table:table-cell>
          <table:table-cell table:formula="of:=AVERAGE([.B401:.K401])" office:value-type="float" office:value="0.7294110088" calcext:value-type="float">
            <text:p>0.7294110088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float" office:value="0.08377191" calcext:value-type="float">
            <text:p>0.08377191</text:p>
          </table:table-cell>
          <table:table-cell office:value-type="float" office:value="0.70918506" calcext:value-type="float">
            <text:p>0.70918506</text:p>
          </table:table-cell>
          <table:table-cell office:value-type="float" office:value="0.11801836" calcext:value-type="float">
            <text:p>0.11801836</text:p>
          </table:table-cell>
          <table:table-cell office:value-type="float" office:value="2.3097486" calcext:value-type="float">
            <text:p>2.3097486</text:p>
          </table:table-cell>
          <table:table-cell office:value-type="float" office:value="1.7329428" calcext:value-type="float">
            <text:p>1.7329428</text:p>
          </table:table-cell>
          <table:table-cell office:value-type="float" office:value="0.68854505" calcext:value-type="float">
            <text:p>0.68854505</text:p>
          </table:table-cell>
          <table:table-cell office:value-type="float" office:value="0.40654832" calcext:value-type="float">
            <text:p>0.40654832</text:p>
          </table:table-cell>
          <table:table-cell office:value-type="float" office:value="0.24310838" calcext:value-type="float">
            <text:p>0.24310838</text:p>
          </table:table-cell>
          <table:table-cell office:value-type="float" office:value="0.013587207" calcext:value-type="float">
            <text:p>0.013587207</text:p>
          </table:table-cell>
          <table:table-cell office:value-type="float" office:value="1.2554592" calcext:value-type="float">
            <text:p>1.2554592</text:p>
          </table:table-cell>
          <table:table-cell table:formula="of:=AVERAGE([.B402:.K402])" office:value-type="float" office:value="0.7560914887" calcext:value-type="float">
            <text:p>0.7560914887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float" office:value="0.08870881" calcext:value-type="float">
            <text:p>0.08870881</text:p>
          </table:table-cell>
          <table:table-cell office:value-type="float" office:value="0.7062044" calcext:value-type="float">
            <text:p>0.7062044</text:p>
          </table:table-cell>
          <table:table-cell office:value-type="float" office:value="0.15381962" calcext:value-type="float">
            <text:p>0.15381962</text:p>
          </table:table-cell>
          <table:table-cell office:value-type="float" office:value="2.256811" calcext:value-type="float">
            <text:p>2.256811</text:p>
          </table:table-cell>
          <table:table-cell office:value-type="float" office:value="1.8799821" calcext:value-type="float">
            <text:p>1.8799821</text:p>
          </table:table-cell>
          <table:table-cell office:value-type="float" office:value="0.34898296" calcext:value-type="float">
            <text:p>0.34898296</text:p>
          </table:table-cell>
          <table:table-cell office:value-type="float" office:value="0.40660676" calcext:value-type="float">
            <text:p>0.40660676</text:p>
          </table:table-cell>
          <table:table-cell office:value-type="float" office:value="0.15070261" calcext:value-type="float">
            <text:p>0.15070261</text:p>
          </table:table-cell>
          <table:table-cell office:value-type="float" office:value="0.016862022" calcext:value-type="float">
            <text:p>0.016862022</text:p>
          </table:table-cell>
          <table:table-cell office:value-type="float" office:value="1.2953646" calcext:value-type="float">
            <text:p>1.2953646</text:p>
          </table:table-cell>
          <table:table-cell table:formula="of:=AVERAGE([.B403:.K403])" office:value-type="float" office:value="0.7304044882" calcext:value-type="float">
            <text:p>0.7304044882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float" office:value="0.12324909" calcext:value-type="float">
            <text:p>0.12324909</text:p>
          </table:table-cell>
          <table:table-cell office:value-type="float" office:value="0.71215147" calcext:value-type="float">
            <text:p>0.71215147</text:p>
          </table:table-cell>
          <table:table-cell office:value-type="float" office:value="0.09370283" calcext:value-type="float">
            <text:p>0.09370283</text:p>
          </table:table-cell>
          <table:table-cell office:value-type="float" office:value="2.316074" calcext:value-type="float">
            <text:p>2.316074</text:p>
          </table:table-cell>
          <table:table-cell office:value-type="float" office:value="1.8026556" calcext:value-type="float">
            <text:p>1.8026556</text:p>
          </table:table-cell>
          <table:table-cell office:value-type="float" office:value="0.6920511" calcext:value-type="float">
            <text:p>0.6920511</text:p>
          </table:table-cell>
          <table:table-cell office:value-type="float" office:value="0.4176746" calcext:value-type="float">
            <text:p>0.4176746</text:p>
          </table:table-cell>
          <table:table-cell office:value-type="float" office:value="0.18970473" calcext:value-type="float">
            <text:p>0.18970473</text:p>
          </table:table-cell>
          <table:table-cell office:value-type="float" office:value="0.016978106" calcext:value-type="float">
            <text:p>0.016978106</text:p>
          </table:table-cell>
          <table:table-cell office:value-type="float" office:value="1.3068918" calcext:value-type="float">
            <text:p>1.3068918</text:p>
          </table:table-cell>
          <table:table-cell table:formula="of:=AVERAGE([.B404:.K404])" office:value-type="float" office:value="0.7671133326" calcext:value-type="float">
            <text:p>0.7671133326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float" office:value="0.10919461" calcext:value-type="float">
            <text:p>0.10919461</text:p>
          </table:table-cell>
          <table:table-cell office:value-type="float" office:value="0.70429325" calcext:value-type="float">
            <text:p>0.70429325</text:p>
          </table:table-cell>
          <table:table-cell office:value-type="float" office:value="0.1466109" calcext:value-type="float">
            <text:p>0.1466109</text:p>
          </table:table-cell>
          <table:table-cell office:value-type="float" office:value="2.425634" calcext:value-type="float">
            <text:p>2.425634</text:p>
          </table:table-cell>
          <table:table-cell office:value-type="float" office:value="1.8682314" calcext:value-type="float">
            <text:p>1.8682314</text:p>
          </table:table-cell>
          <table:table-cell office:value-type="float" office:value="0.5661294" calcext:value-type="float">
            <text:p>0.5661294</text:p>
          </table:table-cell>
          <table:table-cell office:value-type="float" office:value="0.31096163" calcext:value-type="float">
            <text:p>0.31096163</text:p>
          </table:table-cell>
          <table:table-cell office:value-type="float" office:value="0.15458025" calcext:value-type="float">
            <text:p>0.15458025</text:p>
          </table:table-cell>
          <table:table-cell office:value-type="float" office:value="0.004602968" calcext:value-type="float">
            <text:p>0.004602968</text:p>
          </table:table-cell>
          <table:table-cell office:value-type="float" office:value="1.3963834" calcext:value-type="float">
            <text:p>1.3963834</text:p>
          </table:table-cell>
          <table:table-cell table:formula="of:=AVERAGE([.B405:.K405])" office:value-type="float" office:value="0.7686621808" calcext:value-type="float">
            <text:p>0.7686621808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float" office:value="0.11922161" calcext:value-type="float">
            <text:p>0.11922161</text:p>
          </table:table-cell>
          <table:table-cell office:value-type="float" office:value="0.6719571" calcext:value-type="float">
            <text:p>0.6719571</text:p>
          </table:table-cell>
          <table:table-cell office:value-type="float" office:value="0.1587581" calcext:value-type="float">
            <text:p>0.1587581</text:p>
          </table:table-cell>
          <table:table-cell office:value-type="float" office:value="2.4290373" calcext:value-type="float">
            <text:p>2.4290373</text:p>
          </table:table-cell>
          <table:table-cell office:value-type="float" office:value="1.900743" calcext:value-type="float">
            <text:p>1.900743</text:p>
          </table:table-cell>
          <table:table-cell office:value-type="float" office:value="0.5775652" calcext:value-type="float">
            <text:p>0.5775652</text:p>
          </table:table-cell>
          <table:table-cell office:value-type="float" office:value="0.36828575" calcext:value-type="float">
            <text:p>0.36828575</text:p>
          </table:table-cell>
          <table:table-cell office:value-type="float" office:value="0.17156488" calcext:value-type="float">
            <text:p>0.17156488</text:p>
          </table:table-cell>
          <table:table-cell office:value-type="float" office:value="0.016195705" calcext:value-type="float">
            <text:p>0.016195705</text:p>
          </table:table-cell>
          <table:table-cell office:value-type="float" office:value="1.3572452" calcext:value-type="float">
            <text:p>1.3572452</text:p>
          </table:table-cell>
          <table:table-cell table:formula="of:=AVERAGE([.B406:.K406])" office:value-type="float" office:value="0.7770573845" calcext:value-type="float">
            <text:p>0.7770573845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float" office:value="0.12663747" calcext:value-type="float">
            <text:p>0.12663747</text:p>
          </table:table-cell>
          <table:table-cell office:value-type="float" office:value="0.6736604" calcext:value-type="float">
            <text:p>0.6736604</text:p>
          </table:table-cell>
          <table:table-cell office:value-type="float" office:value="0.14937109" calcext:value-type="float">
            <text:p>0.14937109</text:p>
          </table:table-cell>
          <table:table-cell office:value-type="float" office:value="2.2764666" calcext:value-type="float">
            <text:p>2.2764666</text:p>
          </table:table-cell>
          <table:table-cell office:value-type="float" office:value="1.9193413" calcext:value-type="float">
            <text:p>1.9193413</text:p>
          </table:table-cell>
          <table:table-cell office:value-type="float" office:value="0.39320582" calcext:value-type="float">
            <text:p>0.39320582</text:p>
          </table:table-cell>
          <table:table-cell office:value-type="float" office:value="0.40498883" calcext:value-type="float">
            <text:p>0.40498883</text:p>
          </table:table-cell>
          <table:table-cell office:value-type="float" office:value="0.16965592" calcext:value-type="float">
            <text:p>0.16965592</text:p>
          </table:table-cell>
          <table:table-cell office:value-type="float" office:value="0.018007759" calcext:value-type="float">
            <text:p>0.018007759</text:p>
          </table:table-cell>
          <table:table-cell office:value-type="float" office:value="1.3811665" calcext:value-type="float">
            <text:p>1.3811665</text:p>
          </table:table-cell>
          <table:table-cell table:formula="of:=AVERAGE([.B407:.K407])" office:value-type="float" office:value="0.7512501689" calcext:value-type="float">
            <text:p>0.7512501689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float" office:value="0.13397993" calcext:value-type="float">
            <text:p>0.13397993</text:p>
          </table:table-cell>
          <table:table-cell office:value-type="float" office:value="0.71778667" calcext:value-type="float">
            <text:p>0.71778667</text:p>
          </table:table-cell>
          <table:table-cell office:value-type="float" office:value="0.14426163" calcext:value-type="float">
            <text:p>0.14426163</text:p>
          </table:table-cell>
          <table:table-cell office:value-type="float" office:value="2.1722498" calcext:value-type="float">
            <text:p>2.1722498</text:p>
          </table:table-cell>
          <table:table-cell office:value-type="float" office:value="1.8600566" calcext:value-type="float">
            <text:p>1.8600566</text:p>
          </table:table-cell>
          <table:table-cell office:value-type="float" office:value="0.62797016" calcext:value-type="float">
            <text:p>0.62797016</text:p>
          </table:table-cell>
          <table:table-cell office:value-type="float" office:value="0.3910619" calcext:value-type="float">
            <text:p>0.3910619</text:p>
          </table:table-cell>
          <table:table-cell office:value-type="float" office:value="0.16835" calcext:value-type="float">
            <text:p>0.16835</text:p>
          </table:table-cell>
          <table:table-cell office:value-type="float" office:value="0.015095681" calcext:value-type="float">
            <text:p>0.015095681</text:p>
          </table:table-cell>
          <table:table-cell office:value-type="float" office:value="1.4657933" calcext:value-type="float">
            <text:p>1.4657933</text:p>
          </table:table-cell>
          <table:table-cell table:formula="of:=AVERAGE([.B408:.K408])" office:value-type="float" office:value="0.7696605671" calcext:value-type="float">
            <text:p>0.7696605671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float" office:value="0.14099327" calcext:value-type="float">
            <text:p>0.14099327</text:p>
          </table:table-cell>
          <table:table-cell office:value-type="float" office:value="0.6736604" calcext:value-type="float">
            <text:p>0.6736604</text:p>
          </table:table-cell>
          <table:table-cell office:value-type="float" office:value="0.15381962" calcext:value-type="float">
            <text:p>0.15381962</text:p>
          </table:table-cell>
          <table:table-cell office:value-type="float" office:value="2.3337245" calcext:value-type="float">
            <text:p>2.3337245</text:p>
          </table:table-cell>
          <table:table-cell office:value-type="float" office:value="1.7845035" calcext:value-type="float">
            <text:p>1.7845035</text:p>
          </table:table-cell>
          <table:table-cell office:value-type="float" office:value="0.65952444" calcext:value-type="float">
            <text:p>0.65952444</text:p>
          </table:table-cell>
          <table:table-cell office:value-type="float" office:value="0.42487603" calcext:value-type="float">
            <text:p>0.42487603</text:p>
          </table:table-cell>
          <table:table-cell office:value-type="float" office:value="0.05817385" calcext:value-type="float">
            <text:p>0.05817385</text:p>
          </table:table-cell>
          <table:table-cell office:value-type="float" office:value="0.018061759" calcext:value-type="float">
            <text:p>0.018061759</text:p>
          </table:table-cell>
          <table:table-cell office:value-type="float" office:value="1.4757975" calcext:value-type="float">
            <text:p>1.4757975</text:p>
          </table:table-cell>
          <table:table-cell table:formula="of:=AVERAGE([.B409:.K409])" office:value-type="float" office:value="0.7723134869" calcext:value-type="float">
            <text:p>0.7723134869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float" office:value="0.111016795" calcext:value-type="float">
            <text:p>0.111016795</text:p>
          </table:table-cell>
          <table:table-cell office:value-type="float" office:value="0.7183114" calcext:value-type="float">
            <text:p>0.7183114</text:p>
          </table:table-cell>
          <table:table-cell office:value-type="float" office:value="0.16021861" calcext:value-type="float">
            <text:p>0.16021861</text:p>
          </table:table-cell>
          <table:table-cell office:value-type="float" office:value="1.6509352" calcext:value-type="float">
            <text:p>1.6509352</text:p>
          </table:table-cell>
          <table:table-cell office:value-type="float" office:value="1.9191887" calcext:value-type="float">
            <text:p>1.9191887</text:p>
          </table:table-cell>
          <table:table-cell office:value-type="float" office:value="0.62797016" calcext:value-type="float">
            <text:p>0.62797016</text:p>
          </table:table-cell>
          <table:table-cell office:value-type="float" office:value="0.39079863" calcext:value-type="float">
            <text:p>0.39079863</text:p>
          </table:table-cell>
          <table:table-cell office:value-type="float" office:value="0.12729862" calcext:value-type="float">
            <text:p>0.12729862</text:p>
          </table:table-cell>
          <table:table-cell office:value-type="float" office:value="0.04319043" calcext:value-type="float">
            <text:p>0.04319043</text:p>
          </table:table-cell>
          <table:table-cell office:value-type="float" office:value="1.3641042" calcext:value-type="float">
            <text:p>1.3641042</text:p>
          </table:table-cell>
          <table:table-cell table:formula="of:=AVERAGE([.B410:.K410])" office:value-type="float" office:value="0.7113032745" calcext:value-type="float">
            <text:p>0.7113032745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float" office:value="0.11099277" calcext:value-type="float">
            <text:p>0.11099277</text:p>
          </table:table-cell>
          <table:table-cell office:value-type="float" office:value="0.6901323" calcext:value-type="float">
            <text:p>0.6901323</text:p>
          </table:table-cell>
          <table:table-cell office:value-type="float" office:value="0.15940638" calcext:value-type="float">
            <text:p>0.15940638</text:p>
          </table:table-cell>
          <table:table-cell office:value-type="float" office:value="2.3300695" calcext:value-type="float">
            <text:p>2.3300695</text:p>
          </table:table-cell>
          <table:table-cell office:value-type="float" office:value="1.8402544" calcext:value-type="float">
            <text:p>1.8402544</text:p>
          </table:table-cell>
          <table:table-cell office:value-type="float" office:value="0.65431297" calcext:value-type="float">
            <text:p>0.65431297</text:p>
          </table:table-cell>
          <table:table-cell office:value-type="float" office:value="0.39917713" calcext:value-type="float">
            <text:p>0.39917713</text:p>
          </table:table-cell>
          <table:table-cell office:value-type="float" office:value="0.12383527" calcext:value-type="float">
            <text:p>0.12383527</text:p>
          </table:table-cell>
          <table:table-cell office:value-type="float" office:value="0.053773306" calcext:value-type="float">
            <text:p>0.053773306</text:p>
          </table:table-cell>
          <table:table-cell office:value-type="float" office:value="1.3855078" calcext:value-type="float">
            <text:p>1.3855078</text:p>
          </table:table-cell>
          <table:table-cell table:formula="of:=AVERAGE([.B411:.K411])" office:value-type="float" office:value="0.7747461826" calcext:value-type="float">
            <text:p>0.7747461826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float" office:value="0.08950639" calcext:value-type="float">
            <text:p>0.08950639</text:p>
          </table:table-cell>
          <table:table-cell office:value-type="float" office:value="0.7202983" calcext:value-type="float">
            <text:p>0.7202983</text:p>
          </table:table-cell>
          <table:table-cell office:value-type="float" office:value="0.077669464" calcext:value-type="float">
            <text:p>0.077669464</text:p>
          </table:table-cell>
          <table:table-cell office:value-type="float" office:value="2.3963807" calcext:value-type="float">
            <text:p>2.3963807</text:p>
          </table:table-cell>
          <table:table-cell office:value-type="float" office:value="1.8610201" calcext:value-type="float">
            <text:p>1.8610201</text:p>
          </table:table-cell>
          <table:table-cell office:value-type="float" office:value="0.592661" calcext:value-type="float">
            <text:p>0.592661</text:p>
          </table:table-cell>
          <table:table-cell office:value-type="float" office:value="0.43617395" calcext:value-type="float">
            <text:p>0.43617395</text:p>
          </table:table-cell>
          <table:table-cell office:value-type="float" office:value="0.12570369" calcext:value-type="float">
            <text:p>0.12570369</text:p>
          </table:table-cell>
          <table:table-cell office:value-type="float" office:value="0.012764062" calcext:value-type="float">
            <text:p>0.012764062</text:p>
          </table:table-cell>
          <table:table-cell office:value-type="float" office:value="1.2084377" calcext:value-type="float">
            <text:p>1.2084377</text:p>
          </table:table-cell>
          <table:table-cell table:formula="of:=AVERAGE([.B412:.K412])" office:value-type="float" office:value="0.7520615356" calcext:value-type="float">
            <text:p>0.7520615356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float" office:value="0.15235512" calcext:value-type="float">
            <text:p>0.15235512</text:p>
          </table:table-cell>
          <table:table-cell office:value-type="float" office:value="0.712222" calcext:value-type="float">
            <text:p>0.712222</text:p>
          </table:table-cell>
          <table:table-cell office:value-type="float" office:value="0.07763584" calcext:value-type="float">
            <text:p>0.07763584</text:p>
          </table:table-cell>
          <table:table-cell office:value-type="float" office:value="2.6780105" calcext:value-type="float">
            <text:p>2.6780105</text:p>
          </table:table-cell>
          <table:table-cell office:value-type="float" office:value="1.6959705" calcext:value-type="float">
            <text:p>1.6959705</text:p>
          </table:table-cell>
          <table:table-cell office:value-type="float" office:value="0.48054203" calcext:value-type="float">
            <text:p>0.48054203</text:p>
          </table:table-cell>
          <table:table-cell office:value-type="float" office:value="0.44442543" calcext:value-type="float">
            <text:p>0.44442543</text:p>
          </table:table-cell>
          <table:table-cell office:value-type="float" office:value="0.14500701" calcext:value-type="float">
            <text:p>0.14500701</text:p>
          </table:table-cell>
          <table:table-cell office:value-type="float" office:value="0.016006133" calcext:value-type="float">
            <text:p>0.016006133</text:p>
          </table:table-cell>
          <table:table-cell office:value-type="float" office:value="1.416329" calcext:value-type="float">
            <text:p>1.416329</text:p>
          </table:table-cell>
          <table:table-cell table:formula="of:=AVERAGE([.B413:.K413])" office:value-type="float" office:value="0.7818503563" calcext:value-type="float">
            <text:p>0.7818503563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float" office:value="0.103190236" calcext:value-type="float">
            <text:p>0.103190236</text:p>
          </table:table-cell>
          <table:table-cell office:value-type="float" office:value="0.6560771" calcext:value-type="float">
            <text:p>0.6560771</text:p>
          </table:table-cell>
          <table:table-cell office:value-type="float" office:value="0.09370283" calcext:value-type="float">
            <text:p>0.09370283</text:p>
          </table:table-cell>
          <table:table-cell office:value-type="float" office:value="2.6777563" calcext:value-type="float">
            <text:p>2.6777563</text:p>
          </table:table-cell>
          <table:table-cell office:value-type="float" office:value="1.8810854" calcext:value-type="float">
            <text:p>1.8810854</text:p>
          </table:table-cell>
          <table:table-cell office:value-type="float" office:value="0.4023722" calcext:value-type="float">
            <text:p>0.4023722</text:p>
          </table:table-cell>
          <table:table-cell office:value-type="float" office:value="0.41326925" calcext:value-type="float">
            <text:p>0.41326925</text:p>
          </table:table-cell>
          <table:table-cell office:value-type="float" office:value="0.14764515" calcext:value-type="float">
            <text:p>0.14764515</text:p>
          </table:table-cell>
          <table:table-cell office:value-type="float" office:value="0.053028587" calcext:value-type="float">
            <text:p>0.053028587</text:p>
          </table:table-cell>
          <table:table-cell office:value-type="float" office:value="1.349449" calcext:value-type="float">
            <text:p>1.349449</text:p>
          </table:table-cell>
          <table:table-cell table:formula="of:=AVERAGE([.B414:.K414])" office:value-type="float" office:value="0.7777576053" calcext:value-type="float">
            <text:p>0.7777576053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float" office:value="0.09791013" calcext:value-type="float">
            <text:p>0.09791013</text:p>
          </table:table-cell>
          <table:table-cell office:value-type="float" office:value="0.71203953" calcext:value-type="float">
            <text:p>0.71203953</text:p>
          </table:table-cell>
          <table:table-cell office:value-type="float" office:value="0.11287815" calcext:value-type="float">
            <text:p>0.11287815</text:p>
          </table:table-cell>
          <table:table-cell office:value-type="float" office:value="2.2357109" calcext:value-type="float">
            <text:p>2.2357109</text:p>
          </table:table-cell>
          <table:table-cell office:value-type="float" office:value="1.4863219" calcext:value-type="float">
            <text:p>1.4863219</text:p>
          </table:table-cell>
          <table:table-cell office:value-type="float" office:value="0.6870652" calcext:value-type="float">
            <text:p>0.6870652</text:p>
          </table:table-cell>
          <table:table-cell office:value-type="float" office:value="0.47299936" calcext:value-type="float">
            <text:p>0.47299936</text:p>
          </table:table-cell>
          <table:table-cell office:value-type="float" office:value="0.14515144" calcext:value-type="float">
            <text:p>0.14515144</text:p>
          </table:table-cell>
          <table:table-cell office:value-type="float" office:value="0.012782541" calcext:value-type="float">
            <text:p>0.012782541</text:p>
          </table:table-cell>
          <table:table-cell office:value-type="float" office:value="1.3769411" calcext:value-type="float">
            <text:p>1.3769411</text:p>
          </table:table-cell>
          <table:table-cell table:formula="of:=AVERAGE([.B415:.K415])" office:value-type="float" office:value="0.7339800251" calcext:value-type="float">
            <text:p>0.7339800251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float" office:value="0.08511704" calcext:value-type="float">
            <text:p>0.08511704</text:p>
          </table:table-cell>
          <table:table-cell office:value-type="float" office:value="0.6739872" calcext:value-type="float">
            <text:p>0.6739872</text:p>
          </table:table-cell>
          <table:table-cell office:value-type="float" office:value="0.16042763" calcext:value-type="float">
            <text:p>0.16042763</text:p>
          </table:table-cell>
          <table:table-cell office:value-type="float" office:value="1.9833572" calcext:value-type="float">
            <text:p>1.9833572</text:p>
          </table:table-cell>
          <table:table-cell office:value-type="float" office:value="1.7215441" calcext:value-type="float">
            <text:p>1.7215441</text:p>
          </table:table-cell>
          <table:table-cell office:value-type="float" office:value="0.6651515" calcext:value-type="float">
            <text:p>0.6651515</text:p>
          </table:table-cell>
          <table:table-cell office:value-type="float" office:value="0.47617298" calcext:value-type="float">
            <text:p>0.47617298</text:p>
          </table:table-cell>
          <table:table-cell office:value-type="float" office:value="0.08376179" calcext:value-type="float">
            <text:p>0.08376179</text:p>
          </table:table-cell>
          <table:table-cell office:value-type="float" office:value="0.017969744" calcext:value-type="float">
            <text:p>0.017969744</text:p>
          </table:table-cell>
          <table:table-cell office:value-type="float" office:value="1.4090272" calcext:value-type="float">
            <text:p>1.4090272</text:p>
          </table:table-cell>
          <table:table-cell table:formula="of:=AVERAGE([.B416:.K416])" office:value-type="float" office:value="0.7276516384" calcext:value-type="float">
            <text:p>0.7276516384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float" office:value="0.11214024" calcext:value-type="float">
            <text:p>0.11214024</text:p>
          </table:table-cell>
          <table:table-cell office:value-type="float" office:value="0.59732324" calcext:value-type="float">
            <text:p>0.59732324</text:p>
          </table:table-cell>
          <table:table-cell office:value-type="float" office:value="0.14739992" calcext:value-type="float">
            <text:p>0.14739992</text:p>
          </table:table-cell>
          <table:table-cell office:value-type="float" office:value="2.3998244" calcext:value-type="float">
            <text:p>2.3998244</text:p>
          </table:table-cell>
          <table:table-cell office:value-type="float" office:value="1.9338478" calcext:value-type="float">
            <text:p>1.9338478</text:p>
          </table:table-cell>
          <table:table-cell office:value-type="float" office:value="0.48132938" calcext:value-type="float">
            <text:p>0.48132938</text:p>
          </table:table-cell>
          <table:table-cell office:value-type="float" office:value="0.47375423" calcext:value-type="float">
            <text:p>0.47375423</text:p>
          </table:table-cell>
          <table:table-cell office:value-type="float" office:value="0.16662355" calcext:value-type="float">
            <text:p>0.16662355</text:p>
          </table:table-cell>
          <table:table-cell office:value-type="float" office:value="0.013198043" calcext:value-type="float">
            <text:p>0.013198043</text:p>
          </table:table-cell>
          <table:table-cell office:value-type="float" office:value="1.404017" calcext:value-type="float">
            <text:p>1.404017</text:p>
          </table:table-cell>
          <table:table-cell table:formula="of:=AVERAGE([.B417:.K417])" office:value-type="float" office:value="0.7729457803" calcext:value-type="float">
            <text:p>0.7729457803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float" office:value="0.11214024" calcext:value-type="float">
            <text:p>0.11214024</text:p>
          </table:table-cell>
          <table:table-cell office:value-type="float" office:value="0.68934554" calcext:value-type="float">
            <text:p>0.68934554</text:p>
          </table:table-cell>
          <table:table-cell office:value-type="float" office:value="0.1587581" calcext:value-type="float">
            <text:p>0.1587581</text:p>
          </table:table-cell>
          <table:table-cell office:value-type="float" office:value="2.3495433" calcext:value-type="float">
            <text:p>2.3495433</text:p>
          </table:table-cell>
          <table:table-cell office:value-type="float" office:value="1.7119474" calcext:value-type="float">
            <text:p>1.7119474</text:p>
          </table:table-cell>
          <table:table-cell office:value-type="float" office:value="0.6929314" calcext:value-type="float">
            <text:p>0.6929314</text:p>
          </table:table-cell>
          <table:table-cell office:value-type="float" office:value="0.43690184" calcext:value-type="float">
            <text:p>0.43690184</text:p>
          </table:table-cell>
          <table:table-cell office:value-type="float" office:value="0.14764205" calcext:value-type="float">
            <text:p>0.14764205</text:p>
          </table:table-cell>
          <table:table-cell office:value-type="float" office:value="0.027407503" calcext:value-type="float">
            <text:p>0.027407503</text:p>
          </table:table-cell>
          <table:table-cell office:value-type="float" office:value="1.404017" calcext:value-type="float">
            <text:p>1.404017</text:p>
          </table:table-cell>
          <table:table-cell table:formula="of:=AVERAGE([.B418:.K418])" office:value-type="float" office:value="0.7730634373" calcext:value-type="float">
            <text:p>0.7730634373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float" office:value="0.10323516" calcext:value-type="float">
            <text:p>0.10323516</text:p>
          </table:table-cell>
          <table:table-cell office:value-type="float" office:value="0.687931" calcext:value-type="float">
            <text:p>0.687931</text:p>
          </table:table-cell>
          <table:table-cell office:value-type="float" office:value="0.1587581" calcext:value-type="float">
            <text:p>0.1587581</text:p>
          </table:table-cell>
          <table:table-cell office:value-type="float" office:value="1.7180474" calcext:value-type="float">
            <text:p>1.7180474</text:p>
          </table:table-cell>
          <table:table-cell office:value-type="float" office:value="1.7030166" calcext:value-type="float">
            <text:p>1.7030166</text:p>
          </table:table-cell>
          <table:table-cell office:value-type="float" office:value="0.5161566" calcext:value-type="float">
            <text:p>0.5161566</text:p>
          </table:table-cell>
          <table:table-cell office:value-type="float" office:value="0.44079486" calcext:value-type="float">
            <text:p>0.44079486</text:p>
          </table:table-cell>
          <table:table-cell office:value-type="float" office:value="0.08582669" calcext:value-type="float">
            <text:p>0.08582669</text:p>
          </table:table-cell>
          <table:table-cell office:value-type="float" office:value="0.0275084" calcext:value-type="float">
            <text:p>0.0275084</text:p>
          </table:table-cell>
          <table:table-cell office:value-type="float" office:value="1.1258425" calcext:value-type="float">
            <text:p>1.1258425</text:p>
          </table:table-cell>
          <table:table-cell table:formula="of:=AVERAGE([.B419:.K419])" office:value-type="float" office:value="0.656711731" calcext:value-type="float">
            <text:p>0.656711731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float" office:value="0.10139885" calcext:value-type="float">
            <text:p>0.10139885</text:p>
          </table:table-cell>
          <table:table-cell office:value-type="float" office:value="0.68944496" calcext:value-type="float">
            <text:p>0.68944496</text:p>
          </table:table-cell>
          <table:table-cell office:value-type="float" office:value="0.11287815" calcext:value-type="float">
            <text:p>0.11287815</text:p>
          </table:table-cell>
          <table:table-cell office:value-type="float" office:value="1.9975064" calcext:value-type="float">
            <text:p>1.9975064</text:p>
          </table:table-cell>
          <table:table-cell office:value-type="float" office:value="2.0003912" calcext:value-type="float">
            <text:p>2.0003912</text:p>
          </table:table-cell>
          <table:table-cell office:value-type="float" office:value="0.63942105" calcext:value-type="float">
            <text:p>0.63942105</text:p>
          </table:table-cell>
          <table:table-cell office:value-type="float" office:value="0.4379339" calcext:value-type="float">
            <text:p>0.4379339</text:p>
          </table:table-cell>
          <table:table-cell office:value-type="float" office:value="0.08787816" calcext:value-type="float">
            <text:p>0.08787816</text:p>
          </table:table-cell>
          <table:table-cell office:value-type="float" office:value="0.028249964" calcext:value-type="float">
            <text:p>0.028249964</text:p>
          </table:table-cell>
          <table:table-cell office:value-type="float" office:value="1.2948698" calcext:value-type="float">
            <text:p>1.2948698</text:p>
          </table:table-cell>
          <table:table-cell table:formula="of:=AVERAGE([.B420:.K420])" office:value-type="float" office:value="0.7389972434" calcext:value-type="float">
            <text:p>0.7389972434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float" office:value="0.08953727" calcext:value-type="float">
            <text:p>0.08953727</text:p>
          </table:table-cell>
          <table:table-cell office:value-type="float" office:value="0.7215045" calcext:value-type="float">
            <text:p>0.7215045</text:p>
          </table:table-cell>
          <table:table-cell office:value-type="float" office:value="0.1595914" calcext:value-type="float">
            <text:p>0.1595914</text:p>
          </table:table-cell>
          <table:table-cell office:value-type="float" office:value="2.2150855" calcext:value-type="float">
            <text:p>2.2150855</text:p>
          </table:table-cell>
          <table:table-cell office:value-type="float" office:value="2.2131982" calcext:value-type="float">
            <text:p>2.2131982</text:p>
          </table:table-cell>
          <table:table-cell office:value-type="float" office:value="0.6225642" calcext:value-type="float">
            <text:p>0.6225642</text:p>
          </table:table-cell>
          <table:table-cell office:value-type="float" office:value="0.48227915" calcext:value-type="float">
            <text:p>0.48227915</text:p>
          </table:table-cell>
          <table:table-cell office:value-type="float" office:value="0.118359506" calcext:value-type="float">
            <text:p>0.118359506</text:p>
          </table:table-cell>
          <table:table-cell office:value-type="float" office:value="0.056535006" calcext:value-type="float">
            <text:p>0.056535006</text:p>
          </table:table-cell>
          <table:table-cell office:value-type="float" office:value="1.310946" calcext:value-type="float">
            <text:p>1.310946</text:p>
          </table:table-cell>
          <table:table-cell table:formula="of:=AVERAGE([.B421:.K421])" office:value-type="float" office:value="0.7989600732" calcext:value-type="float">
            <text:p>0.7989600732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float" office:value="0.10970692" calcext:value-type="float">
            <text:p>0.10970692</text:p>
          </table:table-cell>
          <table:table-cell office:value-type="float" office:value="0.7163145" calcext:value-type="float">
            <text:p>0.7163145</text:p>
          </table:table-cell>
          <table:table-cell office:value-type="float" office:value="0.14789106" calcext:value-type="float">
            <text:p>0.14789106</text:p>
          </table:table-cell>
          <table:table-cell office:value-type="float" office:value="2.3237138" calcext:value-type="float">
            <text:p>2.3237138</text:p>
          </table:table-cell>
          <table:table-cell office:value-type="float" office:value="2.2199752" calcext:value-type="float">
            <text:p>2.2199752</text:p>
          </table:table-cell>
          <table:table-cell office:value-type="float" office:value="0.63942105" calcext:value-type="float">
            <text:p>0.63942105</text:p>
          </table:table-cell>
          <table:table-cell office:value-type="float" office:value="0.45960945" calcext:value-type="float">
            <text:p>0.45960945</text:p>
          </table:table-cell>
          <table:table-cell office:value-type="float" office:value="0.09158634" calcext:value-type="float">
            <text:p>0.09158634</text:p>
          </table:table-cell>
          <table:table-cell office:value-type="float" office:value="0.043754194" calcext:value-type="float">
            <text:p>0.043754194</text:p>
          </table:table-cell>
          <table:table-cell office:value-type="float" office:value="1.3154113" calcext:value-type="float">
            <text:p>1.3154113</text:p>
          </table:table-cell>
          <table:table-cell table:formula="of:=AVERAGE([.B422:.K422])" office:value-type="float" office:value="0.8067383814" calcext:value-type="float">
            <text:p>0.8067383814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float" office:value="0.109342024" calcext:value-type="float">
            <text:p>0.109342024</text:p>
          </table:table-cell>
          <table:table-cell office:value-type="float" office:value="0.68934554" calcext:value-type="float">
            <text:p>0.68934554</text:p>
          </table:table-cell>
          <table:table-cell office:value-type="float" office:value="0.16042763" calcext:value-type="float">
            <text:p>0.16042763</text:p>
          </table:table-cell>
          <table:table-cell office:value-type="float" office:value="1.7480434" calcext:value-type="float">
            <text:p>1.7480434</text:p>
          </table:table-cell>
          <table:table-cell office:value-type="float" office:value="2.2131982" calcext:value-type="float">
            <text:p>2.2131982</text:p>
          </table:table-cell>
          <table:table-cell office:value-type="float" office:value="0.3930143" calcext:value-type="float">
            <text:p>0.3930143</text:p>
          </table:table-cell>
          <table:table-cell office:value-type="float" office:value="0.4507122" calcext:value-type="float">
            <text:p>0.4507122</text:p>
          </table:table-cell>
          <table:table-cell office:value-type="float" office:value="0.13162552" calcext:value-type="float">
            <text:p>0.13162552</text:p>
          </table:table-cell>
          <table:table-cell office:value-type="float" office:value="0.050374042" calcext:value-type="float">
            <text:p>0.050374042</text:p>
          </table:table-cell>
          <table:table-cell office:value-type="float" office:value="1.4091562" calcext:value-type="float">
            <text:p>1.4091562</text:p>
          </table:table-cell>
          <table:table-cell table:formula="of:=AVERAGE([.B423:.K423])" office:value-type="float" office:value="0.7355239056" calcext:value-type="float">
            <text:p>0.7355239056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float" office:value="0.109179035" calcext:value-type="float">
            <text:p>0.109179035</text:p>
          </table:table-cell>
          <table:table-cell office:value-type="float" office:value="0.7063028" calcext:value-type="float">
            <text:p>0.7063028</text:p>
          </table:table-cell>
          <table:table-cell office:value-type="float" office:value="0.16042763" calcext:value-type="float">
            <text:p>0.16042763</text:p>
          </table:table-cell>
          <table:table-cell office:value-type="float" office:value="2.1982439" calcext:value-type="float">
            <text:p>2.1982439</text:p>
          </table:table-cell>
          <table:table-cell office:value-type="float" office:value="2.1992466" calcext:value-type="float">
            <text:p>2.1992466</text:p>
          </table:table-cell>
          <table:table-cell office:value-type="float" office:value="0.51972264" calcext:value-type="float">
            <text:p>0.51972264</text:p>
          </table:table-cell>
          <table:table-cell office:value-type="float" office:value="0.36487004" calcext:value-type="float">
            <text:p>0.36487004</text:p>
          </table:table-cell>
          <table:table-cell office:value-type="float" office:value="0.09114786" calcext:value-type="float">
            <text:p>0.09114786</text:p>
          </table:table-cell>
          <table:table-cell office:value-type="float" office:value="0.018032493" calcext:value-type="float">
            <text:p>0.018032493</text:p>
          </table:table-cell>
          <table:table-cell office:value-type="float" office:value="1.3487444" calcext:value-type="float">
            <text:p>1.3487444</text:p>
          </table:table-cell>
          <table:table-cell table:formula="of:=AVERAGE([.B424:.K424])" office:value-type="float" office:value="0.7715917398" calcext:value-type="float">
            <text:p>0.7715917398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float" office:value="0.111786" calcext:value-type="float">
            <text:p>0.111786</text:p>
          </table:table-cell>
          <table:table-cell office:value-type="float" office:value="0.23367314" calcext:value-type="float">
            <text:p>0.23367314</text:p>
          </table:table-cell>
          <table:table-cell office:value-type="float" office:value="0.16000915" calcext:value-type="float">
            <text:p>0.16000915</text:p>
          </table:table-cell>
          <table:table-cell office:value-type="float" office:value="2.3810365" calcext:value-type="float">
            <text:p>2.3810365</text:p>
          </table:table-cell>
          <table:table-cell office:value-type="float" office:value="1.719128" calcext:value-type="float">
            <text:p>1.719128</text:p>
          </table:table-cell>
          <table:table-cell office:value-type="float" office:value="0.3814796" calcext:value-type="float">
            <text:p>0.3814796</text:p>
          </table:table-cell>
          <table:table-cell office:value-type="float" office:value="0.4182099" calcext:value-type="float">
            <text:p>0.4182099</text:p>
          </table:table-cell>
          <table:table-cell office:value-type="float" office:value="0.18798539" calcext:value-type="float">
            <text:p>0.18798539</text:p>
          </table:table-cell>
          <table:table-cell office:value-type="float" office:value="0.10733688" calcext:value-type="float">
            <text:p>0.10733688</text:p>
          </table:table-cell>
          <table:table-cell office:value-type="float" office:value="1.4091562" calcext:value-type="float">
            <text:p>1.4091562</text:p>
          </table:table-cell>
          <table:table-cell table:formula="of:=AVERAGE([.B425:.K425])" office:value-type="float" office:value="0.710980076" calcext:value-type="float">
            <text:p>0.710980076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float" office:value="0.0676549" calcext:value-type="float">
            <text:p>0.0676549</text:p>
          </table:table-cell>
          <table:table-cell office:value-type="float" office:value="0.7049264" calcext:value-type="float">
            <text:p>0.7049264</text:p>
          </table:table-cell>
          <table:table-cell office:value-type="float" office:value="0.077669464" calcext:value-type="float">
            <text:p>0.077669464</text:p>
          </table:table-cell>
          <table:table-cell office:value-type="float" office:value="2.3959754" calcext:value-type="float">
            <text:p>2.3959754</text:p>
          </table:table-cell>
          <table:table-cell office:value-type="float" office:value="1.7188271" calcext:value-type="float">
            <text:p>1.7188271</text:p>
          </table:table-cell>
          <table:table-cell office:value-type="float" office:value="0.70547897" calcext:value-type="float">
            <text:p>0.70547897</text:p>
          </table:table-cell>
          <table:table-cell office:value-type="float" office:value="0.47219655" calcext:value-type="float">
            <text:p>0.47219655</text:p>
          </table:table-cell>
          <table:table-cell office:value-type="float" office:value="0.18810174" calcext:value-type="float">
            <text:p>0.18810174</text:p>
          </table:table-cell>
          <table:table-cell office:value-type="float" office:value="0.10302421" calcext:value-type="float">
            <text:p>0.10302421</text:p>
          </table:table-cell>
          <table:table-cell office:value-type="float" office:value="1.1279024" calcext:value-type="float">
            <text:p>1.1279024</text:p>
          </table:table-cell>
          <table:table-cell table:formula="of:=AVERAGE([.B426:.K426])" office:value-type="float" office:value="0.7561757134" calcext:value-type="float">
            <text:p>0.7561757134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float" office:value="0.07513587" calcext:value-type="float">
            <text:p>0.07513587</text:p>
          </table:table-cell>
          <table:table-cell office:value-type="float" office:value="0.7049264" calcext:value-type="float">
            <text:p>0.7049264</text:p>
          </table:table-cell>
          <table:table-cell office:value-type="float" office:value="0.08828011" calcext:value-type="float">
            <text:p>0.08828011</text:p>
          </table:table-cell>
          <table:table-cell office:value-type="float" office:value="2.0006776" calcext:value-type="float">
            <text:p>2.0006776</text:p>
          </table:table-cell>
          <table:table-cell office:value-type="float" office:value="1.7188271" calcext:value-type="float">
            <text:p>1.7188271</text:p>
          </table:table-cell>
          <table:table-cell office:value-type="float" office:value="0.38341075" calcext:value-type="float">
            <text:p>0.38341075</text:p>
          </table:table-cell>
          <table:table-cell office:value-type="float" office:value="0.46349317" calcext:value-type="float">
            <text:p>0.46349317</text:p>
          </table:table-cell>
          <table:table-cell office:value-type="float" office:value="0.093318805" calcext:value-type="float">
            <text:p>0.093318805</text:p>
          </table:table-cell>
          <table:table-cell office:value-type="float" office:value="0.10656918" calcext:value-type="float">
            <text:p>0.10656918</text:p>
          </table:table-cell>
          <table:table-cell office:value-type="float" office:value="1.2250199" calcext:value-type="float">
            <text:p>1.2250199</text:p>
          </table:table-cell>
          <table:table-cell table:formula="of:=AVERAGE([.B427:.K427])" office:value-type="float" office:value="0.6859658885" calcext:value-type="float">
            <text:p>0.6859658885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float" office:value="0.10404629" calcext:value-type="float">
            <text:p>0.10404629</text:p>
          </table:table-cell>
          <table:table-cell office:value-type="float" office:value="0.67064667" calcext:value-type="float">
            <text:p>0.67064667</text:p>
          </table:table-cell>
          <table:table-cell office:value-type="float" office:value="0.07763584" calcext:value-type="float">
            <text:p>0.07763584</text:p>
          </table:table-cell>
          <table:table-cell office:value-type="float" office:value="2.3718731" calcext:value-type="float">
            <text:p>2.3718731</text:p>
          </table:table-cell>
          <table:table-cell office:value-type="float" office:value="2.0644693" calcext:value-type="float">
            <text:p>2.0644693</text:p>
          </table:table-cell>
          <table:table-cell office:value-type="float" office:value="0.63973665" calcext:value-type="float">
            <text:p>0.63973665</text:p>
          </table:table-cell>
          <table:table-cell office:value-type="float" office:value="0.40778923" calcext:value-type="float">
            <text:p>0.40778923</text:p>
          </table:table-cell>
          <table:table-cell office:value-type="float" office:value="0.17316052" calcext:value-type="float">
            <text:p>0.17316052</text:p>
          </table:table-cell>
          <table:table-cell office:value-type="float" office:value="0.10549359" calcext:value-type="float">
            <text:p>0.10549359</text:p>
          </table:table-cell>
          <table:table-cell office:value-type="float" office:value="1.2606635" calcext:value-type="float">
            <text:p>1.2606635</text:p>
          </table:table-cell>
          <table:table-cell table:formula="of:=AVERAGE([.B428:.K428])" office:value-type="float" office:value="0.787551469" calcext:value-type="float">
            <text:p>0.787551469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float" office:value="0.10336672" calcext:value-type="float">
            <text:p>0.10336672</text:p>
          </table:table-cell>
          <table:table-cell office:value-type="float" office:value="0.6690287" calcext:value-type="float">
            <text:p>0.6690287</text:p>
          </table:table-cell>
          <table:table-cell office:value-type="float" office:value="0.113076046" calcext:value-type="float">
            <text:p>0.113076046</text:p>
          </table:table-cell>
          <table:table-cell office:value-type="float" office:value="2.192311" calcext:value-type="float">
            <text:p>2.192311</text:p>
          </table:table-cell>
          <table:table-cell office:value-type="float" office:value="2.0641875" calcext:value-type="float">
            <text:p>2.0641875</text:p>
          </table:table-cell>
          <table:table-cell office:value-type="float" office:value="0.6297973" calcext:value-type="float">
            <text:p>0.6297973</text:p>
          </table:table-cell>
          <table:table-cell office:value-type="float" office:value="0.41668138" calcext:value-type="float">
            <text:p>0.41668138</text:p>
          </table:table-cell>
          <table:table-cell office:value-type="float" office:value="0.17360152" calcext:value-type="float">
            <text:p>0.17360152</text:p>
          </table:table-cell>
          <table:table-cell office:value-type="float" office:value="0.10684352" calcext:value-type="float">
            <text:p>0.10684352</text:p>
          </table:table-cell>
          <table:table-cell office:value-type="float" office:value="1.4150867" calcext:value-type="float">
            <text:p>1.4150867</text:p>
          </table:table-cell>
          <table:table-cell table:formula="of:=AVERAGE([.B429:.K429])" office:value-type="float" office:value="0.7883980386" calcext:value-type="float">
            <text:p>0.7883980386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float" office:value="0.09599725" calcext:value-type="float">
            <text:p>0.09599725</text:p>
          </table:table-cell>
          <table:table-cell office:value-type="float" office:value="0.68962127" calcext:value-type="float">
            <text:p>0.68962127</text:p>
          </table:table-cell>
          <table:table-cell office:value-type="float" office:value="0.07763584" calcext:value-type="float">
            <text:p>0.07763584</text:p>
          </table:table-cell>
          <table:table-cell office:value-type="float" office:value="2.4262097" calcext:value-type="float">
            <text:p>2.4262097</text:p>
          </table:table-cell>
          <table:table-cell office:value-type="float" office:value="1.7188271" calcext:value-type="float">
            <text:p>1.7188271</text:p>
          </table:table-cell>
          <table:table-cell office:value-type="float" office:value="0.6297973" calcext:value-type="float">
            <text:p>0.6297973</text:p>
          </table:table-cell>
          <table:table-cell office:value-type="float" office:value="0.41551834" calcext:value-type="float">
            <text:p>0.41551834</text:p>
          </table:table-cell>
          <table:table-cell office:value-type="float" office:value="0.18075778" calcext:value-type="float">
            <text:p>0.18075778</text:p>
          </table:table-cell>
          <table:table-cell office:value-type="float" office:value="0.043240175" calcext:value-type="float">
            <text:p>0.043240175</text:p>
          </table:table-cell>
          <table:table-cell office:value-type="float" office:value="1.2914377" calcext:value-type="float">
            <text:p>1.2914377</text:p>
          </table:table-cell>
          <table:table-cell table:formula="of:=AVERAGE([.B430:.K430])" office:value-type="float" office:value="0.7569042455" calcext:value-type="float">
            <text:p>0.7569042455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float" office:value="0.09260771" calcext:value-type="float">
            <text:p>0.09260771</text:p>
          </table:table-cell>
          <table:table-cell office:value-type="float" office:value="0.7207891" calcext:value-type="float">
            <text:p>0.7207891</text:p>
          </table:table-cell>
          <table:table-cell office:value-type="float" office:value="0.07764634" calcext:value-type="float">
            <text:p>0.07764634</text:p>
          </table:table-cell>
          <table:table-cell office:value-type="float" office:value="2.192311" calcext:value-type="float">
            <text:p>2.192311</text:p>
          </table:table-cell>
          <table:table-cell office:value-type="float" office:value="2.160098" calcext:value-type="float">
            <text:p>2.160098</text:p>
          </table:table-cell>
          <table:table-cell office:value-type="float" office:value="0.635784" calcext:value-type="float">
            <text:p>0.635784</text:p>
          </table:table-cell>
          <table:table-cell office:value-type="float" office:value="0.4166461" calcext:value-type="float">
            <text:p>0.4166461</text:p>
          </table:table-cell>
          <table:table-cell office:value-type="float" office:value="0.13461672" calcext:value-type="float">
            <text:p>0.13461672</text:p>
          </table:table-cell>
          <table:table-cell office:value-type="float" office:value="0.016356412" calcext:value-type="float">
            <text:p>0.016356412</text:p>
          </table:table-cell>
          <table:table-cell office:value-type="float" office:value="1.3239871" calcext:value-type="float">
            <text:p>1.3239871</text:p>
          </table:table-cell>
          <table:table-cell table:formula="of:=AVERAGE([.B431:.K431])" office:value-type="float" office:value="0.7770842482" calcext:value-type="float">
            <text:p>0.7770842482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float" office:value="0.110530585" calcext:value-type="float">
            <text:p>0.110530585</text:p>
          </table:table-cell>
          <table:table-cell office:value-type="float" office:value="0.7244762" calcext:value-type="float">
            <text:p>0.7244762</text:p>
          </table:table-cell>
          <table:table-cell office:value-type="float" office:value="0.15077324" calcext:value-type="float">
            <text:p>0.15077324</text:p>
          </table:table-cell>
          <table:table-cell office:value-type="float" office:value="2.419703" calcext:value-type="float">
            <text:p>2.419703</text:p>
          </table:table-cell>
          <table:table-cell office:value-type="float" office:value="1.703701" calcext:value-type="float">
            <text:p>1.703701</text:p>
          </table:table-cell>
          <table:table-cell office:value-type="float" office:value="0.634726" calcext:value-type="float">
            <text:p>0.634726</text:p>
          </table:table-cell>
          <table:table-cell office:value-type="float" office:value="0.41376966" calcext:value-type="float">
            <text:p>0.41376966</text:p>
          </table:table-cell>
          <table:table-cell office:value-type="float" office:value="0.17360152" calcext:value-type="float">
            <text:p>0.17360152</text:p>
          </table:table-cell>
          <table:table-cell office:value-type="float" office:value="0.038946256" calcext:value-type="float">
            <text:p>0.038946256</text:p>
          </table:table-cell>
          <table:table-cell office:value-type="float" office:value="1.2090591" calcext:value-type="float">
            <text:p>1.2090591</text:p>
          </table:table-cell>
          <table:table-cell table:formula="of:=AVERAGE([.B432:.K432])" office:value-type="float" office:value="0.7579286561" calcext:value-type="float">
            <text:p>0.7579286561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float" office:value="0.08950714" calcext:value-type="float">
            <text:p>0.08950714</text:p>
          </table:table-cell>
          <table:table-cell office:value-type="float" office:value="0.7421873" calcext:value-type="float">
            <text:p>0.7421873</text:p>
          </table:table-cell>
          <table:table-cell office:value-type="float" office:value="0.15394633" calcext:value-type="float">
            <text:p>0.15394633</text:p>
          </table:table-cell>
          <table:table-cell office:value-type="float" office:value="2.3796618" calcext:value-type="float">
            <text:p>2.3796618</text:p>
          </table:table-cell>
          <table:table-cell office:value-type="float" office:value="2.0443163" calcext:value-type="float">
            <text:p>2.0443163</text:p>
          </table:table-cell>
          <table:table-cell office:value-type="float" office:value="0.40624127" calcext:value-type="float">
            <text:p>0.40624127</text:p>
          </table:table-cell>
          <table:table-cell office:value-type="float" office:value="0.41727063" calcext:value-type="float">
            <text:p>0.41727063</text:p>
          </table:table-cell>
          <table:table-cell office:value-type="float" office:value="0.18075778" calcext:value-type="float">
            <text:p>0.18075778</text:p>
          </table:table-cell>
          <table:table-cell office:value-type="float" office:value="0.038946256" calcext:value-type="float">
            <text:p>0.038946256</text:p>
          </table:table-cell>
          <table:table-cell office:value-type="float" office:value="1.3239871" calcext:value-type="float">
            <text:p>1.3239871</text:p>
          </table:table-cell>
          <table:table-cell table:formula="of:=AVERAGE([.B433:.K433])" office:value-type="float" office:value="0.7776821906" calcext:value-type="float">
            <text:p>0.7776821906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float" office:value="0.103622474" calcext:value-type="float">
            <text:p>0.103622474</text:p>
          </table:table-cell>
          <table:table-cell office:value-type="float" office:value="0.7603485" calcext:value-type="float">
            <text:p>0.7603485</text:p>
          </table:table-cell>
          <table:table-cell office:value-type="float" office:value="0.112232275" calcext:value-type="float">
            <text:p>0.112232275</text:p>
          </table:table-cell>
          <table:table-cell office:value-type="float" office:value="2.192105" calcext:value-type="float">
            <text:p>2.192105</text:p>
          </table:table-cell>
          <table:table-cell office:value-type="float" office:value="2.0105672" calcext:value-type="float">
            <text:p>2.0105672</text:p>
          </table:table-cell>
          <table:table-cell office:value-type="float" office:value="0.5996886" calcext:value-type="float">
            <text:p>0.5996886</text:p>
          </table:table-cell>
          <table:table-cell office:value-type="float" office:value="0.41021496" calcext:value-type="float">
            <text:p>0.41021496</text:p>
          </table:table-cell>
          <table:table-cell office:value-type="float" office:value="0.15985137" calcext:value-type="float">
            <text:p>0.15985137</text:p>
          </table:table-cell>
          <table:table-cell office:value-type="float" office:value="0.040979564" calcext:value-type="float">
            <text:p>0.040979564</text:p>
          </table:table-cell>
          <table:table-cell office:value-type="float" office:value="1.4172305" calcext:value-type="float">
            <text:p>1.4172305</text:p>
          </table:table-cell>
          <table:table-cell table:formula="of:=AVERAGE([.B434:.K434])" office:value-type="float" office:value="0.7806840443" calcext:value-type="float">
            <text:p>0.7806840443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float" office:value="0.08701216" calcext:value-type="float">
            <text:p>0.08701216</text:p>
          </table:table-cell>
          <table:table-cell office:value-type="float" office:value="0.87851423" calcext:value-type="float">
            <text:p>0.87851423</text:p>
          </table:table-cell>
          <table:table-cell office:value-type="float" office:value="0.07797257" calcext:value-type="float">
            <text:p>0.07797257</text:p>
          </table:table-cell>
          <table:table-cell office:value-type="float" office:value="2.3941755" calcext:value-type="float">
            <text:p>2.3941755</text:p>
          </table:table-cell>
          <table:table-cell office:value-type="float" office:value="2.0553274" calcext:value-type="float">
            <text:p>2.0553274</text:p>
          </table:table-cell>
          <table:table-cell office:value-type="float" office:value="0.6297973" calcext:value-type="float">
            <text:p>0.6297973</text:p>
          </table:table-cell>
          <table:table-cell office:value-type="float" office:value="0.4963268" calcext:value-type="float">
            <text:p>0.4963268</text:p>
          </table:table-cell>
          <table:table-cell office:value-type="float" office:value="0.09436982" calcext:value-type="float">
            <text:p>0.09436982</text:p>
          </table:table-cell>
          <table:table-cell office:value-type="float" office:value="0.09685114" calcext:value-type="float">
            <text:p>0.09685114</text:p>
          </table:table-cell>
          <table:table-cell office:value-type="float" office:value="1.4053534" calcext:value-type="float">
            <text:p>1.4053534</text:p>
          </table:table-cell>
          <table:table-cell table:formula="of:=AVERAGE([.B435:.K435])" office:value-type="float" office:value="0.821570032" calcext:value-type="float">
            <text:p>0.821570032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float" office:value="0.103316896" calcext:value-type="float">
            <text:p>0.103316896</text:p>
          </table:table-cell>
          <table:table-cell office:value-type="float" office:value="0.7202302" calcext:value-type="float">
            <text:p>0.7202302</text:p>
          </table:table-cell>
          <table:table-cell office:value-type="float" office:value="0.15722902" calcext:value-type="float">
            <text:p>0.15722902</text:p>
          </table:table-cell>
          <table:table-cell office:value-type="float" office:value="2.4272993" calcext:value-type="float">
            <text:p>2.4272993</text:p>
          </table:table-cell>
          <table:table-cell office:value-type="float" office:value="1.8866587" calcext:value-type="float">
            <text:p>1.8866587</text:p>
          </table:table-cell>
          <table:table-cell office:value-type="float" office:value="0.3984867" calcext:value-type="float">
            <text:p>0.3984867</text:p>
          </table:table-cell>
          <table:table-cell office:value-type="float" office:value="0.7289678" calcext:value-type="float">
            <text:p>0.7289678</text:p>
          </table:table-cell>
          <table:table-cell office:value-type="float" office:value="0.1878691" calcext:value-type="float">
            <text:p>0.1878691</text:p>
          </table:table-cell>
          <table:table-cell office:value-type="float" office:value="0.0919855" calcext:value-type="float">
            <text:p>0.0919855</text:p>
          </table:table-cell>
          <table:table-cell office:value-type="float" office:value="1.4118943" calcext:value-type="float">
            <text:p>1.4118943</text:p>
          </table:table-cell>
          <table:table-cell table:formula="of:=AVERAGE([.B436:.K436])" office:value-type="float" office:value="0.8113937516" calcext:value-type="float">
            <text:p>0.8113937516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float" office:value="0.10441843" calcext:value-type="float">
            <text:p>0.10441843</text:p>
          </table:table-cell>
          <table:table-cell office:value-type="float" office:value="0.8814859" calcext:value-type="float">
            <text:p>0.8814859</text:p>
          </table:table-cell>
          <table:table-cell office:value-type="float" office:value="0.16042763" calcext:value-type="float">
            <text:p>0.16042763</text:p>
          </table:table-cell>
          <table:table-cell office:value-type="float" office:value="2.418725" calcext:value-type="float">
            <text:p>2.418725</text:p>
          </table:table-cell>
          <table:table-cell office:value-type="float" office:value="1.7947717" calcext:value-type="float">
            <text:p>1.7947717</text:p>
          </table:table-cell>
          <table:table-cell office:value-type="float" office:value="0.4281953" calcext:value-type="float">
            <text:p>0.4281953</text:p>
          </table:table-cell>
          <table:table-cell office:value-type="float" office:value="0.47475967" calcext:value-type="float">
            <text:p>0.47475967</text:p>
          </table:table-cell>
          <table:table-cell office:value-type="float" office:value="0.18781038" calcext:value-type="float">
            <text:p>0.18781038</text:p>
          </table:table-cell>
          <table:table-cell office:value-type="float" office:value="0.039365347" calcext:value-type="float">
            <text:p>0.039365347</text:p>
          </table:table-cell>
          <table:table-cell office:value-type="float" office:value="1.4597329" calcext:value-type="float">
            <text:p>1.4597329</text:p>
          </table:table-cell>
          <table:table-cell table:formula="of:=AVERAGE([.B437:.K437])" office:value-type="float" office:value="0.7949692257" calcext:value-type="float">
            <text:p>0.7949692257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float" office:value="0.10358861" calcext:value-type="float">
            <text:p>0.10358861</text:p>
          </table:table-cell>
          <table:table-cell office:value-type="float" office:value="0.87102866" calcext:value-type="float">
            <text:p>0.87102866</text:p>
          </table:table-cell>
          <table:table-cell office:value-type="float" office:value="0.16055827" calcext:value-type="float">
            <text:p>0.16055827</text:p>
          </table:table-cell>
          <table:table-cell office:value-type="float" office:value="2.17144" calcext:value-type="float">
            <text:p>2.17144</text:p>
          </table:table-cell>
          <table:table-cell office:value-type="float" office:value="2.1767955" calcext:value-type="float">
            <text:p>2.1767955</text:p>
          </table:table-cell>
          <table:table-cell office:value-type="float" office:value="0.43429902" calcext:value-type="float">
            <text:p>0.43429902</text:p>
          </table:table-cell>
          <table:table-cell office:value-type="float" office:value="0.47475967" calcext:value-type="float">
            <text:p>0.47475967</text:p>
          </table:table-cell>
          <table:table-cell office:value-type="float" office:value="0.16037445" calcext:value-type="float">
            <text:p>0.16037445</text:p>
          </table:table-cell>
          <table:table-cell office:value-type="float" office:value="0.10708249" calcext:value-type="float">
            <text:p>0.10708249</text:p>
          </table:table-cell>
          <table:table-cell office:value-type="float" office:value="1.4012543" calcext:value-type="float">
            <text:p>1.4012543</text:p>
          </table:table-cell>
          <table:table-cell table:formula="of:=AVERAGE([.B438:.K438])" office:value-type="float" office:value="0.806118097" calcext:value-type="float">
            <text:p>0.806118097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float" office:value="0.10729413" calcext:value-type="float">
            <text:p>0.10729413</text:p>
          </table:table-cell>
          <table:table-cell office:value-type="float" office:value="0.65557694" calcext:value-type="float">
            <text:p>0.65557694</text:p>
          </table:table-cell>
          <table:table-cell office:value-type="float" office:value="0.16055827" calcext:value-type="float">
            <text:p>0.16055827</text:p>
          </table:table-cell>
          <table:table-cell office:value-type="float" office:value="2.4272993" calcext:value-type="float">
            <text:p>2.4272993</text:p>
          </table:table-cell>
          <table:table-cell office:value-type="float" office:value="1.7514759" calcext:value-type="float">
            <text:p>1.7514759</text:p>
          </table:table-cell>
          <table:table-cell office:value-type="float" office:value="0.63023084" calcext:value-type="float">
            <text:p>0.63023084</text:p>
          </table:table-cell>
          <table:table-cell office:value-type="float" office:value="0.2727588" calcext:value-type="float">
            <text:p>0.2727588</text:p>
          </table:table-cell>
          <table:table-cell office:value-type="float" office:value="0.09329153" calcext:value-type="float">
            <text:p>0.09329153</text:p>
          </table:table-cell>
          <table:table-cell office:value-type="float" office:value="0.016433068" calcext:value-type="float">
            <text:p>0.016433068</text:p>
          </table:table-cell>
          <table:table-cell office:value-type="float" office:value="1.400243" calcext:value-type="float">
            <text:p>1.400243</text:p>
          </table:table-cell>
          <table:table-cell table:formula="of:=AVERAGE([.B439:.K439])" office:value-type="float" office:value="0.7515161778" calcext:value-type="float">
            <text:p>0.7515161778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float" office:value="0.10884381" calcext:value-type="float">
            <text:p>0.10884381</text:p>
          </table:table-cell>
          <table:table-cell office:value-type="float" office:value="0.88131106" calcext:value-type="float">
            <text:p>0.88131106</text:p>
          </table:table-cell>
          <table:table-cell office:value-type="float" office:value="0.15394633" calcext:value-type="float">
            <text:p>0.15394633</text:p>
          </table:table-cell>
          <table:table-cell office:value-type="float" office:value="1.4505651" calcext:value-type="float">
            <text:p>1.4505651</text:p>
          </table:table-cell>
          <table:table-cell office:value-type="float" office:value="2.1773798" calcext:value-type="float">
            <text:p>2.1773798</text:p>
          </table:table-cell>
          <table:table-cell office:value-type="float" office:value="0.5085681" calcext:value-type="float">
            <text:p>0.5085681</text:p>
          </table:table-cell>
          <table:table-cell office:value-type="float" office:value="0.3675253" calcext:value-type="float">
            <text:p>0.3675253</text:p>
          </table:table-cell>
          <table:table-cell office:value-type="float" office:value="0.1331406" calcext:value-type="float">
            <text:p>0.1331406</text:p>
          </table:table-cell>
          <table:table-cell office:value-type="float" office:value="0.10636727" calcext:value-type="float">
            <text:p>0.10636727</text:p>
          </table:table-cell>
          <table:table-cell office:value-type="float" office:value="1.3565676" calcext:value-type="float">
            <text:p>1.3565676</text:p>
          </table:table-cell>
          <table:table-cell table:formula="of:=AVERAGE([.B440:.K440])" office:value-type="float" office:value="0.724421497" calcext:value-type="float">
            <text:p>0.724421497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float" office:value="0.08751869" calcext:value-type="float">
            <text:p>0.08751869</text:p>
          </table:table-cell>
          <table:table-cell office:value-type="float" office:value="0.8936172" calcext:value-type="float">
            <text:p>0.8936172</text:p>
          </table:table-cell>
          <table:table-cell office:value-type="float" office:value="0.16034913" calcext:value-type="float">
            <text:p>0.16034913</text:p>
          </table:table-cell>
          <table:table-cell office:value-type="float" office:value="2.4397502" calcext:value-type="float">
            <text:p>2.4397502</text:p>
          </table:table-cell>
          <table:table-cell office:value-type="float" office:value="2.2748487" calcext:value-type="float">
            <text:p>2.2748487</text:p>
          </table:table-cell>
          <table:table-cell office:value-type="float" office:value="0.5177429" calcext:value-type="float">
            <text:p>0.5177429</text:p>
          </table:table-cell>
          <table:table-cell office:value-type="float" office:value="0.3673342" calcext:value-type="float">
            <text:p>0.3673342</text:p>
          </table:table-cell>
          <table:table-cell office:value-type="float" office:value="0.18075778" calcext:value-type="float">
            <text:p>0.18075778</text:p>
          </table:table-cell>
          <table:table-cell office:value-type="float" office:value="0.039095182" calcext:value-type="float">
            <text:p>0.039095182</text:p>
          </table:table-cell>
          <table:table-cell office:value-type="float" office:value="1.2082969" calcext:value-type="float">
            <text:p>1.2082969</text:p>
          </table:table-cell>
          <table:table-cell table:formula="of:=AVERAGE([.B441:.K441])" office:value-type="float" office:value="0.8169310882" calcext:value-type="float">
            <text:p>0.8169310882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float" office:value="0.11221534" calcext:value-type="float">
            <text:p>0.11221534</text:p>
          </table:table-cell>
          <table:table-cell office:value-type="float" office:value="0.8969094" calcext:value-type="float">
            <text:p>0.8969094</text:p>
          </table:table-cell>
          <table:table-cell office:value-type="float" office:value="0.16013953" calcext:value-type="float">
            <text:p>0.16013953</text:p>
          </table:table-cell>
          <table:table-cell office:value-type="float" office:value="2.3839784" calcext:value-type="float">
            <text:p>2.3839784</text:p>
          </table:table-cell>
          <table:table-cell office:value-type="float" office:value="2.2352517" calcext:value-type="float">
            <text:p>2.2352517</text:p>
          </table:table-cell>
          <table:table-cell office:value-type="float" office:value="0.57947934" calcext:value-type="float">
            <text:p>0.57947934</text:p>
          </table:table-cell>
          <table:table-cell office:value-type="float" office:value="0.36745337" calcext:value-type="float">
            <text:p>0.36745337</text:p>
          </table:table-cell>
          <table:table-cell office:value-type="float" office:value="0.18075778" calcext:value-type="float">
            <text:p>0.18075778</text:p>
          </table:table-cell>
          <table:table-cell office:value-type="float" office:value="0.0391276" calcext:value-type="float">
            <text:p>0.0391276</text:p>
          </table:table-cell>
          <table:table-cell office:value-type="float" office:value="1.3454077" calcext:value-type="float">
            <text:p>1.3454077</text:p>
          </table:table-cell>
          <table:table-cell table:formula="of:=AVERAGE([.B442:.K442])" office:value-type="float" office:value="0.830072016" calcext:value-type="float">
            <text:p>0.830072016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float" office:value="0.16368619" calcext:value-type="float">
            <text:p>0.16368619</text:p>
          </table:table-cell>
          <table:table-cell office:value-type="float" office:value="0.3790424" calcext:value-type="float">
            <text:p>0.3790424</text:p>
          </table:table-cell>
          <table:table-cell office:value-type="float" office:value="0.16055827" calcext:value-type="float">
            <text:p>0.16055827</text:p>
          </table:table-cell>
          <table:table-cell office:value-type="float" office:value="1.5611492" calcext:value-type="float">
            <text:p>1.5611492</text:p>
          </table:table-cell>
          <table:table-cell office:value-type="float" office:value="2.297186" calcext:value-type="float">
            <text:p>2.297186</text:p>
          </table:table-cell>
          <table:table-cell office:value-type="float" office:value="0.40057343" calcext:value-type="float">
            <text:p>0.40057343</text:p>
          </table:table-cell>
          <table:table-cell office:value-type="float" office:value="0.36731786" calcext:value-type="float">
            <text:p>0.36731786</text:p>
          </table:table-cell>
          <table:table-cell office:value-type="float" office:value="0.18089986" calcext:value-type="float">
            <text:p>0.18089986</text:p>
          </table:table-cell>
          <table:table-cell office:value-type="float" office:value="0.039095182" calcext:value-type="float">
            <text:p>0.039095182</text:p>
          </table:table-cell>
          <table:table-cell office:value-type="float" office:value="1.371553" calcext:value-type="float">
            <text:p>1.371553</text:p>
          </table:table-cell>
          <table:table-cell table:formula="of:=AVERAGE([.B443:.K443])" office:value-type="float" office:value="0.6921061392" calcext:value-type="float">
            <text:p>0.6921061392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float" office:value="0.13941479" calcext:value-type="float">
            <text:p>0.13941479</text:p>
          </table:table-cell>
          <table:table-cell office:value-type="float" office:value="0.70855224" calcext:value-type="float">
            <text:p>0.70855224</text:p>
          </table:table-cell>
          <table:table-cell office:value-type="float" office:value="0.077736765" calcext:value-type="float">
            <text:p>0.077736765</text:p>
          </table:table-cell>
          <table:table-cell office:value-type="float" office:value="2.1986687" calcext:value-type="float">
            <text:p>2.1986687</text:p>
          </table:table-cell>
          <table:table-cell office:value-type="float" office:value="2.1184793" calcext:value-type="float">
            <text:p>2.1184793</text:p>
          </table:table-cell>
          <table:table-cell office:value-type="float" office:value="0.59684694" calcext:value-type="float">
            <text:p>0.59684694</text:p>
          </table:table-cell>
          <table:table-cell office:value-type="float" office:value="0.36745337" calcext:value-type="float">
            <text:p>0.36745337</text:p>
          </table:table-cell>
          <table:table-cell office:value-type="float" office:value="0.093401656" calcext:value-type="float">
            <text:p>0.093401656</text:p>
          </table:table-cell>
          <table:table-cell office:value-type="float" office:value="0.039095182" calcext:value-type="float">
            <text:p>0.039095182</text:p>
          </table:table-cell>
          <table:table-cell office:value-type="float" office:value="1.3857108" calcext:value-type="float">
            <text:p>1.3857108</text:p>
          </table:table-cell>
          <table:table-cell table:formula="of:=AVERAGE([.B444:.K444])" office:value-type="float" office:value="0.7725359743" calcext:value-type="float">
            <text:p>0.7725359743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float" office:value="0.17260966" calcext:value-type="float">
            <text:p>0.17260966</text:p>
          </table:table-cell>
          <table:table-cell office:value-type="float" office:value="0.8961679" calcext:value-type="float">
            <text:p>0.8961679</text:p>
          </table:table-cell>
          <table:table-cell office:value-type="float" office:value="0.16045399" calcext:value-type="float">
            <text:p>0.16045399</text:p>
          </table:table-cell>
          <table:table-cell office:value-type="float" office:value="2.3103163" calcext:value-type="float">
            <text:p>2.3103163</text:p>
          </table:table-cell>
          <table:table-cell office:value-type="float" office:value="1.7824557" calcext:value-type="float">
            <text:p>1.7824557</text:p>
          </table:table-cell>
          <table:table-cell office:value-type="float" office:value="0.4724429" calcext:value-type="float">
            <text:p>0.4724429</text:p>
          </table:table-cell>
          <table:table-cell office:value-type="float" office:value="0.36745337" calcext:value-type="float">
            <text:p>0.36745337</text:p>
          </table:table-cell>
          <table:table-cell office:value-type="float" office:value="0.18824774" calcext:value-type="float">
            <text:p>0.18824774</text:p>
          </table:table-cell>
          <table:table-cell office:value-type="float" office:value="0.039751776" calcext:value-type="float">
            <text:p>0.039751776</text:p>
          </table:table-cell>
          <table:table-cell office:value-type="float" office:value="1.2162657" calcext:value-type="float">
            <text:p>1.2162657</text:p>
          </table:table-cell>
          <table:table-cell table:formula="of:=AVERAGE([.B445:.K445])" office:value-type="float" office:value="0.7606165036" calcext:value-type="float">
            <text:p>0.7606165036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float" office:value="0.10961091" calcext:value-type="float">
            <text:p>0.10961091</text:p>
          </table:table-cell>
          <table:table-cell office:value-type="float" office:value="0.89321566" calcext:value-type="float">
            <text:p>0.89321566</text:p>
          </table:table-cell>
          <table:table-cell office:value-type="float" office:value="0.16042763" calcext:value-type="float">
            <text:p>0.16042763</text:p>
          </table:table-cell>
          <table:table-cell office:value-type="float" office:value="2.2557514" calcext:value-type="float">
            <text:p>2.2557514</text:p>
          </table:table-cell>
          <table:table-cell office:value-type="float" office:value="2.2841096" calcext:value-type="float">
            <text:p>2.2841096</text:p>
          </table:table-cell>
          <table:table-cell office:value-type="float" office:value="0.49935657" calcext:value-type="float">
            <text:p>0.49935657</text:p>
          </table:table-cell>
          <table:table-cell office:value-type="float" office:value="0.36430007" calcext:value-type="float">
            <text:p>0.36430007</text:p>
          </table:table-cell>
          <table:table-cell office:value-type="float" office:value="0.18089986" calcext:value-type="float">
            <text:p>0.18089986</text:p>
          </table:table-cell>
          <table:table-cell office:value-type="float" office:value="0.078742325" calcext:value-type="float">
            <text:p>0.078742325</text:p>
          </table:table-cell>
          <table:table-cell office:value-type="float" office:value="1.2977147" calcext:value-type="float">
            <text:p>1.2977147</text:p>
          </table:table-cell>
          <table:table-cell table:formula="of:=AVERAGE([.B446:.K446])" office:value-type="float" office:value="0.8124128725" calcext:value-type="float">
            <text:p>0.8124128725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float" office:value="0.11536728" calcext:value-type="float">
            <text:p>0.11536728</text:p>
          </table:table-cell>
          <table:table-cell office:value-type="float" office:value="0.8640828" calcext:value-type="float">
            <text:p>0.8640828</text:p>
          </table:table-cell>
          <table:table-cell office:value-type="float" office:value="0.16591989" calcext:value-type="float">
            <text:p>0.16591989</text:p>
          </table:table-cell>
          <table:table-cell office:value-type="float" office:value="1.8509715" calcext:value-type="float">
            <text:p>1.8509715</text:p>
          </table:table-cell>
          <table:table-cell office:value-type="float" office:value="1.5740814" calcext:value-type="float">
            <text:p>1.5740814</text:p>
          </table:table-cell>
          <table:table-cell office:value-type="float" office:value="0.50345546" calcext:value-type="float">
            <text:p>0.50345546</text:p>
          </table:table-cell>
          <table:table-cell office:value-type="float" office:value="0.367992" calcext:value-type="float">
            <text:p>0.367992</text:p>
          </table:table-cell>
          <table:table-cell office:value-type="float" office:value="0.18044691" calcext:value-type="float">
            <text:p>0.18044691</text:p>
          </table:table-cell>
          <table:table-cell office:value-type="float" office:value="0.012973464" calcext:value-type="float">
            <text:p>0.012973464</text:p>
          </table:table-cell>
          <table:table-cell office:value-type="float" office:value="1.3914858" calcext:value-type="float">
            <text:p>1.3914858</text:p>
          </table:table-cell>
          <table:table-cell table:formula="of:=AVERAGE([.B447:.K447])" office:value-type="float" office:value="0.7026776504" calcext:value-type="float">
            <text:p>0.7026776504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float" office:value="0.097242914" calcext:value-type="float">
            <text:p>0.097242914</text:p>
          </table:table-cell>
          <table:table-cell office:value-type="float" office:value="0.70778793" calcext:value-type="float">
            <text:p>0.70778793</text:p>
          </table:table-cell>
          <table:table-cell office:value-type="float" office:value="0.1535011" calcext:value-type="float">
            <text:p>0.1535011</text:p>
          </table:table-cell>
          <table:table-cell office:value-type="float" office:value="2.4053593" calcext:value-type="float">
            <text:p>2.4053593</text:p>
          </table:table-cell>
          <table:table-cell office:value-type="float" office:value="1.9469293" calcext:value-type="float">
            <text:p>1.9469293</text:p>
          </table:table-cell>
          <table:table-cell office:value-type="float" office:value="0.5170028" calcext:value-type="float">
            <text:p>0.5170028</text:p>
          </table:table-cell>
          <table:table-cell office:value-type="float" office:value="0.36834097" calcext:value-type="float">
            <text:p>0.36834097</text:p>
          </table:table-cell>
          <table:table-cell office:value-type="float" office:value="0.15998168" calcext:value-type="float">
            <text:p>0.15998168</text:p>
          </table:table-cell>
          <table:table-cell office:value-type="float" office:value="0.06455232" calcext:value-type="float">
            <text:p>0.06455232</text:p>
          </table:table-cell>
          <table:table-cell office:value-type="float" office:value="1.298079" calcext:value-type="float">
            <text:p>1.298079</text:p>
          </table:table-cell>
          <table:table-cell table:formula="of:=AVERAGE([.B448:.K448])" office:value-type="float" office:value="0.7718777314" calcext:value-type="float">
            <text:p>0.7718777314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float" office:value="0.14041445" calcext:value-type="float">
            <text:p>0.14041445</text:p>
          </table:table-cell>
          <table:table-cell office:value-type="float" office:value="0.7704296" calcext:value-type="float">
            <text:p>0.7704296</text:p>
          </table:table-cell>
          <table:table-cell office:value-type="float" office:value="0.18429115" calcext:value-type="float">
            <text:p>0.18429115</text:p>
          </table:table-cell>
          <table:table-cell office:value-type="float" office:value="2.431887" calcext:value-type="float">
            <text:p>2.431887</text:p>
          </table:table-cell>
          <table:table-cell office:value-type="float" office:value="2.2872934" calcext:value-type="float">
            <text:p>2.2872934</text:p>
          </table:table-cell>
          <table:table-cell office:value-type="float" office:value="0.62086993" calcext:value-type="float">
            <text:p>0.62086993</text:p>
          </table:table-cell>
          <table:table-cell office:value-type="float" office:value="0.39912978" calcext:value-type="float">
            <text:p>0.39912978</text:p>
          </table:table-cell>
          <table:table-cell office:value-type="float" office:value="0.18046114" calcext:value-type="float">
            <text:p>0.18046114</text:p>
          </table:table-cell>
          <table:table-cell office:value-type="float" office:value="0.037990965" calcext:value-type="float">
            <text:p>0.037990965</text:p>
          </table:table-cell>
          <table:table-cell office:value-type="float" office:value="1.3990483" calcext:value-type="float">
            <text:p>1.3990483</text:p>
          </table:table-cell>
          <table:table-cell table:formula="of:=AVERAGE([.B449:.K449])" office:value-type="float" office:value="0.8451815715" calcext:value-type="float">
            <text:p>0.8451815715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float" office:value="0.1539236" calcext:value-type="float">
            <text:p>0.1539236</text:p>
          </table:table-cell>
          <table:table-cell office:value-type="float" office:value="0.89536214" calcext:value-type="float">
            <text:p>0.89536214</text:p>
          </table:table-cell>
          <table:table-cell office:value-type="float" office:value="0.18874036" calcext:value-type="float">
            <text:p>0.18874036</text:p>
          </table:table-cell>
          <table:table-cell office:value-type="float" office:value="2.1144066" calcext:value-type="float">
            <text:p>2.1144066</text:p>
          </table:table-cell>
          <table:table-cell office:value-type="float" office:value="2.0102804" calcext:value-type="float">
            <text:p>2.0102804</text:p>
          </table:table-cell>
          <table:table-cell office:value-type="float" office:value="0.4493341" calcext:value-type="float">
            <text:p>0.4493341</text:p>
          </table:table-cell>
          <table:table-cell office:value-type="float" office:value="0.40184698" calcext:value-type="float">
            <text:p>0.40184698</text:p>
          </table:table-cell>
          <table:table-cell office:value-type="float" office:value="0.13473125" calcext:value-type="float">
            <text:p>0.13473125</text:p>
          </table:table-cell>
          <table:table-cell office:value-type="float" office:value="0.07681156" calcext:value-type="float">
            <text:p>0.07681156</text:p>
          </table:table-cell>
          <table:table-cell office:value-type="float" office:value="1.4088398" calcext:value-type="float">
            <text:p>1.4088398</text:p>
          </table:table-cell>
          <table:table-cell table:formula="of:=AVERAGE([.B450:.K450])" office:value-type="float" office:value="0.783427679" calcext:value-type="float">
            <text:p>0.783427679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float" office:value="0.18880388" calcext:value-type="float">
            <text:p>0.18880388</text:p>
          </table:table-cell>
          <table:table-cell office:value-type="float" office:value="0.89474547" calcext:value-type="float">
            <text:p>0.89474547</text:p>
          </table:table-cell>
          <table:table-cell office:value-type="float" office:value="0.19336824" calcext:value-type="float">
            <text:p>0.19336824</text:p>
          </table:table-cell>
          <table:table-cell office:value-type="float" office:value="2.2019742" calcext:value-type="float">
            <text:p>2.2019742</text:p>
          </table:table-cell>
          <table:table-cell office:value-type="float" office:value="2.2200243" calcext:value-type="float">
            <text:p>2.2200243</text:p>
          </table:table-cell>
          <table:table-cell office:value-type="float" office:value="0.61207825" calcext:value-type="float">
            <text:p>0.61207825</text:p>
          </table:table-cell>
          <table:table-cell office:value-type="float" office:value="0.38287234" calcext:value-type="float">
            <text:p>0.38287234</text:p>
          </table:table-cell>
          <table:table-cell office:value-type="float" office:value="0.18455045" calcext:value-type="float">
            <text:p>0.18455045</text:p>
          </table:table-cell>
          <table:table-cell office:value-type="float" office:value="0.09337547" calcext:value-type="float">
            <text:p>0.09337547</text:p>
          </table:table-cell>
          <table:table-cell office:value-type="float" office:value="1.3295481" calcext:value-type="float">
            <text:p>1.3295481</text:p>
          </table:table-cell>
          <table:table-cell table:formula="of:=AVERAGE([.B451:.K451])" office:value-type="float" office:value="0.83013407" calcext:value-type="float">
            <text:p>0.83013407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float" office:value="0.18242623" calcext:value-type="float">
            <text:p>0.18242623</text:p>
          </table:table-cell>
          <table:table-cell office:value-type="float" office:value="0.7800443" calcext:value-type="float">
            <text:p>0.7800443</text:p>
          </table:table-cell>
          <table:table-cell office:value-type="float" office:value="0.19793087" calcext:value-type="float">
            <text:p>0.19793087</text:p>
          </table:table-cell>
          <table:table-cell office:value-type="float" office:value="2.432767" calcext:value-type="float">
            <text:p>2.432767</text:p>
          </table:table-cell>
          <table:table-cell office:value-type="float" office:value="2.2914116" calcext:value-type="float">
            <text:p>2.2914116</text:p>
          </table:table-cell>
          <table:table-cell office:value-type="float" office:value="0.56150776" calcext:value-type="float">
            <text:p>0.56150776</text:p>
          </table:table-cell>
          <table:table-cell office:value-type="float" office:value="0.36846003" calcext:value-type="float">
            <text:p>0.36846003</text:p>
          </table:table-cell>
          <table:table-cell office:value-type="float" office:value="0.18686317" calcext:value-type="float">
            <text:p>0.18686317</text:p>
          </table:table-cell>
          <table:table-cell office:value-type="float" office:value="0.07075952" calcext:value-type="float">
            <text:p>0.07075952</text:p>
          </table:table-cell>
          <table:table-cell office:value-type="float" office:value="1.3302724" calcext:value-type="float">
            <text:p>1.3302724</text:p>
          </table:table-cell>
          <table:table-cell table:formula="of:=AVERAGE([.B452:.K452])" office:value-type="float" office:value="0.840244288" calcext:value-type="float">
            <text:p>0.840244288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float" office:value="0.13895087" calcext:value-type="float">
            <text:p>0.13895087</text:p>
          </table:table-cell>
          <table:table-cell office:value-type="float" office:value="0.74667495" calcext:value-type="float">
            <text:p>0.74667495</text:p>
          </table:table-cell>
          <table:table-cell office:value-type="float" office:value="0.18811084" calcext:value-type="float">
            <text:p>0.18811084</text:p>
          </table:table-cell>
          <table:table-cell office:value-type="float" office:value="2.43847" calcext:value-type="float">
            <text:p>2.43847</text:p>
          </table:table-cell>
          <table:table-cell office:value-type="float" office:value="2.1250737" calcext:value-type="float">
            <text:p>2.1250737</text:p>
          </table:table-cell>
          <table:table-cell office:value-type="float" office:value="0.5018024" calcext:value-type="float">
            <text:p>0.5018024</text:p>
          </table:table-cell>
          <table:table-cell office:value-type="float" office:value="0.41240454" calcext:value-type="float">
            <text:p>0.41240454</text:p>
          </table:table-cell>
          <table:table-cell office:value-type="float" office:value="0.1812679" calcext:value-type="float">
            <text:p>0.1812679</text:p>
          </table:table-cell>
          <table:table-cell office:value-type="float" office:value="0.0437656" calcext:value-type="float">
            <text:p>0.0437656</text:p>
          </table:table-cell>
          <table:table-cell office:value-type="float" office:value="1.0611641" calcext:value-type="float">
            <text:p>1.0611641</text:p>
          </table:table-cell>
          <table:table-cell table:formula="of:=AVERAGE([.B453:.K453])" office:value-type="float" office:value="0.78376849" calcext:value-type="float">
            <text:p>0.78376849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float" office:value="0.1904666" calcext:value-type="float">
            <text:p>0.1904666</text:p>
          </table:table-cell>
          <table:table-cell office:value-type="float" office:value="0.77986073" calcext:value-type="float">
            <text:p>0.77986073</text:p>
          </table:table-cell>
          <table:table-cell office:value-type="float" office:value="0.16928917" calcext:value-type="float">
            <text:p>0.16928917</text:p>
          </table:table-cell>
          <table:table-cell office:value-type="float" office:value="2.673953" calcext:value-type="float">
            <text:p>2.673953</text:p>
          </table:table-cell>
          <table:table-cell office:value-type="float" office:value="2.2212126" calcext:value-type="float">
            <text:p>2.2212126</text:p>
          </table:table-cell>
          <table:table-cell office:value-type="float" office:value="0.6322417" calcext:value-type="float">
            <text:p>0.6322417</text:p>
          </table:table-cell>
          <table:table-cell office:value-type="float" office:value="0.40170607" calcext:value-type="float">
            <text:p>0.40170607</text:p>
          </table:table-cell>
          <table:table-cell office:value-type="float" office:value="0.10495687" calcext:value-type="float">
            <text:p>0.10495687</text:p>
          </table:table-cell>
          <table:table-cell office:value-type="float" office:value="0.042560328" calcext:value-type="float">
            <text:p>0.042560328</text:p>
          </table:table-cell>
          <table:table-cell office:value-type="float" office:value="1.3869568" calcext:value-type="float">
            <text:p>1.3869568</text:p>
          </table:table-cell>
          <table:table-cell table:formula="of:=AVERAGE([.B454:.K454])" office:value-type="float" office:value="0.8603203868" calcext:value-type="float">
            <text:p>0.8603203868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float" office:value="0.09570023" calcext:value-type="float">
            <text:p>0.09570023</text:p>
          </table:table-cell>
          <table:table-cell office:value-type="float" office:value="0.86002064" calcext:value-type="float">
            <text:p>0.86002064</text:p>
          </table:table-cell>
          <table:table-cell office:value-type="float" office:value="0.09956898" calcext:value-type="float">
            <text:p>0.09956898</text:p>
          </table:table-cell>
          <table:table-cell office:value-type="float" office:value="2.7073197" calcext:value-type="float">
            <text:p>2.7073197</text:p>
          </table:table-cell>
          <table:table-cell office:value-type="float" office:value="2.1578324" calcext:value-type="float">
            <text:p>2.1578324</text:p>
          </table:table-cell>
          <table:table-cell office:value-type="float" office:value="0.49159646" calcext:value-type="float">
            <text:p>0.49159646</text:p>
          </table:table-cell>
          <table:table-cell office:value-type="float" office:value="0.41357374" calcext:value-type="float">
            <text:p>0.41357374</text:p>
          </table:table-cell>
          <table:table-cell office:value-type="float" office:value="0.16241944" calcext:value-type="float">
            <text:p>0.16241944</text:p>
          </table:table-cell>
          <table:table-cell office:value-type="float" office:value="0.042560328" calcext:value-type="float">
            <text:p>0.042560328</text:p>
          </table:table-cell>
          <table:table-cell office:value-type="float" office:value="1.3488683" calcext:value-type="float">
            <text:p>1.3488683</text:p>
          </table:table-cell>
          <table:table-cell table:formula="of:=AVERAGE([.B455:.K455])" office:value-type="float" office:value="0.8379460218" calcext:value-type="float">
            <text:p>0.8379460218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float" office:value="0.13994402" calcext:value-type="float">
            <text:p>0.13994402</text:p>
          </table:table-cell>
          <table:table-cell office:value-type="float" office:value="0.74622375" calcext:value-type="float">
            <text:p>0.74622375</text:p>
          </table:table-cell>
          <table:table-cell office:value-type="float" office:value="0.16907391" calcext:value-type="float">
            <text:p>0.16907391</text:p>
          </table:table-cell>
          <table:table-cell office:value-type="float" office:value="2.8595843" calcext:value-type="float">
            <text:p>2.8595843</text:p>
          </table:table-cell>
          <table:table-cell office:value-type="float" office:value="2.31475" calcext:value-type="float">
            <text:p>2.31475</text:p>
          </table:table-cell>
          <table:table-cell office:value-type="float" office:value="0.49159646" calcext:value-type="float">
            <text:p>0.49159646</text:p>
          </table:table-cell>
          <table:table-cell office:value-type="float" office:value="0.41881526" calcext:value-type="float">
            <text:p>0.41881526</text:p>
          </table:table-cell>
          <table:table-cell office:value-type="float" office:value="0.1776643" calcext:value-type="float">
            <text:p>0.1776643</text:p>
          </table:table-cell>
          <table:table-cell office:value-type="float" office:value="0.09206228" calcext:value-type="float">
            <text:p>0.09206228</text:p>
          </table:table-cell>
          <table:table-cell office:value-type="float" office:value="1.3573498" calcext:value-type="float">
            <text:p>1.3573498</text:p>
          </table:table-cell>
          <table:table-cell table:formula="of:=AVERAGE([.B456:.K456])" office:value-type="float" office:value="0.876706408" calcext:value-type="float">
            <text:p>0.876706408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float" office:value="0.13848765" calcext:value-type="float">
            <text:p>0.13848765</text:p>
          </table:table-cell>
          <table:table-cell office:value-type="float" office:value="0.74789387" calcext:value-type="float">
            <text:p>0.74789387</text:p>
          </table:table-cell>
          <table:table-cell office:value-type="float" office:value="0.16907391" calcext:value-type="float">
            <text:p>0.16907391</text:p>
          </table:table-cell>
          <table:table-cell office:value-type="float" office:value="2.2187603" calcext:value-type="float">
            <text:p>2.2187603</text:p>
          </table:table-cell>
          <table:table-cell office:value-type="float" office:value="2.1579058" calcext:value-type="float">
            <text:p>2.1579058</text:p>
          </table:table-cell>
          <table:table-cell office:value-type="float" office:value="0.5666942" calcext:value-type="float">
            <text:p>0.5666942</text:p>
          </table:table-cell>
          <table:table-cell office:value-type="float" office:value="0.4228032" calcext:value-type="float">
            <text:p>0.4228032</text:p>
          </table:table-cell>
          <table:table-cell office:value-type="float" office:value="0.1881586" calcext:value-type="float">
            <text:p>0.1881586</text:p>
          </table:table-cell>
          <table:table-cell office:value-type="float" office:value="0.03405737" calcext:value-type="float">
            <text:p>0.03405737</text:p>
          </table:table-cell>
          <table:table-cell office:value-type="float" office:value="1.3590344" calcext:value-type="float">
            <text:p>1.3590344</text:p>
          </table:table-cell>
          <table:table-cell table:formula="of:=AVERAGE([.B457:.K457])" office:value-type="float" office:value="0.80028693" calcext:value-type="float">
            <text:p>0.80028693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float" office:value="0.101372756" calcext:value-type="float">
            <text:p>0.101372756</text:p>
          </table:table-cell>
          <table:table-cell office:value-type="float" office:value="0.77074516" calcext:value-type="float">
            <text:p>0.77074516</text:p>
          </table:table-cell>
          <table:table-cell office:value-type="float" office:value="0.14553146" calcext:value-type="float">
            <text:p>0.14553146</text:p>
          </table:table-cell>
          <table:table-cell office:value-type="float" office:value="2.3399673" calcext:value-type="float">
            <text:p>2.3399673</text:p>
          </table:table-cell>
          <table:table-cell office:value-type="float" office:value="2.29389" calcext:value-type="float">
            <text:p>2.29389</text:p>
          </table:table-cell>
          <table:table-cell office:value-type="float" office:value="0.6003376" calcext:value-type="float">
            <text:p>0.6003376</text:p>
          </table:table-cell>
          <table:table-cell office:value-type="float" office:value="0.40157747" calcext:value-type="float">
            <text:p>0.40157747</text:p>
          </table:table-cell>
          <table:table-cell office:value-type="float" office:value="0.18862377" calcext:value-type="float">
            <text:p>0.18862377</text:p>
          </table:table-cell>
          <table:table-cell office:value-type="float" office:value="0.01832299" calcext:value-type="float">
            <text:p>0.01832299</text:p>
          </table:table-cell>
          <table:table-cell office:value-type="float" office:value="1.2618992" calcext:value-type="float">
            <text:p>1.2618992</text:p>
          </table:table-cell>
          <table:table-cell table:formula="of:=AVERAGE([.B458:.K458])" office:value-type="float" office:value="0.8122267706" calcext:value-type="float">
            <text:p>0.8122267706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float" office:value="0.18738195" calcext:value-type="float">
            <text:p>0.18738195</text:p>
          </table:table-cell>
          <table:table-cell office:value-type="float" office:value="0.6064361" calcext:value-type="float">
            <text:p>0.6064361</text:p>
          </table:table-cell>
          <table:table-cell office:value-type="float" office:value="0.1734544" calcext:value-type="float">
            <text:p>0.1734544</text:p>
          </table:table-cell>
          <table:table-cell office:value-type="float" office:value="2.2590637" calcext:value-type="float">
            <text:p>2.2590637</text:p>
          </table:table-cell>
          <table:table-cell office:value-type="float" office:value="2.1578324" calcext:value-type="float">
            <text:p>2.1578324</text:p>
          </table:table-cell>
          <table:table-cell office:value-type="float" office:value="0.6213538" calcext:value-type="float">
            <text:p>0.6213538</text:p>
          </table:table-cell>
          <table:table-cell office:value-type="float" office:value="0.40173993" calcext:value-type="float">
            <text:p>0.40173993</text:p>
          </table:table-cell>
          <table:table-cell office:value-type="float" office:value="0.093634315" calcext:value-type="float">
            <text:p>0.093634315</text:p>
          </table:table-cell>
          <table:table-cell office:value-type="float" office:value="0.051983666" calcext:value-type="float">
            <text:p>0.051983666</text:p>
          </table:table-cell>
          <table:table-cell office:value-type="float" office:value="1.091052" calcext:value-type="float">
            <text:p>1.091052</text:p>
          </table:table-cell>
          <table:table-cell table:formula="of:=AVERAGE([.B459:.K459])" office:value-type="float" office:value="0.7643932261" calcext:value-type="float">
            <text:p>0.7643932261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float" office:value="0.19682395" calcext:value-type="float">
            <text:p>0.19682395</text:p>
          </table:table-cell>
          <table:table-cell office:value-type="float" office:value="0.7580831" calcext:value-type="float">
            <text:p>0.7580831</text:p>
          </table:table-cell>
          <table:table-cell office:value-type="float" office:value="0.17111708" calcext:value-type="float">
            <text:p>0.17111708</text:p>
          </table:table-cell>
          <table:table-cell office:value-type="float" office:value="2.0528378" calcext:value-type="float">
            <text:p>2.0528378</text:p>
          </table:table-cell>
          <table:table-cell office:value-type="float" office:value="2.127593" calcext:value-type="float">
            <text:p>2.127593</text:p>
          </table:table-cell>
          <table:table-cell office:value-type="float" office:value="0.6217114" calcext:value-type="float">
            <text:p>0.6217114</text:p>
          </table:table-cell>
          <table:table-cell office:value-type="float" office:value="0.34026563" calcext:value-type="float">
            <text:p>0.34026563</text:p>
          </table:table-cell>
          <table:table-cell office:value-type="float" office:value="0.09253923" calcext:value-type="float">
            <text:p>0.09253923</text:p>
          </table:table-cell>
          <table:table-cell office:value-type="float" office:value="0.100000665" calcext:value-type="float">
            <text:p>0.100000665</text:p>
          </table:table-cell>
          <table:table-cell office:value-type="float" office:value="1.0961564" calcext:value-type="float">
            <text:p>1.0961564</text:p>
          </table:table-cell>
          <table:table-cell table:formula="of:=AVERAGE([.B460:.K460])" office:value-type="float" office:value="0.7557128255" calcext:value-type="float">
            <text:p>0.7557128255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float" office:value="0.11530397" calcext:value-type="float">
            <text:p>0.11530397</text:p>
          </table:table-cell>
          <table:table-cell office:value-type="float" office:value="0.7394712" calcext:value-type="float">
            <text:p>0.7394712</text:p>
          </table:table-cell>
          <table:table-cell office:value-type="float" office:value="0.20168346" calcext:value-type="float">
            <text:p>0.20168346</text:p>
          </table:table-cell>
          <table:table-cell office:value-type="float" office:value="1.2848136" calcext:value-type="float">
            <text:p>1.2848136</text:p>
          </table:table-cell>
          <table:table-cell office:value-type="float" office:value="2.210761" calcext:value-type="float">
            <text:p>2.210761</text:p>
          </table:table-cell>
          <table:table-cell office:value-type="float" office:value="0.49189168" calcext:value-type="float">
            <text:p>0.49189168</text:p>
          </table:table-cell>
          <table:table-cell office:value-type="float" office:value="0.38877454" calcext:value-type="float">
            <text:p>0.38877454</text:p>
          </table:table-cell>
          <table:table-cell office:value-type="float" office:value="0.18446282" calcext:value-type="float">
            <text:p>0.18446282</text:p>
          </table:table-cell>
          <table:table-cell office:value-type="float" office:value="0.04022467" calcext:value-type="float">
            <text:p>0.04022467</text:p>
          </table:table-cell>
          <table:table-cell office:value-type="float" office:value="1.3729792" calcext:value-type="float">
            <text:p>1.3729792</text:p>
          </table:table-cell>
          <table:table-cell table:formula="of:=AVERAGE([.B461:.K461])" office:value-type="float" office:value="0.703036614" calcext:value-type="float">
            <text:p>0.703036614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float" office:value="0.15451464" calcext:value-type="float">
            <text:p>0.15451464</text:p>
          </table:table-cell>
          <table:table-cell office:value-type="float" office:value="0.7737961" calcext:value-type="float">
            <text:p>0.7737961</text:p>
          </table:table-cell>
          <table:table-cell office:value-type="float" office:value="0.09571867" calcext:value-type="float">
            <text:p>0.09571867</text:p>
          </table:table-cell>
          <table:table-cell office:value-type="float" office:value="2.451237" calcext:value-type="float">
            <text:p>2.451237</text:p>
          </table:table-cell>
          <table:table-cell office:value-type="float" office:value="2.139207" calcext:value-type="float">
            <text:p>2.139207</text:p>
          </table:table-cell>
          <table:table-cell office:value-type="float" office:value="0.56057894" calcext:value-type="float">
            <text:p>0.56057894</text:p>
          </table:table-cell>
          <table:table-cell office:value-type="float" office:value="0.39189395" calcext:value-type="float">
            <text:p>0.39189395</text:p>
          </table:table-cell>
          <table:table-cell office:value-type="float" office:value="0.18219317" calcext:value-type="float">
            <text:p>0.18219317</text:p>
          </table:table-cell>
          <table:table-cell office:value-type="float" office:value="0.09001433" calcext:value-type="float">
            <text:p>0.09001433</text:p>
          </table:table-cell>
          <table:table-cell office:value-type="float" office:value="1.2422456" calcext:value-type="float">
            <text:p>1.2422456</text:p>
          </table:table-cell>
          <table:table-cell table:formula="of:=AVERAGE([.B462:.K462])" office:value-type="float" office:value="0.80813994" calcext:value-type="float">
            <text:p>0.80813994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float" office:value="0.16493809" calcext:value-type="float">
            <text:p>0.16493809</text:p>
          </table:table-cell>
          <table:table-cell office:value-type="float" office:value="0.77905947" calcext:value-type="float">
            <text:p>0.77905947</text:p>
          </table:table-cell>
          <table:table-cell office:value-type="float" office:value="0.18804717" calcext:value-type="float">
            <text:p>0.18804717</text:p>
          </table:table-cell>
          <table:table-cell office:value-type="float" office:value="2.4394863" calcext:value-type="float">
            <text:p>2.4394863</text:p>
          </table:table-cell>
          <table:table-cell office:value-type="float" office:value="2.2343998" calcext:value-type="float">
            <text:p>2.2343998</text:p>
          </table:table-cell>
          <table:table-cell office:value-type="float" office:value="0.60139906" calcext:value-type="float">
            <text:p>0.60139906</text:p>
          </table:table-cell>
          <table:table-cell office:value-type="float" office:value="0.40194124" calcext:value-type="float">
            <text:p>0.40194124</text:p>
          </table:table-cell>
          <table:table-cell office:value-type="float" office:value="0.18400422" calcext:value-type="float">
            <text:p>0.18400422</text:p>
          </table:table-cell>
          <table:table-cell office:value-type="float" office:value="0.040257804" calcext:value-type="float">
            <text:p>0.040257804</text:p>
          </table:table-cell>
          <table:table-cell office:value-type="float" office:value="1.0880136" calcext:value-type="float">
            <text:p>1.0880136</text:p>
          </table:table-cell>
          <table:table-cell table:formula="of:=AVERAGE([.B463:.K463])" office:value-type="float" office:value="0.8121546754" calcext:value-type="float">
            <text:p>0.8121546754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float" office:value="0.08743114" calcext:value-type="float">
            <text:p>0.08743114</text:p>
          </table:table-cell>
          <table:table-cell office:value-type="float" office:value="0.7645187" calcext:value-type="float">
            <text:p>0.7645187</text:p>
          </table:table-cell>
          <table:table-cell office:value-type="float" office:value="0.19226988" calcext:value-type="float">
            <text:p>0.19226988</text:p>
          </table:table-cell>
          <table:table-cell office:value-type="float" office:value="1.7195706" calcext:value-type="float">
            <text:p>1.7195706</text:p>
          </table:table-cell>
          <table:table-cell office:value-type="float" office:value="2.2359352" calcext:value-type="float">
            <text:p>2.2359352</text:p>
          </table:table-cell>
          <table:table-cell office:value-type="float" office:value="0.63732356" calcext:value-type="float">
            <text:p>0.63732356</text:p>
          </table:table-cell>
          <table:table-cell office:value-type="float" office:value="0.40265703" calcext:value-type="float">
            <text:p>0.40265703</text:p>
          </table:table-cell>
          <table:table-cell office:value-type="float" office:value="0.18769416" calcext:value-type="float">
            <text:p>0.18769416</text:p>
          </table:table-cell>
          <table:table-cell office:value-type="float" office:value="0.042560328" calcext:value-type="float">
            <text:p>0.042560328</text:p>
          </table:table-cell>
          <table:table-cell office:value-type="float" office:value="1.2425815" calcext:value-type="float">
            <text:p>1.2425815</text:p>
          </table:table-cell>
          <table:table-cell table:formula="of:=AVERAGE([.B464:.K464])" office:value-type="float" office:value="0.7512542098" calcext:value-type="float">
            <text:p>0.7512542098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float" office:value="0.08861181" calcext:value-type="float">
            <text:p>0.08861181</text:p>
          </table:table-cell>
          <table:table-cell office:value-type="float" office:value="0.7757165" calcext:value-type="float">
            <text:p>0.7757165</text:p>
          </table:table-cell>
          <table:table-cell office:value-type="float" office:value="0.19226988" calcext:value-type="float">
            <text:p>0.19226988</text:p>
          </table:table-cell>
          <table:table-cell office:value-type="float" office:value="2.854708" calcext:value-type="float">
            <text:p>2.854708</text:p>
          </table:table-cell>
          <table:table-cell office:value-type="float" office:value="2.1581998" calcext:value-type="float">
            <text:p>2.1581998</text:p>
          </table:table-cell>
          <table:table-cell office:value-type="float" office:value="0.64635825" calcext:value-type="float">
            <text:p>0.64635825</text:p>
          </table:table-cell>
          <table:table-cell office:value-type="float" office:value="0.43580347" calcext:value-type="float">
            <text:p>0.43580347</text:p>
          </table:table-cell>
          <table:table-cell office:value-type="float" office:value="0.18309487" calcext:value-type="float">
            <text:p>0.18309487</text:p>
          </table:table-cell>
          <table:table-cell office:value-type="float" office:value="0.0437656" calcext:value-type="float">
            <text:p>0.0437656</text:p>
          </table:table-cell>
          <table:table-cell office:value-type="float" office:value="1.3613973" calcext:value-type="float">
            <text:p>1.3613973</text:p>
          </table:table-cell>
          <table:table-cell table:formula="of:=AVERAGE([.B465:.K465])" office:value-type="float" office:value="0.873992548" calcext:value-type="float">
            <text:p>0.873992548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float" office:value="0.08164797" calcext:value-type="float">
            <text:p>0.08164797</text:p>
          </table:table-cell>
          <table:table-cell office:value-type="float" office:value="0.77394736" calcext:value-type="float">
            <text:p>0.77394736</text:p>
          </table:table-cell>
          <table:table-cell office:value-type="float" office:value="0.18552661" calcext:value-type="float">
            <text:p>0.18552661</text:p>
          </table:table-cell>
          <table:table-cell office:value-type="float" office:value="2.889044" calcext:value-type="float">
            <text:p>2.889044</text:p>
          </table:table-cell>
          <table:table-cell office:value-type="float" office:value="1.9380745" calcext:value-type="float">
            <text:p>1.9380745</text:p>
          </table:table-cell>
          <table:table-cell office:value-type="float" office:value="0.582591" calcext:value-type="float">
            <text:p>0.582591</text:p>
          </table:table-cell>
          <table:table-cell office:value-type="float" office:value="0.3980678" calcext:value-type="float">
            <text:p>0.3980678</text:p>
          </table:table-cell>
          <table:table-cell office:value-type="float" office:value="0.18783996" calcext:value-type="float">
            <text:p>0.18783996</text:p>
          </table:table-cell>
          <table:table-cell office:value-type="float" office:value="0.042394217" calcext:value-type="float">
            <text:p>0.042394217</text:p>
          </table:table-cell>
          <table:table-cell office:value-type="float" office:value="1.370279" calcext:value-type="float">
            <text:p>1.370279</text:p>
          </table:table-cell>
          <table:table-cell table:formula="of:=AVERAGE([.B466:.K466])" office:value-type="float" office:value="0.8449412417" calcext:value-type="float">
            <text:p>0.8449412417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float" office:value="0.09257652" calcext:value-type="float">
            <text:p>0.09257652</text:p>
          </table:table-cell>
          <table:table-cell office:value-type="float" office:value="0.68340206" calcext:value-type="float">
            <text:p>0.68340206</text:p>
          </table:table-cell>
          <table:table-cell office:value-type="float" office:value="0.19179866" calcext:value-type="float">
            <text:p>0.19179866</text:p>
          </table:table-cell>
          <table:table-cell office:value-type="float" office:value="2.8473456" calcext:value-type="float">
            <text:p>2.8473456</text:p>
          </table:table-cell>
          <table:table-cell office:value-type="float" office:value="1.9552859" calcext:value-type="float">
            <text:p>1.9552859</text:p>
          </table:table-cell>
          <table:table-cell office:value-type="float" office:value="0.6385961" calcext:value-type="float">
            <text:p>0.6385961</text:p>
          </table:table-cell>
          <table:table-cell office:value-type="float" office:value="0.42628434" calcext:value-type="float">
            <text:p>0.42628434</text:p>
          </table:table-cell>
          <table:table-cell office:value-type="float" office:value="0.19208938" calcext:value-type="float">
            <text:p>0.19208938</text:p>
          </table:table-cell>
          <table:table-cell table:style-name="ce1" office:value-type="float" office:value="0.000918292" calcext:value-type="float">
            <text:p>9.18E-04</text:p>
          </table:table-cell>
          <table:table-cell office:value-type="float" office:value="1.2425815" calcext:value-type="float">
            <text:p>1.2425815</text:p>
          </table:table-cell>
          <table:table-cell table:formula="of:=AVERAGE([.B467:.K467])" office:value-type="float" office:value="0.8270878352" calcext:value-type="float">
            <text:p>0.8270878352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float" office:value="0.09257652" calcext:value-type="float">
            <text:p>0.09257652</text:p>
          </table:table-cell>
          <table:table-cell office:value-type="float" office:value="0.7741142" calcext:value-type="float">
            <text:p>0.7741142</text:p>
          </table:table-cell>
          <table:table-cell office:value-type="float" office:value="0.10060166" calcext:value-type="float">
            <text:p>0.10060166</text:p>
          </table:table-cell>
          <table:table-cell office:value-type="float" office:value="2.454304" calcext:value-type="float">
            <text:p>2.454304</text:p>
          </table:table-cell>
          <table:table-cell office:value-type="float" office:value="2.2369647" calcext:value-type="float">
            <text:p>2.2369647</text:p>
          </table:table-cell>
          <table:table-cell office:value-type="float" office:value="0.6070132" calcext:value-type="float">
            <text:p>0.6070132</text:p>
          </table:table-cell>
          <table:table-cell office:value-type="float" office:value="0.37580678" calcext:value-type="float">
            <text:p>0.37580678</text:p>
          </table:table-cell>
          <table:table-cell office:value-type="float" office:value="0.1042974" calcext:value-type="float">
            <text:p>0.1042974</text:p>
          </table:table-cell>
          <table:table-cell office:value-type="float" office:value="0.051688287" calcext:value-type="float">
            <text:p>0.051688287</text:p>
          </table:table-cell>
          <table:table-cell office:value-type="float" office:value="1.3733026" calcext:value-type="float">
            <text:p>1.3733026</text:p>
          </table:table-cell>
          <table:table-cell table:formula="of:=AVERAGE([.B468:.K468])" office:value-type="float" office:value="0.8170669347" calcext:value-type="float">
            <text:p>0.8170669347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float" office:value="0.09241" calcext:value-type="float">
            <text:p>0.09241</text:p>
          </table:table-cell>
          <table:table-cell office:value-type="float" office:value="0.77372825" calcext:value-type="float">
            <text:p>0.77372825</text:p>
          </table:table-cell>
          <table:table-cell office:value-type="float" office:value="0.1910884" calcext:value-type="float">
            <text:p>0.1910884</text:p>
          </table:table-cell>
          <table:table-cell office:value-type="float" office:value="2.5539465" calcext:value-type="float">
            <text:p>2.5539465</text:p>
          </table:table-cell>
          <table:table-cell office:value-type="float" office:value="2.0082421" calcext:value-type="float">
            <text:p>2.0082421</text:p>
          </table:table-cell>
          <table:table-cell office:value-type="float" office:value="0.65511143" calcext:value-type="float">
            <text:p>0.65511143</text:p>
          </table:table-cell>
          <table:table-cell office:value-type="float" office:value="0.3929684" calcext:value-type="float">
            <text:p>0.3929684</text:p>
          </table:table-cell>
          <table:table-cell office:value-type="float" office:value="0.08550334" calcext:value-type="float">
            <text:p>0.08550334</text:p>
          </table:table-cell>
          <table:table-cell office:value-type="float" office:value="0.042017017" calcext:value-type="float">
            <text:p>0.042017017</text:p>
          </table:table-cell>
          <table:table-cell office:value-type="float" office:value="1.3613973" calcext:value-type="float">
            <text:p>1.3613973</text:p>
          </table:table-cell>
          <table:table-cell table:formula="of:=AVERAGE([.B469:.K469])" office:value-type="float" office:value="0.8156412737" calcext:value-type="float">
            <text:p>0.8156412737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float" office:value="0.08166313" calcext:value-type="float">
            <text:p>0.08166313</text:p>
          </table:table-cell>
          <table:table-cell office:value-type="float" office:value="0.7745233" calcext:value-type="float">
            <text:p>0.7745233</text:p>
          </table:table-cell>
          <table:table-cell office:value-type="float" office:value="0.14456043" calcext:value-type="float">
            <text:p>0.14456043</text:p>
          </table:table-cell>
          <table:table-cell office:value-type="float" office:value="2.5529776" calcext:value-type="float">
            <text:p>2.5529776</text:p>
          </table:table-cell>
          <table:table-cell office:value-type="float" office:value="2.107059" calcext:value-type="float">
            <text:p>2.107059</text:p>
          </table:table-cell>
          <table:table-cell office:value-type="float" office:value="0.65138143" calcext:value-type="float">
            <text:p>0.65138143</text:p>
          </table:table-cell>
          <table:table-cell office:value-type="float" office:value="0.38927335" calcext:value-type="float">
            <text:p>0.38927335</text:p>
          </table:table-cell>
          <table:table-cell office:value-type="float" office:value="0.16445167" calcext:value-type="float">
            <text:p>0.16445167</text:p>
          </table:table-cell>
          <table:table-cell office:value-type="float" office:value="0.030723203" calcext:value-type="float">
            <text:p>0.030723203</text:p>
          </table:table-cell>
          <table:table-cell office:value-type="float" office:value="1.2425815" calcext:value-type="float">
            <text:p>1.2425815</text:p>
          </table:table-cell>
          <table:table-cell table:formula="of:=AVERAGE([.B470:.K470])" office:value-type="float" office:value="0.8139194613" calcext:value-type="float">
            <text:p>0.8139194613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float" office:value="0.08601385" calcext:value-type="float">
            <text:p>0.08601385</text:p>
          </table:table-cell>
          <table:table-cell office:value-type="float" office:value="0.7797697" calcext:value-type="float">
            <text:p>0.7797697</text:p>
          </table:table-cell>
          <table:table-cell office:value-type="float" office:value="0.19584548" calcext:value-type="float">
            <text:p>0.19584548</text:p>
          </table:table-cell>
          <table:table-cell office:value-type="float" office:value="2.7416806" calcext:value-type="float">
            <text:p>2.7416806</text:p>
          </table:table-cell>
          <table:table-cell office:value-type="float" office:value="2.2168689" calcext:value-type="float">
            <text:p>2.2168689</text:p>
          </table:table-cell>
          <table:table-cell office:value-type="float" office:value="0.572875" calcext:value-type="float">
            <text:p>0.572875</text:p>
          </table:table-cell>
          <table:table-cell office:value-type="float" office:value="0.3943949" calcext:value-type="float">
            <text:p>0.3943949</text:p>
          </table:table-cell>
          <table:table-cell office:value-type="float" office:value="0.16968028" calcext:value-type="float">
            <text:p>0.16968028</text:p>
          </table:table-cell>
          <table:table-cell office:value-type="float" office:value="0.050349407" calcext:value-type="float">
            <text:p>0.050349407</text:p>
          </table:table-cell>
          <table:table-cell office:value-type="float" office:value="1.4402684" calcext:value-type="float">
            <text:p>1.4402684</text:p>
          </table:table-cell>
          <table:table-cell table:formula="of:=AVERAGE([.B471:.K471])" office:value-type="float" office:value="0.8647746517" calcext:value-type="float">
            <text:p>0.8647746517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float" office:value="0.08927575" calcext:value-type="float">
            <text:p>0.08927575</text:p>
          </table:table-cell>
          <table:table-cell office:value-type="float" office:value="0.77442497" calcext:value-type="float">
            <text:p>0.77442497</text:p>
          </table:table-cell>
          <table:table-cell office:value-type="float" office:value="0.10060166" calcext:value-type="float">
            <text:p>0.10060166</text:p>
          </table:table-cell>
          <table:table-cell office:value-type="float" office:value="1.6470283" calcext:value-type="float">
            <text:p>1.6470283</text:p>
          </table:table-cell>
          <table:table-cell office:value-type="float" office:value="2.2481992" calcext:value-type="float">
            <text:p>2.2481992</text:p>
          </table:table-cell>
          <table:table-cell office:value-type="float" office:value="0.64721584" calcext:value-type="float">
            <text:p>0.64721584</text:p>
          </table:table-cell>
          <table:table-cell office:value-type="float" office:value="0.35877818" calcext:value-type="float">
            <text:p>0.35877818</text:p>
          </table:table-cell>
          <table:table-cell office:value-type="float" office:value="0.18468675" calcext:value-type="float">
            <text:p>0.18468675</text:p>
          </table:table-cell>
          <table:table-cell office:value-type="float" office:value="0.050349407" calcext:value-type="float">
            <text:p>0.050349407</text:p>
          </table:table-cell>
          <table:table-cell office:value-type="float" office:value="1.4546916" calcext:value-type="float">
            <text:p>1.4546916</text:p>
          </table:table-cell>
          <table:table-cell table:formula="of:=AVERAGE([.B472:.K472])" office:value-type="float" office:value="0.7555251657" calcext:value-type="float">
            <text:p>0.7555251657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float" office:value="0.08883935" calcext:value-type="float">
            <text:p>0.08883935</text:p>
          </table:table-cell>
          <table:table-cell office:value-type="float" office:value="0.77924615" calcext:value-type="float">
            <text:p>0.77924615</text:p>
          </table:table-cell>
          <table:table-cell office:value-type="float" office:value="0.19042176" calcext:value-type="float">
            <text:p>0.19042176</text:p>
          </table:table-cell>
          <table:table-cell office:value-type="float" office:value="1.6481512" calcext:value-type="float">
            <text:p>1.6481512</text:p>
          </table:table-cell>
          <table:table-cell office:value-type="float" office:value="2.2978678" calcext:value-type="float">
            <text:p>2.2978678</text:p>
          </table:table-cell>
          <table:table-cell office:value-type="float" office:value="0.63879097" calcext:value-type="float">
            <text:p>0.63879097</text:p>
          </table:table-cell>
          <table:table-cell office:value-type="float" office:value="0.3947831" calcext:value-type="float">
            <text:p>0.3947831</text:p>
          </table:table-cell>
          <table:table-cell office:value-type="float" office:value="0.10519624" calcext:value-type="float">
            <text:p>0.10519624</text:p>
          </table:table-cell>
          <table:table-cell office:value-type="float" office:value="0.05171377" calcext:value-type="float">
            <text:p>0.05171377</text:p>
          </table:table-cell>
          <table:table-cell office:value-type="float" office:value="1.2425815" calcext:value-type="float">
            <text:p>1.2425815</text:p>
          </table:table-cell>
          <table:table-cell table:formula="of:=AVERAGE([.B473:.K473])" office:value-type="float" office:value="0.743759184" calcext:value-type="float">
            <text:p>0.743759184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float" office:value="0.08857378" calcext:value-type="float">
            <text:p>0.08857378</text:p>
          </table:table-cell>
          <table:table-cell office:value-type="float" office:value="0.7800953" calcext:value-type="float">
            <text:p>0.7800953</text:p>
          </table:table-cell>
          <table:table-cell office:value-type="float" office:value="0.18461993" calcext:value-type="float">
            <text:p>0.18461993</text:p>
          </table:table-cell>
          <table:table-cell office:value-type="float" office:value="2.8834429" calcext:value-type="float">
            <text:p>2.8834429</text:p>
          </table:table-cell>
          <table:table-cell office:value-type="float" office:value="2.2851324" calcext:value-type="float">
            <text:p>2.2851324</text:p>
          </table:table-cell>
          <table:table-cell office:value-type="float" office:value="0.62437636" calcext:value-type="float">
            <text:p>0.62437636</text:p>
          </table:table-cell>
          <table:table-cell office:value-type="float" office:value="0.3890981" calcext:value-type="float">
            <text:p>0.3890981</text:p>
          </table:table-cell>
          <table:table-cell office:value-type="float" office:value="0.1812112" calcext:value-type="float">
            <text:p>0.1812112</text:p>
          </table:table-cell>
          <table:table-cell office:value-type="float" office:value="0.061813943" calcext:value-type="float">
            <text:p>0.061813943</text:p>
          </table:table-cell>
          <table:table-cell office:value-type="float" office:value="1.4492782" calcext:value-type="float">
            <text:p>1.4492782</text:p>
          </table:table-cell>
          <table:table-cell table:formula="of:=AVERAGE([.B474:.K474])" office:value-type="float" office:value="0.8927642113" calcext:value-type="float">
            <text:p>0.8927642113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float" office:value="0.08329806" calcext:value-type="float">
            <text:p>0.08329806</text:p>
          </table:table-cell>
          <table:table-cell office:value-type="float" office:value="0.7644315" calcext:value-type="float">
            <text:p>0.7644315</text:p>
          </table:table-cell>
          <table:table-cell office:value-type="float" office:value="0.19345693" calcext:value-type="float">
            <text:p>0.19345693</text:p>
          </table:table-cell>
          <table:table-cell office:value-type="float" office:value="2.9352417" calcext:value-type="float">
            <text:p>2.9352417</text:p>
          </table:table-cell>
          <table:table-cell office:value-type="float" office:value="2.291504" calcext:value-type="float">
            <text:p>2.291504</text:p>
          </table:table-cell>
          <table:table-cell office:value-type="float" office:value="0.49089643" calcext:value-type="float">
            <text:p>0.49089643</text:p>
          </table:table-cell>
          <table:table-cell office:value-type="float" office:value="0.39508557" calcext:value-type="float">
            <text:p>0.39508557</text:p>
          </table:table-cell>
          <table:table-cell office:value-type="float" office:value="0.108809836" calcext:value-type="float">
            <text:p>0.108809836</text:p>
          </table:table-cell>
          <table:table-cell office:value-type="float" office:value="0.0177912" calcext:value-type="float">
            <text:p>0.0177912</text:p>
          </table:table-cell>
          <table:table-cell office:value-type="float" office:value="1.2417467" calcext:value-type="float">
            <text:p>1.2417467</text:p>
          </table:table-cell>
          <table:table-cell table:formula="of:=AVERAGE([.B475:.K475])" office:value-type="float" office:value="0.8522261926" calcext:value-type="float">
            <text:p>0.8522261926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float" office:value="0.088614844" calcext:value-type="float">
            <text:p>0.088614844</text:p>
          </table:table-cell>
          <table:table-cell office:value-type="float" office:value="0.77075094" calcext:value-type="float">
            <text:p>0.77075094</text:p>
          </table:table-cell>
          <table:table-cell office:value-type="float" office:value="0.09370283" calcext:value-type="float">
            <text:p>0.09370283</text:p>
          </table:table-cell>
          <table:table-cell office:value-type="float" office:value="1.5670121" calcext:value-type="float">
            <text:p>1.5670121</text:p>
          </table:table-cell>
          <table:table-cell office:value-type="float" office:value="1.5642803" calcext:value-type="float">
            <text:p>1.5642803</text:p>
          </table:table-cell>
          <table:table-cell office:value-type="float" office:value="0.53294766" calcext:value-type="float">
            <text:p>0.53294766</text:p>
          </table:table-cell>
          <table:table-cell office:value-type="float" office:value="0.39411402" calcext:value-type="float">
            <text:p>0.39411402</text:p>
          </table:table-cell>
          <table:table-cell office:value-type="float" office:value="0.1812112" calcext:value-type="float">
            <text:p>0.1812112</text:p>
          </table:table-cell>
          <table:table-cell office:value-type="float" office:value="0.043906815" calcext:value-type="float">
            <text:p>0.043906815</text:p>
          </table:table-cell>
          <table:table-cell office:value-type="float" office:value="1.3777262" calcext:value-type="float">
            <text:p>1.3777262</text:p>
          </table:table-cell>
          <table:table-cell table:formula="of:=AVERAGE([.B476:.K476])" office:value-type="float" office:value="0.6614266909" calcext:value-type="float">
            <text:p>0.6614266909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float" office:value="0.086280026" calcext:value-type="float">
            <text:p>0.086280026</text:p>
          </table:table-cell>
          <table:table-cell office:value-type="float" office:value="0.77478325" calcext:value-type="float">
            <text:p>0.77478325</text:p>
          </table:table-cell>
          <table:table-cell office:value-type="float" office:value="0.178225" calcext:value-type="float">
            <text:p>0.178225</text:p>
          </table:table-cell>
          <table:table-cell office:value-type="float" office:value="2.7533193" calcext:value-type="float">
            <text:p>2.7533193</text:p>
          </table:table-cell>
          <table:table-cell office:value-type="float" office:value="2.4711328" calcext:value-type="float">
            <text:p>2.4711328</text:p>
          </table:table-cell>
          <table:table-cell office:value-type="float" office:value="0.58434594" calcext:value-type="float">
            <text:p>0.58434594</text:p>
          </table:table-cell>
          <table:table-cell office:value-type="float" office:value="0.37937355" calcext:value-type="float">
            <text:p>0.37937355</text:p>
          </table:table-cell>
          <table:table-cell office:value-type="float" office:value="0.1791198" calcext:value-type="float">
            <text:p>0.1791198</text:p>
          </table:table-cell>
          <table:table-cell office:value-type="float" office:value="0.04600615" calcext:value-type="float">
            <text:p>0.04600615</text:p>
          </table:table-cell>
          <table:table-cell office:value-type="float" office:value="1.4016165" calcext:value-type="float">
            <text:p>1.4016165</text:p>
          </table:table-cell>
          <table:table-cell table:formula="of:=AVERAGE([.B477:.K477])" office:value-type="float" office:value="0.8854202316" calcext:value-type="float">
            <text:p>0.8854202316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float" office:value="0.09023223" calcext:value-type="float">
            <text:p>0.09023223</text:p>
          </table:table-cell>
          <table:table-cell office:value-type="float" office:value="0.78098255" calcext:value-type="float">
            <text:p>0.78098255</text:p>
          </table:table-cell>
          <table:table-cell office:value-type="float" office:value="0.1841304" calcext:value-type="float">
            <text:p>0.1841304</text:p>
          </table:table-cell>
          <table:table-cell office:value-type="float" office:value="2.8797271" calcext:value-type="float">
            <text:p>2.8797271</text:p>
          </table:table-cell>
          <table:table-cell office:value-type="float" office:value="1.5556424" calcext:value-type="float">
            <text:p>1.5556424</text:p>
          </table:table-cell>
          <table:table-cell office:value-type="float" office:value="0.6485563" calcext:value-type="float">
            <text:p>0.6485563</text:p>
          </table:table-cell>
          <table:table-cell office:value-type="float" office:value="0.39418516" calcext:value-type="float">
            <text:p>0.39418516</text:p>
          </table:table-cell>
          <table:table-cell office:value-type="float" office:value="0.1809272" calcext:value-type="float">
            <text:p>0.1809272</text:p>
          </table:table-cell>
          <table:table-cell office:value-type="float" office:value="0.06276601" calcext:value-type="float">
            <text:p>0.06276601</text:p>
          </table:table-cell>
          <table:table-cell office:value-type="float" office:value="1.4535019" calcext:value-type="float">
            <text:p>1.4535019</text:p>
          </table:table-cell>
          <table:table-cell table:formula="of:=AVERAGE([.B478:.K478])" office:value-type="float" office:value="0.823065125" calcext:value-type="float">
            <text:p>0.823065125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float" office:value="0.08512658" calcext:value-type="float">
            <text:p>0.08512658</text:p>
          </table:table-cell>
          <table:table-cell office:value-type="float" office:value="0.7663053" calcext:value-type="float">
            <text:p>0.7663053</text:p>
          </table:table-cell>
          <table:table-cell office:value-type="float" office:value="0.18969117" calcext:value-type="float">
            <text:p>0.18969117</text:p>
          </table:table-cell>
          <table:table-cell office:value-type="float" office:value="1.3567617" calcext:value-type="float">
            <text:p>1.3567617</text:p>
          </table:table-cell>
          <table:table-cell office:value-type="float" office:value="1.5648781" calcext:value-type="float">
            <text:p>1.5648781</text:p>
          </table:table-cell>
          <table:table-cell office:value-type="float" office:value="0.53294766" calcext:value-type="float">
            <text:p>0.53294766</text:p>
          </table:table-cell>
          <table:table-cell office:value-type="float" office:value="0.38663128" calcext:value-type="float">
            <text:p>0.38663128</text:p>
          </table:table-cell>
          <table:table-cell office:value-type="float" office:value="0.08913076" calcext:value-type="float">
            <text:p>0.08913076</text:p>
          </table:table-cell>
          <table:table-cell office:value-type="float" office:value="0.0858338" calcext:value-type="float">
            <text:p>0.0858338</text:p>
          </table:table-cell>
          <table:table-cell office:value-type="float" office:value="1.3694333" calcext:value-type="float">
            <text:p>1.3694333</text:p>
          </table:table-cell>
          <table:table-cell table:formula="of:=AVERAGE([.B479:.K479])" office:value-type="float" office:value="0.642673965" calcext:value-type="float">
            <text:p>0.642673965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float" office:value="0.1463367" calcext:value-type="float">
            <text:p>0.1463367</text:p>
          </table:table-cell>
          <table:table-cell office:value-type="float" office:value="0.7784019" calcext:value-type="float">
            <text:p>0.7784019</text:p>
          </table:table-cell>
          <table:table-cell office:value-type="float" office:value="0.18207213" calcext:value-type="float">
            <text:p>0.18207213</text:p>
          </table:table-cell>
          <table:table-cell office:value-type="float" office:value="2.7077243" calcext:value-type="float">
            <text:p>2.7077243</text:p>
          </table:table-cell>
          <table:table-cell office:value-type="float" office:value="1.5883956" calcext:value-type="float">
            <text:p>1.5883956</text:p>
          </table:table-cell>
          <table:table-cell office:value-type="float" office:value="0.58543056" calcext:value-type="float">
            <text:p>0.58543056</text:p>
          </table:table-cell>
          <table:table-cell office:value-type="float" office:value="0.36544955" calcext:value-type="float">
            <text:p>0.36544955</text:p>
          </table:table-cell>
          <table:table-cell office:value-type="float" office:value="0.18138155" calcext:value-type="float">
            <text:p>0.18138155</text:p>
          </table:table-cell>
          <table:table-cell office:value-type="float" office:value="0.03507541" calcext:value-type="float">
            <text:p>0.03507541</text:p>
          </table:table-cell>
          <table:table-cell office:value-type="float" office:value="1.248208" calcext:value-type="float">
            <text:p>1.248208</text:p>
          </table:table-cell>
          <table:table-cell table:formula="of:=AVERAGE([.B480:.K480])" office:value-type="float" office:value="0.78184757" calcext:value-type="float">
            <text:p>0.78184757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float" office:value="0.18032211" calcext:value-type="float">
            <text:p>0.18032211</text:p>
          </table:table-cell>
          <table:table-cell office:value-type="float" office:value="0.7179938" calcext:value-type="float">
            <text:p>0.7179938</text:p>
          </table:table-cell>
          <table:table-cell office:value-type="float" office:value="0.16504116" calcext:value-type="float">
            <text:p>0.16504116</text:p>
          </table:table-cell>
          <table:table-cell office:value-type="float" office:value="2.8681" calcext:value-type="float">
            <text:p>2.8681</text:p>
          </table:table-cell>
          <table:table-cell office:value-type="float" office:value="1.588975" calcext:value-type="float">
            <text:p>1.588975</text:p>
          </table:table-cell>
          <table:table-cell office:value-type="float" office:value="0.53294766" calcext:value-type="float">
            <text:p>0.53294766</text:p>
          </table:table-cell>
          <table:table-cell office:value-type="float" office:value="0.3881399" calcext:value-type="float">
            <text:p>0.3881399</text:p>
          </table:table-cell>
          <table:table-cell office:value-type="float" office:value="0.18138155" calcext:value-type="float">
            <text:p>0.18138155</text:p>
          </table:table-cell>
          <table:table-cell office:value-type="float" office:value="0.06220547" calcext:value-type="float">
            <text:p>0.06220547</text:p>
          </table:table-cell>
          <table:table-cell office:value-type="float" office:value="1.1985892" calcext:value-type="float">
            <text:p>1.1985892</text:p>
          </table:table-cell>
          <table:table-cell table:formula="of:=AVERAGE([.B481:.K481])" office:value-type="float" office:value="0.788369585" calcext:value-type="float">
            <text:p>0.788369585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float" office:value="0.13907158" calcext:value-type="float">
            <text:p>0.13907158</text:p>
          </table:table-cell>
          <table:table-cell office:value-type="float" office:value="0.7818703" calcext:value-type="float">
            <text:p>0.7818703</text:p>
          </table:table-cell>
          <table:table-cell office:value-type="float" office:value="0.18969117" calcext:value-type="float">
            <text:p>0.18969117</text:p>
          </table:table-cell>
          <table:table-cell office:value-type="float" office:value="2.7900536" calcext:value-type="float">
            <text:p>2.7900536</text:p>
          </table:table-cell>
          <table:table-cell office:value-type="float" office:value="1.1470277" calcext:value-type="float">
            <text:p>1.1470277</text:p>
          </table:table-cell>
          <table:table-cell office:value-type="float" office:value="0.53020847" calcext:value-type="float">
            <text:p>0.53020847</text:p>
          </table:table-cell>
          <table:table-cell office:value-type="float" office:value="0.37389347" calcext:value-type="float">
            <text:p>0.37389347</text:p>
          </table:table-cell>
          <table:table-cell office:value-type="float" office:value="0.17420907" calcext:value-type="float">
            <text:p>0.17420907</text:p>
          </table:table-cell>
          <table:table-cell office:value-type="float" office:value="0.03507541" calcext:value-type="float">
            <text:p>0.03507541</text:p>
          </table:table-cell>
          <table:table-cell office:value-type="float" office:value="1.248208" calcext:value-type="float">
            <text:p>1.248208</text:p>
          </table:table-cell>
          <table:table-cell table:formula="of:=AVERAGE([.B482:.K482])" office:value-type="float" office:value="0.740930877" calcext:value-type="float">
            <text:p>0.740930877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float" office:value="0.08969124" calcext:value-type="float">
            <text:p>0.08969124</text:p>
          </table:table-cell>
          <table:table-cell office:value-type="float" office:value="0.78270924" calcext:value-type="float">
            <text:p>0.78270924</text:p>
          </table:table-cell>
          <table:table-cell office:value-type="float" office:value="0.0941588" calcext:value-type="float">
            <text:p>0.0941588</text:p>
          </table:table-cell>
          <table:table-cell office:value-type="float" office:value="1.6255473" calcext:value-type="float">
            <text:p>1.6255473</text:p>
          </table:table-cell>
          <table:table-cell office:value-type="float" office:value="1.5689397" calcext:value-type="float">
            <text:p>1.5689397</text:p>
          </table:table-cell>
          <table:table-cell office:value-type="float" office:value="0.5850668" calcext:value-type="float">
            <text:p>0.5850668</text:p>
          </table:table-cell>
          <table:table-cell office:value-type="float" office:value="0.43208972" calcext:value-type="float">
            <text:p>0.43208972</text:p>
          </table:table-cell>
          <table:table-cell office:value-type="float" office:value="0.18722561" calcext:value-type="float">
            <text:p>0.18722561</text:p>
          </table:table-cell>
          <table:table-cell office:value-type="float" office:value="0.10776731" calcext:value-type="float">
            <text:p>0.10776731</text:p>
          </table:table-cell>
          <table:table-cell office:value-type="float" office:value="1.410829" calcext:value-type="float">
            <text:p>1.410829</text:p>
          </table:table-cell>
          <table:table-cell table:formula="of:=AVERAGE([.B483:.K483])" office:value-type="float" office:value="0.688402472" calcext:value-type="float">
            <text:p>0.688402472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float" office:value="0.08726324" calcext:value-type="float">
            <text:p>0.08726324</text:p>
          </table:table-cell>
          <table:table-cell office:value-type="float" office:value="0.7910251" calcext:value-type="float">
            <text:p>0.7910251</text:p>
          </table:table-cell>
          <table:table-cell office:value-type="float" office:value="0.064928904" calcext:value-type="float">
            <text:p>0.064928904</text:p>
          </table:table-cell>
          <table:table-cell office:value-type="float" office:value="1.3565454" calcext:value-type="float">
            <text:p>1.3565454</text:p>
          </table:table-cell>
          <table:table-cell office:value-type="float" office:value="1.5547503" calcext:value-type="float">
            <text:p>1.5547503</text:p>
          </table:table-cell>
          <table:table-cell office:value-type="float" office:value="0.4911211" calcext:value-type="float">
            <text:p>0.4911211</text:p>
          </table:table-cell>
          <table:table-cell office:value-type="float" office:value="0.4240581" calcext:value-type="float">
            <text:p>0.4240581</text:p>
          </table:table-cell>
          <table:table-cell office:value-type="float" office:value="0.16881038" calcext:value-type="float">
            <text:p>0.16881038</text:p>
          </table:table-cell>
          <table:table-cell office:value-type="float" office:value="0.087170385" calcext:value-type="float">
            <text:p>0.087170385</text:p>
          </table:table-cell>
          <table:table-cell office:value-type="float" office:value="1.248208" calcext:value-type="float">
            <text:p>1.248208</text:p>
          </table:table-cell>
          <table:table-cell table:formula="of:=AVERAGE([.B484:.K484])" office:value-type="float" office:value="0.6273880909" calcext:value-type="float">
            <text:p>0.6273880909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float" office:value="0.08746321" calcext:value-type="float">
            <text:p>0.08746321</text:p>
          </table:table-cell>
          <table:table-cell office:value-type="float" office:value="0.59593254" calcext:value-type="float">
            <text:p>0.59593254</text:p>
          </table:table-cell>
          <table:table-cell office:value-type="float" office:value="0.19016771" calcext:value-type="float">
            <text:p>0.19016771</text:p>
          </table:table-cell>
          <table:table-cell office:value-type="float" office:value="2.2546072" calcext:value-type="float">
            <text:p>2.2546072</text:p>
          </table:table-cell>
          <table:table-cell office:value-type="float" office:value="1.5965558" calcext:value-type="float">
            <text:p>1.5965558</text:p>
          </table:table-cell>
          <table:table-cell office:value-type="float" office:value="0.52298516" calcext:value-type="float">
            <text:p>0.52298516</text:p>
          </table:table-cell>
          <table:table-cell office:value-type="float" office:value="0.40093538" calcext:value-type="float">
            <text:p>0.40093538</text:p>
          </table:table-cell>
          <table:table-cell office:value-type="float" office:value="0.15067567" calcext:value-type="float">
            <text:p>0.15067567</text:p>
          </table:table-cell>
          <table:table-cell office:value-type="float" office:value="0.09796919" calcext:value-type="float">
            <text:p>0.09796919</text:p>
          </table:table-cell>
          <table:table-cell office:value-type="float" office:value="1.4525461" calcext:value-type="float">
            <text:p>1.4525461</text:p>
          </table:table-cell>
          <table:table-cell table:formula="of:=AVERAGE([.B485:.K485])" office:value-type="float" office:value="0.734983796" calcext:value-type="float">
            <text:p>0.734983796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float" office:value="0.15757215" calcext:value-type="float">
            <text:p>0.15757215</text:p>
          </table:table-cell>
          <table:table-cell office:value-type="float" office:value="0.6489111" calcext:value-type="float">
            <text:p>0.6489111</text:p>
          </table:table-cell>
          <table:table-cell office:value-type="float" office:value="0.13749443" calcext:value-type="float">
            <text:p>0.13749443</text:p>
          </table:table-cell>
          <table:table-cell office:value-type="float" office:value="2.2429945" calcext:value-type="float">
            <text:p>2.2429945</text:p>
          </table:table-cell>
          <table:table-cell office:value-type="float" office:value="1.5969945" calcext:value-type="float">
            <text:p>1.5969945</text:p>
          </table:table-cell>
          <table:table-cell office:value-type="float" office:value="0.58482176" calcext:value-type="float">
            <text:p>0.58482176</text:p>
          </table:table-cell>
          <table:table-cell office:value-type="float" office:value="0.39915335" calcext:value-type="float">
            <text:p>0.39915335</text:p>
          </table:table-cell>
          <table:table-cell office:value-type="float" office:value="0.10277109" calcext:value-type="float">
            <text:p>0.10277109</text:p>
          </table:table-cell>
          <table:table-cell office:value-type="float" office:value="0.09796919" calcext:value-type="float">
            <text:p>0.09796919</text:p>
          </table:table-cell>
          <table:table-cell office:value-type="float" office:value="1.4530488" calcext:value-type="float">
            <text:p>1.4530488</text:p>
          </table:table-cell>
          <table:table-cell table:formula="of:=AVERAGE([.B486:.K486])" office:value-type="float" office:value="0.742173087" calcext:value-type="float">
            <text:p>0.742173087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float" office:value="0.18265598" calcext:value-type="float">
            <text:p>0.18265598</text:p>
          </table:table-cell>
          <table:table-cell office:value-type="float" office:value="0.5263779" calcext:value-type="float">
            <text:p>0.5263779</text:p>
          </table:table-cell>
          <table:table-cell office:value-type="float" office:value="0.18945776" calcext:value-type="float">
            <text:p>0.18945776</text:p>
          </table:table-cell>
          <table:table-cell office:value-type="float" office:value="2.2103171" calcext:value-type="float">
            <text:p>2.2103171</text:p>
          </table:table-cell>
          <table:table-cell office:value-type="float" office:value="1.5375637" calcext:value-type="float">
            <text:p>1.5375637</text:p>
          </table:table-cell>
          <table:table-cell office:value-type="float" office:value="0.6480209" calcext:value-type="float">
            <text:p>0.6480209</text:p>
          </table:table-cell>
          <table:table-cell office:value-type="float" office:value="0.36741716" calcext:value-type="float">
            <text:p>0.36741716</text:p>
          </table:table-cell>
          <table:table-cell office:value-type="float" office:value="0.09413377" calcext:value-type="float">
            <text:p>0.09413377</text:p>
          </table:table-cell>
          <table:table-cell office:value-type="float" office:value="0.10026764" calcext:value-type="float">
            <text:p>0.10026764</text:p>
          </table:table-cell>
          <table:table-cell office:value-type="float" office:value="1.3200097" calcext:value-type="float">
            <text:p>1.3200097</text:p>
          </table:table-cell>
          <table:table-cell table:formula="of:=AVERAGE([.B487:.K487])" office:value-type="float" office:value="0.717622161" calcext:value-type="float">
            <text:p>0.717622161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float" office:value="0.0840626" calcext:value-type="float">
            <text:p>0.0840626</text:p>
          </table:table-cell>
          <table:table-cell office:value-type="float" office:value="0.71024203" calcext:value-type="float">
            <text:p>0.71024203</text:p>
          </table:table-cell>
          <table:table-cell office:value-type="float" office:value="0.1407268" calcext:value-type="float">
            <text:p>0.1407268</text:p>
          </table:table-cell>
          <table:table-cell office:value-type="float" office:value="2.2549047" calcext:value-type="float">
            <text:p>2.2549047</text:p>
          </table:table-cell>
          <table:table-cell office:value-type="float" office:value="1.5794104" calcext:value-type="float">
            <text:p>1.5794104</text:p>
          </table:table-cell>
          <table:table-cell office:value-type="float" office:value="0.53278005" calcext:value-type="float">
            <text:p>0.53278005</text:p>
          </table:table-cell>
          <table:table-cell office:value-type="float" office:value="0.36554268" calcext:value-type="float">
            <text:p>0.36554268</text:p>
          </table:table-cell>
          <table:table-cell office:value-type="float" office:value="0.09184914" calcext:value-type="float">
            <text:p>0.09184914</text:p>
          </table:table-cell>
          <table:table-cell office:value-type="float" office:value="0.11509587" calcext:value-type="float">
            <text:p>0.11509587</text:p>
          </table:table-cell>
          <table:table-cell office:value-type="float" office:value="1.4968684" calcext:value-type="float">
            <text:p>1.4968684</text:p>
          </table:table-cell>
          <table:table-cell table:formula="of:=AVERAGE([.B488:.K488])" office:value-type="float" office:value="0.737148267" calcext:value-type="float">
            <text:p>0.737148267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float" office:value="0.103975855" calcext:value-type="float">
            <text:p>0.103975855</text:p>
          </table:table-cell>
          <table:table-cell office:value-type="float" office:value="0.7117668" calcext:value-type="float">
            <text:p>0.7117668</text:p>
          </table:table-cell>
          <table:table-cell office:value-type="float" office:value="0.18195875" calcext:value-type="float">
            <text:p>0.18195875</text:p>
          </table:table-cell>
          <table:table-cell office:value-type="float" office:value="2.254111" calcext:value-type="float">
            <text:p>2.254111</text:p>
          </table:table-cell>
          <table:table-cell office:value-type="float" office:value="1.5389979" calcext:value-type="float">
            <text:p>1.5389979</text:p>
          </table:table-cell>
          <table:table-cell office:value-type="float" office:value="0.53185034" calcext:value-type="float">
            <text:p>0.53185034</text:p>
          </table:table-cell>
          <table:table-cell office:value-type="float" office:value="0.36557546" calcext:value-type="float">
            <text:p>0.36557546</text:p>
          </table:table-cell>
          <table:table-cell office:value-type="float" office:value="0.091686346" calcext:value-type="float">
            <text:p>0.091686346</text:p>
          </table:table-cell>
          <table:table-cell office:value-type="float" office:value="0.033139024" calcext:value-type="float">
            <text:p>0.033139024</text:p>
          </table:table-cell>
          <table:table-cell office:value-type="float" office:value="1.3486881" calcext:value-type="float">
            <text:p>1.3486881</text:p>
          </table:table-cell>
          <table:table-cell table:formula="of:=AVERAGE([.B489:.K489])" office:value-type="float" office:value="0.7161749575" calcext:value-type="float">
            <text:p>0.7161749575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float" office:value="0.1563537" calcext:value-type="float">
            <text:p>0.1563537</text:p>
          </table:table-cell>
          <table:table-cell office:value-type="float" office:value="0.71430194" calcext:value-type="float">
            <text:p>0.71430194</text:p>
          </table:table-cell>
          <table:table-cell office:value-type="float" office:value="0.19181304" calcext:value-type="float">
            <text:p>0.19181304</text:p>
          </table:table-cell>
          <table:table-cell office:value-type="float" office:value="2.2551033" calcext:value-type="float">
            <text:p>2.2551033</text:p>
          </table:table-cell>
          <table:table-cell office:value-type="float" office:value="1.5055649" calcext:value-type="float">
            <text:p>1.5055649</text:p>
          </table:table-cell>
          <table:table-cell office:value-type="float" office:value="0.58653516" calcext:value-type="float">
            <text:p>0.58653516</text:p>
          </table:table-cell>
          <table:table-cell office:value-type="float" office:value="0.40074566" calcext:value-type="float">
            <text:p>0.40074566</text:p>
          </table:table-cell>
          <table:table-cell office:value-type="float" office:value="0.091686346" calcext:value-type="float">
            <text:p>0.091686346</text:p>
          </table:table-cell>
          <table:table-cell office:value-type="float" office:value="0.11559463" calcext:value-type="float">
            <text:p>0.11559463</text:p>
          </table:table-cell>
          <table:table-cell office:value-type="float" office:value="1.3489" calcext:value-type="float">
            <text:p>1.3489</text:p>
          </table:table-cell>
          <table:table-cell table:formula="of:=AVERAGE([.B490:.K490])" office:value-type="float" office:value="0.7366598676" calcext:value-type="float">
            <text:p>0.7366598676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float" office:value="0.12249284" calcext:value-type="float">
            <text:p>0.12249284</text:p>
          </table:table-cell>
          <table:table-cell office:value-type="float" office:value="0.75722235" calcext:value-type="float">
            <text:p>0.75722235</text:p>
          </table:table-cell>
          <table:table-cell office:value-type="float" office:value="0.17487432" calcext:value-type="float">
            <text:p>0.17487432</text:p>
          </table:table-cell>
          <table:table-cell office:value-type="float" office:value="1.4585395" calcext:value-type="float">
            <text:p>1.4585395</text:p>
          </table:table-cell>
          <table:table-cell office:value-type="float" office:value="1.1546124" calcext:value-type="float">
            <text:p>1.1546124</text:p>
          </table:table-cell>
          <table:table-cell office:value-type="float" office:value="0.63773793" calcext:value-type="float">
            <text:p>0.63773793</text:p>
          </table:table-cell>
          <table:table-cell office:value-type="float" office:value="0.3908235" calcext:value-type="float">
            <text:p>0.3908235</text:p>
          </table:table-cell>
          <table:table-cell office:value-type="float" office:value="0.091686346" calcext:value-type="float">
            <text:p>0.091686346</text:p>
          </table:table-cell>
          <table:table-cell office:value-type="float" office:value="0.034567744" calcext:value-type="float">
            <text:p>0.034567744</text:p>
          </table:table-cell>
          <table:table-cell office:value-type="float" office:value="1.5842876" calcext:value-type="float">
            <text:p>1.5842876</text:p>
          </table:table-cell>
          <table:table-cell table:formula="of:=AVERAGE([.B491:.K491])" office:value-type="float" office:value="0.640684453" calcext:value-type="float">
            <text:p>0.640684453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float" office:value="0.09923114" calcext:value-type="float">
            <text:p>0.09923114</text:p>
          </table:table-cell>
          <table:table-cell office:value-type="float" office:value="0.7519066" calcext:value-type="float">
            <text:p>0.7519066</text:p>
          </table:table-cell>
          <table:table-cell office:value-type="float" office:value="0.13749443" calcext:value-type="float">
            <text:p>0.13749443</text:p>
          </table:table-cell>
          <table:table-cell office:value-type="float" office:value="2.4129095" calcext:value-type="float">
            <text:p>2.4129095</text:p>
          </table:table-cell>
          <table:table-cell office:value-type="float" office:value="1.5515178" calcext:value-type="float">
            <text:p>1.5515178</text:p>
          </table:table-cell>
          <table:table-cell office:value-type="float" office:value="0.51225966" calcext:value-type="float">
            <text:p>0.51225966</text:p>
          </table:table-cell>
          <table:table-cell office:value-type="float" office:value="0.402057" calcext:value-type="float">
            <text:p>0.402057</text:p>
          </table:table-cell>
          <table:table-cell office:value-type="float" office:value="0.070265144" calcext:value-type="float">
            <text:p>0.070265144</text:p>
          </table:table-cell>
          <table:table-cell office:value-type="float" office:value="0.0686283" calcext:value-type="float">
            <text:p>0.0686283</text:p>
          </table:table-cell>
          <table:table-cell office:value-type="float" office:value="1.5349404" calcext:value-type="float">
            <text:p>1.5349404</text:p>
          </table:table-cell>
          <table:table-cell table:formula="of:=AVERAGE([.B492:.K492])" office:value-type="float" office:value="0.7541209974" calcext:value-type="float">
            <text:p>0.7541209974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float" office:value="0.15632254" calcext:value-type="float">
            <text:p>0.15632254</text:p>
          </table:table-cell>
          <table:table-cell office:value-type="float" office:value="0.76394653" calcext:value-type="float">
            <text:p>0.76394653</text:p>
          </table:table-cell>
          <table:table-cell office:value-type="float" office:value="0.18993309" calcext:value-type="float">
            <text:p>0.18993309</text:p>
          </table:table-cell>
          <table:table-cell office:value-type="float" office:value="2.4396837" calcext:value-type="float">
            <text:p>2.4396837</text:p>
          </table:table-cell>
          <table:table-cell office:value-type="float" office:value="1.4203811" calcext:value-type="float">
            <text:p>1.4203811</text:p>
          </table:table-cell>
          <table:table-cell office:value-type="float" office:value="0.6415326" calcext:value-type="float">
            <text:p>0.6415326</text:p>
          </table:table-cell>
          <table:table-cell office:value-type="float" office:value="0.3647637" calcext:value-type="float">
            <text:p>0.3647637</text:p>
          </table:table-cell>
          <table:table-cell office:value-type="float" office:value="0.10243499" calcext:value-type="float">
            <text:p>0.10243499</text:p>
          </table:table-cell>
          <table:table-cell office:value-type="float" office:value="0.03507541" calcext:value-type="float">
            <text:p>0.03507541</text:p>
          </table:table-cell>
          <table:table-cell office:value-type="float" office:value="1.3891122" calcext:value-type="float">
            <text:p>1.3891122</text:p>
          </table:table-cell>
          <table:table-cell table:formula="of:=AVERAGE([.B493:.K493])" office:value-type="float" office:value="0.750318586" calcext:value-type="float">
            <text:p>0.750318586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float" office:value="0.15297796" calcext:value-type="float">
            <text:p>0.15297796</text:p>
          </table:table-cell>
          <table:table-cell office:value-type="float" office:value="0.77650046" calcext:value-type="float">
            <text:p>0.77650046</text:p>
          </table:table-cell>
          <table:table-cell office:value-type="float" office:value="0.18759349" calcext:value-type="float">
            <text:p>0.18759349</text:p>
          </table:table-cell>
          <table:table-cell office:value-type="float" office:value="2.496843" calcext:value-type="float">
            <text:p>2.496843</text:p>
          </table:table-cell>
          <table:table-cell office:value-type="float" office:value="1.5070403" calcext:value-type="float">
            <text:p>1.5070403</text:p>
          </table:table-cell>
          <table:table-cell office:value-type="float" office:value="0.6413056" calcext:value-type="float">
            <text:p>0.6413056</text:p>
          </table:table-cell>
          <table:table-cell office:value-type="float" office:value="0.3972686" calcext:value-type="float">
            <text:p>0.3972686</text:p>
          </table:table-cell>
          <table:table-cell office:value-type="float" office:value="0.07038414" calcext:value-type="float">
            <text:p>0.07038414</text:p>
          </table:table-cell>
          <table:table-cell office:value-type="float" office:value="0.016227849" calcext:value-type="float">
            <text:p>0.016227849</text:p>
          </table:table-cell>
          <table:table-cell office:value-type="float" office:value="1.5886956" calcext:value-type="float">
            <text:p>1.5886956</text:p>
          </table:table-cell>
          <table:table-cell table:formula="of:=AVERAGE([.B494:.K494])" office:value-type="float" office:value="0.7834836999" calcext:value-type="float">
            <text:p>0.7834836999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float" office:value="0.17864941" calcext:value-type="float">
            <text:p>0.17864941</text:p>
          </table:table-cell>
          <table:table-cell office:value-type="float" office:value="0.77660817" calcext:value-type="float">
            <text:p>0.77660817</text:p>
          </table:table-cell>
          <table:table-cell office:value-type="float" office:value="0.0953659" calcext:value-type="float">
            <text:p>0.0953659</text:p>
          </table:table-cell>
          <table:table-cell office:value-type="float" office:value="1.4513633" calcext:value-type="float">
            <text:p>1.4513633</text:p>
          </table:table-cell>
          <table:table-cell office:value-type="float" office:value="1.2635444" calcext:value-type="float">
            <text:p>1.2635444</text:p>
          </table:table-cell>
          <table:table-cell office:value-type="float" office:value="0.6411247" calcext:value-type="float">
            <text:p>0.6411247</text:p>
          </table:table-cell>
          <table:table-cell office:value-type="float" office:value="0.40203694" calcext:value-type="float">
            <text:p>0.40203694</text:p>
          </table:table-cell>
          <table:table-cell office:value-type="float" office:value="0.09386904" calcext:value-type="float">
            <text:p>0.09386904</text:p>
          </table:table-cell>
          <table:table-cell office:value-type="float" office:value="0.03487994" calcext:value-type="float">
            <text:p>0.03487994</text:p>
          </table:table-cell>
          <table:table-cell office:value-type="float" office:value="1.6068922" calcext:value-type="float">
            <text:p>1.6068922</text:p>
          </table:table-cell>
          <table:table-cell table:formula="of:=AVERAGE([.B495:.K495])" office:value-type="float" office:value="0.6544334" calcext:value-type="float">
            <text:p>0.6544334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float" office:value="0.18767637" calcext:value-type="float">
            <text:p>0.18767637</text:p>
          </table:table-cell>
          <table:table-cell office:value-type="float" office:value="0.77671486" calcext:value-type="float">
            <text:p>0.77671486</text:p>
          </table:table-cell>
          <table:table-cell office:value-type="float" office:value="0.18436472" calcext:value-type="float">
            <text:p>0.18436472</text:p>
          </table:table-cell>
          <table:table-cell office:value-type="float" office:value="1.1208332" calcext:value-type="float">
            <text:p>1.1208332</text:p>
          </table:table-cell>
          <table:table-cell office:value-type="float" office:value="1.5673482" calcext:value-type="float">
            <text:p>1.5673482</text:p>
          </table:table-cell>
          <table:table-cell office:value-type="float" office:value="0.65497446" calcext:value-type="float">
            <text:p>0.65497446</text:p>
          </table:table-cell>
          <table:table-cell office:value-type="float" office:value="0.39730674" calcext:value-type="float">
            <text:p>0.39730674</text:p>
          </table:table-cell>
          <table:table-cell office:value-type="float" office:value="0.17259012" calcext:value-type="float">
            <text:p>0.17259012</text:p>
          </table:table-cell>
          <table:table-cell office:value-type="float" office:value="0.06866996" calcext:value-type="float">
            <text:p>0.06866996</text:p>
          </table:table-cell>
          <table:table-cell office:value-type="float" office:value="1.371102" calcext:value-type="float">
            <text:p>1.371102</text:p>
          </table:table-cell>
          <table:table-cell table:formula="of:=AVERAGE([.B496:.K496])" office:value-type="float" office:value="0.650158063" calcext:value-type="float">
            <text:p>0.650158063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float" office:value="0.21031822" calcext:value-type="float">
            <text:p>0.21031822</text:p>
          </table:table-cell>
          <table:table-cell office:value-type="float" office:value="0.777366" calcext:value-type="float">
            <text:p>0.777366</text:p>
          </table:table-cell>
          <table:table-cell office:value-type="float" office:value="0.13749443" calcext:value-type="float">
            <text:p>0.13749443</text:p>
          </table:table-cell>
          <table:table-cell office:value-type="float" office:value="1.3676642" calcext:value-type="float">
            <text:p>1.3676642</text:p>
          </table:table-cell>
          <table:table-cell office:value-type="float" office:value="1.5906194" calcext:value-type="float">
            <text:p>1.5906194</text:p>
          </table:table-cell>
          <table:table-cell office:value-type="float" office:value="0.65497446" calcext:value-type="float">
            <text:p>0.65497446</text:p>
          </table:table-cell>
          <table:table-cell office:value-type="float" office:value="0.36432615" calcext:value-type="float">
            <text:p>0.36432615</text:p>
          </table:table-cell>
          <table:table-cell office:value-type="float" office:value="0.20445244" calcext:value-type="float">
            <text:p>0.20445244</text:p>
          </table:table-cell>
          <table:table-cell office:value-type="float" office:value="0.09443807" calcext:value-type="float">
            <text:p>0.09443807</text:p>
          </table:table-cell>
          <table:table-cell office:value-type="float" office:value="1.504244" calcext:value-type="float">
            <text:p>1.504244</text:p>
          </table:table-cell>
          <table:table-cell table:formula="of:=AVERAGE([.B497:.K497])" office:value-type="float" office:value="0.690589737" calcext:value-type="float">
            <text:p>0.690589737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float" office:value="0.12707417" calcext:value-type="float">
            <text:p>0.12707417</text:p>
          </table:table-cell>
          <table:table-cell office:value-type="float" office:value="0.78467435" calcext:value-type="float">
            <text:p>0.78467435</text:p>
          </table:table-cell>
          <table:table-cell office:value-type="float" office:value="0.0953659" calcext:value-type="float">
            <text:p>0.0953659</text:p>
          </table:table-cell>
          <table:table-cell office:value-type="float" office:value="2.015321" calcext:value-type="float">
            <text:p>2.015321</text:p>
          </table:table-cell>
          <table:table-cell office:value-type="float" office:value="1.5906194" calcext:value-type="float">
            <text:p>1.5906194</text:p>
          </table:table-cell>
          <table:table-cell office:value-type="float" office:value="0.65466577" calcext:value-type="float">
            <text:p>0.65466577</text:p>
          </table:table-cell>
          <table:table-cell office:value-type="float" office:value="0.6869783" calcext:value-type="float">
            <text:p>0.6869783</text:p>
          </table:table-cell>
          <table:table-cell office:value-type="float" office:value="0.18495202" calcext:value-type="float">
            <text:p>0.18495202</text:p>
          </table:table-cell>
          <table:table-cell office:value-type="float" office:value="0.03062855" calcext:value-type="float">
            <text:p>0.03062855</text:p>
          </table:table-cell>
          <table:table-cell office:value-type="float" office:value="1.3674513" calcext:value-type="float">
            <text:p>1.3674513</text:p>
          </table:table-cell>
          <table:table-cell table:formula="of:=AVERAGE([.B498:.K498])" office:value-type="float" office:value="0.753773076" calcext:value-type="float">
            <text:p>0.753773076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float" office:value="0.22871652" calcext:value-type="float">
            <text:p>0.22871652</text:p>
          </table:table-cell>
          <table:table-cell office:value-type="float" office:value="0.79232574" calcext:value-type="float">
            <text:p>0.79232574</text:p>
          </table:table-cell>
          <table:table-cell office:value-type="float" office:value="0.18806551" calcext:value-type="float">
            <text:p>0.18806551</text:p>
          </table:table-cell>
          <table:table-cell office:value-type="float" office:value="1.4947257" calcext:value-type="float">
            <text:p>1.4947257</text:p>
          </table:table-cell>
          <table:table-cell office:value-type="float" office:value="1.2597982" calcext:value-type="float">
            <text:p>1.2597982</text:p>
          </table:table-cell>
          <table:table-cell office:value-type="float" office:value="0.65503407" calcext:value-type="float">
            <text:p>0.65503407</text:p>
          </table:table-cell>
          <table:table-cell office:value-type="float" office:value="0.3972712" calcext:value-type="float">
            <text:p>0.3972712</text:p>
          </table:table-cell>
          <table:table-cell office:value-type="float" office:value="0.20249143" calcext:value-type="float">
            <text:p>0.20249143</text:p>
          </table:table-cell>
          <table:table-cell office:value-type="float" office:value="0.0327046" calcext:value-type="float">
            <text:p>0.0327046</text:p>
          </table:table-cell>
          <table:table-cell office:value-type="float" office:value="1.4913986" calcext:value-type="float">
            <text:p>1.4913986</text:p>
          </table:table-cell>
          <table:table-cell table:formula="of:=AVERAGE([.B499:.K499])" office:value-type="float" office:value="0.674253157" calcext:value-type="float">
            <text:p>0.674253157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float" office:value="0.117806" calcext:value-type="float">
            <text:p>0.117806</text:p>
          </table:table-cell>
          <table:table-cell office:value-type="float" office:value="0.78476477" calcext:value-type="float">
            <text:p>0.78476477</text:p>
          </table:table-cell>
          <table:table-cell office:value-type="float" office:value="0.19087195" calcext:value-type="float">
            <text:p>0.19087195</text:p>
          </table:table-cell>
          <table:table-cell office:value-type="float" office:value="2.2838876" calcext:value-type="float">
            <text:p>2.2838876</text:p>
          </table:table-cell>
          <table:table-cell office:value-type="float" office:value="1.5884823" calcext:value-type="float">
            <text:p>1.5884823</text:p>
          </table:table-cell>
          <table:table-cell office:value-type="float" office:value="0.63311607" calcext:value-type="float">
            <text:p>0.63311607</text:p>
          </table:table-cell>
          <table:table-cell office:value-type="float" office:value="0.39674747" calcext:value-type="float">
            <text:p>0.39674747</text:p>
          </table:table-cell>
          <table:table-cell office:value-type="float" office:value="0.102736615" calcext:value-type="float">
            <text:p>0.102736615</text:p>
          </table:table-cell>
          <table:table-cell office:value-type="float" office:value="0.014275363" calcext:value-type="float">
            <text:p>0.014275363</text:p>
          </table:table-cell>
          <table:table-cell office:value-type="float" office:value="1.5480179" calcext:value-type="float">
            <text:p>1.5480179</text:p>
          </table:table-cell>
          <table:table-cell table:formula="of:=AVERAGE([.B500:.K500])" office:value-type="float" office:value="0.7660706038" calcext:value-type="float">
            <text:p>0.7660706038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float" office:value="0.08592898" calcext:value-type="float">
            <text:p>0.08592898</text:p>
          </table:table-cell>
          <table:table-cell office:value-type="float" office:value="0.8406363" calcext:value-type="float">
            <text:p>0.8406363</text:p>
          </table:table-cell>
          <table:table-cell office:value-type="float" office:value="0.19094576" calcext:value-type="float">
            <text:p>0.19094576</text:p>
          </table:table-cell>
          <table:table-cell office:value-type="float" office:value="2.3741803" calcext:value-type="float">
            <text:p>2.3741803</text:p>
          </table:table-cell>
          <table:table-cell office:value-type="float" office:value="1.575357" calcext:value-type="float">
            <text:p>1.575357</text:p>
          </table:table-cell>
          <table:table-cell office:value-type="float" office:value="0.6334153" calcext:value-type="float">
            <text:p>0.6334153</text:p>
          </table:table-cell>
          <table:table-cell office:value-type="float" office:value="0.58239037" calcext:value-type="float">
            <text:p>0.58239037</text:p>
          </table:table-cell>
          <table:table-cell office:value-type="float" office:value="0.14592446" calcext:value-type="float">
            <text:p>0.14592446</text:p>
          </table:table-cell>
          <table:table-cell office:value-type="float" office:value="0.031084104" calcext:value-type="float">
            <text:p>0.031084104</text:p>
          </table:table-cell>
          <table:table-cell office:value-type="float" office:value="1.4484593" calcext:value-type="float">
            <text:p>1.4484593</text:p>
          </table:table-cell>
          <table:table-cell table:formula="of:=AVERAGE([.B501:.K501])" office:value-type="float" office:value="0.7908321874" calcext:value-type="float">
            <text:p>0.7908321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5:30:45.563000000</meta:creation-date>
    <dc:date>2023-06-07T15:32:54.929000000</dc:date>
    <meta:editing-duration>PT2M9S</meta:editing-duration>
    <meta:editing-cycles>1</meta:editing-cycles>
    <meta:document-statistic meta:table-count="1" meta:cell-count="6012" meta:object-count="1"/>
    <meta:generator>LibreOffice/7.5.2.2$Windows_X86_64 LibreOffice_project/53bb9681a964705cf672590721dbc85eb4d0c3a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origin="0" chart:interval-major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79cm" svg:height="15.999cm" xlink:href=".." xlink:type="simple" chart:class="chart:scatter" chart:style-name="ch1">
        <chart:legend chart:legend-position="end" svg:x="21.863cm" svg:y="7.697cm" style:legend-expansion="high" chart:style-name="ch2"/>
        <chart:plot-area chart:style-name="ch3" table:cell-range-address="Arkusz1.A1:Arkusz1.A501 Arkusz1.L1:Arkusz1.L501" svg:x="0.497cm" svg:y="0.319cm" svg:width="20.869cm" svg:height="15.361cm">
          <chart:coordinate-region svg:x="1.235cm" svg:y="0.521cm" svg:width="19.843cm" svg:height="14.5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L1:Arkusz1.L501" chart:class="chart:scatter">
            <chart:domain table:cell-range-address="Arkusz1.A1:Arkusz1.A501"/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501</svg:desc>
                </draw:g>
              </table:table-cell>
              <table:table-cell office:value-type="float" office:value="2.116893461">
                <text:p>2.116893461</text:p>
                <draw:g>
                  <svg:desc>Arkusz1.L1:Arkusz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070338734">
                <text:p>3.070338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393628821">
                <text:p>2.393628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048263903">
                <text:p>2.04826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658264173">
                <text:p>2.658264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8731358135">
                <text:p>1.8731358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9140697663">
                <text:p>1.9140697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6365647127">
                <text:p>1.6365647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171812201">
                <text:p>1.7171812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722421495">
                <text:p>1.722421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72050395">
                <text:p>1.572050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06683038">
                <text:p>1.506683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4416489848">
                <text:p>1.4416489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625850805">
                <text:p>1.3625850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5992239963">
                <text:p>1.5992239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528902528">
                <text:p>1.528902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6767773006">
                <text:p>1.6767773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2734404832">
                <text:p>1.2734404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448743243">
                <text:p>1.448743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110073915">
                <text:p>1.110073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3217318302">
                <text:p>1.3217318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4270658363">
                <text:p>1.4270658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3131447265">
                <text:p>1.3131447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3088791192">
                <text:p>1.3088791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5909519592">
                <text:p>1.5909519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490888557">
                <text:p>1.490888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5082543586">
                <text:p>1.5082543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4924219858">
                <text:p>1.49242198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3003858794">
                <text:p>1.3003858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735413734">
                <text:p>1.57354137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3330885">
                <text:p>1.583330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2055262185">
                <text:p>1.2055262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770209438">
                <text:p>1.5770209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53846948">
                <text:p>1.553846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1553453675">
                <text:p>1.1553453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344733132">
                <text:p>1.34473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38393351">
                <text:p>1.38393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3699338875">
                <text:p>1.3699338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4101782747">
                <text:p>1.41017827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45403626493">
                <text:p>1.45403626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35154753502">
                <text:p>1.351547535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162326356">
                <text:p>1.162326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1400717347">
                <text:p>1.1400717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3215517618">
                <text:p>1.3215517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3435125134">
                <text:p>1.3435125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2839153541">
                <text:p>1.2839153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0437987795">
                <text:p>1.0437987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1407320437">
                <text:p>1.1407320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2186546612">
                <text:p>1.2186546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1342800028">
                <text:p>1.1342800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2595763639">
                <text:p>1.2595763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17011901">
                <text:p>1.17011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306811227">
                <text:p>1.306811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1517479723">
                <text:p>1.1517479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1491508563">
                <text:p>1.1491508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2648199967">
                <text:p>1.26481999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2913575578">
                <text:p>1.29135755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157314714">
                <text:p>1.1573147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2585393015">
                <text:p>1.2585393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8446748084">
                <text:p>0.8446748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1337902647">
                <text:p>1.1337902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1205385278">
                <text:p>1.1205385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2034548933">
                <text:p>1.2034548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1831602088">
                <text:p>1.1831602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177218243">
                <text:p>1.177218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1886272442">
                <text:p>1.1886272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218586316">
                <text:p>1.218586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1454489922">
                <text:p>1.14544899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070301694">
                <text:p>1.070301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184343926">
                <text:p>1.184343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076313097">
                <text:p>1.0763130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1268709416">
                <text:p>1.12687094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1413348748">
                <text:p>1.1413348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1563106253">
                <text:p>1.15631062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1119986508">
                <text:p>1.11199865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1584201998">
                <text:p>1.1584201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1046361316">
                <text:p>1.1046361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140947009">
                <text:p>1.140947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0402982685">
                <text:p>1.04029826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1523214974">
                <text:p>1.1523214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968822721">
                <text:p>0.99688227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1642152518">
                <text:p>1.16421525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1593641209">
                <text:p>1.1593641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0887364113">
                <text:p>1.0887364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1754355238">
                <text:p>1.1754355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1253314591">
                <text:p>1.12533145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0795852458">
                <text:p>1.0795852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159499649">
                <text:p>1.159499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14395550737">
                <text:p>1.14395550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0815396165">
                <text:p>1.0815396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0602019418">
                <text:p>1.0602019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0420037955">
                <text:p>1.04200379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0312403365">
                <text:p>1.03124033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1958506876">
                <text:p>1.1958506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055391689">
                <text:p>0.90553916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.1314132191">
                <text:p>1.1314132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2364186863">
                <text:p>1.2364186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122204281">
                <text:p>1.1222042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0611276679">
                <text:p>1.0611276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.189893321">
                <text:p>1.1898933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.2587762717">
                <text:p>1.25877627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.2270919779">
                <text:p>1.22709197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.1365057524">
                <text:p>1.13650575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.1891810727">
                <text:p>1.18918107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.2480805083">
                <text:p>1.24808050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.2357199052">
                <text:p>1.23571990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.0368971103">
                <text:p>1.0368971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.2595611755">
                <text:p>1.25956117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.0068433964">
                <text:p>1.00684339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9787114071">
                <text:p>0.97871140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9707644784">
                <text:p>0.97076447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115249321">
                <text:p>1.1152493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0523890226">
                <text:p>1.05238902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191531755">
                <text:p>1.1915317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1235109898">
                <text:p>1.1235109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1979939865">
                <text:p>1.19799398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204812343">
                <text:p>1.2048123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212792462">
                <text:p>1.212792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204259021">
                <text:p>1.2042590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0993824434">
                <text:p>1.09938244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211590425">
                <text:p>1.2115904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208872282">
                <text:p>1.2088722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1801506035">
                <text:p>1.18015060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1978814586">
                <text:p>1.19788145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221940069">
                <text:p>1.2219400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1544767211">
                <text:p>1.15447672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2275953452">
                <text:p>1.2275953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2312001081">
                <text:p>1.23120010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0626507618">
                <text:p>1.06265076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.1885763522">
                <text:p>1.18857635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.1528799587">
                <text:p>1.15287995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.2605126246">
                <text:p>1.26051262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.1904812607">
                <text:p>1.19048126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2237624093">
                <text:p>1.22376240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.2033957422">
                <text:p>1.2033957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.0728938837">
                <text:p>1.07289388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.1746532288">
                <text:p>1.1746532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.20945227345">
                <text:p>1.209452273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.171350015">
                <text:p>1.1713500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.0057248603">
                <text:p>1.00572486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211991471">
                <text:p>1.2119914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.15787605675">
                <text:p>1.15787605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0961256302">
                <text:p>1.0961256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.1998432803">
                <text:p>1.19984328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.1591589789">
                <text:p>1.15915897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1736005972">
                <text:p>1.17360059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2266234569">
                <text:p>1.22662345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.18589708445">
                <text:p>1.185897084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1624916068">
                <text:p>1.16249160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0594240833">
                <text:p>1.05942408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0896871557">
                <text:p>1.08968715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19670054585">
                <text:p>1.196700545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2721526052">
                <text:p>1.27215260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107706849">
                <text:p>1.1077068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2050586226">
                <text:p>1.20505862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2581662577">
                <text:p>1.25816625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1802771783">
                <text:p>1.1802771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1808224284">
                <text:p>1.18082242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0671507789">
                <text:p>1.0671507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2216183491">
                <text:p>1.22161834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114088032">
                <text:p>1.114088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1439512418">
                <text:p>1.14395124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2234372226">
                <text:p>1.22343722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1800438517">
                <text:p>1.18004385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144173517">
                <text:p>1.1441735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2044351231">
                <text:p>1.2044351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2654586224">
                <text:p>1.26545862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2747120813">
                <text:p>1.27471208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0689055191">
                <text:p>1.06890551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0489053709">
                <text:p>1.04890537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1565440262">
                <text:p>1.15654402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8857066709">
                <text:p>0.88570667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038123086">
                <text:p>1.0381230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0731563176">
                <text:p>1.07315631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0479250477">
                <text:p>1.04792504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0685948339">
                <text:p>1.06859483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0331161351">
                <text:p>1.03311613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0858992884">
                <text:p>1.08589928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0612992052">
                <text:p>1.0612992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1006814911">
                <text:p>1.10068149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1154734203">
                <text:p>1.11547342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1145138562">
                <text:p>1.1145138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1043015227">
                <text:p>1.10430152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049847719">
                <text:p>1.0498477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0224657191">
                <text:p>1.02246571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1441803327">
                <text:p>1.14418033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1778372768">
                <text:p>1.17783727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0823955604">
                <text:p>1.08239556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0877760674">
                <text:p>1.08777606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2106201737">
                <text:p>1.21062017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1500176508">
                <text:p>1.1500176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053471073">
                <text:p>1.0534710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0554420528">
                <text:p>1.05544205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0028589112">
                <text:p>1.0028589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0126244813">
                <text:p>1.01262448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0523734854">
                <text:p>1.05237348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113979602">
                <text:p>1.113979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1445343402">
                <text:p>1.14453434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.0573476617">
                <text:p>1.05734766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0638272965">
                <text:p>1.06382729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.1847339901">
                <text:p>1.18473399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.2434187612">
                <text:p>1.24341876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.0653854672">
                <text:p>1.06538546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.179785594">
                <text:p>1.1797855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.1468592632">
                <text:p>1.14685926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.1018674264">
                <text:p>1.10186742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.2493441604">
                <text:p>1.24934416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.078893639">
                <text:p>1.0788936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.1743770156">
                <text:p>1.17437701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.2260289694">
                <text:p>1.2260289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.1301926534">
                <text:p>1.13019265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.1687509886">
                <text:p>1.1687509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.1789807193">
                <text:p>1.17898071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.103405713">
                <text:p>1.1034057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.1100191537">
                <text:p>1.11001915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.0997102714">
                <text:p>1.09971027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0536514445">
                <text:p>1.05365144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.069787625">
                <text:p>1.069787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.0132853777">
                <text:p>1.01328537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.093791985">
                <text:p>1.0937919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.0366740605">
                <text:p>1.03667406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.04841371325">
                <text:p>1.048413713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056336542">
                <text:p>1.0563365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.0988944837">
                <text:p>1.09889448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.12267364">
                <text:p>1.122673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.058454115">
                <text:p>1.058454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.10631518">
                <text:p>1.106315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9704838326">
                <text:p>0.97048383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.0217449705">
                <text:p>1.02174497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.0246646762">
                <text:p>1.02466467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.103930988">
                <text:p>1.1039309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.122551106">
                <text:p>1.122551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.0505696526">
                <text:p>1.0505696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090474437">
                <text:p>1.0904744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.1605190035">
                <text:p>1.16051900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.1017497837">
                <text:p>1.10174978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.1132211452">
                <text:p>1.11322114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.1476663042">
                <text:p>1.14766630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.0017415658">
                <text:p>1.00174156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.0177298465">
                <text:p>1.01772984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.0447902809">
                <text:p>1.04479028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9493661938">
                <text:p>0.94936619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0094463522">
                <text:p>1.00944635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9115868316">
                <text:p>0.91158683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9644437285">
                <text:p>0.96444372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9740882032">
                <text:p>0.97408820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9569826256">
                <text:p>0.95698262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.0008544608">
                <text:p>1.00085446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8788509625">
                <text:p>0.8788509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95744911">
                <text:p>0.957449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9825931256">
                <text:p>0.98259312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.059194212">
                <text:p>1.0591942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.0051700865">
                <text:p>1.00517008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.0090058274">
                <text:p>1.00900582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.0140298033">
                <text:p>1.01402980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93238297485">
                <text:p>0.932382974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.032567797">
                <text:p>1.0325677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9330865208">
                <text:p>0.93308652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9954155704">
                <text:p>0.99541557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8611874091">
                <text:p>0.86118740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9882932504">
                <text:p>0.98829325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9802309614">
                <text:p>0.98023096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9885591297">
                <text:p>0.98855912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9043391359">
                <text:p>0.90433913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92666665">
                <text:p>0.926666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969834593">
                <text:p>0.9698345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9385799846">
                <text:p>0.93857998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584590507">
                <text:p>0.95845905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.0050842276">
                <text:p>1.00508422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585704583">
                <text:p>0.95857045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.0187915434">
                <text:p>1.01879154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.0030148858">
                <text:p>1.00301488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.0389524551">
                <text:p>1.03895245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927510058">
                <text:p>0.9275100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9993864837">
                <text:p>0.99938648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9816768239">
                <text:p>0.98167682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.0143748492">
                <text:p>1.01437484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.0371556974">
                <text:p>1.03715569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9380600369">
                <text:p>0.93806003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9961024193">
                <text:p>0.99610241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9891691431">
                <text:p>0.98916914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9737630405">
                <text:p>0.97376304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.011772161">
                <text:p>1.0117721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.0297439863">
                <text:p>1.02974398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9521682168">
                <text:p>0.95216821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9657116926">
                <text:p>0.9657116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.0629641661">
                <text:p>1.06296416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9317978299">
                <text:p>0.93179782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976405341">
                <text:p>0.9764053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.0183460721">
                <text:p>1.01834607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9235482801">
                <text:p>0.92354828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.0510230399">
                <text:p>1.05102303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.0648600382">
                <text:p>1.06486003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.0646241674">
                <text:p>1.06462416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9996820172">
                <text:p>0.99968201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8760307674">
                <text:p>0.87603076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.0021017848">
                <text:p>1.00210178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8842903334">
                <text:p>0.88429033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953359266">
                <text:p>0.9533592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9334078896">
                <text:p>0.93340788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8924844447">
                <text:p>0.89248444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9299860632">
                <text:p>0.92998606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7913530779">
                <text:p>0.79135307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8231929978">
                <text:p>0.82319299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9236123644">
                <text:p>0.92361236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9618218738">
                <text:p>0.96182187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8997400874">
                <text:p>0.89974008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9262169122">
                <text:p>0.92621691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93083338655">
                <text:p>0.930833386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8823800822">
                <text:p>0.88238008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8605608029">
                <text:p>0.86056080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8925633239">
                <text:p>0.89256332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8132173354">
                <text:p>0.81321733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8774883358">
                <text:p>0.87748833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8668165514">
                <text:p>0.86681655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9152413556">
                <text:p>0.91524135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8913956894">
                <text:p>0.89139568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8912033235">
                <text:p>0.89120332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9579074234">
                <text:p>0.95790742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.0260090483">
                <text:p>1.02600904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9509657411">
                <text:p>0.95096574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8666520705">
                <text:p>0.86665207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9429436284">
                <text:p>0.94294362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853908382">
                <text:p>0.8539083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934718784">
                <text:p>0.9347187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958885927">
                <text:p>0.9588859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95781977615">
                <text:p>0.957819776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913203314">
                <text:p>0.9132033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926646399">
                <text:p>0.9266463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946750652">
                <text:p>0.9467506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9033358894">
                <text:p>0.90333588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907971833">
                <text:p>0.9079718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941495081">
                <text:p>0.9414950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9144678367">
                <text:p>0.91446783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9958648733">
                <text:p>0.99586487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9195563974">
                <text:p>0.91955639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9402304063">
                <text:p>0.94023040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928904742">
                <text:p>0.9289047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937370161">
                <text:p>0.9373701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851170485">
                <text:p>0.8511704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976135369">
                <text:p>0.9761353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851996495">
                <text:p>0.8519964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8613961525">
                <text:p>0.86139615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9214200334">
                <text:p>0.92142003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918757928">
                <text:p>0.9187579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.0157131261">
                <text:p>1.01571312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8873731541">
                <text:p>0.88737315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8565290983">
                <text:p>0.85652909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9260824718">
                <text:p>0.92608247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9124237694">
                <text:p>0.91242376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9413364299">
                <text:p>0.94133642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9107207373">
                <text:p>0.91072073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9619575083">
                <text:p>0.96195750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90328298685">
                <text:p>0.903282986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8671165535">
                <text:p>0.86711655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7619671098">
                <text:p>0.76196710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9825410594">
                <text:p>0.98254105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8752024954">
                <text:p>0.87520249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8613891431">
                <text:p>0.86138914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7973084867">
                <text:p>0.79730848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8066105151">
                <text:p>0.80661051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9029739187">
                <text:p>0.90297391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9194696692">
                <text:p>0.91946966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8058631892">
                <text:p>0.80586318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8603762193">
                <text:p>0.86037621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8466177785">
                <text:p>0.84661777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7727509805">
                <text:p>0.77275098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8165466242">
                <text:p>0.81654662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8526645262">
                <text:p>0.85266452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8942023876">
                <text:p>0.89420238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9082353724">
                <text:p>0.90823537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8389478381">
                <text:p>0.83894783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8961586239">
                <text:p>0.89615862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9208204225">
                <text:p>0.92082042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9067396017">
                <text:p>0.90673960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961103504">
                <text:p>0.9611035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8696895986">
                <text:p>0.86968959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7716286058">
                <text:p>0.77162860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915753655">
                <text:p>0.915753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8734724796">
                <text:p>0.87347247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7677923841">
                <text:p>0.76779238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7677507146">
                <text:p>0.76775071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8392448455">
                <text:p>0.83924484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725918733">
                <text:p>0.7259187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6992571001">
                <text:p>0.6992571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8217067547">
                <text:p>0.82170675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8041505569">
                <text:p>0.80415055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8193406813">
                <text:p>0.81934068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7917215093">
                <text:p>0.79172150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6998306332">
                <text:p>0.69983063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7691858839">
                <text:p>0.76918588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744528879">
                <text:p>0.7445288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8006758764">
                <text:p>0.80067587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7276436256">
                <text:p>0.72764362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7509628035">
                <text:p>0.75096280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7382576985">
                <text:p>0.73825769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7233473079">
                <text:p>0.72334730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7723042295">
                <text:p>0.77230422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7481760981">
                <text:p>0.74817609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7399413574">
                <text:p>0.73994135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7294110088">
                <text:p>0.72941100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7560914887">
                <text:p>0.75609148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7304044882">
                <text:p>0.73040448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7671133326">
                <text:p>0.76711333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7686621808">
                <text:p>0.76866218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7770573845">
                <text:p>0.77705738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7512501689">
                <text:p>0.75125016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7696605671">
                <text:p>0.76966056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7723134869">
                <text:p>0.77231348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7113032745">
                <text:p>0.71130327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7747461826">
                <text:p>0.77474618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7520615356">
                <text:p>0.75206153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7818503563">
                <text:p>0.78185035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7777576053">
                <text:p>0.77775760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7339800251">
                <text:p>0.73398002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7276516384">
                <text:p>0.72765163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7729457803">
                <text:p>0.77294578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7730634373">
                <text:p>0.77306343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656711731">
                <text:p>0.6567117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7389972434">
                <text:p>0.73899724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7989600732">
                <text:p>0.79896007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8067383814">
                <text:p>0.80673838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7355239056">
                <text:p>0.73552390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7715917398">
                <text:p>0.77159173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710980076">
                <text:p>0.7109800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7561757134">
                <text:p>0.75617571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6859658885">
                <text:p>0.68596588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787551469">
                <text:p>0.7875514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7883980386">
                <text:p>0.78839803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7569042455">
                <text:p>0.75690424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7770842482">
                <text:p>0.77708424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7579286561">
                <text:p>0.75792865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7776821906">
                <text:p>0.77768219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7806840443">
                <text:p>0.78068404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821570032">
                <text:p>0.8215700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8113937516">
                <text:p>0.81139375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7949692257">
                <text:p>0.79496922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806118097">
                <text:p>0.8061180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7515161778">
                <text:p>0.75151617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724421497">
                <text:p>0.7244214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8169310882">
                <text:p>0.81693108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830072016">
                <text:p>0.8300720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6921061392">
                <text:p>0.69210613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7725359743">
                <text:p>0.77253597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7606165036">
                <text:p>0.7606165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8124128725">
                <text:p>0.81241287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7026776504">
                <text:p>0.70267765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7718777314">
                <text:p>0.77187773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8451815715">
                <text:p>0.84518157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783427679">
                <text:p>0.7834276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83013407">
                <text:p>0.830134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840244288">
                <text:p>0.8402442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78376849">
                <text:p>0.783768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8603203868">
                <text:p>0.86032038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8379460218">
                <text:p>0.83794602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876706408">
                <text:p>0.8767064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80028693">
                <text:p>0.800286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8122267706">
                <text:p>0.81222677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7643932261">
                <text:p>0.76439322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7557128255">
                <text:p>0.75571282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703036614">
                <text:p>0.7030366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80813994">
                <text:p>0.808139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8121546754">
                <text:p>0.81215467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7512542098">
                <text:p>0.75125420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873992548">
                <text:p>0.8739925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8449412417">
                <text:p>0.84494124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8270878352">
                <text:p>0.82708783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8170669347">
                <text:p>0.81706693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8156412737">
                <text:p>0.81564127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8139194613">
                <text:p>0.81391946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8647746517">
                <text:p>0.86477465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7555251657">
                <text:p>0.75552516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743759184">
                <text:p>0.743759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8927642113">
                <text:p>0.89276421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8522261926">
                <text:p>0.85222619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6614266909">
                <text:p>0.66142669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8854202316">
                <text:p>0.88542023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823065125">
                <text:p>0.8230651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642673965">
                <text:p>0.6426739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78184757">
                <text:p>0.781847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788369585">
                <text:p>0.7883695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740930877">
                <text:p>0.7409308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688402472">
                <text:p>0.688402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6273880909">
                <text:p>0.62738809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734983796">
                <text:p>0.7349837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742173087">
                <text:p>0.7421730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717622161">
                <text:p>0.7176221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737148267">
                <text:p>0.7371482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7161749575">
                <text:p>0.71617495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7366598676">
                <text:p>0.73665986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640684453">
                <text:p>0.6406844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7541209974">
                <text:p>0.75412099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750318586">
                <text:p>0.7503185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7834836999">
                <text:p>0.78348369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6544334">
                <text:p>0.65443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650158063">
                <text:p>0.6501580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690589737">
                <text:p>0.6905897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753773076">
                <text:p>0.7537730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674253157">
                <text:p>0.6742531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7660706038">
                <text:p>0.76607060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7908321874">
                <text:p>0.7908321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